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39.197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 style:data-style-name="N10000"/>
    <style:style style:name="ce2" style:family="table-cell" style:parent-style-name="Default" style:data-style-name="N60"/>
    <style:style style:name="ce3" style:family="table-cell" style:parent-style-name="Default" style:data-style-name="N84"/>
    <style:style style:name="ce4" style:family="table-cell" style:parent-style-name="Default" style:data-style-name="N10100"/>
  </office:automatic-styles>
  <office:body>
    <office:spreadsheet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Spezies</text:p>
          </table:table-cell>
          <table:table-cell office:value-type="string">
            <text:p>Level</text:p>
          </table:table-cell>
          <table:table-cell office:value-type="string">
            <text:p>Ground Level</text:p>
          </table:table-cell>
          <table:table-cell office:value-type="string">
            <text:p>Ionized Level / eV</text:p>
          </table:table-cell>
          <table:table-cell office:value-type="string">
            <text:p>Ref</text:p>
          </table:table-cell>
          <table:table-cell/>
          <table:table-cell office:value-type="string">
            <text:p>Ref example</text:p>
          </table:table-cell>
          <table:table-cell table:number-columns-repeated="1017"/>
        </table:table-row>
        <table:table-row table:style-name="ro3">
          <table:table-cell office:value-type="string">
            <text:p>Ar</text:p>
          </table:table-cell>
          <table:table-cell office:value-type="float" office:value="1">
            <text:p>1</text:p>
          </table:table-cell>
          <table:table-cell office:value-type="string">
            <text:p>1S0</text:p>
          </table:table-cell>
          <table:table-cell office:value-type="float" office:value="15.7596109">
            <text:p>15.7596109</text:p>
          </table:table-cell>
          <table:table-cell office:value-type="string">
            <text:p>„Precision VUV Spectroscopy of Ar I at 105 nm“</text:p>
            <text:p>I. Velchev, W. Hogervorst and W. Ubachs</text:p>
            <text:p>J. Phys. B 32, L511–L516 (1999) </text:p>
            <text:p>DOI:10.1088/0953-4075/32/17/105</text:p>
            <text:p>NIST: L9217</text:p>
          </table:table-cell>
          <table:table-cell/>
          <table:table-cell office:value-type="string">
            <text:p>Example of how to reference these results:</text:p>
          </table:table-cell>
          <table:table-cell table:number-columns-repeated="1017"/>
        </table:table-row>
        <table:table-row table:style-name="ro3"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string">
            <text:p>2P03/2</text:p>
          </table:table-cell>
          <table:table-cell office:value-type="float" office:value="27.62967">
            <text:p>27.62967</text:p>
          </table:table-cell>
          <table:table-cell office:value-type="string">
            <text:p>Handbook of Basic Atomic Spectroscopic Data,</text:p>
            <text:p>J. E. Sansonetti and W. C. Martin, </text:p>
            <text:p>J. Phys. Chem. Ref. Data 34, 1559–2259 (2005) </text:p>
            <text:p>DOI:10.1063/1.1800011</text:p>
            <text:p>NIST: L8844</text:p>
          </table:table-cell>
          <table:table-cell/>
          <table:table-cell office:value-type="string">
            <text:p><text:s/>Kramida, A., Ralchenko, Yu., Reader, J., and NIST ASD Team (2011).</text:p>
            <text:p><text:s/>NIST Atomic Spectra Database (ver. 5.0), [Online].</text:p>
            <text:p><text:s/>Available: http://physics.nist.gov/asd [2013, March 26].</text:p>
            <text:p><text:s/>National Institute of Standards and Technology, Gaithersburg, MD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ectra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ArI</text:p>
          </table:table-cell>
          <table:table-cell office:value-type="string">
            <text:p>Ref</text:p>
          </table:table-cell>
          <table:table-cell office:value-type="string">
            <text:p>L2131</text:p>
          </table:table-cell>
          <table:table-cell/>
          <table:table-cell office:value-type="string">
            <text:p>Spectrum and the Energy Levels of</text:p>
            <text:p>Neutral Argon, Ar I,</text:p>
            <text:p>L. Minnhagen,</text:p>
            <text:p>J. Opt. Soc. Am. 63, 1185–1198 (1973)</text:p>
            <text:p>DOI:10.1364/JOSA.63.0011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ArII</text:p>
          </table:table-cell>
          <table:table-cell office:value-type="string">
            <text:p>Ref</text:p>
          </table:table-cell>
          <table:table-cell office:value-type="string">
            <text:p>L15349</text:p>
          </table:table-cell>
          <table:table-cell/>
          <table:table-cell office:value-type="string">
            <text:p>Energy Levels and Observed Spectral Lines</text:p>
            <text:p>of Ionized Argon, Ar II through Ar XVIII,</text:p>
            <text:p>E.B. Saloman,</text:p>
            <text:p>J. Phys. Chem. Ref. Data 39, 033101 (2010) </text:p>
            <text:p>DOI:10.1063/1.333766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>
            <text:p>constant for</text:p>
            <text:p><text:s/>qel Temp</text:p>
          </table:table-cell>
          <table:table-cell/>
          <table:table-cell table:formula="of:=[.C30]/([.C24]*[.C25]*100)" office:value-type="float" office:value="0.695057343294077">
            <text:p>0.6950573433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Symbol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Unit</text:p>
          </table:table-cell>
          <table:table-cell table:style-name="Default" office:value-type="string">
            <text:p>Ref</text:p>
          </table:table-cell>
          <table:table-cell table:style-name="Default" office:value-type="string">
            <text:p>Da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atomic mass</text:p>
          </table:table-cell>
          <table:table-cell table:style-name="Default" office:value-type="string">
            <text:p>u</text:p>
          </table:table-cell>
          <table:table-cell table:style-name="Default" table:formula="of:=1.660538921*10^-27" office:value-type="float" office:value="1.660538921E-027">
            <text:p>1,660538921E-027</text:p>
          </table:table-cell>
          <table:table-cell table:style-name="Default" office:value-type="string">
            <text:p>kg</text:p>
          </table:table-cell>
          <table:table-cell table:style-name="Default" office:value-type="string">
            <text:p>NIST const </text:p>
          </table:table-cell>
          <table:table-cell table:style-name="ce3" office:value-type="date" office:date-value="2013-01-22">
            <text:p>2013-01-22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speed of light</text:p>
          </table:table-cell>
          <table:table-cell table:style-name="Default" office:value-type="string">
            <text:p>c</text:p>
          </table:table-cell>
          <table:table-cell table:style-name="Default" office:value-type="float" office:value="299792458">
            <text:p>299792458</text:p>
          </table:table-cell>
          <table:table-cell table:style-name="Default" office:value-type="string">
            <text:p>m / s</text:p>
          </table:table-cell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Planck constant</text:p>
          </table:table-cell>
          <table:table-cell table:style-name="Default" office:value-type="string">
            <text:p>h</text:p>
          </table:table-cell>
          <table:table-cell table:style-name="ce2" office:value-type="float" office:value="6.6261E-034">
            <text:p>6,63E-034</text:p>
          </table:table-cell>
          <table:table-cell table:style-name="Default" office:value-type="string">
            <text:p>J s</text:p>
          </table:table-cell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elementary charge</text:p>
          </table:table-cell>
          <table:table-cell table:style-name="Default" office:value-type="string">
            <text:p>e</text:p>
          </table:table-cell>
          <table:table-cell table:style-name="ce2" office:value-type="float" office:value="1.6022E-019">
            <text:p>1,60E-019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electron mass</text:p>
          </table:table-cell>
          <table:table-cell table:style-name="Default" office:value-type="string">
            <text:p>me</text:p>
          </table:table-cell>
          <table:table-cell table:style-name="ce2" office:value-type="float" office:value="9.1094E-031">
            <text:p>9,11E-031</text:p>
          </table:table-cell>
          <table:table-cell table:style-name="Default" office:value-type="string">
            <text:p>kg</text:p>
          </table:table-cell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proton mass</text:p>
          </table:table-cell>
          <table:table-cell table:style-name="Default" office:value-type="string">
            <text:p>mp</text:p>
          </table:table-cell>
          <table:table-cell table:style-name="ce2" office:value-type="float" office:value="1.6726E-027">
            <text:p>1,67E-027</text:p>
          </table:table-cell>
          <table:table-cell table:style-name="Default" office:value-type="string">
            <text:p>kg</text:p>
          </table:table-cell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Fine-structure constant </text:p>
          </table:table-cell>
          <table:table-cell table:style-name="Default" office:value-type="string">
            <text:p>alpha</text:p>
          </table:table-cell>
          <table:table-cell table:style-name="Default" office:value-type="string">
            <text:p>1/137,036</text:p>
          </table:table-cell>
          <table:table-cell table:style-name="Default"/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Boltzmann constant</text:p>
          </table:table-cell>
          <table:table-cell table:style-name="Default" office:value-type="string">
            <text:p>k</text:p>
          </table:table-cell>
          <table:table-cell table:style-name="ce2" office:value-type="float" office:value="1.3807E-023">
            <text:p>1,38E-023</text:p>
          </table:table-cell>
          <table:table-cell table:style-name="Default" office:value-type="string">
            <text:p>J / K</text:p>
          </table:table-cell>
          <table:table-cell table:style-name="Default" office:value-type="string">
            <text:p>NIST periodic table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ion limit</text:p>
          </table:table-cell>
          <table:table-cell office:value-type="float" office:value="182829.95097605">
            <text:p>182829.95097605</text:p>
          </table:table-cell>
          <table:table-cell office:value-type="string">
            <text:p>K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34]/[.C26]*[.C30]" office:value-type="float" office:value="15.7554183817646">
            <text:p>15.7554183818</text:p>
          </table:table-cell>
          <table:table-cell office:value-type="string">
            <text:p>eV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gon level 1" table:style-name="ta1"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8" table:default-cell-style-name="ce1"/>
        <table:table-row table:style-name="ro2">
          <table:table-cell office:value-type="string">
            <text:p>Configuration</text:p>
          </table:table-cell>
          <table:table-cell office:value-type="string">
            <text:p>Term</text:p>
          </table:table-cell>
          <table:table-cell office:value-type="string">
            <text:p>J</text:p>
          </table:table-cell>
          <table:table-cell office:value-type="string">
            <text:p>Level / cm^-1</text:p>
          </table:table-cell>
          <table:table-cell office:value-type="string">
            <text:p>Lange g</text:p>
          </table:table-cell>
          <table:table-cell office:value-type="string">
            <text:p>Ref</text:p>
          </table:table-cell>
          <table:table-cell/>
          <table:table-cell office:value-type="string">
            <text:p>g</text:p>
          </table:table-cell>
          <table:table-cell office:value-type="string">
            <text:p>Level / K</text:p>
          </table:table-cell>
        </table:table-row>
        <table:table-row table:style-name="ro1">
          <table:table-cell office:value-type="string">
            <text:p>3s23p6 </text:p>
          </table:table-cell>
          <table:table-cell office:value-type="string">
            <text:p><text:s/>1S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<text:s/>L2131 </text:p>
          </table:table-cell>
          <table:table-cell/>
          <table:table-cell table:formula="of:=2*[.C2]+1" office:value-type="float" office:value="1">
            <text:p>1</text:p>
          </table:table-cell>
          <table:table-cell table:formula="of:=[.D2]/[Tabelle1.$C$17]" office:value-type="float" office:value="0">
            <text:p>0</text:p>
          </table:table-cell>
        </table:table-row>
        <table:table-row table:style-name="ro1">
          <table:table-cell office:value-type="string">
            <text:p>3s23p5(2P°3/2)4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93143.76">
            <text:p>93143.76</text:p>
          </table:table-cell>
          <table:table-cell office:value-type="float" office:value="1506">
            <text:p>1506</text:p>
          </table:table-cell>
          <table:table-cell office:value-type="string">
            <text:p><text:s text:c="2"/></text:p>
          </table:table-cell>
          <table:table-cell/>
          <table:table-cell table:formula="of:=2*[.C3]+1" office:value-type="float" office:value="5">
            <text:p>5</text:p>
          </table:table-cell>
          <table:table-cell table:formula="of:=[.D3]/[Tabelle1.$C$17]" office:value-type="float" office:value="134008.741722755">
            <text:p>134008.74172275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93750.5978">
            <text:p>93750.5978</text:p>
          </table:table-cell>
          <table:table-cell office:value-type="float" office:value="1404">
            <text:p>1404</text:p>
          </table:table-cell>
          <table:table-cell office:value-type="string">
            <text:p><text:s text:c="2"/></text:p>
          </table:table-cell>
          <table:table-cell/>
          <table:table-cell table:formula="of:=2*[.C4]+1" office:value-type="float" office:value="3">
            <text:p>3</text:p>
          </table:table-cell>
          <table:table-cell table:formula="of:=[.D4]/[Tabelle1.$C$17]" office:value-type="float" office:value="134881.817600385">
            <text:p>134881.817600385</text:p>
          </table:table-cell>
        </table:table-row>
        <table:table-row table:style-name="ro1">
          <table:table-cell office:value-type="string">
            <text:p>3s23p5(2P°1/2)4s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94553.6652">
            <text:p>94553.665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]+1" office:value-type="float" office:value="1">
            <text:p>1</text:p>
          </table:table-cell>
          <table:table-cell table:formula="of:=[.D5]/[Tabelle1.$C$17]" office:value-type="float" office:value="136037.214932343">
            <text:p>136037.21493234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95399.8276">
            <text:p>95399.8276</text:p>
          </table:table-cell>
          <table:table-cell office:value-type="float" office:value="1102">
            <text:p>1102</text:p>
          </table:table-cell>
          <table:table-cell office:value-type="string">
            <text:p><text:s text:c="2"/></text:p>
          </table:table-cell>
          <table:table-cell/>
          <table:table-cell table:formula="of:=2*[.C6]+1" office:value-type="float" office:value="3">
            <text:p>3</text:p>
          </table:table-cell>
          <table:table-cell table:formula="of:=[.D6]/[Tabelle1.$C$17]" office:value-type="float" office:value="137254.614342858">
            <text:p>137254.614342858</text:p>
          </table:table-cell>
        </table:table-row>
        <table:table-row table:style-name="ro1">
          <table:table-cell office:value-type="string">
            <text:p>3s23p5(2P°3/2)4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04102.099">
            <text:p>104102.099</text:p>
          </table:table-cell>
          <table:table-cell office:value-type="float" office:value="1985">
            <text:p>1985</text:p>
          </table:table-cell>
          <table:table-cell office:value-type="string">
            <text:p><text:s text:c="2"/></text:p>
          </table:table-cell>
          <table:table-cell/>
          <table:table-cell table:formula="of:=2*[.C7]+1" office:value-type="float" office:value="3">
            <text:p>3</text:p>
          </table:table-cell>
          <table:table-cell table:formula="of:=[.D7]/[Tabelle1.$C$17]" office:value-type="float" office:value="149774.835133214">
            <text:p>149774.83513321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7054.272">
            <text:p>107054.27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]+1" office:value-type="float" office:value="1">
            <text:p>1</text:p>
          </table:table-cell>
          <table:table-cell table:formula="of:=[.D8]/[Tabelle1.$C$17]" office:value-type="float" office:value="154022.215624166">
            <text:p>154022.215624166</text:p>
          </table:table-cell>
        </table:table-row>
        <table:table-row table:style-name="ro1">
          <table:table-cell office:value-type="string">
            <text:p>3s23p5(2P°3/2)4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05462.7596">
            <text:p>105462.7596</text:p>
          </table:table-cell>
          <table:table-cell office:value-type="float" office:value="1338">
            <text:p>1338</text:p>
          </table:table-cell>
          <table:table-cell office:value-type="string">
            <text:p><text:s text:c="2"/></text:p>
          </table:table-cell>
          <table:table-cell/>
          <table:table-cell table:formula="of:=2*[.C9]+1" office:value-type="float" office:value="7">
            <text:p>7</text:p>
          </table:table-cell>
          <table:table-cell table:formula="of:=[.D9]/[Tabelle1.$C$17]" office:value-type="float" office:value="151732.458648925">
            <text:p>151732.4586489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05617.27">
            <text:p>105617.27</text:p>
          </table:table-cell>
          <table:table-cell office:value-type="float" office:value="1112">
            <text:p>1112</text:p>
          </table:table-cell>
          <table:table-cell office:value-type="string">
            <text:p><text:s text:c="2"/></text:p>
          </table:table-cell>
          <table:table-cell/>
          <table:table-cell table:formula="of:=2*[.C10]+1" office:value-type="float" office:value="5">
            <text:p>5</text:p>
          </table:table-cell>
          <table:table-cell table:formula="of:=[.D10]/[Tabelle1.$C$17]" office:value-type="float" office:value="151954.757429724">
            <text:p>151954.757429724</text:p>
          </table:table-cell>
        </table:table-row>
        <table:table-row table:style-name="ro1">
          <table:table-cell office:value-type="string">
            <text:p>3s23p5(2P°3/2)4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06087.2598">
            <text:p>106087.2598</text:p>
          </table:table-cell>
          <table:table-cell office:value-type="float" office:value="838">
            <text:p>838</text:p>
          </table:table-cell>
          <table:table-cell office:value-type="string">
            <text:p><text:s text:c="2"/></text:p>
          </table:table-cell>
          <table:table-cell/>
          <table:table-cell table:formula="of:=2*[.C11]+1" office:value-type="float" office:value="3">
            <text:p>3</text:p>
          </table:table-cell>
          <table:table-cell table:formula="of:=[.D11]/[Tabelle1.$C$17]" office:value-type="float" office:value="152630.94595508">
            <text:p>152630.9459550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06237.5518">
            <text:p>106237.5518</text:p>
          </table:table-cell>
          <table:table-cell office:value-type="float" office:value="1305">
            <text:p>1305</text:p>
          </table:table-cell>
          <table:table-cell office:value-type="string">
            <text:p><text:s text:c="2"/></text:p>
          </table:table-cell>
          <table:table-cell/>
          <table:table-cell table:formula="of:=2*[.C12]+1" office:value-type="float" office:value="5">
            <text:p>5</text:p>
          </table:table-cell>
          <table:table-cell table:formula="of:=[.D12]/[Tabelle1.$C$17]" office:value-type="float" office:value="152847.175596347">
            <text:p>152847.175596347</text:p>
          </table:table-cell>
        </table:table-row>
        <table:table-row table:style-name="ro1">
          <table:table-cell office:value-type="string">
            <text:p>3s23p5(2P°1/2)4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07131.7086">
            <text:p>107131.7086</text:p>
          </table:table-cell>
          <table:table-cell office:value-type="float" office:value="819">
            <text:p>819</text:p>
          </table:table-cell>
          <table:table-cell office:value-type="string">
            <text:p><text:s text:c="2"/></text:p>
          </table:table-cell>
          <table:table-cell/>
          <table:table-cell table:formula="of:=2*[.C13]+1" office:value-type="float" office:value="3">
            <text:p>3</text:p>
          </table:table-cell>
          <table:table-cell table:formula="of:=[.D13]/[Tabelle1.$C$17]" office:value-type="float" office:value="154133.626000226">
            <text:p>154133.62600022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07289.7001">
            <text:p>107289.7001</text:p>
          </table:table-cell>
          <table:table-cell office:value-type="float" office:value="1260">
            <text:p>1260</text:p>
          </table:table-cell>
          <table:table-cell office:value-type="string">
            <text:p><text:s text:c="2"/></text:p>
          </table:table-cell>
          <table:table-cell/>
          <table:table-cell table:formula="of:=2*[.C14]+1" office:value-type="float" office:value="5">
            <text:p>5</text:p>
          </table:table-cell>
          <table:table-cell table:formula="of:=[.D14]/[Tabelle1.$C$17]" office:value-type="float" office:value="154360.933144772">
            <text:p>154360.933144772</text:p>
          </table:table-cell>
        </table:table-row>
        <table:table-row table:style-name="ro1">
          <table:table-cell office:value-type="string">
            <text:p>3s23p5(2P°1/2)4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07496.4166">
            <text:p>107496.4166</text:p>
          </table:table-cell>
          <table:table-cell office:value-type="float" office:value="1380">
            <text:p>1380</text:p>
          </table:table-cell>
          <table:table-cell office:value-type="string">
            <text:p><text:s text:c="2"/></text:p>
          </table:table-cell>
          <table:table-cell/>
          <table:table-cell table:formula="of:=2*[.C15]+1" office:value-type="float" office:value="3">
            <text:p>3</text:p>
          </table:table-cell>
          <table:table-cell table:formula="of:=[.D15]/[Tabelle1.$C$17]" office:value-type="float" office:value="154658.342418977">
            <text:p>154658.3424189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8722.6194">
            <text:p>108722.619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]+1" office:value-type="float" office:value="1">
            <text:p>1</text:p>
          </table:table-cell>
          <table:table-cell table:formula="of:=[.D16]/[Tabelle1.$C$17]" office:value-type="float" office:value="156422.51743537">
            <text:p>156422.51743537</text:p>
          </table:table-cell>
        </table:table-row>
        <table:table-row table:style-name="ro1">
          <table:table-cell office:value-type="string">
            <text:p>3s23p5(2P°3/2)3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11667.766">
            <text:p>111667.76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]+1" office:value-type="float" office:value="1">
            <text:p>1</text:p>
          </table:table-cell>
          <table:table-cell table:formula="of:=[.D17]/[Tabelle1.$C$17]" office:value-type="float" office:value="160659.788832349">
            <text:p>160659.78883234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1818.028">
            <text:p>111818.02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]+1" office:value-type="float" office:value="3">
            <text:p>3</text:p>
          </table:table-cell>
          <table:table-cell table:formula="of:=[.D18]/[Tabelle1.$C$17]" office:value-type="float" office:value="160875.975311709">
            <text:p>160875.975311709</text:p>
          </table:table-cell>
        </table:table-row>
        <table:table-row table:style-name="ro1">
          <table:table-cell office:value-type="string">
            <text:p>3s23p5(2P°3/2)3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12138.924">
            <text:p>112138.92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]+1" office:value-type="float" office:value="5">
            <text:p>5</text:p>
          </table:table-cell>
          <table:table-cell table:formula="of:=[.D19]/[Tabelle1.$C$17]" office:value-type="float" office:value="161337.658082341">
            <text:p>161337.6580823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4147.732">
            <text:p>114147.7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]+1" office:value-type="float" office:value="3">
            <text:p>3</text:p>
          </table:table-cell>
          <table:table-cell table:formula="of:=[.D20]/[Tabelle1.$C$17]" office:value-type="float" office:value="164227.790845315">
            <text:p>164227.790845315</text:p>
          </table:table-cell>
        </table:table-row>
        <table:table-row table:style-name="ro1">
          <table:table-cell office:value-type="string">
            <text:p>3s23p5(2P°3/2)3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12750.153">
            <text:p>112750.1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]+1" office:value-type="float" office:value="9">
            <text:p>9</text:p>
          </table:table-cell>
          <table:table-cell table:formula="of:=[.D21]/[Tabelle1.$C$17]" office:value-type="float" office:value="162217.051712085">
            <text:p>162217.05171208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13020.355">
            <text:p>113020.35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]+1" office:value-type="float" office:value="7">
            <text:p>7</text:p>
          </table:table-cell>
          <table:table-cell table:formula="of:=[.D22]/[Tabelle1.$C$17]" office:value-type="float" office:value="162605.799493268">
            <text:p>162605.799493268</text:p>
          </table:table-cell>
        </table:table-row>
        <table:table-row table:style-name="ro1">
          <table:table-cell office:value-type="string">
            <text:p>3s23p5(2P°3/2)3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13425.964">
            <text:p>113425.96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]+1" office:value-type="float" office:value="5">
            <text:p>5</text:p>
          </table:table-cell>
          <table:table-cell table:formula="of:=[.D23]/[Tabelle1.$C$17]" office:value-type="float" office:value="163189.361416486">
            <text:p>163189.36141648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13716.555">
            <text:p>113716.55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]+1" office:value-type="float" office:value="7">
            <text:p>7</text:p>
          </table:table-cell>
          <table:table-cell table:formula="of:=[.D24]/[Tabelle1.$C$17]" office:value-type="float" office:value="163607.443467994">
            <text:p>163607.443467994</text:p>
          </table:table-cell>
        </table:table-row>
        <table:table-row table:style-name="ro1">
          <table:table-cell office:value-type="string">
            <text:p>3s23p5(2P°3/2)5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13468.473">
            <text:p>113468.47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]+1" office:value-type="float" office:value="5">
            <text:p>5</text:p>
          </table:table-cell>
          <table:table-cell table:formula="of:=[.D25]/[Tabelle1.$C$17]" office:value-type="float" office:value="163250.520399137">
            <text:p>163250.5203991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3643.26">
            <text:p>113643.2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]+1" office:value-type="float" office:value="3">
            <text:p>3</text:p>
          </table:table-cell>
          <table:table-cell table:formula="of:=[.D26]/[Tabelle1.$C$17]" office:value-type="float" office:value="163501.991736986">
            <text:p>163501.991736986</text:p>
          </table:table-cell>
        </table:table-row>
        <table:table-row table:style-name="ro1">
          <table:table-cell office:value-type="string">
            <text:p>3s23p5(2P°1/2)3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14640.992">
            <text:p>114640.99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]+1" office:value-type="float" office:value="5">
            <text:p>5</text:p>
          </table:table-cell>
          <table:table-cell table:formula="of:=[.D27]/[Tabelle1.$C$17]" office:value-type="float" office:value="164937.458910488">
            <text:p>164937.45891048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14821.939">
            <text:p>114821.93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]+1" office:value-type="float" office:value="7">
            <text:p>7</text:p>
          </table:table-cell>
          <table:table-cell table:formula="of:=[.D28]/[Tabelle1.$C$17]" office:value-type="float" office:value="165197.792826453">
            <text:p>165197.792826453</text:p>
          </table:table-cell>
        </table:table-row>
        <table:table-row table:style-name="ro1">
          <table:table-cell office:value-type="string">
            <text:p>3s23p5(2P°1/2)3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14805.135">
            <text:p>114805.13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]+1" office:value-type="float" office:value="5">
            <text:p>5</text:p>
          </table:table-cell>
          <table:table-cell table:formula="of:=[.D29]/[Tabelle1.$C$17]" office:value-type="float" office:value="165173.616403944">
            <text:p>165173.61640394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5366.866">
            <text:p>115366.86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]+1" office:value-type="float" office:value="3">
            <text:p>3</text:p>
          </table:table-cell>
          <table:table-cell table:formula="of:=[.D30]/[Tabelle1.$C$17]" office:value-type="float" office:value="165981.795765574">
            <text:p>165981.795765574</text:p>
          </table:table-cell>
        </table:table-row>
        <table:table-row table:style-name="ro1">
          <table:table-cell office:value-type="string">
            <text:p>3s23p5(2P°1/2)5s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14861.635">
            <text:p>114861.63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]+1" office:value-type="float" office:value="1">
            <text:p>1</text:p>
          </table:table-cell>
          <table:table-cell table:formula="of:=[.D31]/[Tabelle1.$C$17]" office:value-type="float" office:value="165254.904661013">
            <text:p>165254.90466101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4975.019">
            <text:p>114975.01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]+1" office:value-type="float" office:value="3">
            <text:p>3</text:p>
          </table:table-cell>
          <table:table-cell table:formula="of:=[.D32]/[Tabelle1.$C$17]" office:value-type="float" office:value="165418.033647555">
            <text:p>165418.033647555</text:p>
          </table:table-cell>
        </table:table-row>
        <table:table-row table:style-name="ro1">
          <table:table-cell office:value-type="string">
            <text:p>3s23p5(2P°3/2)5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16659.9934">
            <text:p>116659.9934</text:p>
          </table:table-cell>
          <table:table-cell table:style-name="ce4" office:value-type="string">
            <text:p><text:s text:c="2"/>1.90 <text:s/></text:p>
          </table:table-cell>
          <table:table-cell office:value-type="string">
            <text:p><text:s text:c="2"/></text:p>
          </table:table-cell>
          <table:table-cell/>
          <table:table-cell table:formula="of:=2*[.C33]+1" office:value-type="float" office:value="3">
            <text:p>3</text:p>
          </table:table-cell>
          <table:table-cell table:formula="of:=[.D33]/[Tabelle1.$C$17]" office:value-type="float" office:value="167842.257226022">
            <text:p>167842.25722602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17562.9553">
            <text:p>117562.95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]+1" office:value-type="float" office:value="1">
            <text:p>1</text:p>
          </table:table-cell>
          <table:table-cell table:formula="of:=[.D34]/[Tabelle1.$C$17]" office:value-type="float" office:value="169141.375793305">
            <text:p>169141.375793305</text:p>
          </table:table-cell>
        </table:table-row>
        <table:table-row table:style-name="ro1">
          <table:table-cell office:value-type="string">
            <text:p>3s23p5(2P°3/2)5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16942.7542">
            <text:p>116942.754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]+1" office:value-type="float" office:value="7">
            <text:p>7</text:p>
          </table:table-cell>
          <table:table-cell table:formula="of:=[.D35]/[Tabelle1.$C$17]" office:value-type="float" office:value="168249.073732211">
            <text:p>168249.0737322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16999.3259">
            <text:p>116999.3259</text:p>
          </table:table-cell>
          <table:table-cell table:style-name="ce4" office:value-type="string">
            <text:p><text:s text:c="2"/>1.09 <text:s/></text:p>
          </table:table-cell>
          <table:table-cell office:value-type="string">
            <text:p><text:s text:c="2"/></text:p>
          </table:table-cell>
          <table:table-cell/>
          <table:table-cell table:formula="of:=2*[.C36]+1" office:value-type="float" office:value="5">
            <text:p>5</text:p>
          </table:table-cell>
          <table:table-cell table:formula="of:=[.D36]/[Tabelle1.$C$17]" office:value-type="float" office:value="168330.465146237">
            <text:p>168330.465146237</text:p>
          </table:table-cell>
        </table:table-row>
        <table:table-row table:style-name="ro1">
          <table:table-cell office:value-type="string">
            <text:p>3s23p5(2P°3/2)5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17151.3264">
            <text:p>117151.3264</text:p>
          </table:table-cell>
          <table:table-cell table:style-name="ce4" office:value-type="string">
            <text:p><text:s text:c="2"/>1.01 <text:s/></text:p>
          </table:table-cell>
          <table:table-cell office:value-type="string">
            <text:p><text:s text:c="2"/></text:p>
          </table:table-cell>
          <table:table-cell/>
          <table:table-cell table:formula="of:=2*[.C37]+1" office:value-type="float" office:value="3">
            <text:p>3</text:p>
          </table:table-cell>
          <table:table-cell table:formula="of:=[.D37]/[Tabelle1.$C$17]" office:value-type="float" office:value="168549.152858074">
            <text:p>168549.15285807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17183.5901">
            <text:p>117183.5901</text:p>
          </table:table-cell>
          <table:table-cell table:style-name="ce4" office:value-type="string">
            <text:p><text:s text:c="2"/>1.42 <text:s/></text:p>
          </table:table-cell>
          <table:table-cell office:value-type="string">
            <text:p><text:s text:c="2"/></text:p>
          </table:table-cell>
          <table:table-cell/>
          <table:table-cell table:formula="of:=2*[.C38]+1" office:value-type="float" office:value="5">
            <text:p>5</text:p>
          </table:table-cell>
          <table:table-cell table:formula="of:=[.D38]/[Tabelle1.$C$17]" office:value-type="float" office:value="168595.571618067">
            <text:p>168595.571618067</text:p>
          </table:table-cell>
        </table:table-row>
        <table:table-row table:style-name="ro1">
          <table:table-cell office:value-type="string">
            <text:p>3s23p5(2P°1/2)5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18407.4303">
            <text:p>118407.4303</text:p>
          </table:table-cell>
          <table:table-cell office:value-type="string">
            <text:p><text:s text:c="2"/>0.61 <text:s/></text:p>
          </table:table-cell>
          <table:table-cell office:value-type="string">
            <text:p><text:s text:c="2"/></text:p>
          </table:table-cell>
          <table:table-cell/>
          <table:table-cell table:formula="of:=2*[.C39]+1" office:value-type="float" office:value="3">
            <text:p>3</text:p>
          </table:table-cell>
          <table:table-cell table:formula="of:=[.D39]/[Tabelle1.$C$17]" office:value-type="float" office:value="170356.347490457">
            <text:p>170356.34749045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18469.0508">
            <text:p>118469.0508</text:p>
          </table:table-cell>
          <table:table-cell table:style-name="ce4" office:value-type="string">
            <text:p><text:s text:c="2"/>1.18 <text:s/></text:p>
          </table:table-cell>
          <table:table-cell office:value-type="string">
            <text:p><text:s text:c="2"/></text:p>
          </table:table-cell>
          <table:table-cell/>
          <table:table-cell table:formula="of:=2*[.C40]+1" office:value-type="float" office:value="5">
            <text:p>5</text:p>
          </table:table-cell>
          <table:table-cell table:formula="of:=[.D40]/[Tabelle1.$C$17]" office:value-type="float" office:value="170445.002765586">
            <text:p>170445.002765586</text:p>
          </table:table-cell>
        </table:table-row>
        <table:table-row table:style-name="ro1">
          <table:table-cell office:value-type="string">
            <text:p>3s23p5(2P°1/2)5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18459.5975">
            <text:p>118459.5975</text:p>
          </table:table-cell>
          <table:table-cell table:style-name="ce4" office:value-type="string">
            <text:p><text:s text:c="2"/>1.45 <text:s/></text:p>
          </table:table-cell>
          <table:table-cell office:value-type="string">
            <text:p><text:s text:c="2"/></text:p>
          </table:table-cell>
          <table:table-cell/>
          <table:table-cell table:formula="of:=2*[.C41]+1" office:value-type="float" office:value="3">
            <text:p>3</text:p>
          </table:table-cell>
          <table:table-cell table:formula="of:=[.D41]/[Tabelle1.$C$17]" office:value-type="float" office:value="170431.402017258">
            <text:p>170431.40201725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18870.917">
            <text:p>118870.91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2]+1" office:value-type="float" office:value="1">
            <text:p>1</text:p>
          </table:table-cell>
          <table:table-cell table:formula="of:=[.D42]/[Tabelle1.$C$17]" office:value-type="float" office:value="171023.179809361">
            <text:p>171023.179809361</text:p>
          </table:table-cell>
        </table:table-row>
        <table:table-row table:style-name="ro1">
          <table:table-cell office:value-type="string">
            <text:p>3s23p5(2P°3/2)4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18512.197">
            <text:p>118512.19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3]+1" office:value-type="float" office:value="1">
            <text:p>1</text:p>
          </table:table-cell>
          <table:table-cell table:formula="of:=[.D43]/[Tabelle1.$C$17]" office:value-type="float" office:value="170507.078507129">
            <text:p>170507.07850712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8651.395">
            <text:p>118651.395</text:p>
          </table:table-cell>
          <table:table-cell office:value-type="float" office:value="1467">
            <text:p>1467</text:p>
          </table:table-cell>
          <table:table-cell office:value-type="string">
            <text:p><text:s text:c="2"/></text:p>
          </table:table-cell>
          <table:table-cell/>
          <table:table-cell table:formula="of:=2*[.C44]+1" office:value-type="float" office:value="3">
            <text:p>3</text:p>
          </table:table-cell>
          <table:table-cell table:formula="of:=[.D44]/[Tabelle1.$C$17]" office:value-type="float" office:value="170707.346875406">
            <text:p>170707.346875406</text:p>
          </table:table-cell>
        </table:table-row>
        <table:table-row table:style-name="ro1">
          <table:table-cell office:value-type="string">
            <text:p>3s23p5(2P°3/2)4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18906.611">
            <text:p>118906.611</text:p>
          </table:table-cell>
          <table:table-cell office:value-type="float" office:value="1437">
            <text:p>1437</text:p>
          </table:table-cell>
          <table:table-cell office:value-type="string">
            <text:p><text:s text:c="2"/></text:p>
          </table:table-cell>
          <table:table-cell/>
          <table:table-cell table:formula="of:=2*[.C45]+1" office:value-type="float" office:value="5">
            <text:p>5</text:p>
          </table:table-cell>
          <table:table-cell table:formula="of:=[.D45]/[Tabelle1.$C$17]" office:value-type="float" office:value="171074.533845607">
            <text:p>171074.53384560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9847.77">
            <text:p>119847.77</text:p>
          </table:table-cell>
          <table:table-cell office:value-type="float" office:value="768">
            <text:p>768</text:p>
          </table:table-cell>
          <table:table-cell office:value-type="string">
            <text:p><text:s text:c="2"/></text:p>
          </table:table-cell>
          <table:table-cell/>
          <table:table-cell table:formula="of:=2*[.C46]+1" office:value-type="float" office:value="3">
            <text:p>3</text:p>
          </table:table-cell>
          <table:table-cell table:formula="of:=[.D46]/[Tabelle1.$C$17]" office:value-type="float" office:value="172428.607734733">
            <text:p>172428.607734733</text:p>
          </table:table-cell>
        </table:table-row>
        <table:table-row table:style-name="ro1">
          <table:table-cell office:value-type="string">
            <text:p>3s23p5(2P°3/2)4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19023.648">
            <text:p>119023.648</text:p>
          </table:table-cell>
          <table:table-cell office:value-type="float" office:value="1255">
            <text:p>1255</text:p>
          </table:table-cell>
          <table:table-cell office:value-type="string">
            <text:p><text:s text:c="2"/></text:p>
          </table:table-cell>
          <table:table-cell/>
          <table:table-cell table:formula="of:=2*[.C47]+1" office:value-type="float" office:value="9">
            <text:p>9</text:p>
          </table:table-cell>
          <table:table-cell table:formula="of:=[.D47]/[Tabelle1.$C$17]" office:value-type="float" office:value="171242.918513619">
            <text:p>171242.9185136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19212.87">
            <text:p>119212.87</text:p>
          </table:table-cell>
          <table:table-cell office:value-type="float" office:value="1077">
            <text:p>1077</text:p>
          </table:table-cell>
          <table:table-cell office:value-type="string">
            <text:p><text:s text:c="2"/></text:p>
          </table:table-cell>
          <table:table-cell/>
          <table:table-cell table:formula="of:=2*[.C48]+1" office:value-type="float" office:value="7">
            <text:p>7</text:p>
          </table:table-cell>
          <table:table-cell table:formula="of:=[.D48]/[Tabelle1.$C$17]" office:value-type="float" office:value="171515.157922102">
            <text:p>171515.157922102</text:p>
          </table:table-cell>
        </table:table-row>
        <table:table-row table:style-name="ro1">
          <table:table-cell office:value-type="string">
            <text:p>3s23p5(2P°3/2)4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19444.83">
            <text:p>119444.83</text:p>
          </table:table-cell>
          <table:table-cell office:value-type="float" office:value="908">
            <text:p>908</text:p>
          </table:table-cell>
          <table:table-cell office:value-type="string">
            <text:p><text:s text:c="2"/></text:p>
          </table:table-cell>
          <table:table-cell/>
          <table:table-cell table:formula="of:=2*[.C49]+1" office:value-type="float" office:value="5">
            <text:p>5</text:p>
          </table:table-cell>
          <table:table-cell table:formula="of:=[.D49]/[Tabelle1.$C$17]" office:value-type="float" office:value="171848.885782454">
            <text:p>171848.88578245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19566.03">
            <text:p>119566.0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0]+1" office:value-type="float" office:value="7">
            <text:p>7</text:p>
          </table:table-cell>
          <table:table-cell table:formula="of:=[.D50]/[Tabelle1.$C$17]" office:value-type="float" office:value="172023.259884346">
            <text:p>172023.259884346</text:p>
          </table:table-cell>
        </table:table-row>
        <table:table-row table:style-name="ro1">
          <table:table-cell office:value-type="string">
            <text:p>3s23p5(2P°3/2)6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19683.0821">
            <text:p>119683.0821</text:p>
          </table:table-cell>
          <table:table-cell office:value-type="float" office:value="1500">
            <text:p>1500</text:p>
          </table:table-cell>
          <table:table-cell office:value-type="string">
            <text:p><text:s text:c="2"/></text:p>
          </table:table-cell>
          <table:table-cell/>
          <table:table-cell table:formula="of:=2*[.C51]+1" office:value-type="float" office:value="5">
            <text:p>5</text:p>
          </table:table-cell>
          <table:table-cell table:formula="of:=[.D51]/[Tabelle1.$C$17]" office:value-type="float" office:value="172191.666277184">
            <text:p>172191.6662771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19760.1725">
            <text:p>119760.1725</text:p>
          </table:table-cell>
          <table:table-cell office:value-type="float" office:value="1184">
            <text:p>1184</text:p>
          </table:table-cell>
          <table:table-cell office:value-type="string">
            <text:p><text:s text:c="2"/></text:p>
          </table:table-cell>
          <table:table-cell/>
          <table:table-cell table:formula="of:=2*[.C52]+1" office:value-type="float" office:value="3">
            <text:p>3</text:p>
          </table:table-cell>
          <table:table-cell table:formula="of:=[.D52]/[Tabelle1.$C$17]" office:value-type="float" office:value="172302.578564845">
            <text:p>172302.578564845</text:p>
          </table:table-cell>
        </table:table-row>
        <table:table-row table:style-name="ro1">
          <table:table-cell office:value-type="string">
            <text:p>3s23p5(2P°3/2)4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0188.232">
            <text:p>120188.2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3]+1" office:value-type="float" office:value="3">
            <text:p>3</text:p>
          </table:table-cell>
          <table:table-cell table:formula="of:=[.D53]/[Tabelle1.$C$17]" office:value-type="float" office:value="172918.440700725">
            <text:p>172918.4407007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0188.631">
            <text:p>120188.63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4]+1" office:value-type="float" office:value="5">
            <text:p>5</text:p>
          </table:table-cell>
          <table:table-cell table:formula="of:=[.D54]/[Tabelle1.$C$17]" office:value-type="float" office:value="172919.01475408">
            <text:p>172919.01475408</text:p>
          </table:table-cell>
        </table:table-row>
        <table:table-row table:style-name="ro1">
          <table:table-cell office:value-type="string">
            <text:p>3s23p5(2P°3/2)4f </text:p>
          </table:table-cell>
          <table:table-cell office:value-type="string">
            <text:p><text:s/>2[9/2] </text:p>
          </table:table-cell>
          <table:table-cell office:value-type="float" office:value="5">
            <text:p>5</text:p>
          </table:table-cell>
          <table:table-cell office:value-type="float" office:value="120207.134">
            <text:p>120207.13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5]+1" office:value-type="float" office:value="11">
            <text:p>11</text:p>
          </table:table-cell>
          <table:table-cell table:formula="of:=[.D55]/[Tabelle1.$C$17]" office:value-type="float" office:value="172945.635579222">
            <text:p>172945.63557922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0207.175">
            <text:p>120207.17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6]+1" office:value-type="float" office:value="9">
            <text:p>9</text:p>
          </table:table-cell>
          <table:table-cell table:formula="of:=[.D56]/[Tabelle1.$C$17]" office:value-type="float" office:value="172945.694567161">
            <text:p>172945.694567161</text:p>
          </table:table-cell>
        </table:table-row>
        <table:table-row table:style-name="ro1">
          <table:table-cell office:value-type="string">
            <text:p>3s23p5(2P°3/2)4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0229.75">
            <text:p>120229.75</text:p>
          </table:table-cell>
          <table:table-cell office:value-type="float" office:value="1184">
            <text:p>1184</text:p>
          </table:table-cell>
          <table:table-cell office:value-type="string">
            <text:p><text:s text:c="2"/></text:p>
          </table:table-cell>
          <table:table-cell/>
          <table:table-cell table:formula="of:=2*[.C57]+1" office:value-type="float" office:value="7">
            <text:p>7</text:p>
          </table:table-cell>
          <table:table-cell table:formula="of:=[.D57]/[Tabelle1.$C$17]" office:value-type="float" office:value="172978.173901734">
            <text:p>172978.1739017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0230.063">
            <text:p>120230.06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8]+1" office:value-type="float" office:value="5">
            <text:p>5</text:p>
          </table:table-cell>
          <table:table-cell table:formula="of:=[.D58]/[Tabelle1.$C$17]" office:value-type="float" office:value="172978.624224291">
            <text:p>172978.624224291</text:p>
          </table:table-cell>
        </table:table-row>
        <table:table-row table:style-name="ro1">
          <table:table-cell office:value-type="string">
            <text:p>3s23p5(2P°3/2)4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0249.876">
            <text:p>120249.87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59]+1" office:value-type="float" office:value="7">
            <text:p>7</text:p>
          </table:table-cell>
          <table:table-cell table:formula="of:=[.D59]/[Tabelle1.$C$17]" office:value-type="float" office:value="173007.129786013">
            <text:p>173007.12978601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0249.914">
            <text:p>120249.91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60]+1" office:value-type="float" office:value="9">
            <text:p>9</text:p>
          </table:table-cell>
          <table:table-cell table:formula="of:=[.D60]/[Tabelle1.$C$17]" office:value-type="float" office:value="173007.184457761">
            <text:p>173007.184457761</text:p>
          </table:table-cell>
        </table:table-row>
        <table:table-row table:style-name="ro1">
          <table:table-cell office:value-type="string">
            <text:p>3s23p5(2P°1/2)4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0600.8905">
            <text:p>120600.8905</text:p>
          </table:table-cell>
          <table:table-cell office:value-type="float" office:value="1057">
            <text:p>1057</text:p>
          </table:table-cell>
          <table:table-cell office:value-type="string">
            <text:p><text:s text:c="2"/></text:p>
          </table:table-cell>
          <table:table-cell/>
          <table:table-cell table:formula="of:=2*[.C61]+1" office:value-type="float" office:value="5">
            <text:p>5</text:p>
          </table:table-cell>
          <table:table-cell table:formula="of:=[.D61]/[Tabelle1.$C$17]" office:value-type="float" office:value="173512.144952584">
            <text:p>173512.1449525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1011.9198">
            <text:p>121011.919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62]+1" office:value-type="float" office:value="3">
            <text:p>3</text:p>
          </table:table-cell>
          <table:table-cell table:formula="of:=[.D62]/[Tabelle1.$C$17]" office:value-type="float" office:value="174103.50522518">
            <text:p>174103.50522518</text:p>
          </table:table-cell>
        </table:table-row>
        <table:table-row table:style-name="ro1">
          <table:table-cell office:value-type="string">
            <text:p>3s23p5(2P°1/2)4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0619.0162">
            <text:p>120619.0162</text:p>
          </table:table-cell>
          <table:table-cell office:value-type="float" office:value="987">
            <text:p>987</text:p>
          </table:table-cell>
          <table:table-cell office:value-type="string">
            <text:p><text:s text:c="2"/></text:p>
          </table:table-cell>
          <table:table-cell/>
          <table:table-cell table:formula="of:=2*[.C63]+1" office:value-type="float" office:value="5">
            <text:p>5</text:p>
          </table:table-cell>
          <table:table-cell table:formula="of:=[.D63]/[Tabelle1.$C$17]" office:value-type="float" office:value="173538.222944817">
            <text:p>173538.2229448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0753.4714">
            <text:p>120753.4714</text:p>
          </table:table-cell>
          <table:table-cell office:value-type="float" office:value="1133">
            <text:p>1133</text:p>
          </table:table-cell>
          <table:table-cell office:value-type="string">
            <text:p><text:s text:c="2"/></text:p>
          </table:table-cell>
          <table:table-cell/>
          <table:table-cell table:formula="of:=2*[.C64]+1" office:value-type="float" office:value="7">
            <text:p>7</text:p>
          </table:table-cell>
          <table:table-cell table:formula="of:=[.D64]/[Tabelle1.$C$17]" office:value-type="float" office:value="173731.667703436">
            <text:p>173731.667703436</text:p>
          </table:table-cell>
        </table:table-row>
        <table:table-row table:style-name="ro1">
          <table:table-cell office:value-type="string">
            <text:p>3s23p5(2P°3/2)6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1068.736">
            <text:p>121068.7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65]+1" office:value-type="float" office:value="3">
            <text:p>3</text:p>
          </table:table-cell>
          <table:table-cell table:formula="of:=[.D65]/[Tabelle1.$C$17]" office:value-type="float" office:value="174185.248408743">
            <text:p>174185.24840874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1470.238">
            <text:p>121470.23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66]+1" office:value-type="float" office:value="1">
            <text:p>1</text:p>
          </table:table-cell>
          <table:table-cell table:formula="of:=[.D66]/[Tabelle1.$C$17]" office:value-type="float" office:value="174762.901466975">
            <text:p>174762.901466975</text:p>
          </table:table-cell>
        </table:table-row>
        <table:table-row table:style-name="ro1">
          <table:table-cell office:value-type="string">
            <text:p>3s23p5(2P°1/2)6s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1096.605">
            <text:p>121096.60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67]+1" office:value-type="float" office:value="1">
            <text:p>1</text:p>
          </table:table-cell>
          <table:table-cell table:formula="of:=[.D67]/[Tabelle1.$C$17]" office:value-type="float" office:value="174225.344381067">
            <text:p>174225.34438106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1161.3135">
            <text:p>121161.3135</text:p>
          </table:table-cell>
          <table:table-cell office:value-type="float" office:value="1271">
            <text:p>1271</text:p>
          </table:table-cell>
          <table:table-cell office:value-type="string">
            <text:p><text:s text:c="2"/></text:p>
          </table:table-cell>
          <table:table-cell/>
          <table:table-cell table:formula="of:=2*[.C68]+1" office:value-type="float" office:value="3">
            <text:p>3</text:p>
          </table:table-cell>
          <table:table-cell table:formula="of:=[.D68]/[Tabelle1.$C$17]" office:value-type="float" office:value="174318.442455095">
            <text:p>174318.442455095</text:p>
          </table:table-cell>
        </table:table-row>
        <table:table-row table:style-name="ro1">
          <table:table-cell office:value-type="string">
            <text:p>3s23p5(2P°3/2)6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1165.367">
            <text:p>121165.36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69]+1" office:value-type="float" office:value="7">
            <text:p>7</text:p>
          </table:table-cell>
          <table:table-cell table:formula="of:=[.D69]/[Tabelle1.$C$17]" office:value-type="float" office:value="174324.274348016">
            <text:p>174324.27434801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1191.805">
            <text:p>121191.805</text:p>
          </table:table-cell>
          <table:table-cell table:style-name="ce4" office:value-type="string">
            <text:p><text:s text:c="2"/>1.18 <text:s/></text:p>
          </table:table-cell>
          <table:table-cell office:value-type="string">
            <text:p><text:s text:c="2"/></text:p>
          </table:table-cell>
          <table:table-cell/>
          <table:table-cell table:formula="of:=2*[.C70]+1" office:value-type="float" office:value="5">
            <text:p>5</text:p>
          </table:table-cell>
          <table:table-cell table:formula="of:=[.D70]/[Tabelle1.$C$17]" office:value-type="float" office:value="174362.311497404">
            <text:p>174362.311497404</text:p>
          </table:table-cell>
        </table:table-row>
        <table:table-row table:style-name="ro1">
          <table:table-cell office:value-type="string">
            <text:p>3s23p5(2P°3/2)6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1257.161">
            <text:p>121257.161</text:p>
          </table:table-cell>
          <table:table-cell office:value-type="float" office:value="1067">
            <text:p>1067</text:p>
          </table:table-cell>
          <table:table-cell office:value-type="string">
            <text:p><text:s text:c="2"/></text:p>
          </table:table-cell>
          <table:table-cell/>
          <table:table-cell table:formula="of:=2*[.C71]+1" office:value-type="float" office:value="3">
            <text:p>3</text:p>
          </table:table-cell>
          <table:table-cell table:formula="of:=[.D71]/[Tabelle1.$C$17]" office:value-type="float" office:value="174456.341149246">
            <text:p>174456.34114924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1270.617">
            <text:p>121270.61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2]+1" office:value-type="float" office:value="5">
            <text:p>5</text:p>
          </table:table-cell>
          <table:table-cell table:formula="of:=[.D72]/[Tabelle1.$C$17]" office:value-type="float" office:value="174475.700703">
            <text:p>174475.700703</text:p>
          </table:table-cell>
        </table:table-row>
        <table:table-row table:style-name="ro1">
          <table:table-cell office:value-type="string">
            <text:p>3s23p5(2P°1/2)4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1653.238">
            <text:p>121653.23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3]+1" office:value-type="float" office:value="7">
            <text:p>7</text:p>
          </table:table-cell>
          <table:table-cell table:formula="of:=[.D73]/[Tabelle1.$C$17]" office:value-type="float" office:value="175026.189096068">
            <text:p>175026.18909606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1653.28">
            <text:p>121653.2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4]+1" office:value-type="float" office:value="9">
            <text:p>9</text:p>
          </table:table-cell>
          <table:table-cell table:formula="of:=[.D74]/[Tabelle1.$C$17]" office:value-type="float" office:value="175026.249522737">
            <text:p>175026.249522737</text:p>
          </table:table-cell>
        </table:table-row>
        <table:table-row table:style-name="ro1">
          <table:table-cell office:value-type="string">
            <text:p>3s23p5(2P°1/2)4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1654.234">
            <text:p>121654.23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5]+1" office:value-type="float" office:value="7">
            <text:p>7</text:p>
          </table:table-cell>
          <table:table-cell table:formula="of:=[.D75]/[Tabelle1.$C$17]" office:value-type="float" office:value="175027.622071361">
            <text:p>175027.62207136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1654.58">
            <text:p>121654.5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6]+1" office:value-type="float" office:value="5">
            <text:p>5</text:p>
          </table:table-cell>
          <table:table-cell table:formula="of:=[.D76]/[Tabelle1.$C$17]" office:value-type="float" office:value="175028.119872015">
            <text:p>175028.119872015</text:p>
          </table:table-cell>
        </table:table-row>
        <table:table-row table:style-name="ro1">
          <table:table-cell office:value-type="string">
            <text:p>3s23p5(2P°3/2)5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1794.0988">
            <text:p>121794.098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7]+1" office:value-type="float" office:value="1">
            <text:p>1</text:p>
          </table:table-cell>
          <table:table-cell table:formula="of:=[.D77]/[Tabelle1.$C$17]" office:value-type="float" office:value="175228.849784944">
            <text:p>175228.84978494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1932.8477">
            <text:p>121932.847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78]+1" office:value-type="float" office:value="3">
            <text:p>3</text:p>
          </table:table-cell>
          <table:table-cell table:formula="of:=[.D78]/[Tabelle1.$C$17]" office:value-type="float" office:value="175428.472019481">
            <text:p>175428.472019481</text:p>
          </table:table-cell>
        </table:table-row>
        <table:table-row table:style-name="ro1">
          <table:table-cell office:value-type="string">
            <text:p>3s23p5(2P°3/2)5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2036.0704">
            <text:p>122036.0704</text:p>
          </table:table-cell>
          <table:table-cell/>
          <table:table-cell office:value-type="string">
            <text:p><text:s text:c="2"/></text:p>
          </table:table-cell>
          <table:table-cell/>
          <table:table-cell table:formula="of:=2*[.C79]+1" office:value-type="float" office:value="9">
            <text:p>9</text:p>
          </table:table-cell>
          <table:table-cell table:formula="of:=[.D79]/[Tabelle1.$C$17]" office:value-type="float" office:value="175576.981636703">
            <text:p>175576.98163670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2160.1502">
            <text:p>122160.15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0]+1" office:value-type="float" office:value="7">
            <text:p>7</text:p>
          </table:table-cell>
          <table:table-cell table:formula="of:=[.D80]/[Tabelle1.$C$17]" office:value-type="float" office:value="175755.498993864">
            <text:p>175755.498993864</text:p>
          </table:table-cell>
        </table:table-row>
        <table:table-row table:style-name="ro1">
          <table:table-cell office:value-type="string">
            <text:p>3s23p5(2P°3/2)5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2086.9164">
            <text:p>122086.916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1]+1" office:value-type="float" office:value="5">
            <text:p>5</text:p>
          </table:table-cell>
          <table:table-cell table:formula="of:=[.D81]/[Tabelle1.$C$17]" office:value-type="float" office:value="175650.135313145">
            <text:p>175650.13531314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2514.192">
            <text:p>122514.19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2]+1" office:value-type="float" office:value="3">
            <text:p>3</text:p>
          </table:table-cell>
          <table:table-cell table:formula="of:=[.D82]/[Tabelle1.$C$17]" office:value-type="float" office:value="176264.869628411">
            <text:p>176264.869628411</text:p>
          </table:table-cell>
        </table:table-row>
        <table:table-row table:style-name="ro1">
          <table:table-cell office:value-type="string">
            <text:p>3s23p5(2P°3/2)5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2282.104">
            <text:p>122282.10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3]+1" office:value-type="float" office:value="5">
            <text:p>5</text:p>
          </table:table-cell>
          <table:table-cell table:formula="of:=[.D83]/[Tabelle1.$C$17]" office:value-type="float" office:value="175930.957610591">
            <text:p>175930.95761059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2329.672">
            <text:p>122329.67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4]+1" office:value-type="float" office:value="7">
            <text:p>7</text:p>
          </table:table-cell>
          <table:table-cell table:formula="of:=[.D84]/[Tabelle1.$C$17]" office:value-type="float" office:value="175999.395129392">
            <text:p>175999.395129392</text:p>
          </table:table-cell>
        </table:table-row>
        <table:table-row table:style-name="ro1">
          <table:table-cell office:value-type="string">
            <text:p>3s23p5(2P°3/2)7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2440.0672">
            <text:p>122440.067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5]+1" office:value-type="float" office:value="5">
            <text:p>5</text:p>
          </table:table-cell>
          <table:table-cell table:formula="of:=[.D85]/[Tabelle1.$C$17]" office:value-type="float" office:value="176158.224039072">
            <text:p>176158.22403907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2479.382">
            <text:p>122479.38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6]+1" office:value-type="float" office:value="3">
            <text:p>3</text:p>
          </table:table-cell>
          <table:table-cell table:formula="of:=[.D86]/[Tabelle1.$C$17]" office:value-type="float" office:value="176214.787429674">
            <text:p>176214.787429674</text:p>
          </table:table-cell>
        </table:table-row>
        <table:table-row table:style-name="ro1">
          <table:table-cell office:value-type="string">
            <text:p>3s23p5(2P°1/2)6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2601.225">
            <text:p>122601.22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7]+1" office:value-type="float" office:value="3">
            <text:p>3</text:p>
          </table:table-cell>
          <table:table-cell table:formula="of:=[.D87]/[Tabelle1.$C$17]" office:value-type="float" office:value="176390.086635093">
            <text:p>176390.0866350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2790.547">
            <text:p>122790.54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8]+1" office:value-type="float" office:value="1">
            <text:p>1</text:p>
          </table:table-cell>
          <table:table-cell table:formula="of:=[.D88]/[Tabelle1.$C$17]" office:value-type="float" office:value="176662.469916597">
            <text:p>176662.469916597</text:p>
          </table:table-cell>
        </table:table-row>
        <table:table-row table:style-name="ro1">
          <table:table-cell office:value-type="string">
            <text:p>3s23p5(2P°1/2)6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2609.637">
            <text:p>122609.63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89]+1" office:value-type="float" office:value="3">
            <text:p>3</text:p>
          </table:table-cell>
          <table:table-cell table:formula="of:=[.D89]/[Tabelle1.$C$17]" office:value-type="float" office:value="176402.18923365">
            <text:p>176402.189233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2635.054">
            <text:p>122635.05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0]+1" office:value-type="float" office:value="5">
            <text:p>5</text:p>
          </table:table-cell>
          <table:table-cell table:formula="of:=[.D90]/[Tabelle1.$C$17]" office:value-type="float" office:value="176438.75743949">
            <text:p>176438.75743949</text:p>
          </table:table-cell>
        </table:table-row>
        <table:table-row table:style-name="ro1">
          <table:table-cell office:value-type="string">
            <text:p>3s23p5(2P°3/2)5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2686.065">
            <text:p>122686.06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1]+1" office:value-type="float" office:value="3">
            <text:p>3</text:p>
          </table:table-cell>
          <table:table-cell table:formula="of:=[.D91]/[Tabelle1.$C$17]" office:value-type="float" office:value="176512.148506417">
            <text:p>176512.1485064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2686.41">
            <text:p>122686.4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2]+1" office:value-type="float" office:value="5">
            <text:p>5</text:p>
          </table:table-cell>
          <table:table-cell table:formula="of:=[.D92]/[Tabelle1.$C$17]" office:value-type="float" office:value="176512.644868341">
            <text:p>176512.644868341</text:p>
          </table:table-cell>
        </table:table-row>
        <table:table-row table:style-name="ro1">
          <table:table-cell office:value-type="string">
            <text:p>3s23p5(2P°3/2)5f </text:p>
          </table:table-cell>
          <table:table-cell office:value-type="string">
            <text:p><text:s/>2[9/2] </text:p>
          </table:table-cell>
          <table:table-cell office:value-type="float" office:value="4">
            <text:p>4</text:p>
          </table:table-cell>
          <table:table-cell office:value-type="float" office:value="122695.697">
            <text:p>122695.69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3]+1" office:value-type="float" office:value="9">
            <text:p>9</text:p>
          </table:table-cell>
          <table:table-cell table:formula="of:=[.D93]/[Tabelle1.$C$17]" office:value-type="float" office:value="176526.006355835">
            <text:p>176526.00635583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22695.636">
            <text:p>122695.6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4]+1" office:value-type="float" office:value="11">
            <text:p>11</text:p>
          </table:table-cell>
          <table:table-cell table:formula="of:=[.D94]/[Tabelle1.$C$17]" office:value-type="float" office:value="176525.918593292">
            <text:p>176525.918593292</text:p>
          </table:table-cell>
        </table:table-row>
        <table:table-row table:style-name="ro1">
          <table:table-cell office:value-type="string">
            <text:p>3s23p5(2P°3/2)5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2707.902">
            <text:p>122707.9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5]+1" office:value-type="float" office:value="7">
            <text:p>7</text:p>
          </table:table-cell>
          <table:table-cell table:formula="of:=[.D95]/[Tabelle1.$C$17]" office:value-type="float" office:value="176543.566058092">
            <text:p>176543.56605809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2708.126">
            <text:p>122708.12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6]+1" office:value-type="float" office:value="5">
            <text:p>5</text:p>
          </table:table-cell>
          <table:table-cell table:formula="of:=[.D96]/[Tabelle1.$C$17]" office:value-type="float" office:value="176543.88833366">
            <text:p>176543.88833366</text:p>
          </table:table-cell>
        </table:table-row>
        <table:table-row table:style-name="ro1">
          <table:table-cell office:value-type="string">
            <text:p>3s23p5(2P°3/2)5g </text:p>
          </table:table-cell>
          <table:table-cell office:value-type="string">
            <text:p><text:s/>2[5/2]° </text:p>
          </table:table-cell>
          <table:table-cell office:value-type="float" office:value="3">
            <text:p>3</text:p>
          </table:table-cell>
          <table:table-cell office:value-type="float" office:value="122709.45">
            <text:p>122709.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7]+1" office:value-type="float" office:value="7">
            <text:p>7</text:p>
          </table:table-cell>
          <table:table-cell table:formula="of:=[.D97]/[Tabelle1.$C$17]" office:value-type="float" office:value="176545.793212463">
            <text:p>176545.79321246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2709.45">
            <text:p>122709.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8]+1" office:value-type="float" office:value="5">
            <text:p>5</text:p>
          </table:table-cell>
          <table:table-cell table:formula="of:=[.D98]/[Tabelle1.$C$17]" office:value-type="float" office:value="176545.793212463">
            <text:p>176545.793212463</text:p>
          </table:table-cell>
        </table:table-row>
        <table:table-row table:style-name="ro1">
          <table:table-cell office:value-type="string">
            <text:p>3s23p5(2P°3/2)5g </text:p>
          </table:table-cell>
          <table:table-cell office:value-type="string">
            <text:p><text:s/>2[11/2]° </text:p>
          </table:table-cell>
          <table:table-cell office:value-type="float" office:value="5">
            <text:p>5</text:p>
          </table:table-cell>
          <table:table-cell office:value-type="float" office:value="122712.84">
            <text:p>122712.8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99]+1" office:value-type="float" office:value="11">
            <text:p>11</text:p>
          </table:table-cell>
          <table:table-cell table:formula="of:=[.D99]/[Tabelle1.$C$17]" office:value-type="float" office:value="176550.670507887">
            <text:p>176550.6705078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122712.84">
            <text:p>122712.8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0]+1" office:value-type="float" office:value="13">
            <text:p>13</text:p>
          </table:table-cell>
          <table:table-cell table:formula="of:=[.D100]/[Tabelle1.$C$17]" office:value-type="float" office:value="176550.670507887">
            <text:p>176550.670507887</text:p>
          </table:table-cell>
        </table:table-row>
        <table:table-row table:style-name="ro1">
          <table:table-cell office:value-type="string">
            <text:p>3s23p5(2P°3/2)5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2717.823">
            <text:p>122717.82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1]+1" office:value-type="float" office:value="7">
            <text:p>7</text:p>
          </table:table-cell>
          <table:table-cell table:formula="of:=[.D101]/[Tabelle1.$C$17]" office:value-type="float" office:value="176557.839700542">
            <text:p>176557.83970054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2717.853">
            <text:p>122717.8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2]+1" office:value-type="float" office:value="9">
            <text:p>9</text:p>
          </table:table-cell>
          <table:table-cell table:formula="of:=[.D102]/[Tabelle1.$C$17]" office:value-type="float" office:value="176557.882862448">
            <text:p>176557.882862448</text:p>
          </table:table-cell>
        </table:table-row>
        <table:table-row table:style-name="ro1">
          <table:table-cell office:value-type="string">
            <text:p>3s23p5(2P°3/2)5g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2719.47">
            <text:p>122719.4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3]+1" office:value-type="float" office:value="9">
            <text:p>9</text:p>
          </table:table-cell>
          <table:table-cell table:formula="of:=[.D103]/[Tabelle1.$C$17]" office:value-type="float" office:value="176560.209289203">
            <text:p>176560.20928920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2719.47">
            <text:p>122719.4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4]+1" office:value-type="float" office:value="7">
            <text:p>7</text:p>
          </table:table-cell>
          <table:table-cell table:formula="of:=[.D104]/[Tabelle1.$C$17]" office:value-type="float" office:value="176560.209289203">
            <text:p>176560.209289203</text:p>
          </table:table-cell>
        </table:table-row>
        <table:table-row table:style-name="ro1">
          <table:table-cell office:value-type="string">
            <text:p>3s23p5(2P°3/2)5g </text:p>
          </table:table-cell>
          <table:table-cell office:value-type="string">
            <text:p><text:s/>2[9/2]° </text:p>
          </table:table-cell>
          <table:table-cell office:value-type="float" office:value="5">
            <text:p>5</text:p>
          </table:table-cell>
          <table:table-cell office:value-type="float" office:value="122722.99">
            <text:p>122722.9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5]+1" office:value-type="float" office:value="11">
            <text:p>11</text:p>
          </table:table-cell>
          <table:table-cell table:formula="of:=[.D105]/[Tabelle1.$C$17]" office:value-type="float" office:value="176565.273619555">
            <text:p>176565.27361955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2722.99">
            <text:p>122722.9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6]+1" office:value-type="float" office:value="9">
            <text:p>9</text:p>
          </table:table-cell>
          <table:table-cell table:formula="of:=[.D106]/[Tabelle1.$C$17]" office:value-type="float" office:value="176565.273619555">
            <text:p>176565.273619555</text:p>
          </table:table-cell>
        </table:table-row>
        <table:table-row table:style-name="ro1">
          <table:table-cell office:value-type="string">
            <text:p>3s23p5(2P°3/2)7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3171.92">
            <text:p>123171.9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7]+1" office:value-type="float" office:value="3">
            <text:p>3</text:p>
          </table:table-cell>
          <table:table-cell table:formula="of:=[.D107]/[Tabelle1.$C$17]" office:value-type="float" office:value="177211.162774359">
            <text:p>177211.16277435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3385.044">
            <text:p>123385.04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8]+1" office:value-type="float" office:value="1">
            <text:p>1</text:p>
          </table:table-cell>
          <table:table-cell table:formula="of:=[.D108]/[Tabelle1.$C$17]" office:value-type="float" office:value="177517.790712408">
            <text:p>177517.790712408</text:p>
          </table:table-cell>
        </table:table-row>
        <table:table-row table:style-name="ro1">
          <table:table-cell office:value-type="string">
            <text:p>3s23p5(2P°3/2)7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3205.78">
            <text:p>123205.7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09]+1" office:value-type="float" office:value="7">
            <text:p>7</text:p>
          </table:table-cell>
          <table:table-cell table:formula="of:=[.D109]/[Tabelle1.$C$17]" office:value-type="float" office:value="177259.878179392">
            <text:p>177259.87817939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3220.69">
            <text:p>123220.6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0]+1" office:value-type="float" office:value="5">
            <text:p>5</text:p>
          </table:table-cell>
          <table:table-cell table:formula="of:=[.D110]/[Tabelle1.$C$17]" office:value-type="float" office:value="177281.329646877">
            <text:p>177281.329646877</text:p>
          </table:table-cell>
        </table:table-row>
        <table:table-row table:style-name="ro1">
          <table:table-cell office:value-type="string">
            <text:p>3s23p5(2P°3/2)7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3254.91">
            <text:p>123254.9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1]+1" office:value-type="float" office:value="3">
            <text:p>3</text:p>
          </table:table-cell>
          <table:table-cell table:formula="of:=[.D111]/[Tabelle1.$C$17]" office:value-type="float" office:value="177330.562994787">
            <text:p>177330.5629947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3261.525">
            <text:p>123261.52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2]+1" office:value-type="float" office:value="5">
            <text:p>5</text:p>
          </table:table-cell>
          <table:table-cell table:formula="of:=[.D112]/[Tabelle1.$C$17]" office:value-type="float" office:value="177340.080195151">
            <text:p>177340.080195151</text:p>
          </table:table-cell>
        </table:table-row>
        <table:table-row table:style-name="ro1">
          <table:table-cell office:value-type="string">
            <text:p>3s23p5(2P°1/2)5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3372.9253">
            <text:p>123372.92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3]+1" office:value-type="float" office:value="5">
            <text:p>5</text:p>
          </table:table-cell>
          <table:table-cell table:formula="of:=[.D113]/[Tabelle1.$C$17]" office:value-type="float" office:value="177500.355172568">
            <text:p>177500.35517256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3815.56">
            <text:p>123815.5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4]+1" office:value-type="float" office:value="3">
            <text:p>3</text:p>
          </table:table-cell>
          <table:table-cell table:formula="of:=[.D114]/[Tabelle1.$C$17]" office:value-type="float" office:value="178137.187089057">
            <text:p>178137.187089057</text:p>
          </table:table-cell>
        </table:table-row>
        <table:table-row table:style-name="ro1">
          <table:table-cell office:value-type="string">
            <text:p>3s23p5(2P°3/2)6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3467.9733">
            <text:p>123467.973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5]+1" office:value-type="float" office:value="3">
            <text:p>3</text:p>
          </table:table-cell>
          <table:table-cell table:formula="of:=[.D115]/[Tabelle1.$C$17]" office:value-type="float" office:value="177637.103601912">
            <text:p>177637.10360191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3508.927">
            <text:p>123508.92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6]+1" office:value-type="float" office:value="1">
            <text:p>1</text:p>
          </table:table-cell>
          <table:table-cell table:formula="of:=[.D116]/[Tabelle1.$C$17]" office:value-type="float" office:value="177696.024927462">
            <text:p>177696.024927462</text:p>
          </table:table-cell>
        </table:table-row>
        <table:table-row table:style-name="ro1">
          <table:table-cell office:value-type="string">
            <text:p>3s23p5(2P°1/2)5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3505.4896">
            <text:p>123505.489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7]+1" office:value-type="float" office:value="5">
            <text:p>5</text:p>
          </table:table-cell>
          <table:table-cell table:formula="of:=[.D117]/[Tabelle1.$C$17]" office:value-type="float" office:value="177691.079436226">
            <text:p>177691.07943622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3557.4227">
            <text:p>123557.422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8]+1" office:value-type="float" office:value="7">
            <text:p>7</text:p>
          </table:table-cell>
          <table:table-cell table:formula="of:=[.D118]/[Tabelle1.$C$17]" office:value-type="float" office:value="177765.797156283">
            <text:p>177765.797156283</text:p>
          </table:table-cell>
        </table:table-row>
        <table:table-row table:style-name="ro1">
          <table:table-cell office:value-type="string">
            <text:p>3s23p5(2P°3/2)6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3653.177">
            <text:p>123653.17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19]+1" office:value-type="float" office:value="9">
            <text:p>9</text:p>
          </table:table-cell>
          <table:table-cell table:formula="of:=[.D119]/[Tabelle1.$C$17]" office:value-type="float" office:value="177903.561760778">
            <text:p>177903.56176077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3773.8614">
            <text:p>123773.861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0]+1" office:value-type="float" office:value="7">
            <text:p>7</text:p>
          </table:table-cell>
          <table:table-cell table:formula="of:=[.D120]/[Tabelle1.$C$17]" office:value-type="float" office:value="178077.194053371">
            <text:p>178077.194053371</text:p>
          </table:table-cell>
        </table:table-row>
        <table:table-row table:style-name="ro1">
          <table:table-cell office:value-type="string">
            <text:p>3s23p5(2P°3/2)6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3808.513">
            <text:p>123808.51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1]+1" office:value-type="float" office:value="5">
            <text:p>5</text:p>
          </table:table-cell>
          <table:table-cell table:formula="of:=[.D121]/[Tabelle1.$C$17]" office:value-type="float" office:value="178127.048357242">
            <text:p>178127.04835724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3997.01">
            <text:p>123997.0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2]+1" office:value-type="float" office:value="3">
            <text:p>3</text:p>
          </table:table-cell>
          <table:table-cell table:formula="of:=[.D122]/[Tabelle1.$C$17]" office:value-type="float" office:value="178398.24468632">
            <text:p>178398.24468632</text:p>
          </table:table-cell>
        </table:table-row>
        <table:table-row table:style-name="ro1">
          <table:table-cell office:value-type="string">
            <text:p>3s23p5(2P°3/2)6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3826.75">
            <text:p>123826.7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3]+1" office:value-type="float" office:value="5">
            <text:p>5</text:p>
          </table:table-cell>
          <table:table-cell table:formula="of:=[.D123]/[Tabelle1.$C$17]" office:value-type="float" office:value="178153.286480148">
            <text:p>178153.28648014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3832.419">
            <text:p>123832.41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4]+1" office:value-type="float" office:value="7">
            <text:p>7</text:p>
          </table:table-cell>
          <table:table-cell table:formula="of:=[.D124]/[Tabelle1.$C$17]" office:value-type="float" office:value="178161.442641729">
            <text:p>178161.442641729</text:p>
          </table:table-cell>
        </table:table-row>
        <table:table-row table:style-name="ro1">
          <table:table-cell office:value-type="string">
            <text:p>3s23p5(2P°1/2)7s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3873">
            <text:p>12387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5]+1" office:value-type="float" office:value="1">
            <text:p>1</text:p>
          </table:table-cell>
          <table:table-cell table:formula="of:=[.D125]/[Tabelle1.$C$17]" office:value-type="float" office:value="178219.827752528">
            <text:p>178219.82775252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3882.203">
            <text:p>123882.20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6]+1" office:value-type="float" office:value="3">
            <text:p>3</text:p>
          </table:table-cell>
          <table:table-cell table:formula="of:=[.D126]/[Tabelle1.$C$17]" office:value-type="float" office:value="178233.068386684">
            <text:p>178233.068386684</text:p>
          </table:table-cell>
        </table:table-row>
        <table:table-row table:style-name="ro1">
          <table:table-cell office:value-type="string">
            <text:p>3s23p5(2P°3/2)8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3903.22">
            <text:p>123903.2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7]+1" office:value-type="float" office:value="5">
            <text:p>5</text:p>
          </table:table-cell>
          <table:table-cell table:formula="of:=[.D127]/[Tabelle1.$C$17]" office:value-type="float" office:value="178263.306179584">
            <text:p>178263.3061795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3935.87">
            <text:p>123935.8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8]+1" office:value-type="float" office:value="3">
            <text:p>3</text:p>
          </table:table-cell>
          <table:table-cell table:formula="of:=[.D128]/[Tabelle1.$C$17]" office:value-type="float" office:value="178310.280721058">
            <text:p>178310.280721058</text:p>
          </table:table-cell>
        </table:table-row>
        <table:table-row table:style-name="ro1">
          <table:table-cell office:value-type="string">
            <text:p>3s23p5(2P°3/2)6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4041.1">
            <text:p>124041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29]+1" office:value-type="float" office:value="3">
            <text:p>3</text:p>
          </table:table-cell>
          <table:table-cell table:formula="of:=[.D129]/[Tabelle1.$C$17]" office:value-type="float" office:value="178461.678301438">
            <text:p>178461.67830143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041.26">
            <text:p>124041.2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0]+1" office:value-type="float" office:value="5">
            <text:p>5</text:p>
          </table:table-cell>
          <table:table-cell table:formula="of:=[.D130]/[Tabelle1.$C$17]" office:value-type="float" office:value="178461.908498273">
            <text:p>178461.908498273</text:p>
          </table:table-cell>
        </table:table-row>
        <table:table-row table:style-name="ro1">
          <table:table-cell office:value-type="string">
            <text:p>3s23p5(2P°3/2)6f </text:p>
          </table:table-cell>
          <table:table-cell office:value-type="string">
            <text:p><text:s/>2[9/2] </text:p>
          </table:table-cell>
          <table:table-cell office:value-type="float" office:value="5">
            <text:p>5</text:p>
          </table:table-cell>
          <table:table-cell office:value-type="float" office:value="124046.602">
            <text:p>124046.6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1]+1" office:value-type="float" office:value="11">
            <text:p>11</text:p>
          </table:table-cell>
          <table:table-cell table:formula="of:=[.D131]/[Tabelle1.$C$17]" office:value-type="float" office:value="178469.594195074">
            <text:p>178469.59419507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046.63">
            <text:p>124046.6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2]+1" office:value-type="float" office:value="9">
            <text:p>9</text:p>
          </table:table-cell>
          <table:table-cell table:formula="of:=[.D132]/[Tabelle1.$C$17]" office:value-type="float" office:value="178469.63447952">
            <text:p>178469.63447952</text:p>
          </table:table-cell>
        </table:table-row>
        <table:table-row table:style-name="ro1">
          <table:table-cell office:value-type="string">
            <text:p>3s23p5(2P°3/2)6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4051.375">
            <text:p>124051.37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3]+1" office:value-type="float" office:value="7">
            <text:p>7</text:p>
          </table:table-cell>
          <table:table-cell table:formula="of:=[.D133]/[Tabelle1.$C$17]" office:value-type="float" office:value="178476.461254383">
            <text:p>178476.46125438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051.63">
            <text:p>124051.6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4]+1" office:value-type="float" office:value="5">
            <text:p>5</text:p>
          </table:table-cell>
          <table:table-cell table:formula="of:=[.D134]/[Tabelle1.$C$17]" office:value-type="float" office:value="178476.828130588">
            <text:p>178476.828130588</text:p>
          </table:table-cell>
        </table:table-row>
        <table:table-row table:style-name="ro1">
          <table:table-cell office:value-type="string">
            <text:p>3s23p5(2P°3/2)6g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4055.06">
            <text:p>124055.0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5]+1" office:value-type="float" office:value="5">
            <text:p>5</text:p>
          </table:table-cell>
          <table:table-cell table:formula="of:=[.D135]/[Tabelle1.$C$17]" office:value-type="float" office:value="178481.762975221">
            <text:p>178481.76297522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4055.06">
            <text:p>124055.0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6]+1" office:value-type="float" office:value="7">
            <text:p>7</text:p>
          </table:table-cell>
          <table:table-cell table:formula="of:=[.D136]/[Tabelle1.$C$17]" office:value-type="float" office:value="178481.762975221">
            <text:p>178481.762975221</text:p>
          </table:table-cell>
        </table:table-row>
        <table:table-row table:style-name="ro1">
          <table:table-cell office:value-type="string">
            <text:p>3s23p5(2P°3/2)6g </text:p>
          </table:table-cell>
          <table:table-cell office:value-type="string">
            <text:p><text:s/>2[11/2]° </text:p>
          </table:table-cell>
          <table:table-cell office:value-type="float" office:value="5">
            <text:p>5</text:p>
          </table:table-cell>
          <table:table-cell office:value-type="float" office:value="124056.98">
            <text:p>124056.9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7]+1" office:value-type="float" office:value="11">
            <text:p>11</text:p>
          </table:table-cell>
          <table:table-cell table:formula="of:=[.D137]/[Tabelle1.$C$17]" office:value-type="float" office:value="178484.525337231">
            <text:p>178484.5253372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124056.98">
            <text:p>124056.9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8]+1" office:value-type="float" office:value="13">
            <text:p>13</text:p>
          </table:table-cell>
          <table:table-cell table:formula="of:=[.D138]/[Tabelle1.$C$17]" office:value-type="float" office:value="178484.525337231">
            <text:p>178484.525337231</text:p>
          </table:table-cell>
        </table:table-row>
        <table:table-row table:style-name="ro1">
          <table:table-cell office:value-type="string">
            <text:p>3s23p5(2P°3/2)6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4058.232">
            <text:p>124058.2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39]+1" office:value-type="float" office:value="7">
            <text:p>7</text:p>
          </table:table-cell>
          <table:table-cell table:formula="of:=[.D139]/[Tabelle1.$C$17]" office:value-type="float" office:value="178486.326627458">
            <text:p>178486.32662745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058.241">
            <text:p>124058.24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0]+1" office:value-type="float" office:value="9">
            <text:p>9</text:p>
          </table:table-cell>
          <table:table-cell table:formula="of:=[.D140]/[Tabelle1.$C$17]" office:value-type="float" office:value="178486.33957603">
            <text:p>178486.33957603</text:p>
          </table:table-cell>
        </table:table-row>
        <table:table-row table:style-name="ro1">
          <table:table-cell office:value-type="string">
            <text:p>3s23p5(2P°3/2)6g </text:p>
          </table:table-cell>
          <table:table-cell office:value-type="string">
            <text:p><text:s/>2[7/2]° </text:p>
          </table:table-cell>
          <table:table-cell office:value-type="float" office:value="3">
            <text:p>3</text:p>
          </table:table-cell>
          <table:table-cell office:value-type="float" office:value="124060.55">
            <text:p>124060.5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1]+1" office:value-type="float" office:value="7">
            <text:p>7</text:p>
          </table:table-cell>
          <table:table-cell table:formula="of:=[.D141]/[Tabelle1.$C$17]" office:value-type="float" office:value="178489.661604093">
            <text:p>178489.6616040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060.55">
            <text:p>124060.5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2]+1" office:value-type="float" office:value="9">
            <text:p>9</text:p>
          </table:table-cell>
          <table:table-cell table:formula="of:=[.D142]/[Tabelle1.$C$17]" office:value-type="float" office:value="178489.661604093">
            <text:p>178489.661604093</text:p>
          </table:table-cell>
        </table:table-row>
        <table:table-row table:style-name="ro1">
          <table:table-cell office:value-type="string">
            <text:p>3s23p5(2P°3/2)6g </text:p>
          </table:table-cell>
          <table:table-cell office:value-type="string">
            <text:p><text:s/>2[9/2]° </text:p>
          </table:table-cell>
          <table:table-cell office:value-type="float" office:value="4">
            <text:p>4</text:p>
          </table:table-cell>
          <table:table-cell office:value-type="float" office:value="124062.6">
            <text:p>124062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3]+1" office:value-type="float" office:value="9">
            <text:p>9</text:p>
          </table:table-cell>
          <table:table-cell table:formula="of:=[.D143]/[Tabelle1.$C$17]" office:value-type="float" office:value="178492.611001031">
            <text:p>178492.6110010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24062.6">
            <text:p>124062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4]+1" office:value-type="float" office:value="11">
            <text:p>11</text:p>
          </table:table-cell>
          <table:table-cell table:formula="of:=[.D144]/[Tabelle1.$C$17]" office:value-type="float" office:value="178492.611001031">
            <text:p>178492.611001031</text:p>
          </table:table-cell>
        </table:table-row>
        <table:table-row table:style-name="ro1">
          <table:table-cell office:value-type="string">
            <text:p>3s23p5(2P°1/2)5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4135.669">
            <text:p>124135.66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5]+1" office:value-type="float" office:value="7">
            <text:p>7</text:p>
          </table:table-cell>
          <table:table-cell table:formula="of:=[.D145]/[Tabelle1.$C$17]" office:value-type="float" office:value="178597.737579011">
            <text:p>178597.7375790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135.698">
            <text:p>124135.69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6]+1" office:value-type="float" office:value="9">
            <text:p>9</text:p>
          </table:table-cell>
          <table:table-cell table:formula="of:=[.D146]/[Tabelle1.$C$17]" office:value-type="float" office:value="178597.779302187">
            <text:p>178597.779302187</text:p>
          </table:table-cell>
        </table:table-row>
        <table:table-row table:style-name="ro1">
          <table:table-cell office:value-type="string">
            <text:p>3s23p5(2P°1/2)5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4137.214">
            <text:p>124137.21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7]+1" office:value-type="float" office:value="7">
            <text:p>7</text:p>
          </table:table-cell>
          <table:table-cell table:formula="of:=[.D147]/[Tabelle1.$C$17]" office:value-type="float" office:value="178599.960417191">
            <text:p>178599.96041719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137.436">
            <text:p>124137.4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8]+1" office:value-type="float" office:value="5">
            <text:p>5</text:p>
          </table:table-cell>
          <table:table-cell table:formula="of:=[.D148]/[Tabelle1.$C$17]" office:value-type="float" office:value="178600.279815298">
            <text:p>178600.279815298</text:p>
          </table:table-cell>
        </table:table-row>
        <table:table-row table:style-name="ro1">
          <table:table-cell office:value-type="string">
            <text:p>3s23p5(2P°1/2)5g </text:p>
          </table:table-cell>
          <table:table-cell office:value-type="string">
            <text:p><text:s/>2[9/2]° </text:p>
          </table:table-cell>
          <table:table-cell office:value-type="float" office:value="5">
            <text:p>5</text:p>
          </table:table-cell>
          <table:table-cell office:value-type="float" office:value="124148.26">
            <text:p>124148.2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49]+1" office:value-type="float" office:value="11">
            <text:p>11</text:p>
          </table:table-cell>
          <table:table-cell table:formula="of:=[.D149]/[Tabelle1.$C$17]" office:value-type="float" office:value="178615.852631131">
            <text:p>178615.8526311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148.26">
            <text:p>124148.2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0]+1" office:value-type="float" office:value="9">
            <text:p>9</text:p>
          </table:table-cell>
          <table:table-cell table:formula="of:=[.D150]/[Tabelle1.$C$17]" office:value-type="float" office:value="178615.852631131">
            <text:p>178615.852631131</text:p>
          </table:table-cell>
        </table:table-row>
        <table:table-row table:style-name="ro1">
          <table:table-cell office:value-type="string">
            <text:p>3s23p5(2P°1/2)5g </text:p>
          </table:table-cell>
          <table:table-cell office:value-type="string">
            <text:p><text:s/>2[7/2]° </text:p>
          </table:table-cell>
          <table:table-cell office:value-type="float" office:value="3">
            <text:p>3</text:p>
          </table:table-cell>
          <table:table-cell office:value-type="float" office:value="124148.5">
            <text:p>124148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1]+1" office:value-type="float" office:value="7">
            <text:p>7</text:p>
          </table:table-cell>
          <table:table-cell table:formula="of:=[.D151]/[Tabelle1.$C$17]" office:value-type="float" office:value="178616.197926382">
            <text:p>178616.1979263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148.5">
            <text:p>124148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2]+1" office:value-type="float" office:value="9">
            <text:p>9</text:p>
          </table:table-cell>
          <table:table-cell table:formula="of:=[.D152]/[Tabelle1.$C$17]" office:value-type="float" office:value="178616.197926382">
            <text:p>178616.197926382</text:p>
          </table:table-cell>
        </table:table-row>
        <table:table-row table:style-name="ro1">
          <table:table-cell office:value-type="string">
            <text:p>3s23p5(2P°3/2)8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4311.68">
            <text:p>124311.6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3]+1" office:value-type="float" office:value="3">
            <text:p>3</text:p>
          </table:table-cell>
          <table:table-cell table:formula="of:=[.D153]/[Tabelle1.$C$17]" office:value-type="float" office:value="178850.969922641">
            <text:p>178850.9699226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4439.34">
            <text:p>124439.3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4]+1" office:value-type="float" office:value="1">
            <text:p>1</text:p>
          </table:table-cell>
          <table:table-cell table:formula="of:=[.D154]/[Tabelle1.$C$17]" office:value-type="float" office:value="179034.638221713">
            <text:p>179034.638221713</text:p>
          </table:table-cell>
        </table:table-row>
        <table:table-row table:style-name="ro1">
          <table:table-cell office:value-type="string">
            <text:p>3s23p5(2P°3/2)8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4349.02">
            <text:p>124349.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5]+1" office:value-type="float" office:value="7">
            <text:p>7</text:p>
          </table:table-cell>
          <table:table-cell table:formula="of:=[.D155]/[Tabelle1.$C$17]" office:value-type="float" office:value="178904.692108818">
            <text:p>178904.6921088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356.89">
            <text:p>124356.8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6]+1" office:value-type="float" office:value="5">
            <text:p>5</text:p>
          </table:table-cell>
          <table:table-cell table:formula="of:=[.D156]/[Tabelle1.$C$17]" office:value-type="float" office:value="178916.014915599">
            <text:p>178916.014915599</text:p>
          </table:table-cell>
        </table:table-row>
        <table:table-row table:style-name="ro1">
          <table:table-cell office:value-type="string">
            <text:p>3s23p5(2P°3/2)8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4376.31">
            <text:p>124376.3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7]+1" office:value-type="float" office:value="3">
            <text:p>3</text:p>
          </table:table-cell>
          <table:table-cell table:formula="of:=[.D157]/[Tabelle1.$C$17]" office:value-type="float" office:value="178943.955056348">
            <text:p>178943.95505634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381.16">
            <text:p>124381.1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8]+1" office:value-type="float" office:value="5">
            <text:p>5</text:p>
          </table:table-cell>
          <table:table-cell table:formula="of:=[.D158]/[Tabelle1.$C$17]" office:value-type="float" office:value="178950.932897884">
            <text:p>178950.932897884</text:p>
          </table:table-cell>
        </table:table-row>
        <table:table-row table:style-name="ro1">
          <table:table-cell office:value-type="string">
            <text:p>3s23p5(2P°3/2)7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4526.695">
            <text:p>124526.69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59]+1" office:value-type="float" office:value="1">
            <text:p>1</text:p>
          </table:table-cell>
          <table:table-cell table:formula="of:=[.D159]/[Tabelle1.$C$17]" office:value-type="float" office:value="179160.318499524">
            <text:p>179160.31849952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4554.874">
            <text:p>124554.87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0]+1" office:value-type="float" office:value="3">
            <text:p>3</text:p>
          </table:table-cell>
          <table:table-cell table:formula="of:=[.D160]/[Tabelle1.$C$17]" office:value-type="float" office:value="179200.860478214">
            <text:p>179200.860478214</text:p>
          </table:table-cell>
        </table:table-row>
        <table:table-row table:style-name="ro1">
          <table:table-cell office:value-type="string">
            <text:p>3s23p5(2P°3/2)7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4603.89">
            <text:p>124603.8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1]+1" office:value-type="float" office:value="5">
            <text:p>5</text:p>
          </table:table-cell>
          <table:table-cell table:formula="of:=[.D161]/[Tabelle1.$C$17]" office:value-type="float" office:value="179271.381278365">
            <text:p>179271.3812783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4788.22">
            <text:p>124788.2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2]+1" office:value-type="float" office:value="3">
            <text:p>3</text:p>
          </table:table-cell>
          <table:table-cell table:formula="of:=[.D162]/[Tabelle1.$C$17]" office:value-type="float" office:value="179536.582418643">
            <text:p>179536.582418643</text:p>
          </table:table-cell>
        </table:table-row>
        <table:table-row table:style-name="ro1">
          <table:table-cell office:value-type="string">
            <text:p>3s23p5(2P°3/2)7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4609.856">
            <text:p>124609.85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3]+1" office:value-type="float" office:value="9">
            <text:p>9</text:p>
          </table:table-cell>
          <table:table-cell table:formula="of:=[.D163]/[Tabelle1.$C$17]" office:value-type="float" office:value="179279.96474282">
            <text:p>179279.964742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4649.485">
            <text:p>124649.48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4]+1" office:value-type="float" office:value="7">
            <text:p>7</text:p>
          </table:table-cell>
          <table:table-cell table:formula="of:=[.D164]/[Tabelle1.$C$17]" office:value-type="float" office:value="179336.980182455">
            <text:p>179336.980182455</text:p>
          </table:table-cell>
        </table:table-row>
        <table:table-row table:style-name="ro1">
          <table:table-cell office:value-type="string">
            <text:p>3s23p5(2P°1/2)7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4643.45">
            <text:p>124643.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5]+1" office:value-type="float" office:value="3">
            <text:p>3</text:p>
          </table:table-cell>
          <table:table-cell table:formula="of:=[.D165]/[Tabelle1.$C$17]" office:value-type="float" office:value="179328.297445616">
            <text:p>179328.29744561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658.44">
            <text:p>124658.4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6]+1" office:value-type="float" office:value="5">
            <text:p>5</text:p>
          </table:table-cell>
          <table:table-cell table:formula="of:=[.D166]/[Tabelle1.$C$17]" office:value-type="float" office:value="179349.864011518">
            <text:p>179349.864011518</text:p>
          </table:table-cell>
        </table:table-row>
        <table:table-row table:style-name="ro1">
          <table:table-cell office:value-type="string">
            <text:p>3s23p5(2P°1/2)7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4650.95">
            <text:p>124650.9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7]+1" office:value-type="float" office:value="3">
            <text:p>3</text:p>
          </table:table-cell>
          <table:table-cell table:formula="of:=[.D167]/[Tabelle1.$C$17]" office:value-type="float" office:value="179339.087922218">
            <text:p>179339.0879222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4749.805">
            <text:p>124749.80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8]+1" office:value-type="float" office:value="1">
            <text:p>1</text:p>
          </table:table-cell>
          <table:table-cell table:formula="of:=[.D168]/[Tabelle1.$C$17]" office:value-type="float" office:value="179481.313597486">
            <text:p>179481.313597486</text:p>
          </table:table-cell>
        </table:table-row>
        <table:table-row table:style-name="ro1">
          <table:table-cell office:value-type="string">
            <text:p>3s23p5(2P°3/2)7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4691.951">
            <text:p>124691.95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69]+1" office:value-type="float" office:value="5">
            <text:p>5</text:p>
          </table:table-cell>
          <table:table-cell table:formula="of:=[.D169]/[Tabelle1.$C$17]" office:value-type="float" office:value="179398.077299707">
            <text:p>179398.07729970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4715.081">
            <text:p>124715.08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0]+1" office:value-type="float" office:value="7">
            <text:p>7</text:p>
          </table:table-cell>
          <table:table-cell table:formula="of:=[.D170]/[Tabelle1.$C$17]" office:value-type="float" office:value="179431.355129548">
            <text:p>179431.355129548</text:p>
          </table:table-cell>
        </table:table-row>
        <table:table-row table:style-name="ro1">
          <table:table-cell office:value-type="string">
            <text:p>3s23p5(2P°3/2)9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4771.59">
            <text:p>124771.5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1]+1" office:value-type="float" office:value="5">
            <text:p>5</text:p>
          </table:table-cell>
          <table:table-cell table:formula="of:=[.D171]/[Tabelle1.$C$17]" office:value-type="float" office:value="179512.65633519">
            <text:p>179512.656335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4782.61">
            <text:p>124782.6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2]+1" office:value-type="float" office:value="3">
            <text:p>3</text:p>
          </table:table-cell>
          <table:table-cell table:formula="of:=[.D172]/[Tabelle1.$C$17]" office:value-type="float" office:value="179528.511142144">
            <text:p>179528.511142144</text:p>
          </table:table-cell>
        </table:table-row>
        <table:table-row table:style-name="ro1">
          <table:table-cell office:value-type="string">
            <text:p>3s23p5(2P°3/2)7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4857.138">
            <text:p>124857.13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3]+1" office:value-type="float" office:value="3">
            <text:p>3</text:p>
          </table:table-cell>
          <table:table-cell table:formula="of:=[.D173]/[Tabelle1.$C$17]" office:value-type="float" office:value="179635.736827505">
            <text:p>179635.73682750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857.33">
            <text:p>124857.3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4]+1" office:value-type="float" office:value="5">
            <text:p>5</text:p>
          </table:table-cell>
          <table:table-cell table:formula="of:=[.D174]/[Tabelle1.$C$17]" office:value-type="float" office:value="179636.013063707">
            <text:p>179636.013063707</text:p>
          </table:table-cell>
        </table:table-row>
        <table:table-row table:style-name="ro1">
          <table:table-cell office:value-type="string">
            <text:p>3s23p5(2P°3/2)7f </text:p>
          </table:table-cell>
          <table:table-cell office:value-type="string">
            <text:p><text:s/>2[9/2] </text:p>
          </table:table-cell>
          <table:table-cell office:value-type="float" office:value="5">
            <text:p>5</text:p>
          </table:table-cell>
          <table:table-cell office:value-type="float" office:value="124860.602">
            <text:p>124860.6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5]+1" office:value-type="float" office:value="11">
            <text:p>11</text:p>
          </table:table-cell>
          <table:table-cell table:formula="of:=[.D175]/[Tabelle1.$C$17]" office:value-type="float" office:value="179640.720588966">
            <text:p>179640.72058896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860.615">
            <text:p>124860.61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6]+1" office:value-type="float" office:value="9">
            <text:p>9</text:p>
          </table:table-cell>
          <table:table-cell table:formula="of:=[.D176]/[Tabelle1.$C$17]" office:value-type="float" office:value="179640.739292458">
            <text:p>179640.739292458</text:p>
          </table:table-cell>
        </table:table-row>
        <table:table-row table:style-name="ro1">
          <table:table-cell office:value-type="string">
            <text:p>3s23p5(2P°3/2)7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4864.977">
            <text:p>124864.97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7]+1" office:value-type="float" office:value="7">
            <text:p>7</text:p>
          </table:table-cell>
          <table:table-cell table:formula="of:=[.D177]/[Tabelle1.$C$17]" office:value-type="float" office:value="179647.01503365">
            <text:p>179647.015033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4865.09">
            <text:p>124865.0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8]+1" office:value-type="float" office:value="5">
            <text:p>5</text:p>
          </table:table-cell>
          <table:table-cell table:formula="of:=[.D178]/[Tabelle1.$C$17]" office:value-type="float" office:value="179647.177610164">
            <text:p>179647.177610164</text:p>
          </table:table-cell>
        </table:table-row>
        <table:table-row table:style-name="ro1">
          <table:table-cell office:value-type="string">
            <text:p>3s23p5(2P°3/2)7g </text:p>
          </table:table-cell>
          <table:table-cell office:value-type="string">
            <text:p><text:s/>2[11/2]° </text:p>
          </table:table-cell>
          <table:table-cell office:value-type="float" office:value="5">
            <text:p>5</text:p>
          </table:table-cell>
          <table:table-cell office:value-type="float" office:value="124867.27">
            <text:p>124867.2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79]+1" office:value-type="float" office:value="11">
            <text:p>11</text:p>
          </table:table-cell>
          <table:table-cell table:formula="of:=[.D179]/[Tabelle1.$C$17]" office:value-type="float" office:value="179650.31404203">
            <text:p>179650.3140420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124867.27">
            <text:p>124867.2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0]+1" office:value-type="float" office:value="13">
            <text:p>13</text:p>
          </table:table-cell>
          <table:table-cell table:formula="of:=[.D180]/[Tabelle1.$C$17]" office:value-type="float" office:value="179650.31404203">
            <text:p>179650.31404203</text:p>
          </table:table-cell>
        </table:table-row>
        <table:table-row table:style-name="ro1">
          <table:table-cell office:value-type="string">
            <text:p>3s23p5(2P°3/2)7h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4868.45">
            <text:p>124868.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1]+1" office:value-type="float" office:value="7">
            <text:p>7</text:p>
          </table:table-cell>
          <table:table-cell table:formula="of:=[.D181]/[Tabelle1.$C$17]" office:value-type="float" office:value="179652.011743682">
            <text:p>179652.0117436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868.45">
            <text:p>124868.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2]+1" office:value-type="float" office:value="9">
            <text:p>9</text:p>
          </table:table-cell>
          <table:table-cell table:formula="of:=[.D182]/[Tabelle1.$C$17]" office:value-type="float" office:value="179652.011743682">
            <text:p>179652.011743682</text:p>
          </table:table-cell>
        </table:table-row>
        <table:table-row table:style-name="ro1">
          <table:table-cell office:value-type="string">
            <text:p>3s23p5(2P°3/2)7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4868.62">
            <text:p>124868.6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3]+1" office:value-type="float" office:value="7">
            <text:p>7</text:p>
          </table:table-cell>
          <table:table-cell table:formula="of:=[.D183]/[Tabelle1.$C$17]" office:value-type="float" office:value="179652.256327818">
            <text:p>179652.2563278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4868.68">
            <text:p>124868.6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4]+1" office:value-type="float" office:value="9">
            <text:p>9</text:p>
          </table:table-cell>
          <table:table-cell table:formula="of:=[.D184]/[Tabelle1.$C$17]" office:value-type="float" office:value="179652.342651631">
            <text:p>179652.342651631</text:p>
          </table:table-cell>
        </table:table-row>
        <table:table-row table:style-name="ro1">
          <table:table-cell office:value-type="string">
            <text:p>3s23p5(2P°3/2)7h </text:p>
          </table:table-cell>
          <table:table-cell office:value-type="string">
            <text:p><text:s/>2[13/2] </text:p>
          </table:table-cell>
          <table:table-cell office:value-type="float" office:value="7">
            <text:p>7</text:p>
          </table:table-cell>
          <table:table-cell office:value-type="float" office:value="124868.97">
            <text:p>124868.9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5]+1" office:value-type="float" office:value="15">
            <text:p>15</text:p>
          </table:table-cell>
          <table:table-cell table:formula="of:=[.D185]/[Tabelle1.$C$17]" office:value-type="float" office:value="179652.759883393">
            <text:p>179652.7598833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124868.97">
            <text:p>124868.9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6]+1" office:value-type="float" office:value="13">
            <text:p>13</text:p>
          </table:table-cell>
          <table:table-cell table:formula="of:=[.D186]/[Tabelle1.$C$17]" office:value-type="float" office:value="179652.759883393">
            <text:p>179652.759883393</text:p>
          </table:table-cell>
        </table:table-row>
        <table:table-row table:style-name="ro1">
          <table:table-cell office:value-type="string">
            <text:p>3s23p5(2P°3/2)9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5039.51">
            <text:p>125039.5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7]+1" office:value-type="float" office:value="3">
            <text:p>3</text:p>
          </table:table-cell>
          <table:table-cell table:formula="of:=[.D187]/[Tabelle1.$C$17]" office:value-type="float" office:value="179898.120934025">
            <text:p>179898.1209340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5122.5">
            <text:p>125122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8]+1" office:value-type="float" office:value="1">
            <text:p>1</text:p>
          </table:table-cell>
          <table:table-cell table:formula="of:=[.D188]/[Tabelle1.$C$17]" office:value-type="float" office:value="180017.521154454">
            <text:p>180017.521154454</text:p>
          </table:table-cell>
        </table:table-row>
        <table:table-row table:style-name="ro1">
          <table:table-cell office:value-type="string">
            <text:p>3s23p5(2P°3/2)9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5054.13">
            <text:p>125054.1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89]+1" office:value-type="float" office:value="7">
            <text:p>7</text:p>
          </table:table-cell>
          <table:table-cell table:formula="of:=[.D189]/[Tabelle1.$C$17]" office:value-type="float" office:value="179919.155169748">
            <text:p>179919.15516974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059.76">
            <text:p>125059.7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0]+1" office:value-type="float" office:value="5">
            <text:p>5</text:p>
          </table:table-cell>
          <table:table-cell table:formula="of:=[.D190]/[Tabelle1.$C$17]" office:value-type="float" office:value="179927.255220851">
            <text:p>179927.255220851</text:p>
          </table:table-cell>
        </table:table-row>
        <table:table-row table:style-name="ro1">
          <table:table-cell office:value-type="string">
            <text:p>3s23p5(2P°1/2)6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066.432">
            <text:p>125066.4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1]+1" office:value-type="float" office:value="5">
            <text:p>5</text:p>
          </table:table-cell>
          <table:table-cell table:formula="of:=[.D191]/[Tabelle1.$C$17]" office:value-type="float" office:value="179936.854428836">
            <text:p>179936.85442883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286.26">
            <text:p>125286.2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2]+1" office:value-type="float" office:value="3">
            <text:p>3</text:p>
          </table:table-cell>
          <table:table-cell table:formula="of:=[.D192]/[Tabelle1.$C$17]" office:value-type="float" office:value="180253.127614237">
            <text:p>180253.127614237</text:p>
          </table:table-cell>
        </table:table-row>
        <table:table-row table:style-name="ro1">
          <table:table-cell office:value-type="string">
            <text:p>3s23p5(2P°3/2)9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5072.63">
            <text:p>125072.6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3]+1" office:value-type="float" office:value="3">
            <text:p>3</text:p>
          </table:table-cell>
          <table:table-cell table:formula="of:=[.D193]/[Tabelle1.$C$17]" office:value-type="float" office:value="179945.7716787">
            <text:p>179945.77167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075.14">
            <text:p>125075.1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4]+1" office:value-type="float" office:value="5">
            <text:p>5</text:p>
          </table:table-cell>
          <table:table-cell table:formula="of:=[.D194]/[Tabelle1.$C$17]" office:value-type="float" office:value="179949.382891536">
            <text:p>179949.382891536</text:p>
          </table:table-cell>
        </table:table-row>
        <table:table-row table:style-name="ro1">
          <table:table-cell office:value-type="string">
            <text:p>3s23p5(2P°1/2)6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5113.376">
            <text:p>125113.37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5]+1" office:value-type="float" office:value="5">
            <text:p>5</text:p>
          </table:table-cell>
          <table:table-cell table:formula="of:=[.D195]/[Tabelle1.$C$17]" office:value-type="float" office:value="180004.394179985">
            <text:p>180004.39417998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149.937">
            <text:p>125149.93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6]+1" office:value-type="float" office:value="7">
            <text:p>7</text:p>
          </table:table-cell>
          <table:table-cell table:formula="of:=[.D196]/[Tabelle1.$C$17]" office:value-type="float" office:value="180056.995595325">
            <text:p>180056.995595325</text:p>
          </table:table-cell>
        </table:table-row>
        <table:table-row table:style-name="ro1">
          <table:table-cell office:value-type="string">
            <text:p>3s23p5(2P°3/2)8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5135.831">
            <text:p>125135.83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7]+1" office:value-type="float" office:value="3">
            <text:p>3</text:p>
          </table:table-cell>
          <table:table-cell table:formula="of:=[.D197]/[Tabelle1.$C$17]" office:value-type="float" office:value="180036.700866932">
            <text:p>180036.70086693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5162.94">
            <text:p>125162.9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8]+1" office:value-type="float" office:value="1">
            <text:p>1</text:p>
          </table:table-cell>
          <table:table-cell table:formula="of:=[.D198]/[Tabelle1.$C$17]" office:value-type="float" office:value="180075.703404293">
            <text:p>180075.703404293</text:p>
          </table:table-cell>
        </table:table-row>
        <table:table-row table:style-name="ro1">
          <table:table-cell office:value-type="string">
            <text:p>3s23p5(2P°3/2)8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5219.788">
            <text:p>125219.78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199]+1" office:value-type="float" office:value="9">
            <text:p>9</text:p>
          </table:table-cell>
          <table:table-cell table:formula="of:=[.D199]/[Tabelle1.$C$17]" office:value-type="float" office:value="180157.492339477">
            <text:p>180157.4923394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269.42">
            <text:p>125269.4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0]+1" office:value-type="float" office:value="7">
            <text:p>7</text:p>
          </table:table-cell>
          <table:table-cell table:formula="of:=[.D200]/[Tabelle1.$C$17]" office:value-type="float" office:value="180228.89939744">
            <text:p>180228.89939744</text:p>
          </table:table-cell>
        </table:table-row>
        <table:table-row table:style-name="ro1">
          <table:table-cell office:value-type="string">
            <text:p>3s23p5(2P°3/2)8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282.9">
            <text:p>125282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1]+1" office:value-type="float" office:value="5">
            <text:p>5</text:p>
          </table:table-cell>
          <table:table-cell table:formula="of:=[.D201]/[Tabelle1.$C$17]" office:value-type="float" office:value="180248.293480719">
            <text:p>180248.2934807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736.9">
            <text:p>125736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2]+1" office:value-type="float" office:value="3">
            <text:p>3</text:p>
          </table:table-cell>
          <table:table-cell table:formula="of:=[.D202]/[Tabelle1.$C$17]" office:value-type="float" office:value="180901.476997706">
            <text:p>180901.476997706</text:p>
          </table:table-cell>
        </table:table-row>
        <table:table-row table:style-name="ro1">
          <table:table-cell office:value-type="string">
            <text:p>3s23p5(2P°3/2)8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5291.23">
            <text:p>125291.2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3]+1" office:value-type="float" office:value="5">
            <text:p>5</text:p>
          </table:table-cell>
          <table:table-cell table:formula="of:=[.D203]/[Tabelle1.$C$17]" office:value-type="float" office:value="180260.278103399">
            <text:p>180260.27810339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293.67">
            <text:p>125293.6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4]+1" office:value-type="float" office:value="7">
            <text:p>7</text:p>
          </table:table-cell>
          <table:table-cell table:formula="of:=[.D204]/[Tabelle1.$C$17]" office:value-type="float" office:value="180263.78860512">
            <text:p>180263.78860512</text:p>
          </table:table-cell>
        </table:table-row>
        <table:table-row table:style-name="ro1">
          <table:table-cell office:value-type="string">
            <text:p>3s23p5(2P°3/2)10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329.94">
            <text:p>125329.9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5]+1" office:value-type="float" office:value="5">
            <text:p>5</text:p>
          </table:table-cell>
          <table:table-cell table:formula="of:=[.D205]/[Tabelle1.$C$17]" office:value-type="float" office:value="180315.971349968">
            <text:p>180315.97134996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331.84">
            <text:p>125331.8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6]+1" office:value-type="float" office:value="3">
            <text:p>3</text:p>
          </table:table-cell>
          <table:table-cell table:formula="of:=[.D206]/[Tabelle1.$C$17]" office:value-type="float" office:value="180318.704937374">
            <text:p>180318.704937374</text:p>
          </table:table-cell>
        </table:table-row>
        <table:table-row table:style-name="ro1">
          <table:table-cell office:value-type="string">
            <text:p>3s23p5(2P°1/2)8s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5334.69">
            <text:p>125334.6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7]+1" office:value-type="float" office:value="1">
            <text:p>1</text:p>
          </table:table-cell>
          <table:table-cell table:formula="of:=[.D207]/[Tabelle1.$C$17]" office:value-type="float" office:value="180322.805318483">
            <text:p>180322.80531848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353.23">
            <text:p>125353.2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8]+1" office:value-type="float" office:value="3">
            <text:p>3</text:p>
          </table:table-cell>
          <table:table-cell table:formula="of:=[.D208]/[Tabelle1.$C$17]" office:value-type="float" office:value="180349.479376644">
            <text:p>180349.479376644</text:p>
          </table:table-cell>
        </table:table-row>
        <table:table-row table:style-name="ro1">
          <table:table-cell office:value-type="string">
            <text:p>3s23p5(2P°3/2)8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5386.3">
            <text:p>125386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09]+1" office:value-type="float" office:value="3">
            <text:p>3</text:p>
          </table:table-cell>
          <table:table-cell table:formula="of:=[.D209]/[Tabelle1.$C$17]" office:value-type="float" office:value="180397.058184808">
            <text:p>180397.05818480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386.34">
            <text:p>125386.3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0]+1" office:value-type="float" office:value="5">
            <text:p>5</text:p>
          </table:table-cell>
          <table:table-cell table:formula="of:=[.D210]/[Tabelle1.$C$17]" office:value-type="float" office:value="180397.115734017">
            <text:p>180397.115734017</text:p>
          </table:table-cell>
        </table:table-row>
        <table:table-row table:style-name="ro1">
          <table:table-cell office:value-type="string">
            <text:p>3s23p5(2P°3/2)8f </text:p>
          </table:table-cell>
          <table:table-cell office:value-type="string">
            <text:p><text:s/>2[9/2] </text:p>
          </table:table-cell>
          <table:table-cell office:value-type="float" office:value="4">
            <text:p>4</text:p>
          </table:table-cell>
          <table:table-cell office:value-type="float" office:value="125388">
            <text:p>12538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1]+1" office:value-type="float" office:value="9">
            <text:p>9</text:p>
          </table:table-cell>
          <table:table-cell table:formula="of:=[.D211]/[Tabelle1.$C$17]" office:value-type="float" office:value="180399.504026172">
            <text:p>180399.50402617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25388.57">
            <text:p>125388.5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2]+1" office:value-type="float" office:value="11">
            <text:p>11</text:p>
          </table:table-cell>
          <table:table-cell table:formula="of:=[.D212]/[Tabelle1.$C$17]" office:value-type="float" office:value="180400.324102393">
            <text:p>180400.324102393</text:p>
          </table:table-cell>
        </table:table-row>
        <table:table-row table:style-name="ro1">
          <table:table-cell office:value-type="string">
            <text:p>3s23p5(2P°3/2)8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5391.1">
            <text:p>125391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3]+1" office:value-type="float" office:value="5">
            <text:p>5</text:p>
          </table:table-cell>
          <table:table-cell table:formula="of:=[.D213]/[Tabelle1.$C$17]" office:value-type="float" office:value="180403.964089834">
            <text:p>180403.9640898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391.02">
            <text:p>125391.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4]+1" office:value-type="float" office:value="7">
            <text:p>7</text:p>
          </table:table-cell>
          <table:table-cell table:formula="of:=[.D214]/[Tabelle1.$C$17]" office:value-type="float" office:value="180403.848991417">
            <text:p>180403.848991417</text:p>
          </table:table-cell>
        </table:table-row>
        <table:table-row table:style-name="ro1">
          <table:table-cell office:value-type="string">
            <text:p>3s23p5(2P°3/2)8f </text:p>
          </table:table-cell>
          <table:table-cell office:value-type="string">
            <text:p><text:s/>2[7/2] </text:p>
          </table:table-cell>
          <table:table-cell office:value-type="float" office:value="4">
            <text:p>4</text:p>
          </table:table-cell>
          <table:table-cell office:value-type="float" office:value="125393.69">
            <text:p>125393.6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5]+1" office:value-type="float" office:value="9">
            <text:p>9</text:p>
          </table:table-cell>
          <table:table-cell table:formula="of:=[.D215]/[Tabelle1.$C$17]" office:value-type="float" office:value="180407.690401087">
            <text:p>180407.6904010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393.7">
            <text:p>125393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6]+1" office:value-type="float" office:value="7">
            <text:p>7</text:p>
          </table:table-cell>
          <table:table-cell table:formula="of:=[.D216]/[Tabelle1.$C$17]" office:value-type="float" office:value="180407.704788389">
            <text:p>180407.704788389</text:p>
          </table:table-cell>
        </table:table-row>
        <table:table-row table:style-name="ro1">
          <table:table-cell office:value-type="string">
            <text:p>3s23p5(2P°1/2)6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5482.641">
            <text:p>125482.64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7]+1" office:value-type="float" office:value="7">
            <text:p>7</text:p>
          </table:table-cell>
          <table:table-cell table:formula="of:=[.D217]/[Tabelle1.$C$17]" office:value-type="float" office:value="180535.666892319">
            <text:p>180535.6668923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5482.68">
            <text:p>125482.6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8]+1" office:value-type="float" office:value="9">
            <text:p>9</text:p>
          </table:table-cell>
          <table:table-cell table:formula="of:=[.D218]/[Tabelle1.$C$17]" office:value-type="float" office:value="180535.723002798">
            <text:p>180535.723002798</text:p>
          </table:table-cell>
        </table:table-row>
        <table:table-row table:style-name="ro1">
          <table:table-cell office:value-type="string">
            <text:p>3s23p5(2P°1/2)6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5483.362">
            <text:p>125483.36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19]+1" office:value-type="float" office:value="5">
            <text:p>5</text:p>
          </table:table-cell>
          <table:table-cell table:formula="of:=[.D219]/[Tabelle1.$C$17]" office:value-type="float" office:value="180536.704216803">
            <text:p>180536.70421680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483.145">
            <text:p>125483.1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0]+1" office:value-type="float" office:value="7">
            <text:p>7</text:p>
          </table:table-cell>
          <table:table-cell table:formula="of:=[.D220]/[Tabelle1.$C$17]" office:value-type="float" office:value="180536.392012347">
            <text:p>180536.392012347</text:p>
          </table:table-cell>
        </table:table-row>
        <table:table-row table:style-name="ro1">
          <table:table-cell office:value-type="string">
            <text:p>3s23p5(2P°1/2)6g </text:p>
          </table:table-cell>
          <table:table-cell office:value-type="string">
            <text:p><text:s/>2[9/2]° </text:p>
          </table:table-cell>
          <table:table-cell office:value-type="float" office:value="5">
            <text:p>5</text:p>
          </table:table-cell>
          <table:table-cell office:value-type="float" office:value="125490.74">
            <text:p>125490.7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1]+1" office:value-type="float" office:value="11">
            <text:p>11</text:p>
          </table:table-cell>
          <table:table-cell table:formula="of:=[.D221]/[Tabelle1.$C$17]" office:value-type="float" office:value="180547.31916832">
            <text:p>180547.3191683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5490.74">
            <text:p>125490.7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2]+1" office:value-type="float" office:value="9">
            <text:p>9</text:p>
          </table:table-cell>
          <table:table-cell table:formula="of:=[.D222]/[Tabelle1.$C$17]" office:value-type="float" office:value="180547.31916832">
            <text:p>180547.31916832</text:p>
          </table:table-cell>
        </table:table-row>
        <table:table-row table:style-name="ro1">
          <table:table-cell office:value-type="string">
            <text:p>3s23p5(2P°1/2)6g </text:p>
          </table:table-cell>
          <table:table-cell office:value-type="string">
            <text:p><text:s/>2[7/2]° </text:p>
          </table:table-cell>
          <table:table-cell office:value-type="float" office:value="3">
            <text:p>3</text:p>
          </table:table-cell>
          <table:table-cell office:value-type="float" office:value="125490.83">
            <text:p>125490.8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3]+1" office:value-type="float" office:value="7">
            <text:p>7</text:p>
          </table:table-cell>
          <table:table-cell table:formula="of:=[.D223]/[Tabelle1.$C$17]" office:value-type="float" office:value="180547.448654039">
            <text:p>180547.44865403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5490.83">
            <text:p>125490.8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4]+1" office:value-type="float" office:value="9">
            <text:p>9</text:p>
          </table:table-cell>
          <table:table-cell table:formula="of:=[.D224]/[Tabelle1.$C$17]" office:value-type="float" office:value="180547.448654039">
            <text:p>180547.448654039</text:p>
          </table:table-cell>
        </table:table-row>
        <table:table-row table:style-name="ro1">
          <table:table-cell office:value-type="string">
            <text:p>3s23p5(2P°3/2)10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5505.46">
            <text:p>125505.4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5]+1" office:value-type="float" office:value="3">
            <text:p>3</text:p>
          </table:table-cell>
          <table:table-cell table:formula="of:=[.D225]/[Tabelle1.$C$17]" office:value-type="float" office:value="180568.497277064">
            <text:p>180568.4972770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5561.8">
            <text:p>125561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6]+1" office:value-type="float" office:value="1">
            <text:p>1</text:p>
          </table:table-cell>
          <table:table-cell table:formula="of:=[.D226]/[Tabelle1.$C$17]" office:value-type="float" office:value="180649.5553373">
            <text:p>180649.5553373</text:p>
          </table:table-cell>
        </table:table-row>
        <table:table-row table:style-name="ro1">
          <table:table-cell office:value-type="string">
            <text:p>3s23p5(2P°3/2)10p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5519.8">
            <text:p>125519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7]+1" office:value-type="float" office:value="7">
            <text:p>7</text:p>
          </table:table-cell>
          <table:table-cell table:formula="of:=[.D227]/[Tabelle1.$C$17]" office:value-type="float" office:value="180589.128668328">
            <text:p>180589.12866832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523.2">
            <text:p>125523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8]+1" office:value-type="float" office:value="5">
            <text:p>5</text:p>
          </table:table-cell>
          <table:table-cell table:formula="of:=[.D228]/[Tabelle1.$C$17]" office:value-type="float" office:value="180594.020351054">
            <text:p>180594.020351054</text:p>
          </table:table-cell>
        </table:table-row>
        <table:table-row table:style-name="ro1">
          <table:table-cell office:value-type="string">
            <text:p>3s23p5(2P°3/2)10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5531.6">
            <text:p>125531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29]+1" office:value-type="float" office:value="3">
            <text:p>3</text:p>
          </table:table-cell>
          <table:table-cell table:formula="of:=[.D229]/[Tabelle1.$C$17]" office:value-type="float" office:value="180606.105684848">
            <text:p>180606.10568484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533.83">
            <text:p>125533.8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0]+1" office:value-type="float" office:value="5">
            <text:p>5</text:p>
          </table:table-cell>
          <table:table-cell table:formula="of:=[.D230]/[Tabelle1.$C$17]" office:value-type="float" office:value="180609.314053225">
            <text:p>180609.314053225</text:p>
          </table:table-cell>
        </table:table-row>
        <table:table-row table:style-name="ro1">
          <table:table-cell office:value-type="string">
            <text:p>3s23p5(2P°3/2)9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5595.09">
            <text:p>125595.0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1]+1" office:value-type="float" office:value="1">
            <text:p>1</text:p>
          </table:table-cell>
          <table:table-cell table:formula="of:=[.D231]/[Tabelle1.$C$17]" office:value-type="float" office:value="180697.450666111">
            <text:p>180697.4506661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613.07">
            <text:p>125613.0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2]+1" office:value-type="float" office:value="3">
            <text:p>3</text:p>
          </table:table-cell>
          <table:table-cell table:formula="of:=[.D232]/[Tabelle1.$C$17]" office:value-type="float" office:value="180723.319035352">
            <text:p>180723.319035352</text:p>
          </table:table-cell>
        </table:table-row>
        <table:table-row table:style-name="ro1">
          <table:table-cell office:value-type="string">
            <text:p>3s23p5(2P°3/2)9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5631.64">
            <text:p>125631.6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3]+1" office:value-type="float" office:value="9">
            <text:p>9</text:p>
          </table:table-cell>
          <table:table-cell table:formula="of:=[.D233]/[Tabelle1.$C$17]" office:value-type="float" office:value="180750.036255419">
            <text:p>180750.0362554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651.99">
            <text:p>125651.9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4]+1" office:value-type="float" office:value="7">
            <text:p>7</text:p>
          </table:table-cell>
          <table:table-cell table:formula="of:=[.D234]/[Tabelle1.$C$17]" office:value-type="float" office:value="180779.314415267">
            <text:p>180779.314415267</text:p>
          </table:table-cell>
        </table:table-row>
        <table:table-row table:style-name="ro1">
          <table:table-cell office:value-type="string">
            <text:p>3s23p5(2P°3/2)9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637.87">
            <text:p>125637.8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5]+1" office:value-type="float" office:value="5">
            <text:p>5</text:p>
          </table:table-cell>
          <table:table-cell table:formula="of:=[.D235]/[Tabelle1.$C$17]" office:value-type="float" office:value="180758.99954465">
            <text:p>180758.999544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718.11">
            <text:p>125718.1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6]+1" office:value-type="float" office:value="3">
            <text:p>3</text:p>
          </table:table-cell>
          <table:table-cell table:formula="of:=[.D236]/[Tabelle1.$C$17]" office:value-type="float" office:value="180874.443256992">
            <text:p>180874.443256992</text:p>
          </table:table-cell>
        </table:table-row>
        <table:table-row table:style-name="ro1">
          <table:table-cell office:value-type="string">
            <text:p>3s23p5(2P°3/2)9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5671.48">
            <text:p>125671.4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7]+1" office:value-type="float" office:value="5">
            <text:p>5</text:p>
          </table:table-cell>
          <table:table-cell table:formula="of:=[.D237]/[Tabelle1.$C$17]" office:value-type="float" office:value="180807.35526713">
            <text:p>180807.3552671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680.38">
            <text:p>125680.3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8]+1" office:value-type="float" office:value="7">
            <text:p>7</text:p>
          </table:table-cell>
          <table:table-cell table:formula="of:=[.D238]/[Tabelle1.$C$17]" office:value-type="float" office:value="180820.159966032">
            <text:p>180820.159966032</text:p>
          </table:table-cell>
        </table:table-row>
        <table:table-row table:style-name="ro1">
          <table:table-cell office:value-type="string">
            <text:p>3s23p5(2P°3/2)11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709.37">
            <text:p>125709.3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39]+1" office:value-type="float" office:value="5">
            <text:p>5</text:p>
          </table:table-cell>
          <table:table-cell table:formula="of:=[.D239]/[Tabelle1.$C$17]" office:value-type="float" office:value="180861.868754925">
            <text:p>180861.8687549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715.41">
            <text:p>125715.4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0]+1" office:value-type="float" office:value="3">
            <text:p>3</text:p>
          </table:table-cell>
          <table:table-cell table:formula="of:=[.D240]/[Tabelle1.$C$17]" office:value-type="float" office:value="180870.558685415">
            <text:p>180870.558685415</text:p>
          </table:table-cell>
        </table:table-row>
        <table:table-row table:style-name="ro1">
          <table:table-cell office:value-type="string">
            <text:p>3s23p5(2P°3/2)9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5748.75">
            <text:p>125748.7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1]+1" office:value-type="float" office:value="3">
            <text:p>3</text:p>
          </table:table-cell>
          <table:table-cell table:formula="of:=[.D241]/[Tabelle1.$C$17]" office:value-type="float" office:value="180918.525950737">
            <text:p>180918.5259507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748.75">
            <text:p>125748.7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2]+1" office:value-type="float" office:value="5">
            <text:p>5</text:p>
          </table:table-cell>
          <table:table-cell table:formula="of:=[.D242]/[Tabelle1.$C$17]" office:value-type="float" office:value="180918.525950737">
            <text:p>180918.525950737</text:p>
          </table:table-cell>
        </table:table-row>
        <table:table-row table:style-name="ro1">
          <table:table-cell office:value-type="string">
            <text:p>3s23p5(2P°3/2)9f </text:p>
          </table:table-cell>
          <table:table-cell office:value-type="string">
            <text:p><text:s/>2[9/2] </text:p>
          </table:table-cell>
          <table:table-cell office:value-type="float" office:value="4">
            <text:p>4</text:p>
          </table:table-cell>
          <table:table-cell office:value-type="float" office:value="125750.34">
            <text:p>125750.3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3]+1" office:value-type="float" office:value="9">
            <text:p>9</text:p>
          </table:table-cell>
          <table:table-cell table:formula="of:=[.D243]/[Tabelle1.$C$17]" office:value-type="float" office:value="180920.813531777">
            <text:p>180920.8135317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25750.34">
            <text:p>125750.3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4]+1" office:value-type="float" office:value="11">
            <text:p>11</text:p>
          </table:table-cell>
          <table:table-cell table:formula="of:=[.D244]/[Tabelle1.$C$17]" office:value-type="float" office:value="180920.813531777">
            <text:p>180920.813531777</text:p>
          </table:table-cell>
        </table:table-row>
        <table:table-row table:style-name="ro1">
          <table:table-cell office:value-type="string">
            <text:p>3s23p5(2P°3/2)9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5752.6">
            <text:p>125752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5]+1" office:value-type="float" office:value="5">
            <text:p>5</text:p>
          </table:table-cell>
          <table:table-cell table:formula="of:=[.D245]/[Tabelle1.$C$17]" office:value-type="float" office:value="180924.06506206">
            <text:p>180924.0650620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752.6">
            <text:p>125752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6]+1" office:value-type="float" office:value="7">
            <text:p>7</text:p>
          </table:table-cell>
          <table:table-cell table:formula="of:=[.D246]/[Tabelle1.$C$17]" office:value-type="float" office:value="180924.06506206">
            <text:p>180924.06506206</text:p>
          </table:table-cell>
        </table:table-row>
        <table:table-row table:style-name="ro1">
          <table:table-cell office:value-type="string">
            <text:p>3s23p5(2P°3/2)9f </text:p>
          </table:table-cell>
          <table:table-cell office:value-type="string">
            <text:p><text:s/>2[7/2] </text:p>
          </table:table-cell>
          <table:table-cell office:value-type="float" office:value="4">
            <text:p>4</text:p>
          </table:table-cell>
          <table:table-cell office:value-type="float" office:value="125754.15">
            <text:p>125754.1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7]+1" office:value-type="float" office:value="9">
            <text:p>9</text:p>
          </table:table-cell>
          <table:table-cell table:formula="of:=[.D247]/[Tabelle1.$C$17]" office:value-type="float" office:value="180926.295093891">
            <text:p>180926.29509389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754.15">
            <text:p>125754.1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8]+1" office:value-type="float" office:value="7">
            <text:p>7</text:p>
          </table:table-cell>
          <table:table-cell table:formula="of:=[.D248]/[Tabelle1.$C$17]" office:value-type="float" office:value="180926.295093891">
            <text:p>180926.295093891</text:p>
          </table:table-cell>
        </table:table-row>
        <table:table-row table:style-name="ro1">
          <table:table-cell office:value-type="string">
            <text:p>3s23p5(2P°1/2)8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5777.32">
            <text:p>125777.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49]+1" office:value-type="float" office:value="3">
            <text:p>3</text:p>
          </table:table-cell>
          <table:table-cell table:formula="of:=[.D249]/[Tabelle1.$C$17]" office:value-type="float" office:value="180959.630472941">
            <text:p>180959.6304729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5831.53">
            <text:p>125831.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0]+1" office:value-type="float" office:value="1">
            <text:p>1</text:p>
          </table:table-cell>
          <table:table-cell table:formula="of:=[.D250]/[Tabelle1.$C$17]" office:value-type="float" office:value="181037.624037821">
            <text:p>181037.624037821</text:p>
          </table:table-cell>
        </table:table-row>
        <table:table-row table:style-name="ro1">
          <table:table-cell office:value-type="string">
            <text:p>3s23p5(2P°1/2)8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5783.71">
            <text:p>125783.7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1]+1" office:value-type="float" office:value="3">
            <text:p>3</text:p>
          </table:table-cell>
          <table:table-cell table:formula="of:=[.D251]/[Tabelle1.$C$17]" office:value-type="float" office:value="180968.823959006">
            <text:p>180968.82395900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5791.95">
            <text:p>125791.9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2]+1" office:value-type="float" office:value="5">
            <text:p>5</text:p>
          </table:table-cell>
          <table:table-cell table:formula="of:=[.D252]/[Tabelle1.$C$17]" office:value-type="float" office:value="180980.679095966">
            <text:p>180980.679095966</text:p>
          </table:table-cell>
        </table:table-row>
        <table:table-row table:style-name="ro1">
          <table:table-cell office:value-type="string">
            <text:p>3s23p5(2P°3/2)11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5844.3">
            <text:p>125844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3]+1" office:value-type="float" office:value="3">
            <text:p>3</text:p>
          </table:table-cell>
          <table:table-cell table:formula="of:=[.D253]/[Tabelle1.$C$17]" office:value-type="float" office:value="181055.996622649">
            <text:p>181055.99662264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5888.8">
            <text:p>125888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4]+1" office:value-type="float" office:value="1">
            <text:p>1</text:p>
          </table:table-cell>
          <table:table-cell table:formula="of:=[.D254]/[Tabelle1.$C$17]" office:value-type="float" office:value="181120.020117156">
            <text:p>181120.020117156</text:p>
          </table:table-cell>
        </table:table-row>
        <table:table-row table:style-name="ro1">
          <table:table-cell office:value-type="string">
            <text:p>3s23p5(2P°3/2)11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5846.5">
            <text:p>125846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5]+1" office:value-type="float" office:value="5">
            <text:p>5</text:p>
          </table:table-cell>
          <table:table-cell table:formula="of:=[.D255]/[Tabelle1.$C$17]" office:value-type="float" office:value="181059.161829119">
            <text:p>181059.161829119</text:p>
          </table:table-cell>
        </table:table-row>
        <table:table-row table:style-name="ro1">
          <table:table-cell office:value-type="string">
            <text:p>3s23p5(2P°3/2)11p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5853.3">
            <text:p>125853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6]+1" office:value-type="float" office:value="3">
            <text:p>3</text:p>
          </table:table-cell>
          <table:table-cell table:formula="of:=[.D256]/[Tabelle1.$C$17]" office:value-type="float" office:value="181068.945194572">
            <text:p>181068.945194572</text:p>
          </table:table-cell>
        </table:table-row>
        <table:table-row table:style-name="ro1">
          <table:table-cell office:value-type="string">
            <text:p>3s23p5(2P°3/2)10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5895.74">
            <text:p>125895.7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7]+1" office:value-type="float" office:value="1">
            <text:p>1</text:p>
          </table:table-cell>
          <table:table-cell table:formula="of:=[.D257]/[Tabelle1.$C$17]" office:value-type="float" office:value="181130.004904838">
            <text:p>181130.00490483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898.58">
            <text:p>125898.5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8]+1" office:value-type="float" office:value="3">
            <text:p>3</text:p>
          </table:table-cell>
          <table:table-cell table:formula="of:=[.D258]/[Tabelle1.$C$17]" office:value-type="float" office:value="181134.090898645">
            <text:p>181134.090898645</text:p>
          </table:table-cell>
        </table:table-row>
        <table:table-row table:style-name="ro1">
          <table:table-cell office:value-type="string">
            <text:p>3s23p5(2P°3/2)10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906.45">
            <text:p>125906.4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59]+1" office:value-type="float" office:value="5">
            <text:p>5</text:p>
          </table:table-cell>
          <table:table-cell table:formula="of:=[.D259]/[Tabelle1.$C$17]" office:value-type="float" office:value="181145.413705426">
            <text:p>181145.41370542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979.4">
            <text:p>125979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0]+1" office:value-type="float" office:value="3">
            <text:p>3</text:p>
          </table:table-cell>
          <table:table-cell table:formula="of:=[.D260]/[Tabelle1.$C$17]" office:value-type="float" office:value="181250.36907451">
            <text:p>181250.36907451</text:p>
          </table:table-cell>
        </table:table-row>
        <table:table-row table:style-name="ro1">
          <table:table-cell office:value-type="string">
            <text:p>3s23p5(2P°3/2)10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5922.47">
            <text:p>125922.4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1]+1" office:value-type="float" office:value="9">
            <text:p>9</text:p>
          </table:table-cell>
          <table:table-cell table:formula="of:=[.D261]/[Tabelle1.$C$17]" office:value-type="float" office:value="181168.462163448">
            <text:p>181168.46216344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932.53">
            <text:p>125932.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2]+1" office:value-type="float" office:value="7">
            <text:p>7</text:p>
          </table:table-cell>
          <table:table-cell table:formula="of:=[.D262]/[Tabelle1.$C$17]" office:value-type="float" office:value="181182.935789397">
            <text:p>181182.935789397</text:p>
          </table:table-cell>
        </table:table-row>
        <table:table-row table:style-name="ro1">
          <table:table-cell office:value-type="string">
            <text:p>3s23p5(2P°3/2)10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5945.67">
            <text:p>125945.6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3]+1" office:value-type="float" office:value="5">
            <text:p>5</text:p>
          </table:table-cell>
          <table:table-cell table:formula="of:=[.D263]/[Tabelle1.$C$17]" office:value-type="float" office:value="181201.840704405">
            <text:p>181201.84070440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5957.24">
            <text:p>125957.2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4]+1" office:value-type="float" office:value="7">
            <text:p>7</text:p>
          </table:table-cell>
          <table:table-cell table:formula="of:=[.D264]/[Tabelle1.$C$17]" office:value-type="float" office:value="181218.486812976">
            <text:p>181218.486812976</text:p>
          </table:table-cell>
        </table:table-row>
        <table:table-row table:style-name="ro1">
          <table:table-cell office:value-type="string">
            <text:p>3s23p5(2P°3/2)12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5979.36">
            <text:p>125979.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5]+1" office:value-type="float" office:value="5">
            <text:p>5</text:p>
          </table:table-cell>
          <table:table-cell table:formula="of:=[.D265]/[Tabelle1.$C$17]" office:value-type="float" office:value="181250.311525302">
            <text:p>181250.31152530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5984.32">
            <text:p>125984.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6]+1" office:value-type="float" office:value="3">
            <text:p>3</text:p>
          </table:table-cell>
          <table:table-cell table:formula="of:=[.D266]/[Tabelle1.$C$17]" office:value-type="float" office:value="181257.447627161">
            <text:p>181257.447627161</text:p>
          </table:table-cell>
        </table:table-row>
        <table:table-row table:style-name="ro1">
          <table:table-cell office:value-type="string">
            <text:p>3s23p5(2P°3/2)10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6008.4">
            <text:p>126008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7]+1" office:value-type="float" office:value="3">
            <text:p>3</text:p>
          </table:table-cell>
          <table:table-cell table:formula="of:=[.D267]/[Tabelle1.$C$17]" office:value-type="float" office:value="181292.092250705">
            <text:p>181292.09225070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6008.4">
            <text:p>126008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8]+1" office:value-type="float" office:value="5">
            <text:p>5</text:p>
          </table:table-cell>
          <table:table-cell table:formula="of:=[.D268]/[Tabelle1.$C$17]" office:value-type="float" office:value="181292.092250705">
            <text:p>181292.092250705</text:p>
          </table:table-cell>
        </table:table-row>
        <table:table-row table:style-name="ro1">
          <table:table-cell office:value-type="string">
            <text:p>3s23p5(2P°3/2)10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010.3">
            <text:p>126010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69]+1" office:value-type="float" office:value="5">
            <text:p>5</text:p>
          </table:table-cell>
          <table:table-cell table:formula="of:=[.D269]/[Tabelle1.$C$17]" office:value-type="float" office:value="181294.825838111">
            <text:p>181294.8258381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010.3">
            <text:p>126010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0]+1" office:value-type="float" office:value="7">
            <text:p>7</text:p>
          </table:table-cell>
          <table:table-cell table:formula="of:=[.D270]/[Tabelle1.$C$17]" office:value-type="float" office:value="181294.825838111">
            <text:p>181294.825838111</text:p>
          </table:table-cell>
        </table:table-row>
        <table:table-row table:style-name="ro1">
          <table:table-cell office:value-type="string">
            <text:p>3s23p5(2P°1/2)7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053.1">
            <text:p>126053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1]+1" office:value-type="float" office:value="5">
            <text:p>5</text:p>
          </table:table-cell>
          <table:table-cell table:formula="of:=[.D271]/[Tabelle1.$C$17]" office:value-type="float" office:value="181356.403491254">
            <text:p>181356.40349125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161.9">
            <text:p>126161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2]+1" office:value-type="float" office:value="3">
            <text:p>3</text:p>
          </table:table-cell>
          <table:table-cell table:formula="of:=[.D272]/[Tabelle1.$C$17]" office:value-type="float" office:value="181512.937338497">
            <text:p>181512.937338497</text:p>
          </table:table-cell>
        </table:table-row>
        <table:table-row table:style-name="ro1">
          <table:table-cell office:value-type="string">
            <text:p>3s23p5(2P°1/2)7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6064.44">
            <text:p>126064.4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3]+1" office:value-type="float" office:value="5">
            <text:p>5</text:p>
          </table:table-cell>
          <table:table-cell table:formula="of:=[.D273]/[Tabelle1.$C$17]" office:value-type="float" office:value="181372.718691877">
            <text:p>181372.7186918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089.54">
            <text:p>126089.5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4]+1" office:value-type="float" office:value="7">
            <text:p>7</text:p>
          </table:table-cell>
          <table:table-cell table:formula="of:=[.D274]/[Tabelle1.$C$17]" office:value-type="float" office:value="181408.830820239">
            <text:p>181408.830820239</text:p>
          </table:table-cell>
        </table:table-row>
        <table:table-row table:style-name="ro1">
          <table:table-cell office:value-type="string">
            <text:p>3s23p5(2P°3/2)12p </text:p>
          </table:table-cell>
          <table:table-cell office:value-type="string">
            <text:p><text:s/>2[1/2] </text:p>
          </table:table-cell>
          <table:table-cell office:value-type="float" office:value="1">
            <text:p>1</text:p>
          </table:table-cell>
          <table:table-cell office:value-type="float" office:value="126072.6">
            <text:p>126072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5]+1" office:value-type="float" office:value="3">
            <text:p>3</text:p>
          </table:table-cell>
          <table:table-cell table:formula="of:=[.D275]/[Tabelle1.$C$17]" office:value-type="float" office:value="181384.45873042">
            <text:p>181384.4587304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6101.62">
            <text:p>126101.6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6]+1" office:value-type="float" office:value="1">
            <text:p>1</text:p>
          </table:table-cell>
          <table:table-cell table:formula="of:=[.D276]/[Tabelle1.$C$17]" office:value-type="float" office:value="181426.21068122">
            <text:p>181426.21068122</text:p>
          </table:table-cell>
        </table:table-row>
        <table:table-row table:style-name="ro1">
          <table:table-cell office:value-type="string">
            <text:p>3s23p5(2P°3/2)12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079.4">
            <text:p>126079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7]+1" office:value-type="float" office:value="5">
            <text:p>5</text:p>
          </table:table-cell>
          <table:table-cell table:formula="of:=[.D277]/[Tabelle1.$C$17]" office:value-type="float" office:value="181394.242095873">
            <text:p>181394.242095873</text:p>
          </table:table-cell>
        </table:table-row>
        <table:table-row table:style-name="ro1">
          <table:table-cell office:value-type="string">
            <text:p>3s23p5(2P°3/2)12p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085.1">
            <text:p>126085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8]+1" office:value-type="float" office:value="5">
            <text:p>5</text:p>
          </table:table-cell>
          <table:table-cell table:formula="of:=[.D278]/[Tabelle1.$C$17]" office:value-type="float" office:value="181402.44285809">
            <text:p>181402.44285809</text:p>
          </table:table-cell>
        </table:table-row>
        <table:table-row table:style-name="ro1">
          <table:table-cell office:value-type="string">
            <text:p>3s23p5(2P°3/2)11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099.36">
            <text:p>126099.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79]+1" office:value-type="float" office:value="3">
            <text:p>3</text:p>
          </table:table-cell>
          <table:table-cell table:formula="of:=[.D279]/[Tabelle1.$C$17]" office:value-type="float" office:value="181422.959150937">
            <text:p>181422.9591509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26114.6">
            <text:p>126114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0]+1" office:value-type="float" office:value="1">
            <text:p>1</text:p>
          </table:table-cell>
          <table:table-cell table:formula="of:=[.D280]/[Tabelle1.$C$17]" office:value-type="float" office:value="181444.885399392">
            <text:p>181444.885399392</text:p>
          </table:table-cell>
        </table:table-row>
        <table:table-row table:style-name="ro1">
          <table:table-cell office:value-type="string">
            <text:p>3s23p5(2P°3/2)11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6135.36">
            <text:p>126135.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1]+1" office:value-type="float" office:value="9">
            <text:p>9</text:p>
          </table:table-cell>
          <table:table-cell table:formula="of:=[.D281]/[Tabelle1.$C$17]" office:value-type="float" office:value="181474.753438627">
            <text:p>181474.75343862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154.53">
            <text:p>126154.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2]+1" office:value-type="float" office:value="7">
            <text:p>7</text:p>
          </table:table-cell>
          <table:table-cell table:formula="of:=[.D282]/[Tabelle1.$C$17]" office:value-type="float" office:value="181502.333896823">
            <text:p>181502.333896823</text:p>
          </table:table-cell>
        </table:table-row>
        <table:table-row table:style-name="ro1">
          <table:table-cell office:value-type="string">
            <text:p>3s23p5(2P°3/2)11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160.17">
            <text:p>126160.1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3]+1" office:value-type="float" office:value="5">
            <text:p>5</text:p>
          </table:table-cell>
          <table:table-cell table:formula="of:=[.D283]/[Tabelle1.$C$17]" office:value-type="float" office:value="181510.448335227">
            <text:p>181510.44833522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204.1">
            <text:p>126204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4]+1" office:value-type="float" office:value="3">
            <text:p>3</text:p>
          </table:table-cell>
          <table:table-cell table:formula="of:=[.D284]/[Tabelle1.$C$17]" office:value-type="float" office:value="181573.651753512">
            <text:p>181573.651753512</text:p>
          </table:table-cell>
        </table:table-row>
        <table:table-row table:style-name="ro1">
          <table:table-cell office:value-type="string">
            <text:p>3s23p5(2P°3/2)11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6162.42">
            <text:p>126162.4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5]+1" office:value-type="float" office:value="5">
            <text:p>5</text:p>
          </table:table-cell>
          <table:table-cell table:formula="of:=[.D285]/[Tabelle1.$C$17]" office:value-type="float" office:value="181513.685478208">
            <text:p>181513.68547820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163.22">
            <text:p>126163.2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6]+1" office:value-type="float" office:value="7">
            <text:p>7</text:p>
          </table:table-cell>
          <table:table-cell table:formula="of:=[.D286]/[Tabelle1.$C$17]" office:value-type="float" office:value="181514.836462379">
            <text:p>181514.836462379</text:p>
          </table:table-cell>
        </table:table-row>
        <table:table-row table:style-name="ro1">
          <table:table-cell office:value-type="string">
            <text:p>3s23p5(2P°3/2)13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178.19">
            <text:p>126178.1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7]+1" office:value-type="float" office:value="5">
            <text:p>5</text:p>
          </table:table-cell>
          <table:table-cell table:formula="of:=[.D287]/[Tabelle1.$C$17]" office:value-type="float" office:value="181536.374253677">
            <text:p>181536.3742536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181.2">
            <text:p>126181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8]+1" office:value-type="float" office:value="3">
            <text:p>3</text:p>
          </table:table-cell>
          <table:table-cell table:formula="of:=[.D288]/[Tabelle1.$C$17]" office:value-type="float" office:value="181540.70483162">
            <text:p>181540.70483162</text:p>
          </table:table-cell>
        </table:table-row>
        <table:table-row table:style-name="ro1">
          <table:table-cell office:value-type="string">
            <text:p>3s23p5(2P°1/2)9s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6202.78">
            <text:p>126202.7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89]+1" office:value-type="float" office:value="1">
            <text:p>1</text:p>
          </table:table-cell>
          <table:table-cell table:formula="of:=[.D289]/[Tabelle1.$C$17]" office:value-type="float" office:value="181571.75262963">
            <text:p>181571.7526296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211.52">
            <text:p>126211.5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0]+1" office:value-type="float" office:value="3">
            <text:p>3</text:p>
          </table:table-cell>
          <table:table-cell table:formula="of:=[.D290]/[Tabelle1.$C$17]" office:value-type="float" office:value="181584.327131697">
            <text:p>181584.327131697</text:p>
          </table:table-cell>
        </table:table-row>
        <table:table-row table:style-name="ro1">
          <table:table-cell office:value-type="string">
            <text:p>3s23p5(2P°3/2)13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253.3">
            <text:p>126253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1]+1" office:value-type="float" office:value="5">
            <text:p>5</text:p>
          </table:table-cell>
          <table:table-cell table:formula="of:=[.D291]/[Tabelle1.$C$17]" office:value-type="float" office:value="181644.437280022">
            <text:p>181644.437280022</text:p>
          </table:table-cell>
        </table:table-row>
        <table:table-row table:style-name="ro1">
          <table:table-cell office:value-type="string">
            <text:p>3s23p5(2P°3/2)13p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257.4">
            <text:p>126257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2]+1" office:value-type="float" office:value="5">
            <text:p>5</text:p>
          </table:table-cell>
          <table:table-cell table:formula="of:=[.D292]/[Tabelle1.$C$17]" office:value-type="float" office:value="181650.336073898">
            <text:p>181650.336073898</text:p>
          </table:table-cell>
        </table:table-row>
        <table:table-row table:style-name="ro1">
          <table:table-cell office:value-type="string">
            <text:p>3s23p5(2P°3/2)13p </text:p>
          </table:table-cell>
          <table:table-cell office:value-type="string">
            <text:p><text:s/>2[1/2] </text:p>
          </table:table-cell>
          <table:table-cell office:value-type="float" office:value="0">
            <text:p>0</text:p>
          </table:table-cell>
          <table:table-cell office:value-type="float" office:value="126270.1">
            <text:p>126270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3]+1" office:value-type="float" office:value="1">
            <text:p>1</text:p>
          </table:table-cell>
          <table:table-cell table:formula="of:=[.D293]/[Tabelle1.$C$17]" office:value-type="float" office:value="181668.607947611">
            <text:p>181668.607947611</text:p>
          </table:table-cell>
        </table:table-row>
        <table:table-row table:style-name="ro1">
          <table:table-cell office:value-type="string">
            <text:p>3s23p5(2P°3/2)12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6281.37">
            <text:p>126281.3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4]+1" office:value-type="float" office:value="1">
            <text:p>1</text:p>
          </table:table-cell>
          <table:table-cell table:formula="of:=[.D294]/[Tabelle1.$C$17]" office:value-type="float" office:value="181684.822437119">
            <text:p>181684.8224371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292.65">
            <text:p>126292.6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5]+1" office:value-type="float" office:value="3">
            <text:p>3</text:p>
          </table:table-cell>
          <table:table-cell table:formula="of:=[.D295]/[Tabelle1.$C$17]" office:value-type="float" office:value="181701.051313929">
            <text:p>181701.051313929</text:p>
          </table:table-cell>
        </table:table-row>
        <table:table-row table:style-name="ro1">
          <table:table-cell office:value-type="string">
            <text:p>3s23p5(2P°1/2)7f </text:p>
          </table:table-cell>
          <table:table-cell office:value-type="string">
            <text:p><text:s/>2[7/2] </text:p>
          </table:table-cell>
          <table:table-cell office:value-type="float" office:value="3">
            <text:p>3</text:p>
          </table:table-cell>
          <table:table-cell office:value-type="float" office:value="126294.83">
            <text:p>126294.8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6]+1" office:value-type="float" office:value="7">
            <text:p>7</text:p>
          </table:table-cell>
          <table:table-cell table:formula="of:=[.D296]/[Tabelle1.$C$17]" office:value-type="float" office:value="181704.187745794">
            <text:p>181704.18774579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6294.84">
            <text:p>126294.8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7]+1" office:value-type="float" office:value="9">
            <text:p>9</text:p>
          </table:table-cell>
          <table:table-cell table:formula="of:=[.D297]/[Tabelle1.$C$17]" office:value-type="float" office:value="181704.202133096">
            <text:p>181704.202133096</text:p>
          </table:table-cell>
        </table:table-row>
        <table:table-row table:style-name="ro1">
          <table:table-cell office:value-type="string">
            <text:p>3s23p5(2P°1/2)7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6294.97">
            <text:p>126294.9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8]+1" office:value-type="float" office:value="7">
            <text:p>7</text:p>
          </table:table-cell>
          <table:table-cell table:formula="of:=[.D298]/[Tabelle1.$C$17]" office:value-type="float" office:value="181704.389168024">
            <text:p>181704.38916802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6295">
            <text:p>12629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299]+1" office:value-type="float" office:value="5">
            <text:p>5</text:p>
          </table:table-cell>
          <table:table-cell table:formula="of:=[.D299]/[Tabelle1.$C$17]" office:value-type="float" office:value="181704.432329931">
            <text:p>181704.432329931</text:p>
          </table:table-cell>
        </table:table-row>
        <table:table-row table:style-name="ro1">
          <table:table-cell office:value-type="string">
            <text:p>3s23p5(2P°3/2)12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6295.73">
            <text:p>126295.7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0]+1" office:value-type="float" office:value="9">
            <text:p>9</text:p>
          </table:table-cell>
          <table:table-cell table:formula="of:=[.D300]/[Tabelle1.$C$17]" office:value-type="float" office:value="181705.482602987">
            <text:p>181705.4826029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305.23">
            <text:p>126305.2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1]+1" office:value-type="float" office:value="7">
            <text:p>7</text:p>
          </table:table-cell>
          <table:table-cell table:formula="of:=[.D301]/[Tabelle1.$C$17]" office:value-type="float" office:value="181719.150540016">
            <text:p>181719.150540016</text:p>
          </table:table-cell>
        </table:table-row>
        <table:table-row table:style-name="ro1">
          <table:table-cell office:value-type="string">
            <text:p>3s23p5(2P°1/2)7h </text:p>
          </table:table-cell>
          <table:table-cell office:value-type="string">
            <text:p><text:s/>2[11/2] </text:p>
          </table:table-cell>
          <table:table-cell office:value-type="float" office:value="6">
            <text:p>6</text:p>
          </table:table-cell>
          <table:table-cell office:value-type="float" office:value="126301.29">
            <text:p>126301.2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2]+1" office:value-type="float" office:value="13">
            <text:p>13</text:p>
          </table:table-cell>
          <table:table-cell table:formula="of:=[.D302]/[Tabelle1.$C$17]" office:value-type="float" office:value="181713.481942974">
            <text:p>181713.48194297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26301.29">
            <text:p>126301.2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3]+1" office:value-type="float" office:value="11">
            <text:p>11</text:p>
          </table:table-cell>
          <table:table-cell table:formula="of:=[.D303]/[Tabelle1.$C$17]" office:value-type="float" office:value="181713.481942974">
            <text:p>181713.481942974</text:p>
          </table:table-cell>
        </table:table-row>
        <table:table-row table:style-name="ro1">
          <table:table-cell office:value-type="string">
            <text:p>3s23p5(2P°1/2)7h </text:p>
          </table:table-cell>
          <table:table-cell office:value-type="string">
            <text:p><text:s/>2[9/2] </text:p>
          </table:table-cell>
          <table:table-cell office:value-type="float" office:value="5">
            <text:p>5</text:p>
          </table:table-cell>
          <table:table-cell office:value-type="float" office:value="126301.53">
            <text:p>126301.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4]+1" office:value-type="float" office:value="11">
            <text:p>11</text:p>
          </table:table-cell>
          <table:table-cell table:formula="of:=[.D304]/[Tabelle1.$C$17]" office:value-type="float" office:value="181713.827238226">
            <text:p>181713.82723822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26301.53">
            <text:p>126301.5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5]+1" office:value-type="float" office:value="9">
            <text:p>9</text:p>
          </table:table-cell>
          <table:table-cell table:formula="of:=[.D305]/[Tabelle1.$C$17]" office:value-type="float" office:value="181713.827238226">
            <text:p>181713.827238226</text:p>
          </table:table-cell>
        </table:table-row>
        <table:table-row table:style-name="ro1">
          <table:table-cell office:value-type="string">
            <text:p>3s23p5(2P°3/2)12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302.56">
            <text:p>126302.5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6]+1" office:value-type="float" office:value="5">
            <text:p>5</text:p>
          </table:table-cell>
          <table:table-cell table:formula="of:=[.D306]/[Tabelle1.$C$17]" office:value-type="float" office:value="181715.309130346">
            <text:p>181715.30913034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334.2">
            <text:p>126334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7]+1" office:value-type="float" office:value="3">
            <text:p>3</text:p>
          </table:table-cell>
          <table:table-cell table:formula="of:=[.D307]/[Tabelle1.$C$17]" office:value-type="float" office:value="181760.830554305">
            <text:p>181760.830554305</text:p>
          </table:table-cell>
        </table:table-row>
        <table:table-row table:style-name="ro1">
          <table:table-cell office:value-type="string">
            <text:p>3s23p5(2P°3/2)12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6313.06">
            <text:p>126313.0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8]+1" office:value-type="float" office:value="5">
            <text:p>5</text:p>
          </table:table-cell>
          <table:table-cell table:formula="of:=[.D308]/[Tabelle1.$C$17]" office:value-type="float" office:value="181730.415797589">
            <text:p>181730.41579758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316">
            <text:p>12631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09]+1" office:value-type="float" office:value="7">
            <text:p>7</text:p>
          </table:table-cell>
          <table:table-cell table:formula="of:=[.D309]/[Tabelle1.$C$17]" office:value-type="float" office:value="181734.645664417">
            <text:p>181734.645664417</text:p>
          </table:table-cell>
        </table:table-row>
        <table:table-row table:style-name="ro1">
          <table:table-cell office:value-type="string">
            <text:p>3s23p5(2P°3/2)14s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328.74">
            <text:p>126328.7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0]+1" office:value-type="float" office:value="5">
            <text:p>5</text:p>
          </table:table-cell>
          <table:table-cell table:formula="of:=[.D310]/[Tabelle1.$C$17]" office:value-type="float" office:value="181752.975087338">
            <text:p>181752.97508733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332">
            <text:p>12633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1]+1" office:value-type="float" office:value="3">
            <text:p>3</text:p>
          </table:table-cell>
          <table:table-cell table:formula="of:=[.D311]/[Tabelle1.$C$17]" office:value-type="float" office:value="181757.665347835">
            <text:p>181757.665347835</text:p>
          </table:table-cell>
        </table:table-row>
        <table:table-row table:style-name="ro1">
          <table:table-cell office:value-type="string">
            <text:p>3s23p5(2P°3/2)12f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345.3">
            <text:p>126345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2]+1" office:value-type="float" office:value="5">
            <text:p>5</text:p>
          </table:table-cell>
          <table:table-cell table:formula="of:=[.D312]/[Tabelle1.$C$17]" office:value-type="float" office:value="181776.800459676">
            <text:p>181776.80045967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345.3">
            <text:p>126345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3]+1" office:value-type="float" office:value="3">
            <text:p>3</text:p>
          </table:table-cell>
          <table:table-cell table:formula="of:=[.D313]/[Tabelle1.$C$17]" office:value-type="float" office:value="181776.800459676">
            <text:p>181776.800459676</text:p>
          </table:table-cell>
        </table:table-row>
        <table:table-row table:style-name="ro1">
          <table:table-cell office:value-type="string">
            <text:p>3s23p5(2P°3/2)12f </text:p>
          </table:table-cell>
          <table:table-cell office:value-type="string">
            <text:p><text:s/>2[5/2] </text:p>
          </table:table-cell>
          <table:table-cell office:value-type="float" office:value="3">
            <text:p>3</text:p>
          </table:table-cell>
          <table:table-cell office:value-type="float" office:value="126345.9">
            <text:p>126345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4]+1" office:value-type="float" office:value="7">
            <text:p>7</text:p>
          </table:table-cell>
          <table:table-cell table:formula="of:=[.D314]/[Tabelle1.$C$17]" office:value-type="float" office:value="181777.663697804">
            <text:p>181777.66369780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6345.9">
            <text:p>126345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5]+1" office:value-type="float" office:value="5">
            <text:p>5</text:p>
          </table:table-cell>
          <table:table-cell table:formula="of:=[.D315]/[Tabelle1.$C$17]" office:value-type="float" office:value="181777.663697804">
            <text:p>181777.663697804</text:p>
          </table:table-cell>
        </table:table-row>
        <table:table-row table:style-name="ro1">
          <table:table-cell office:value-type="string">
            <text:p>3s23p5(2P°3/2)14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386.7">
            <text:p>126386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6]+1" office:value-type="float" office:value="5">
            <text:p>5</text:p>
          </table:table-cell>
          <table:table-cell table:formula="of:=[.D316]/[Tabelle1.$C$17]" office:value-type="float" office:value="181836.36389052">
            <text:p>181836.36389052</text:p>
          </table:table-cell>
        </table:table-row>
        <table:table-row table:style-name="ro1">
          <table:table-cell office:value-type="string">
            <text:p>3s23p5(2P°3/2)14p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390">
            <text:p>126390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7]+1" office:value-type="float" office:value="5">
            <text:p>5</text:p>
          </table:table-cell>
          <table:table-cell table:formula="of:=[.D317]/[Tabelle1.$C$17]" office:value-type="float" office:value="181841.111700225">
            <text:p>181841.111700225</text:p>
          </table:table-cell>
        </table:table-row>
        <table:table-row table:style-name="ro1">
          <table:table-cell office:value-type="string">
            <text:p>3s23p5(2P°3/2)13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412.94">
            <text:p>126412.9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8]+1" office:value-type="float" office:value="3">
            <text:p>3</text:p>
          </table:table-cell>
          <table:table-cell table:formula="of:=[.D318]/[Tabelle1.$C$17]" office:value-type="float" office:value="181874.116171326">
            <text:p>181874.116171326</text:p>
          </table:table-cell>
        </table:table-row>
        <table:table-row table:style-name="ro1">
          <table:table-cell office:value-type="string">
            <text:p>3s23p5(2P°3/2)13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6419.77">
            <text:p>126419.7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19]+1" office:value-type="float" office:value="9">
            <text:p>9</text:p>
          </table:table-cell>
          <table:table-cell table:formula="of:=[.D319]/[Tabelle1.$C$17]" office:value-type="float" office:value="181883.942698685">
            <text:p>181883.94269868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426.01">
            <text:p>126426.0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0]+1" office:value-type="float" office:value="7">
            <text:p>7</text:p>
          </table:table-cell>
          <table:table-cell table:formula="of:=[.D320]/[Tabelle1.$C$17]" office:value-type="float" office:value="181892.920375218">
            <text:p>181892.920375218</text:p>
          </table:table-cell>
        </table:table-row>
        <table:table-row table:style-name="ro1">
          <table:table-cell office:value-type="string">
            <text:p>3s23p5(2P°3/2)13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420.7">
            <text:p>126420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1]+1" office:value-type="float" office:value="5">
            <text:p>5</text:p>
          </table:table-cell>
          <table:table-cell table:formula="of:=[.D321]/[Tabelle1.$C$17]" office:value-type="float" office:value="181885.280717783">
            <text:p>181885.28071778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447.9">
            <text:p>126447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2]+1" office:value-type="float" office:value="3">
            <text:p>3</text:p>
          </table:table-cell>
          <table:table-cell table:formula="of:=[.D322]/[Tabelle1.$C$17]" office:value-type="float" office:value="181924.414179594">
            <text:p>181924.414179594</text:p>
          </table:table-cell>
        </table:table-row>
        <table:table-row table:style-name="ro1">
          <table:table-cell office:value-type="string">
            <text:p>3s23p5(2P°3/2)13d </text:p>
          </table:table-cell>
          <table:table-cell office:value-type="string">
            <text:p><text:s/>2[5/2]° </text:p>
          </table:table-cell>
          <table:table-cell office:value-type="float" office:value="2">
            <text:p>2</text:p>
          </table:table-cell>
          <table:table-cell office:value-type="float" office:value="126432.1">
            <text:p>126432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3]+1" office:value-type="float" office:value="5">
            <text:p>5</text:p>
          </table:table-cell>
          <table:table-cell table:formula="of:=[.D323]/[Tabelle1.$C$17]" office:value-type="float" office:value="181901.682242219">
            <text:p>181901.6822422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435.4">
            <text:p>126435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4]+1" office:value-type="float" office:value="7">
            <text:p>7</text:p>
          </table:table-cell>
          <table:table-cell table:formula="of:=[.D324]/[Tabelle1.$C$17]" office:value-type="float" office:value="181906.430051924">
            <text:p>181906.430051924</text:p>
          </table:table-cell>
        </table:table-row>
        <table:table-row table:style-name="ro1">
          <table:table-cell office:value-type="string">
            <text:p>3s23p5(2P°3/2)15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447.9">
            <text:p>126447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5]+1" office:value-type="float" office:value="3">
            <text:p>3</text:p>
          </table:table-cell>
          <table:table-cell table:formula="of:=[.D325]/[Tabelle1.$C$17]" office:value-type="float" office:value="181924.414179594">
            <text:p>181924.414179594</text:p>
          </table:table-cell>
        </table:table-row>
        <table:table-row table:style-name="ro1">
          <table:table-cell office:value-type="string">
            <text:p>3s23p5(2P°3/2)13f </text:p>
          </table:table-cell>
          <table:table-cell office:value-type="string">
            <text:p><text:s/>2[3/2] </text:p>
          </table:table-cell>
          <table:table-cell office:value-type="float" office:value="1">
            <text:p>1</text:p>
          </table:table-cell>
          <table:table-cell office:value-type="float" office:value="126458.8">
            <text:p>126458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6]+1" office:value-type="float" office:value="3">
            <text:p>3</text:p>
          </table:table-cell>
          <table:table-cell table:formula="of:=[.D326]/[Tabelle1.$C$17]" office:value-type="float" office:value="181940.096338923">
            <text:p>181940.09633892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26458.8">
            <text:p>126458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7]+1" office:value-type="float" office:value="5">
            <text:p>5</text:p>
          </table:table-cell>
          <table:table-cell table:formula="of:=[.D327]/[Tabelle1.$C$17]" office:value-type="float" office:value="181940.096338923">
            <text:p>181940.096338923</text:p>
          </table:table-cell>
        </table:table-row>
        <table:table-row table:style-name="ro1">
          <table:table-cell office:value-type="string">
            <text:p>3s23p5(2P°3/2)13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459.3">
            <text:p>126459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8]+1" office:value-type="float" office:value="5">
            <text:p>5</text:p>
          </table:table-cell>
          <table:table-cell table:formula="of:=[.D328]/[Tabelle1.$C$17]" office:value-type="float" office:value="181940.815704029">
            <text:p>181940.81570402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459.3">
            <text:p>126459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29]+1" office:value-type="float" office:value="7">
            <text:p>7</text:p>
          </table:table-cell>
          <table:table-cell table:formula="of:=[.D329]/[Tabelle1.$C$17]" office:value-type="float" office:value="181940.815704029">
            <text:p>181940.815704029</text:p>
          </table:table-cell>
        </table:table-row>
        <table:table-row table:style-name="ro1">
          <table:table-cell office:value-type="string">
            <text:p>3s23p5(2P°3/2)15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492.8">
            <text:p>126492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0]+1" office:value-type="float" office:value="5">
            <text:p>5</text:p>
          </table:table-cell>
          <table:table-cell table:formula="of:=[.D330]/[Tabelle1.$C$17]" office:value-type="float" office:value="181989.013166186">
            <text:p>181989.013166186</text:p>
          </table:table-cell>
        </table:table-row>
        <table:table-row table:style-name="ro1">
          <table:table-cell office:value-type="string">
            <text:p>3s23p5(2P°3/2)15p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496.6">
            <text:p>126496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1]+1" office:value-type="float" office:value="5">
            <text:p>5</text:p>
          </table:table-cell>
          <table:table-cell table:formula="of:=[.D331]/[Tabelle1.$C$17]" office:value-type="float" office:value="181994.480340998">
            <text:p>181994.480340998</text:p>
          </table:table-cell>
        </table:table-row>
        <table:table-row table:style-name="ro1">
          <table:table-cell office:value-type="string">
            <text:p>3s23p5(2P°3/2)14d </text:p>
          </table:table-cell>
          <table:table-cell office:value-type="string">
            <text:p><text:s/>2[1/2]° </text:p>
          </table:table-cell>
          <table:table-cell office:value-type="float" office:value="0">
            <text:p>0</text:p>
          </table:table-cell>
          <table:table-cell office:value-type="float" office:value="126508.04">
            <text:p>126508.0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2]+1" office:value-type="float" office:value="1">
            <text:p>1</text:p>
          </table:table-cell>
          <table:table-cell table:formula="of:=[.D332]/[Tabelle1.$C$17]" office:value-type="float" office:value="182010.939414642">
            <text:p>182010.93941464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509.65">
            <text:p>126509.6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3]+1" office:value-type="float" office:value="3">
            <text:p>3</text:p>
          </table:table-cell>
          <table:table-cell table:formula="of:=[.D333]/[Tabelle1.$C$17]" office:value-type="float" office:value="182013.255770285">
            <text:p>182013.255770285</text:p>
          </table:table-cell>
        </table:table-row>
        <table:table-row table:style-name="ro1">
          <table:table-cell office:value-type="string">
            <text:p>3s23p5(2P°3/2)14d </text:p>
          </table:table-cell>
          <table:table-cell office:value-type="string">
            <text:p><text:s/>2[3/2]° </text:p>
          </table:table-cell>
          <table:table-cell office:value-type="float" office:value="2">
            <text:p>2</text:p>
          </table:table-cell>
          <table:table-cell office:value-type="float" office:value="126514.67">
            <text:p>126514.6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4]+1" office:value-type="float" office:value="5">
            <text:p>5</text:p>
          </table:table-cell>
          <table:table-cell table:formula="of:=[.D334]/[Tabelle1.$C$17]" office:value-type="float" office:value="182020.478195958">
            <text:p>182020.47819595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126539">
            <text:p>12653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5]+1" office:value-type="float" office:value="3">
            <text:p>3</text:p>
          </table:table-cell>
          <table:table-cell table:formula="of:=[.D335]/[Tabelle1.$C$17]" office:value-type="float" office:value="182055.482502055">
            <text:p>182055.482502055</text:p>
          </table:table-cell>
        </table:table-row>
        <table:table-row table:style-name="ro1">
          <table:table-cell office:value-type="string">
            <text:p>3s23p5(2P°3/2)14d </text:p>
          </table:table-cell>
          <table:table-cell office:value-type="string">
            <text:p><text:s/>2[7/2]° </text:p>
          </table:table-cell>
          <table:table-cell office:value-type="float" office:value="4">
            <text:p>4</text:p>
          </table:table-cell>
          <table:table-cell office:value-type="float" office:value="126517.35">
            <text:p>126517.3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6]+1" office:value-type="float" office:value="9">
            <text:p>9</text:p>
          </table:table-cell>
          <table:table-cell table:formula="of:=[.D336]/[Tabelle1.$C$17]" office:value-type="float" office:value="182024.33399293">
            <text:p>182024.333992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26523.65">
            <text:p>126523.6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7]+1" office:value-type="float" office:value="7">
            <text:p>7</text:p>
          </table:table-cell>
          <table:table-cell table:formula="of:=[.D337]/[Tabelle1.$C$17]" office:value-type="float" office:value="182033.397993276">
            <text:p>182033.397993276</text:p>
          </table:table-cell>
        </table:table-row>
        <table:table-row table:style-name="ro1">
          <table:table-cell office:value-type="string">
            <text:p>3s23p5(2P°1/2)9p </text:p>
          </table:table-cell>
          <table:table-cell office:value-type="string">
            <text:p><text:s/>2[1/2] </text:p>
          </table:table-cell>
          <table:table-cell office:value-type="float" office:value="0">
            <text:p>0</text:p>
          </table:table-cell>
          <table:table-cell office:value-type="float" office:value="126524.19">
            <text:p>126524.1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8]+1" office:value-type="float" office:value="1">
            <text:p>1</text:p>
          </table:table-cell>
          <table:table-cell table:formula="of:=[.D338]/[Tabelle1.$C$17]" office:value-type="float" office:value="182034.174907592">
            <text:p>182034.174907592</text:p>
          </table:table-cell>
        </table:table-row>
        <table:table-row table:style-name="ro1">
          <table:table-cell office:value-type="string">
            <text:p>3s23p5(2P°3/2)14d </text:p>
          </table:table-cell>
          <table:table-cell office:value-type="string">
            <text:p><text:s/>2[5/2]° </text:p>
          </table:table-cell>
          <table:table-cell office:value-type="float" office:value="3">
            <text:p>3</text:p>
          </table:table-cell>
          <table:table-cell office:value-type="float" office:value="126530.1">
            <text:p>126530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39]+1" office:value-type="float" office:value="7">
            <text:p>7</text:p>
          </table:table-cell>
          <table:table-cell table:formula="of:=[.D339]/[Tabelle1.$C$17]" office:value-type="float" office:value="182042.677803154">
            <text:p>182042.677803154</text:p>
          </table:table-cell>
        </table:table-row>
        <table:table-row table:style-name="ro1">
          <table:table-cell office:value-type="string">
            <text:p>3s23p5(2P°3/2)16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539.6">
            <text:p>126539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0]+1" office:value-type="float" office:value="3">
            <text:p>3</text:p>
          </table:table-cell>
          <table:table-cell table:formula="of:=[.D340]/[Tabelle1.$C$17]" office:value-type="float" office:value="182056.345740184">
            <text:p>182056.345740184</text:p>
          </table:table-cell>
        </table:table-row>
        <table:table-row table:style-name="ro1">
          <table:table-cell office:value-type="string">
            <text:p>3s23p5(2P°3/2)14f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548.6">
            <text:p>126548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1]+1" office:value-type="float" office:value="5">
            <text:p>5</text:p>
          </table:table-cell>
          <table:table-cell table:formula="of:=[.D341]/[Tabelle1.$C$17]" office:value-type="float" office:value="182069.294312106">
            <text:p>182069.294312106</text:p>
          </table:table-cell>
        </table:table-row>
        <table:table-row table:style-name="ro1">
          <table:table-cell office:value-type="string">
            <text:p>3s23p5(2P°3/2)14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549">
            <text:p>12654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2]+1" office:value-type="float" office:value="5">
            <text:p>5</text:p>
          </table:table-cell>
          <table:table-cell table:formula="of:=[.D342]/[Tabelle1.$C$17]" office:value-type="float" office:value="182069.869804192">
            <text:p>182069.869804192</text:p>
          </table:table-cell>
        </table:table-row>
        <table:table-row table:style-name="ro1">
          <table:table-cell office:value-type="string">
            <text:p>3s23p5(2P°3/2)16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574.9">
            <text:p>126574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3]+1" office:value-type="float" office:value="5">
            <text:p>5</text:p>
          </table:table-cell>
          <table:table-cell table:formula="of:=[.D343]/[Tabelle1.$C$17]" office:value-type="float" office:value="182107.132916725">
            <text:p>182107.132916725</text:p>
          </table:table-cell>
        </table:table-row>
        <table:table-row table:style-name="ro1">
          <table:table-cell office:value-type="string">
            <text:p>3s23p5(2P°3/2)15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588.3">
            <text:p>126588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4]+1" office:value-type="float" office:value="3">
            <text:p>3</text:p>
          </table:table-cell>
          <table:table-cell table:formula="of:=[.D344]/[Tabelle1.$C$17]" office:value-type="float" office:value="182126.411901587">
            <text:p>182126.411901587</text:p>
          </table:table-cell>
        </table:table-row>
        <table:table-row table:style-name="ro1">
          <table:table-cell office:value-type="string">
            <text:p>3s23p5(2P°3/2)15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612.3">
            <text:p>126612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5]+1" office:value-type="float" office:value="3">
            <text:p>3</text:p>
          </table:table-cell>
          <table:table-cell table:formula="of:=[.D345]/[Tabelle1.$C$17]" office:value-type="float" office:value="182160.941426714">
            <text:p>182160.941426714</text:p>
          </table:table-cell>
        </table:table-row>
        <table:table-row table:style-name="ro1">
          <table:table-cell office:value-type="string">
            <text:p>3s23p5(2P°3/2)17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613.9">
            <text:p>126613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6]+1" office:value-type="float" office:value="3">
            <text:p>3</text:p>
          </table:table-cell>
          <table:table-cell table:formula="of:=[.D346]/[Tabelle1.$C$17]" office:value-type="float" office:value="182163.243395056">
            <text:p>182163.243395056</text:p>
          </table:table-cell>
        </table:table-row>
        <table:table-row table:style-name="ro1">
          <table:table-cell office:value-type="string">
            <text:p>3s23p5(2P°3/2)15f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621.4">
            <text:p>126621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7]+1" office:value-type="float" office:value="5">
            <text:p>5</text:p>
          </table:table-cell>
          <table:table-cell table:formula="of:=[.D347]/[Tabelle1.$C$17]" office:value-type="float" office:value="182174.033871658">
            <text:p>182174.033871658</text:p>
          </table:table-cell>
        </table:table-row>
        <table:table-row table:style-name="ro1">
          <table:table-cell office:value-type="string">
            <text:p>3s23p5(2P°3/2)15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621.4">
            <text:p>126621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8]+1" office:value-type="float" office:value="5">
            <text:p>5</text:p>
          </table:table-cell>
          <table:table-cell table:formula="of:=[.D348]/[Tabelle1.$C$17]" office:value-type="float" office:value="182174.033871658">
            <text:p>182174.033871658</text:p>
          </table:table-cell>
        </table:table-row>
        <table:table-row table:style-name="ro1">
          <table:table-cell office:value-type="string">
            <text:p>3s23p5(2P°3/2)17p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642.4">
            <text:p>126642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49]+1" office:value-type="float" office:value="5">
            <text:p>5</text:p>
          </table:table-cell>
          <table:table-cell table:formula="of:=[.D349]/[Tabelle1.$C$17]" office:value-type="float" office:value="182204.247206144">
            <text:p>182204.247206144</text:p>
          </table:table-cell>
        </table:table-row>
        <table:table-row table:style-name="ro1">
          <table:table-cell office:value-type="string">
            <text:p>3s23p5(2P°3/2)16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651.5">
            <text:p>126651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0]+1" office:value-type="float" office:value="3">
            <text:p>3</text:p>
          </table:table-cell>
          <table:table-cell table:formula="of:=[.D350]/[Tabelle1.$C$17]" office:value-type="float" office:value="182217.339651088">
            <text:p>182217.339651088</text:p>
          </table:table-cell>
        </table:table-row>
        <table:table-row table:style-name="ro1">
          <table:table-cell office:value-type="string">
            <text:p>3s23p5(2P°3/2)16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672">
            <text:p>12667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1]+1" office:value-type="float" office:value="3">
            <text:p>3</text:p>
          </table:table-cell>
          <table:table-cell table:formula="of:=[.D351]/[Tabelle1.$C$17]" office:value-type="float" office:value="182246.833620468">
            <text:p>182246.833620468</text:p>
          </table:table-cell>
        </table:table-row>
        <table:table-row table:style-name="ro1">
          <table:table-cell office:value-type="string">
            <text:p>3s23p5(2P°3/2)18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674.4">
            <text:p>126674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2]+1" office:value-type="float" office:value="3">
            <text:p>3</text:p>
          </table:table-cell>
          <table:table-cell table:formula="of:=[.D352]/[Tabelle1.$C$17]" office:value-type="float" office:value="182250.28657298">
            <text:p>182250.28657298</text:p>
          </table:table-cell>
        </table:table-row>
        <table:table-row table:style-name="ro1">
          <table:table-cell office:value-type="string">
            <text:p>3s23p5(2P°3/2)16f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680.5">
            <text:p>126680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3]+1" office:value-type="float" office:value="5">
            <text:p>5</text:p>
          </table:table-cell>
          <table:table-cell table:formula="of:=[.D353]/[Tabelle1.$C$17]" office:value-type="float" office:value="182259.062827284">
            <text:p>182259.062827284</text:p>
          </table:table-cell>
        </table:table-row>
        <table:table-row table:style-name="ro1">
          <table:table-cell office:value-type="string">
            <text:p>3s23p5(2P°3/2)16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680.5">
            <text:p>126680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4]+1" office:value-type="float" office:value="5">
            <text:p>5</text:p>
          </table:table-cell>
          <table:table-cell table:formula="of:=[.D354]/[Tabelle1.$C$17]" office:value-type="float" office:value="182259.062827284">
            <text:p>182259.062827284</text:p>
          </table:table-cell>
        </table:table-row>
        <table:table-row table:style-name="ro1">
          <table:table-cell office:value-type="string">
            <text:p>3s23p5(2P°3/2)17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701.4">
            <text:p>126701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5]+1" office:value-type="float" office:value="3">
            <text:p>3</text:p>
          </table:table-cell>
          <table:table-cell table:formula="of:=[.D355]/[Tabelle1.$C$17]" office:value-type="float" office:value="182289.132288748">
            <text:p>182289.132288748</text:p>
          </table:table-cell>
        </table:table-row>
        <table:table-row table:style-name="ro1">
          <table:table-cell office:value-type="string">
            <text:p>3s23p5(2P°3/2)17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720.2">
            <text:p>126720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6]+1" office:value-type="float" office:value="3">
            <text:p>3</text:p>
          </table:table-cell>
          <table:table-cell table:formula="of:=[.D356]/[Tabelle1.$C$17]" office:value-type="float" office:value="182316.180416764">
            <text:p>182316.180416764</text:p>
          </table:table-cell>
        </table:table-row>
        <table:table-row table:style-name="ro1">
          <table:table-cell office:value-type="string">
            <text:p>3s23p5(2P°3/2)19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724.5">
            <text:p>126724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7]+1" office:value-type="float" office:value="3">
            <text:p>3</text:p>
          </table:table-cell>
          <table:table-cell table:formula="of:=[.D357]/[Tabelle1.$C$17]" office:value-type="float" office:value="182322.366956683">
            <text:p>182322.366956683</text:p>
          </table:table-cell>
        </table:table-row>
        <table:table-row table:style-name="ro1">
          <table:table-cell office:value-type="string">
            <text:p>3s23p5(2P°3/2)17f </text:p>
          </table:table-cell>
          <table:table-cell office:value-type="string">
            <text:p><text:s/>2[3/2] </text:p>
          </table:table-cell>
          <table:table-cell office:value-type="float" office:value="2">
            <text:p>2</text:p>
          </table:table-cell>
          <table:table-cell office:value-type="float" office:value="126730.3">
            <text:p>126730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8]+1" office:value-type="float" office:value="5">
            <text:p>5</text:p>
          </table:table-cell>
          <table:table-cell table:formula="of:=[.D358]/[Tabelle1.$C$17]" office:value-type="float" office:value="182330.711591922">
            <text:p>182330.711591922</text:p>
          </table:table-cell>
        </table:table-row>
        <table:table-row table:style-name="ro1">
          <table:table-cell office:value-type="string">
            <text:p>3s23p5(2P°3/2)17f </text:p>
          </table:table-cell>
          <table:table-cell office:value-type="string">
            <text:p><text:s/>2[5/2] </text:p>
          </table:table-cell>
          <table:table-cell office:value-type="float" office:value="2">
            <text:p>2</text:p>
          </table:table-cell>
          <table:table-cell office:value-type="float" office:value="126730.3">
            <text:p>126730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59]+1" office:value-type="float" office:value="5">
            <text:p>5</text:p>
          </table:table-cell>
          <table:table-cell table:formula="of:=[.D359]/[Tabelle1.$C$17]" office:value-type="float" office:value="182330.711591922">
            <text:p>182330.711591922</text:p>
          </table:table-cell>
        </table:table-row>
        <table:table-row table:style-name="ro1">
          <table:table-cell office:value-type="string">
            <text:p>3s23p5(2P°1/2)8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737.7">
            <text:p>126737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0]+1" office:value-type="float" office:value="3">
            <text:p>3</text:p>
          </table:table-cell>
          <table:table-cell table:formula="of:=[.D360]/[Tabelle1.$C$17]" office:value-type="float" office:value="182341.358195503">
            <text:p>182341.358195503</text:p>
          </table:table-cell>
        </table:table-row>
        <table:table-row table:style-name="ro1">
          <table:table-cell office:value-type="string">
            <text:p>3s23p5(2P°1/2)10s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758.5">
            <text:p>126758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1]+1" office:value-type="float" office:value="3">
            <text:p>3</text:p>
          </table:table-cell>
          <table:table-cell table:formula="of:=[.D361]/[Tabelle1.$C$17]" office:value-type="float" office:value="182371.283783946">
            <text:p>182371.283783946</text:p>
          </table:table-cell>
        </table:table-row>
        <table:table-row table:style-name="ro1">
          <table:table-cell office:value-type="string">
            <text:p>3s23p5(2P°3/2)18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764.7">
            <text:p>126764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2]+1" office:value-type="float" office:value="3">
            <text:p>3</text:p>
          </table:table-cell>
          <table:table-cell table:formula="of:=[.D362]/[Tabelle1.$C$17]" office:value-type="float" office:value="182380.203911271">
            <text:p>182380.203911271</text:p>
          </table:table-cell>
        </table:table-row>
        <table:table-row table:style-name="ro1">
          <table:table-cell office:value-type="string">
            <text:p>3s23p5(2P°3/2)20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768.3">
            <text:p>126768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3]+1" office:value-type="float" office:value="3">
            <text:p>3</text:p>
          </table:table-cell>
          <table:table-cell table:formula="of:=[.D363]/[Tabelle1.$C$17]" office:value-type="float" office:value="182385.38334004">
            <text:p>182385.38334004</text:p>
          </table:table-cell>
        </table:table-row>
        <table:table-row table:style-name="ro1">
          <table:table-cell office:value-type="string">
            <text:p>3s23p5(2P°3/2)18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770.5">
            <text:p>126770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4]+1" office:value-type="float" office:value="3">
            <text:p>3</text:p>
          </table:table-cell>
          <table:table-cell table:formula="of:=[.D364]/[Tabelle1.$C$17]" office:value-type="float" office:value="182388.54854651">
            <text:p>182388.54854651</text:p>
          </table:table-cell>
        </table:table-row>
        <table:table-row table:style-name="ro1">
          <table:table-cell office:value-type="string">
            <text:p>3s23p5(2P°3/2)19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793.2">
            <text:p>126793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5]+1" office:value-type="float" office:value="3">
            <text:p>3</text:p>
          </table:table-cell>
          <table:table-cell table:formula="of:=[.D365]/[Tabelle1.$C$17]" office:value-type="float" office:value="182421.207722359">
            <text:p>182421.207722359</text:p>
          </table:table-cell>
        </table:table-row>
        <table:table-row table:style-name="ro1">
          <table:table-cell office:value-type="string">
            <text:p>3s23p5(2P°3/2)21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802.3">
            <text:p>126802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6]+1" office:value-type="float" office:value="3">
            <text:p>3</text:p>
          </table:table-cell>
          <table:table-cell table:formula="of:=[.D366]/[Tabelle1.$C$17]" office:value-type="float" office:value="182434.300167303">
            <text:p>182434.300167303</text:p>
          </table:table-cell>
        </table:table-row>
        <table:table-row table:style-name="ro1">
          <table:table-cell office:value-type="string">
            <text:p>3s23p5(2P°3/2)19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803.2">
            <text:p>126803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7]+1" office:value-type="float" office:value="3">
            <text:p>3</text:p>
          </table:table-cell>
          <table:table-cell table:formula="of:=[.D367]/[Tabelle1.$C$17]" office:value-type="float" office:value="182435.595024495">
            <text:p>182435.595024495</text:p>
          </table:table-cell>
        </table:table-row>
        <table:table-row table:style-name="ro1">
          <table:table-cell office:value-type="string">
            <text:p>3s23p5(2P°3/2)20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823.8">
            <text:p>126823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8]+1" office:value-type="float" office:value="3">
            <text:p>3</text:p>
          </table:table-cell>
          <table:table-cell table:formula="of:=[.D368]/[Tabelle1.$C$17]" office:value-type="float" office:value="182465.232866896">
            <text:p>182465.232866896</text:p>
          </table:table-cell>
        </table:table-row>
        <table:table-row table:style-name="ro1">
          <table:table-cell office:value-type="string">
            <text:p>3s23p5(2P°3/2)22s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832.8">
            <text:p>126832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69]+1" office:value-type="float" office:value="3">
            <text:p>3</text:p>
          </table:table-cell>
          <table:table-cell table:formula="of:=[.D369]/[Tabelle1.$C$17]" office:value-type="float" office:value="182478.181438819">
            <text:p>182478.181438819</text:p>
          </table:table-cell>
        </table:table-row>
        <table:table-row table:style-name="ro1">
          <table:table-cell office:value-type="string">
            <text:p>3s23p5(2P°3/2)20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832.8">
            <text:p>126832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0]+1" office:value-type="float" office:value="3">
            <text:p>3</text:p>
          </table:table-cell>
          <table:table-cell table:formula="of:=[.D370]/[Tabelle1.$C$17]" office:value-type="float" office:value="182478.181438819">
            <text:p>182478.181438819</text:p>
          </table:table-cell>
        </table:table-row>
        <table:table-row table:style-name="ro1">
          <table:table-cell office:value-type="string">
            <text:p>3s23p5(2P°3/2)21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850.6">
            <text:p>126850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1]+1" office:value-type="float" office:value="3">
            <text:p>3</text:p>
          </table:table-cell>
          <table:table-cell table:formula="of:=[.D371]/[Tabelle1.$C$17]" office:value-type="float" office:value="182503.790836621">
            <text:p>182503.790836621</text:p>
          </table:table-cell>
        </table:table-row>
        <table:table-row table:style-name="ro1">
          <table:table-cell office:value-type="string">
            <text:p>3s23p5(2P°3/2)21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858.5">
            <text:p>126858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2]+1" office:value-type="float" office:value="3">
            <text:p>3</text:p>
          </table:table-cell>
          <table:table-cell table:formula="of:=[.D372]/[Tabelle1.$C$17]" office:value-type="float" office:value="182515.156805309">
            <text:p>182515.156805309</text:p>
          </table:table-cell>
        </table:table-row>
        <table:table-row table:style-name="ro1">
          <table:table-cell office:value-type="string">
            <text:p>3s23p5(2P°3/2)22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873.8">
            <text:p>126873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3]+1" office:value-type="float" office:value="3">
            <text:p>3</text:p>
          </table:table-cell>
          <table:table-cell table:formula="of:=[.D373]/[Tabelle1.$C$17]" office:value-type="float" office:value="182537.169377577">
            <text:p>182537.169377577</text:p>
          </table:table-cell>
        </table:table-row>
        <table:table-row table:style-name="ro1">
          <table:table-cell office:value-type="string">
            <text:p>3s23p5(2P°3/2)22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880.8">
            <text:p>126880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4]+1" office:value-type="float" office:value="3">
            <text:p>3</text:p>
          </table:table-cell>
          <table:table-cell table:formula="of:=[.D374]/[Tabelle1.$C$17]" office:value-type="float" office:value="182547.240489073">
            <text:p>182547.240489073</text:p>
          </table:table-cell>
        </table:table-row>
        <table:table-row table:style-name="ro1">
          <table:table-cell office:value-type="string">
            <text:p>3s23p5(2P°3/2)23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894">
            <text:p>12689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5]+1" office:value-type="float" office:value="3">
            <text:p>3</text:p>
          </table:table-cell>
          <table:table-cell table:formula="of:=[.D375]/[Tabelle1.$C$17]" office:value-type="float" office:value="182566.231727893">
            <text:p>182566.231727893</text:p>
          </table:table-cell>
        </table:table-row>
        <table:table-row table:style-name="ro1">
          <table:table-cell office:value-type="string">
            <text:p>3s23p5(2P°3/2)23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00.4">
            <text:p>126900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6]+1" office:value-type="float" office:value="3">
            <text:p>3</text:p>
          </table:table-cell>
          <table:table-cell table:formula="of:=[.D376]/[Tabelle1.$C$17]" office:value-type="float" office:value="182575.43960126">
            <text:p>182575.43960126</text:p>
          </table:table-cell>
        </table:table-row>
        <table:table-row table:style-name="ro1">
          <table:table-cell office:value-type="string">
            <text:p>3s23p5(2P°3/2)24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11.9">
            <text:p>126911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7]+1" office:value-type="float" office:value="3">
            <text:p>3</text:p>
          </table:table-cell>
          <table:table-cell table:formula="of:=[.D377]/[Tabelle1.$C$17]" office:value-type="float" office:value="182591.984998717">
            <text:p>182591.984998717</text:p>
          </table:table-cell>
        </table:table-row>
        <table:table-row table:style-name="ro1">
          <table:table-cell office:value-type="string">
            <text:p>3s23p5(2P°3/2)24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17.5">
            <text:p>126917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8]+1" office:value-type="float" office:value="3">
            <text:p>3</text:p>
          </table:table-cell>
          <table:table-cell table:formula="of:=[.D378]/[Tabelle1.$C$17]" office:value-type="float" office:value="182600.041887913">
            <text:p>182600.041887913</text:p>
          </table:table-cell>
        </table:table-row>
        <table:table-row table:style-name="ro1">
          <table:table-cell office:value-type="string">
            <text:p>3s23p5(2P°3/2)25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27.7">
            <text:p>126927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79]+1" office:value-type="float" office:value="3">
            <text:p>3</text:p>
          </table:table-cell>
          <table:table-cell table:formula="of:=[.D379]/[Tabelle1.$C$17]" office:value-type="float" office:value="182614.716936092">
            <text:p>182614.716936092</text:p>
          </table:table-cell>
        </table:table-row>
        <table:table-row table:style-name="ro1">
          <table:table-cell office:value-type="string">
            <text:p>3s23p5(2P°3/2)25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32.7">
            <text:p>126932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0]+1" office:value-type="float" office:value="3">
            <text:p>3</text:p>
          </table:table-cell>
          <table:table-cell table:formula="of:=[.D380]/[Tabelle1.$C$17]" office:value-type="float" office:value="182621.91058716">
            <text:p>182621.91058716</text:p>
          </table:table-cell>
        </table:table-row>
        <table:table-row table:style-name="ro1">
          <table:table-cell office:value-type="string">
            <text:p>3s23p5(2P°3/2)26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41.7">
            <text:p>126941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1]+1" office:value-type="float" office:value="3">
            <text:p>3</text:p>
          </table:table-cell>
          <table:table-cell table:formula="of:=[.D381]/[Tabelle1.$C$17]" office:value-type="float" office:value="182634.859159083">
            <text:p>182634.859159083</text:p>
          </table:table-cell>
        </table:table-row>
        <table:table-row table:style-name="ro1">
          <table:table-cell office:value-type="string">
            <text:p>3s23p5(2P°3/2)26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46.1">
            <text:p>126946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2]+1" office:value-type="float" office:value="3">
            <text:p>3</text:p>
          </table:table-cell>
          <table:table-cell table:formula="of:=[.D382]/[Tabelle1.$C$17]" office:value-type="float" office:value="182641.189572023">
            <text:p>182641.189572023</text:p>
          </table:table-cell>
        </table:table-row>
        <table:table-row table:style-name="ro1">
          <table:table-cell office:value-type="string">
            <text:p>3s23p5(2P°3/2)27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53.9">
            <text:p>126953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3]+1" office:value-type="float" office:value="3">
            <text:p>3</text:p>
          </table:table-cell>
          <table:table-cell table:formula="of:=[.D383]/[Tabelle1.$C$17]" office:value-type="float" office:value="182652.411667689">
            <text:p>182652.411667689</text:p>
          </table:table-cell>
        </table:table-row>
        <table:table-row table:style-name="ro1">
          <table:table-cell office:value-type="string">
            <text:p>3s23p5(2P°3/2)27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58.1">
            <text:p>126958.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4]+1" office:value-type="float" office:value="3">
            <text:p>3</text:p>
          </table:table-cell>
          <table:table-cell table:formula="of:=[.D384]/[Tabelle1.$C$17]" office:value-type="float" office:value="182658.454334586">
            <text:p>182658.454334586</text:p>
          </table:table-cell>
        </table:table-row>
        <table:table-row table:style-name="ro1">
          <table:table-cell office:value-type="string">
            <text:p>3s23p5(2P°3/2)28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65">
            <text:p>12696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5]+1" office:value-type="float" office:value="3">
            <text:p>3</text:p>
          </table:table-cell>
          <table:table-cell table:formula="of:=[.D385]/[Tabelle1.$C$17]" office:value-type="float" office:value="182668.38157306">
            <text:p>182668.38157306</text:p>
          </table:table-cell>
        </table:table-row>
        <table:table-row table:style-name="ro1">
          <table:table-cell office:value-type="string">
            <text:p>3s23p5(2P°3/2)28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68.8">
            <text:p>126968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6]+1" office:value-type="float" office:value="3">
            <text:p>3</text:p>
          </table:table-cell>
          <table:table-cell table:formula="of:=[.D386]/[Tabelle1.$C$17]" office:value-type="float" office:value="182673.848747872">
            <text:p>182673.848747872</text:p>
          </table:table-cell>
        </table:table-row>
        <table:table-row table:style-name="ro1">
          <table:table-cell office:value-type="string">
            <text:p>3s23p5(2P°3/2)29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75">
            <text:p>12697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7]+1" office:value-type="float" office:value="3">
            <text:p>3</text:p>
          </table:table-cell>
          <table:table-cell table:formula="of:=[.D387]/[Tabelle1.$C$17]" office:value-type="float" office:value="182682.768875196">
            <text:p>182682.768875196</text:p>
          </table:table-cell>
        </table:table-row>
        <table:table-row table:style-name="ro1">
          <table:table-cell office:value-type="string">
            <text:p>3s23p5(2P°3/2)29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78.5">
            <text:p>126978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8]+1" office:value-type="float" office:value="3">
            <text:p>3</text:p>
          </table:table-cell>
          <table:table-cell table:formula="of:=[.D388]/[Tabelle1.$C$17]" office:value-type="float" office:value="182687.804430944">
            <text:p>182687.804430944</text:p>
          </table:table-cell>
        </table:table-row>
        <table:table-row table:style-name="ro1">
          <table:table-cell office:value-type="string">
            <text:p>3s23p5(2P°3/2)30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84">
            <text:p>12698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89]+1" office:value-type="float" office:value="3">
            <text:p>3</text:p>
          </table:table-cell>
          <table:table-cell table:formula="of:=[.D389]/[Tabelle1.$C$17]" office:value-type="float" office:value="182695.717447119">
            <text:p>182695.717447119</text:p>
          </table:table-cell>
        </table:table-row>
        <table:table-row table:style-name="ro1">
          <table:table-cell office:value-type="string">
            <text:p>3s23p5(2P°3/2)30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87">
            <text:p>12698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0]+1" office:value-type="float" office:value="3">
            <text:p>3</text:p>
          </table:table-cell>
          <table:table-cell table:formula="of:=[.D390]/[Tabelle1.$C$17]" office:value-type="float" office:value="182700.03363776">
            <text:p>182700.03363776</text:p>
          </table:table-cell>
        </table:table-row>
        <table:table-row table:style-name="ro1">
          <table:table-cell office:value-type="string">
            <text:p>3s23p5(2P°3/2)31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92.2">
            <text:p>126992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1]+1" office:value-type="float" office:value="3">
            <text:p>3</text:p>
          </table:table-cell>
          <table:table-cell table:formula="of:=[.D391]/[Tabelle1.$C$17]" office:value-type="float" office:value="182707.515034871">
            <text:p>182707.515034871</text:p>
          </table:table-cell>
        </table:table-row>
        <table:table-row table:style-name="ro1">
          <table:table-cell office:value-type="string">
            <text:p>3s23p5(2P°3/2)31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6994.8">
            <text:p>126994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2]+1" office:value-type="float" office:value="3">
            <text:p>3</text:p>
          </table:table-cell>
          <table:table-cell table:formula="of:=[.D392]/[Tabelle1.$C$17]" office:value-type="float" office:value="182711.255733426">
            <text:p>182711.255733426</text:p>
          </table:table-cell>
        </table:table-row>
        <table:table-row table:style-name="ro1">
          <table:table-cell office:value-type="string">
            <text:p>3s23p5(2P°3/2)32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6999.7">
            <text:p>126999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3]+1" office:value-type="float" office:value="3">
            <text:p>3</text:p>
          </table:table-cell>
          <table:table-cell table:formula="of:=[.D393]/[Tabelle1.$C$17]" office:value-type="float" office:value="182718.305511473">
            <text:p>182718.305511473</text:p>
          </table:table-cell>
        </table:table-row>
        <table:table-row table:style-name="ro1">
          <table:table-cell office:value-type="string">
            <text:p>3s23p5(2P°3/2)32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02">
            <text:p>12700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4]+1" office:value-type="float" office:value="3">
            <text:p>3</text:p>
          </table:table-cell>
          <table:table-cell table:formula="of:=[.D394]/[Tabelle1.$C$17]" office:value-type="float" office:value="182721.614590964">
            <text:p>182721.614590964</text:p>
          </table:table-cell>
        </table:table-row>
        <table:table-row table:style-name="ro1">
          <table:table-cell office:value-type="string">
            <text:p>3s23p5(2P°3/2)33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7006.5">
            <text:p>127006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5]+1" office:value-type="float" office:value="3">
            <text:p>3</text:p>
          </table:table-cell>
          <table:table-cell table:formula="of:=[.D395]/[Tabelle1.$C$17]" office:value-type="float" office:value="182728.088876926">
            <text:p>182728.088876926</text:p>
          </table:table-cell>
        </table:table-row>
        <table:table-row table:style-name="ro1">
          <table:table-cell office:value-type="string">
            <text:p>3s23p5(2P°3/2)33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08.4">
            <text:p>127008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6]+1" office:value-type="float" office:value="3">
            <text:p>3</text:p>
          </table:table-cell>
          <table:table-cell table:formula="of:=[.D396]/[Tabelle1.$C$17]" office:value-type="float" office:value="182730.822464332">
            <text:p>182730.822464332</text:p>
          </table:table-cell>
        </table:table-row>
        <table:table-row table:style-name="ro1">
          <table:table-cell office:value-type="string">
            <text:p>3s23p5(2P°3/2)34d </text:p>
          </table:table-cell>
          <table:table-cell office:value-type="string">
            <text:p><text:s/>2[1/2]° </text:p>
          </table:table-cell>
          <table:table-cell office:value-type="float" office:value="1">
            <text:p>1</text:p>
          </table:table-cell>
          <table:table-cell office:value-type="float" office:value="127012.7">
            <text:p>127012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7]+1" office:value-type="float" office:value="3">
            <text:p>3</text:p>
          </table:table-cell>
          <table:table-cell table:formula="of:=[.D397]/[Tabelle1.$C$17]" office:value-type="float" office:value="182737.00900425">
            <text:p>182737.00900425</text:p>
          </table:table-cell>
        </table:table-row>
        <table:table-row table:style-name="ro1">
          <table:table-cell office:value-type="string">
            <text:p>3s23p5(2P°3/2)34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14.4">
            <text:p>127014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8]+1" office:value-type="float" office:value="3">
            <text:p>3</text:p>
          </table:table-cell>
          <table:table-cell table:formula="of:=[.D398]/[Tabelle1.$C$17]" office:value-type="float" office:value="182739.454845613">
            <text:p>182739.454845613</text:p>
          </table:table-cell>
        </table:table-row>
        <table:table-row table:style-name="ro1">
          <table:table-cell office:value-type="string">
            <text:p>3s23p5(2P°3/2)35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19.7">
            <text:p>127019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399]+1" office:value-type="float" office:value="3">
            <text:p>3</text:p>
          </table:table-cell>
          <table:table-cell table:formula="of:=[.D399]/[Tabelle1.$C$17]" office:value-type="float" office:value="182747.080115746">
            <text:p>182747.080115746</text:p>
          </table:table-cell>
        </table:table-row>
        <table:table-row table:style-name="ro1">
          <table:table-cell office:value-type="string">
            <text:p>3s23p5(2P°3/2)36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24.7">
            <text:p>127024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0]+1" office:value-type="float" office:value="3">
            <text:p>3</text:p>
          </table:table-cell>
          <table:table-cell table:formula="of:=[.D400]/[Tabelle1.$C$17]" office:value-type="float" office:value="182754.273766814">
            <text:p>182754.273766814</text:p>
          </table:table-cell>
        </table:table-row>
        <table:table-row table:style-name="ro1">
          <table:table-cell office:value-type="string">
            <text:p>3s23p5(2P°3/2)37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29.3">
            <text:p>127029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1]+1" office:value-type="float" office:value="3">
            <text:p>3</text:p>
          </table:table-cell>
          <table:table-cell table:formula="of:=[.D401]/[Tabelle1.$C$17]" office:value-type="float" office:value="182760.891925796">
            <text:p>182760.891925796</text:p>
          </table:table-cell>
        </table:table-row>
        <table:table-row table:style-name="ro1">
          <table:table-cell office:value-type="string">
            <text:p>3s23p5(2P°3/2)38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33.5">
            <text:p>127033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2]+1" office:value-type="float" office:value="3">
            <text:p>3</text:p>
          </table:table-cell>
          <table:table-cell table:formula="of:=[.D402]/[Tabelle1.$C$17]" office:value-type="float" office:value="182766.934592694">
            <text:p>182766.934592694</text:p>
          </table:table-cell>
        </table:table-row>
        <table:table-row table:style-name="ro1">
          <table:table-cell office:value-type="string">
            <text:p>3s23p5(2P°3/2)39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37.3">
            <text:p>127037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3]+1" office:value-type="float" office:value="3">
            <text:p>3</text:p>
          </table:table-cell>
          <table:table-cell table:formula="of:=[.D403]/[Tabelle1.$C$17]" office:value-type="float" office:value="182772.401767505">
            <text:p>182772.401767505</text:p>
          </table:table-cell>
        </table:table-row>
        <table:table-row table:style-name="ro1">
          <table:table-cell office:value-type="string">
            <text:p>3s23p5(2P°3/2)40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41">
            <text:p>12704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4]+1" office:value-type="float" office:value="3">
            <text:p>3</text:p>
          </table:table-cell>
          <table:table-cell table:formula="of:=[.D404]/[Tabelle1.$C$17]" office:value-type="float" office:value="182777.725069296">
            <text:p>182777.725069296</text:p>
          </table:table-cell>
        </table:table-row>
        <table:table-row table:style-name="ro1">
          <table:table-cell office:value-type="string">
            <text:p>3s23p5(2P°3/2)41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44.2">
            <text:p>127044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5]+1" office:value-type="float" office:value="3">
            <text:p>3</text:p>
          </table:table-cell>
          <table:table-cell table:formula="of:=[.D405]/[Tabelle1.$C$17]" office:value-type="float" office:value="182782.329005979">
            <text:p>182782.329005979</text:p>
          </table:table-cell>
        </table:table-row>
        <table:table-row table:style-name="ro1">
          <table:table-cell office:value-type="string">
            <text:p>3s23p5(2P°3/2)42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47.7">
            <text:p>127047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6]+1" office:value-type="float" office:value="3">
            <text:p>3</text:p>
          </table:table-cell>
          <table:table-cell table:formula="of:=[.D406]/[Tabelle1.$C$17]" office:value-type="float" office:value="182787.364561727">
            <text:p>182787.364561727</text:p>
          </table:table-cell>
        </table:table-row>
        <table:table-row table:style-name="ro1">
          <table:table-cell office:value-type="string">
            <text:p>3s23p5(2P°3/2)43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50.3">
            <text:p>127050.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7]+1" office:value-type="float" office:value="3">
            <text:p>3</text:p>
          </table:table-cell>
          <table:table-cell table:formula="of:=[.D407]/[Tabelle1.$C$17]" office:value-type="float" office:value="182791.105260283">
            <text:p>182791.105260283</text:p>
          </table:table-cell>
        </table:table-row>
        <table:table-row table:style-name="ro1">
          <table:table-cell office:value-type="string">
            <text:p>3s23p5(2P°3/2)44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52.8">
            <text:p>127052.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8]+1" office:value-type="float" office:value="3">
            <text:p>3</text:p>
          </table:table-cell>
          <table:table-cell table:formula="of:=[.D408]/[Tabelle1.$C$17]" office:value-type="float" office:value="182794.702085817">
            <text:p>182794.702085817</text:p>
          </table:table-cell>
        </table:table-row>
        <table:table-row table:style-name="ro1">
          <table:table-cell office:value-type="string">
            <text:p>3s23p5(2P°3/2)45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55.5">
            <text:p>127055.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09]+1" office:value-type="float" office:value="3">
            <text:p>3</text:p>
          </table:table-cell>
          <table:table-cell table:formula="of:=[.D409]/[Tabelle1.$C$17]" office:value-type="float" office:value="182798.586657393">
            <text:p>182798.586657393</text:p>
          </table:table-cell>
        </table:table-row>
        <table:table-row table:style-name="ro1">
          <table:table-cell office:value-type="string">
            <text:p>3s23p5(2P°3/2)46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57.7">
            <text:p>127057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0]+1" office:value-type="float" office:value="3">
            <text:p>3</text:p>
          </table:table-cell>
          <table:table-cell table:formula="of:=[.D410]/[Tabelle1.$C$17]" office:value-type="float" office:value="182801.751863863">
            <text:p>182801.751863863</text:p>
          </table:table-cell>
        </table:table-row>
        <table:table-row table:style-name="ro1">
          <table:table-cell office:value-type="string">
            <text:p>3s23p5(2P°3/2)47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59.9">
            <text:p>127059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1]+1" office:value-type="float" office:value="3">
            <text:p>3</text:p>
          </table:table-cell>
          <table:table-cell table:formula="of:=[.D411]/[Tabelle1.$C$17]" office:value-type="float" office:value="182804.917070333">
            <text:p>182804.917070333</text:p>
          </table:table-cell>
        </table:table-row>
        <table:table-row table:style-name="ro1">
          <table:table-cell office:value-type="string">
            <text:p>3s23p5(2P°3/2)48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62">
            <text:p>12706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2]+1" office:value-type="float" office:value="3">
            <text:p>3</text:p>
          </table:table-cell>
          <table:table-cell table:formula="of:=[.D412]/[Tabelle1.$C$17]" office:value-type="float" office:value="182807.938403782">
            <text:p>182807.938403782</text:p>
          </table:table-cell>
        </table:table-row>
        <table:table-row table:style-name="ro1">
          <table:table-cell office:value-type="string">
            <text:p>3s23p5(2P°3/2)49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63.9">
            <text:p>127063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3]+1" office:value-type="float" office:value="3">
            <text:p>3</text:p>
          </table:table-cell>
          <table:table-cell table:formula="of:=[.D413]/[Tabelle1.$C$17]" office:value-type="float" office:value="182810.671991188">
            <text:p>182810.671991188</text:p>
          </table:table-cell>
        </table:table-row>
        <table:table-row table:style-name="ro1">
          <table:table-cell office:value-type="string">
            <text:p>3s23p5(2P°3/2)50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65.7">
            <text:p>127065.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4]+1" office:value-type="float" office:value="3">
            <text:p>3</text:p>
          </table:table-cell>
          <table:table-cell table:formula="of:=[.D414]/[Tabelle1.$C$17]" office:value-type="float" office:value="182813.261705572">
            <text:p>182813.261705572</text:p>
          </table:table-cell>
        </table:table-row>
        <table:table-row table:style-name="ro1">
          <table:table-cell office:value-type="string">
            <text:p>3s23p5(2P°3/2)51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67.4">
            <text:p>127067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5]+1" office:value-type="float" office:value="3">
            <text:p>3</text:p>
          </table:table-cell>
          <table:table-cell table:formula="of:=[.D415]/[Tabelle1.$C$17]" office:value-type="float" office:value="182815.707546936">
            <text:p>182815.707546936</text:p>
          </table:table-cell>
        </table:table-row>
        <table:table-row table:style-name="ro1">
          <table:table-cell office:value-type="string">
            <text:p>3s23p5(2P°3/2)52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69.2">
            <text:p>127069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6]+1" office:value-type="float" office:value="3">
            <text:p>3</text:p>
          </table:table-cell>
          <table:table-cell table:formula="of:=[.D416]/[Tabelle1.$C$17]" office:value-type="float" office:value="182818.29726132">
            <text:p>182818.29726132</text:p>
          </table:table-cell>
        </table:table-row>
        <table:table-row table:style-name="ro1">
          <table:table-cell office:value-type="string">
            <text:p>3s23p5(2P°3/2)53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70.6">
            <text:p>127070.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7]+1" office:value-type="float" office:value="3">
            <text:p>3</text:p>
          </table:table-cell>
          <table:table-cell table:formula="of:=[.D417]/[Tabelle1.$C$17]" office:value-type="float" office:value="182820.311483619">
            <text:p>182820.311483619</text:p>
          </table:table-cell>
        </table:table-row>
        <table:table-row table:style-name="ro1">
          <table:table-cell office:value-type="string">
            <text:p>3s23p5(2P°3/2)54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72">
            <text:p>12707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8]+1" office:value-type="float" office:value="3">
            <text:p>3</text:p>
          </table:table-cell>
          <table:table-cell table:formula="of:=[.D418]/[Tabelle1.$C$17]" office:value-type="float" office:value="182822.325705918">
            <text:p>182822.325705918</text:p>
          </table:table-cell>
        </table:table-row>
        <table:table-row table:style-name="ro1">
          <table:table-cell office:value-type="string">
            <text:p>3s23p5(2P°3/2)55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73.4">
            <text:p>127073.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19]+1" office:value-type="float" office:value="3">
            <text:p>3</text:p>
          </table:table-cell>
          <table:table-cell table:formula="of:=[.D419]/[Tabelle1.$C$17]" office:value-type="float" office:value="182824.339928217">
            <text:p>182824.339928217</text:p>
          </table:table-cell>
        </table:table-row>
        <table:table-row table:style-name="ro1">
          <table:table-cell office:value-type="string">
            <text:p>3s23p5(2P°3/2)56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74.9">
            <text:p>127074.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20]+1" office:value-type="float" office:value="3">
            <text:p>3</text:p>
          </table:table-cell>
          <table:table-cell table:formula="of:=[.D420]/[Tabelle1.$C$17]" office:value-type="float" office:value="182826.498023538">
            <text:p>182826.498023538</text:p>
          </table:table-cell>
        </table:table-row>
        <table:table-row table:style-name="ro1">
          <table:table-cell office:value-type="string">
            <text:p>3s23p5(2P°3/2)57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76.2">
            <text:p>127076.2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/>
          <table:table-cell table:formula="of:=2*[.C421]+1" office:value-type="float" office:value="3">
            <text:p>3</text:p>
          </table:table-cell>
          <table:table-cell table:formula="of:=[.D421]/[Tabelle1.$C$17]" office:value-type="float" office:value="182828.368372815">
            <text:p>182828.368372815</text:p>
          </table:table-cell>
        </table:table-row>
        <table:table-row table:style-name="ro1">
          <table:table-cell office:value-type="string">
            <text:p>3s23p5(2P°3/2)58d </text:p>
          </table:table-cell>
          <table:table-cell office:value-type="string">
            <text:p><text:s/>2[3/2]° </text:p>
          </table:table-cell>
          <table:table-cell office:value-type="float" office:value="1">
            <text:p>1</text:p>
          </table:table-cell>
          <table:table-cell office:value-type="float" office:value="127077.3">
            <text:p>127077.3</text:p>
          </table:table-cell>
          <table:table-cell office:value-type="string">
            <text:p><text:s/></text:p>
          </table:table-cell>
          <table:table-cell table:number-columns-repeated="2"/>
          <table:table-cell table:formula="of:=2*[.C422]+1" office:value-type="float" office:value="3">
            <text:p>3</text:p>
          </table:table-cell>
          <table:table-cell table:formula="of:=[.D422]/[Tabelle1.$C$17]" office:value-type="float" office:value="182829.95097605">
            <text:p>182829.95097605</text:p>
          </table:table-cell>
        </table:table-row>
        <table:table-row table:style-name="ro1" table:number-rows-repeated="10481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gon level 2" table:style-name="ta1"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2">
          <table:table-cell office:value-type="string">
            <text:p><text:s/>Configuration </text:p>
          </table:table-cell>
          <table:table-cell office:value-type="string">
            <text:p><text:s/>Term </text:p>
          </table:table-cell>
          <table:table-cell office:value-type="string">
            <text:p><text:s/>J </text:p>
          </table:table-cell>
          <table:table-cell office:value-type="string">
            <text:p><text:s/>Leve (cm^-1) </text:p>
          </table:table-cell>
          <table:table-cell office:value-type="string">
            <text:p><text:s/>Landé-g </text:p>
          </table:table-cell>
          <table:table-cell table:style-name="ce1" office:value-type="string">
            <text:p><text:s/>Reference </text:p>
          </table:table-cell>
          <table:table-cell/>
          <table:table-cell office:value-type="string">
            <text:p>g </text:p>
          </table:table-cell>
          <table:table-cell office:value-type="string">
            <text:p>Level / k</text:p>
          </table:table-cell>
        </table:table-row>
        <table:table-row table:style-name="ro1">
          <table:table-cell office:value-type="string">
            <text:p>3s23p5 </text:p>
          </table:table-cell>
          <table:table-cell office:value-type="string">
            <text:p><text:s/>2P° 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]+1" office:value-type="float" office:value="4">
            <text:p>4</text:p>
          </table:table-cell>
          <table:table-cell table:formula="of:=[.D2]/[Tabelle1.$C$17]"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431.5831">
            <text:p>1431.583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]+1" office:value-type="float" office:value="2">
            <text:p>2</text:p>
          </table:table-cell>
          <table:table-cell table:formula="of:=[.D3]/[Tabelle1.$C$17]" office:value-type="float" office:value="2059.66185928677">
            <text:p>2059.6618592868</text:p>
          </table:table-cell>
        </table:table-row>
        <table:table-row table:style-name="ro1">
          <table:table-cell office:value-type="string">
            <text:p>3s3p6 </text:p>
          </table:table-cell>
          <table:table-cell office:value-type="string">
            <text:p><text:s/>2S </text:p>
          </table:table-cell>
          <table:table-cell office:value-type="float" office:value="0.5">
            <text:p>0.5</text:p>
          </table:table-cell>
          <table:table-cell office:value-type="float" office:value="108721.537">
            <text:p>108721.53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]+1" office:value-type="float" office:value="2">
            <text:p>2</text:p>
          </table:table-cell>
          <table:table-cell table:formula="of:=[.D4]/[Tabelle1.$C$17]" office:value-type="float" office:value="156420.960153787">
            <text:p>156420.960153787</text:p>
          </table:table-cell>
        </table:table-row>
        <table:table-row table:style-name="ro1">
          <table:table-cell office:value-type="string">
            <text:p>3s23p4(3P)3d </text:p>
          </table:table-cell>
          <table:table-cell office:value-type="string">
            <text:p><text:s/>4D </text:p>
          </table:table-cell>
          <table:table-cell office:value-type="float" office:value="3.5">
            <text:p>3.5</text:p>
          </table:table-cell>
          <table:table-cell office:value-type="float" office:value="132327.3616">
            <text:p>132327.36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]+1" office:value-type="float" office:value="8">
            <text:p>8</text:p>
          </table:table-cell>
          <table:table-cell table:formula="of:=[.D5]/[Tabelle1.$C$17]" office:value-type="float" office:value="190383.37322337">
            <text:p>190383.373223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32481.2068">
            <text:p>132481.206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6]+1" office:value-type="float" office:value="8">
            <text:p>8</text:p>
          </table:table-cell>
          <table:table-cell table:formula="of:=[.D6]/[Tabelle1.$C$17]" office:value-type="float" office:value="190604.714960831">
            <text:p>190604.7149608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32630.7277">
            <text:p>132630.72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7]+1" office:value-type="float" office:value="4">
            <text:p>4</text:p>
          </table:table-cell>
          <table:table-cell table:formula="of:=[.D7]/[Tabelle1.$C$17]" office:value-type="float" office:value="190819.835197229">
            <text:p>190819.83519722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32737.7039">
            <text:p>132737.70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]+1" office:value-type="float" office:value="2">
            <text:p>2</text:p>
          </table:table-cell>
          <table:table-cell table:formula="of:=[.D8]/[Tabelle1.$C$17]" office:value-type="float" office:value="190973.745088308">
            <text:p>190973.745088308</text:p>
          </table:table-cell>
        </table:table-row>
        <table:table-row table:style-name="ro1">
          <table:table-cell office:value-type="string">
            <text:p>3s23p4(3P)4s </text:p>
          </table:table-cell>
          <table:table-cell office:value-type="string">
            <text:p><text:s/>4P </text:p>
          </table:table-cell>
          <table:table-cell office:value-type="float" office:value="2.5">
            <text:p>2.5</text:p>
          </table:table-cell>
          <table:table-cell office:value-type="float" office:value="134241.7389">
            <text:p>134241.7389</text:p>
          </table:table-cell>
          <table:table-cell office:value-type="float" office:value="1.598">
            <text:p>1,598</text:p>
          </table:table-cell>
          <table:table-cell office:value-type="string">
            <text:p><text:s/>L15349 </text:p>
          </table:table-cell>
          <table:table-cell/>
          <table:table-cell table:formula="of:=2*[.C9]+1" office:value-type="float" office:value="6">
            <text:p>6</text:p>
          </table:table-cell>
          <table:table-cell table:formula="of:=[.D9]/[Tabelle1.$C$17]" office:value-type="float" office:value="193137.64568516">
            <text:p>193137.6456851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35085.9958">
            <text:p>135085.9958</text:p>
          </table:table-cell>
          <table:table-cell office:value-type="float" office:value="1.722">
            <text:p>1,722</text:p>
          </table:table-cell>
          <table:table-cell office:value-type="string">
            <text:p><text:s/>L15349 </text:p>
          </table:table-cell>
          <table:table-cell/>
          <table:table-cell table:formula="of:=2*[.C10]+1" office:value-type="float" office:value="4">
            <text:p>4</text:p>
          </table:table-cell>
          <table:table-cell table:formula="of:=[.D10]/[Tabelle1.$C$17]" office:value-type="float" office:value="194352.303595252">
            <text:p>194352.30359525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35601.7336">
            <text:p>135601.7336</text:p>
          </table:table-cell>
          <table:table-cell office:value-type="float" office:value="2.65">
            <text:p>2,65</text:p>
          </table:table-cell>
          <table:table-cell office:value-type="string">
            <text:p><text:s/>L15349 </text:p>
          </table:table-cell>
          <table:table-cell/>
          <table:table-cell table:formula="of:=2*[.C11]+1" office:value-type="float" office:value="2">
            <text:p>2</text:p>
          </table:table-cell>
          <table:table-cell table:formula="of:=[.D11]/[Tabelle1.$C$17]" office:value-type="float" office:value="195094.311150421">
            <text:p>195094.311150421</text:p>
          </table:table-cell>
        </table:table-row>
        <table:table-row table:style-name="ro1">
          <table:table-cell office:value-type="string">
            <text:p>3s23p4(3P)4s </text:p>
          </table:table-cell>
          <table:table-cell office:value-type="string">
            <text:p><text:s/>2P </text:p>
          </table:table-cell>
          <table:table-cell office:value-type="float" office:value="1.5">
            <text:p>1.5</text:p>
          </table:table-cell>
          <table:table-cell office:value-type="float" office:value="138243.6444">
            <text:p>138243.6444</text:p>
          </table:table-cell>
          <table:table-cell office:value-type="float" office:value="1.334">
            <text:p>1,334</text:p>
          </table:table-cell>
          <table:table-cell office:value-type="string">
            <text:p><text:s/>L15349 </text:p>
          </table:table-cell>
          <table:table-cell/>
          <table:table-cell table:formula="of:=2*[.C12]+1" office:value-type="float" office:value="4">
            <text:p>4</text:p>
          </table:table-cell>
          <table:table-cell table:formula="of:=[.D12]/[Tabelle1.$C$17]" office:value-type="float" office:value="198895.308040087">
            <text:p>198895.3080400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39258.3389">
            <text:p>139258.3389</text:p>
          </table:table-cell>
          <table:table-cell office:value-type="float" office:value="0.676">
            <text:p>0,676</text:p>
          </table:table-cell>
          <table:table-cell office:value-type="string">
            <text:p><text:s/>L15349 </text:p>
          </table:table-cell>
          <table:table-cell/>
          <table:table-cell table:formula="of:=2*[.C13]+1" office:value-type="float" office:value="2">
            <text:p>2</text:p>
          </table:table-cell>
          <table:table-cell table:formula="of:=[.D13]/[Tabelle1.$C$17]" office:value-type="float" office:value="200355.179674837">
            <text:p>200355.179674837</text:p>
          </table:table-cell>
        </table:table-row>
        <table:table-row table:style-name="ro1">
          <table:table-cell office:value-type="string">
            <text:p>3s23p4(3P)3d </text:p>
          </table:table-cell>
          <table:table-cell office:value-type="string">
            <text:p><text:s/>4F </text:p>
          </table:table-cell>
          <table:table-cell table:formula="of:=9/2" office:value-type="float" office:value="4.5">
            <text:p>4.5</text:p>
          </table:table-cell>
          <table:table-cell office:value-type="float" office:value="142186.3153">
            <text:p>142186.31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]+1" office:value-type="float" office:value="10">
            <text:p>10</text:p>
          </table:table-cell>
          <table:table-cell table:formula="of:=[.D14]/[Tabelle1.$C$17]" office:value-type="float" office:value="204567.747786302">
            <text:p>204567.74778630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table:formula="of:=7/2" office:value-type="float" office:value="3.5">
            <text:p>3.5</text:p>
          </table:table-cell>
          <table:table-cell office:value-type="float" office:value="142717.0965">
            <text:p>142717.096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]+1" office:value-type="float" office:value="8">
            <text:p>8</text:p>
          </table:table-cell>
          <table:table-cell table:formula="of:=[.D15]/[Tabelle1.$C$17]" office:value-type="float" office:value="205331.398735567">
            <text:p>205331.39873556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43107.6801">
            <text:p>143107.680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]+1" office:value-type="float" office:value="6">
            <text:p>6</text:p>
          </table:table-cell>
          <table:table-cell table:formula="of:=[.D16]/[Tabelle1.$C$17]" office:value-type="float" office:value="205893.343161834">
            <text:p>205893.3431618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43371.4364">
            <text:p>143371.43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]+1" office:value-type="float" office:value="4">
            <text:p>4</text:p>
          </table:table-cell>
          <table:table-cell table:formula="of:=[.D17]/[Tabelle1.$C$17]" office:value-type="float" office:value="206272.817319678">
            <text:p>206272.817319678</text:p>
          </table:table-cell>
        </table:table-row>
        <table:table-row table:style-name="ro1">
          <table:table-cell office:value-type="string">
            <text:p>3s23p4(3P)3d </text:p>
          </table:table-cell>
          <table:table-cell office:value-type="string">
            <text:p><text:s/>2P </text:p>
          </table:table-cell>
          <table:table-cell office:value-type="float" office:value="0.5">
            <text:p>0.5</text:p>
          </table:table-cell>
          <table:table-cell office:value-type="float" office:value="144709.9818">
            <text:p>144709.981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]+1" office:value-type="float" office:value="2">
            <text:p>2</text:p>
          </table:table-cell>
          <table:table-cell table:formula="of:=[.D18]/[Tabelle1.$C$17]" office:value-type="float" office:value="208198.623028969">
            <text:p>208198.62302896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45668.8845">
            <text:p>145668.884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]+1" office:value-type="float" office:value="4">
            <text:p>4</text:p>
          </table:table-cell>
          <table:table-cell table:formula="of:=[.D19]/[Tabelle1.$C$17]" office:value-type="float" office:value="209578.225315386">
            <text:p>209578.225315386</text:p>
          </table:table-cell>
        </table:table-row>
        <table:table-row table:style-name="ro1">
          <table:table-cell office:value-type="string">
            <text:p>3s23p4(3P)3d </text:p>
          </table:table-cell>
          <table:table-cell office:value-type="string">
            <text:p><text:s/>4P </text:p>
          </table:table-cell>
          <table:table-cell office:value-type="float" office:value="0.5">
            <text:p>0.5</text:p>
          </table:table-cell>
          <table:table-cell office:value-type="float" office:value="147228.0521">
            <text:p>147228.05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]+1" office:value-type="float" office:value="2">
            <text:p>2</text:p>
          </table:table-cell>
          <table:table-cell table:formula="of:=[.D20]/[Tabelle1.$C$17]" office:value-type="float" office:value="211821.446849614">
            <text:p>211821.44684961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47503.1134">
            <text:p>147503.113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]+1" office:value-type="float" office:value="4">
            <text:p>4</text:p>
          </table:table-cell>
          <table:table-cell table:formula="of:=[.D21]/[Tabelle1.$C$17]" office:value-type="float" office:value="212217.185852523">
            <text:p>212217.18585252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47875.9477">
            <text:p>147875.94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]+1" office:value-type="float" office:value="6">
            <text:p>6</text:p>
          </table:table-cell>
          <table:table-cell table:formula="of:=[.D22]/[Tabelle1.$C$17]" office:value-type="float" office:value="212753.593824609">
            <text:p>212753.593824609</text:p>
          </table:table-cell>
        </table:table-row>
        <table:table-row table:style-name="ro1">
          <table:table-cell office:value-type="string">
            <text:p>3s23p4(1D)4s </text:p>
          </table:table-cell>
          <table:table-cell office:value-type="string">
            <text:p><text:s/>2D </text:p>
          </table:table-cell>
          <table:table-cell office:value-type="float" office:value="1.5">
            <text:p>1.5</text:p>
          </table:table-cell>
          <table:table-cell office:value-type="float" office:value="148620.1414">
            <text:p>148620.1414</text:p>
          </table:table-cell>
          <table:table-cell office:value-type="float" office:value="0.803">
            <text:p>0,803</text:p>
          </table:table-cell>
          <table:table-cell office:value-type="string">
            <text:p><text:s/>L15349 </text:p>
          </table:table-cell>
          <table:table-cell/>
          <table:table-cell table:formula="of:=2*[.C23]+1" office:value-type="float" office:value="4">
            <text:p>4</text:p>
          </table:table-cell>
          <table:table-cell table:formula="of:=[.D23]/[Tabelle1.$C$17]" office:value-type="float" office:value="213824.287785589">
            <text:p>213824.28778558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48842.4674">
            <text:p>148842.4674</text:p>
          </table:table-cell>
          <table:table-cell office:value-type="float" office:value="1.202">
            <text:p>1,202</text:p>
          </table:table-cell>
          <table:table-cell office:value-type="string">
            <text:p><text:s/>L15349 </text:p>
          </table:table-cell>
          <table:table-cell/>
          <table:table-cell table:formula="of:=2*[.C24]+1" office:value-type="float" office:value="6">
            <text:p>6</text:p>
          </table:table-cell>
          <table:table-cell table:formula="of:=[.D24]/[Tabelle1.$C$17]" office:value-type="float" office:value="214144.154919064">
            <text:p>214144.154919064</text:p>
          </table:table-cell>
        </table:table-row>
        <table:table-row table:style-name="ro1">
          <table:table-cell office:value-type="string">
            <text:p>3s23p4(3P)3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149179.2444">
            <text:p>149179.244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]+1" office:value-type="float" office:value="8">
            <text:p>8</text:p>
          </table:table-cell>
          <table:table-cell table:formula="of:=[.D25]/[Tabelle1.$C$17]" office:value-type="float" office:value="214628.686164218">
            <text:p>214628.6861642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50147.7021">
            <text:p>150147.70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]+1" office:value-type="float" office:value="6">
            <text:p>6</text:p>
          </table:table-cell>
          <table:table-cell table:formula="of:=[.D26]/[Tabelle1.$C$17]" office:value-type="float" office:value="216022.035517827">
            <text:p>216022.035517827</text:p>
          </table:table-cell>
        </table:table-row>
        <table:table-row table:style-name="ro1">
          <table:table-cell office:value-type="string">
            <text:p>3s23p4(3P)3d </text:p>
          </table:table-cell>
          <table:table-cell office:value-type="string">
            <text:p><text:s/>2D </text:p>
          </table:table-cell>
          <table:table-cell office:value-type="float" office:value="1.5">
            <text:p>1.5</text:p>
          </table:table-cell>
          <table:table-cell office:value-type="float" office:value="150474.9903">
            <text:p>150474.990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]+1" office:value-type="float" office:value="4">
            <text:p>4</text:p>
          </table:table-cell>
          <table:table-cell table:formula="of:=[.D27]/[Tabelle1.$C$17]" office:value-type="float" office:value="216492.914939731">
            <text:p>216492.9149397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51087.3128">
            <text:p>151087.312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]+1" office:value-type="float" office:value="6">
            <text:p>6</text:p>
          </table:table-cell>
          <table:table-cell table:formula="of:=[.D28]/[Tabelle1.$C$17]" office:value-type="float" office:value="217373.881820964">
            <text:p>217373.881820964</text:p>
          </table:table-cell>
        </table:table-row>
        <table:table-row table:style-name="ro1">
          <table:table-cell office:value-type="string">
            <text:p>3s23p4(1D)3d </text:p>
          </table:table-cell>
          <table:table-cell office:value-type="string">
            <text:p><text:s/>2G </text:p>
          </table:table-cell>
          <table:table-cell office:value-type="float" office:value="4.5">
            <text:p>4.5</text:p>
          </table:table-cell>
          <table:table-cell office:value-type="float" office:value="154181.4942">
            <text:p>154181.494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]+1" office:value-type="float" office:value="10">
            <text:p>10</text:p>
          </table:table-cell>
          <table:table-cell table:formula="of:=[.D29]/[Tabelle1.$C$17]" office:value-type="float" office:value="221825.574087584">
            <text:p>221825.5740875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54204.024">
            <text:p>154204.02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]+1" office:value-type="float" office:value="8">
            <text:p>8</text:p>
          </table:table-cell>
          <table:table-cell table:formula="of:=[.D30]/[Tabelle1.$C$17]" office:value-type="float" office:value="221857.988391551">
            <text:p>221857.988391551</text:p>
          </table:table-cell>
        </table:table-row>
        <table:table-row table:style-name="ro1">
          <table:table-cell office:value-type="string">
            <text:p>3s23p4(3P)4p </text:p>
          </table:table-cell>
          <table:table-cell office:value-type="string">
            <text:p><text:s/>4P° </text:p>
          </table:table-cell>
          <table:table-cell office:value-type="float" office:value="2.5">
            <text:p>2.5</text:p>
          </table:table-cell>
          <table:table-cell office:value-type="float" office:value="155043.1619">
            <text:p>155043.1619</text:p>
          </table:table-cell>
          <table:table-cell office:value-type="float" office:value="1.599">
            <text:p>1,599</text:p>
          </table:table-cell>
          <table:table-cell office:value-type="string">
            <text:p><text:s/>L15349 </text:p>
          </table:table-cell>
          <table:table-cell/>
          <table:table-cell table:formula="of:=2*[.C31]+1" office:value-type="float" office:value="6">
            <text:p>6</text:p>
          </table:table-cell>
          <table:table-cell table:formula="of:=[.D31]/[Tabelle1.$C$17]" office:value-type="float" office:value="223065.28144168">
            <text:p>223065.2814416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55351.1206">
            <text:p>155351.1206</text:p>
          </table:table-cell>
          <table:table-cell office:value-type="float" office:value="1.72">
            <text:p>1,72</text:p>
          </table:table-cell>
          <table:table-cell office:value-type="string">
            <text:p><text:s/>L15349 </text:p>
          </table:table-cell>
          <table:table-cell/>
          <table:table-cell table:formula="of:=2*[.C32]+1" office:value-type="float" office:value="4">
            <text:p>4</text:p>
          </table:table-cell>
          <table:table-cell table:formula="of:=[.D32]/[Tabelle1.$C$17]" office:value-type="float" office:value="223508.350927919">
            <text:p>223508.3509279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55708.1075">
            <text:p>155708.1075</text:p>
          </table:table-cell>
          <table:table-cell office:value-type="float" office:value="2.638">
            <text:p>2,638</text:p>
          </table:table-cell>
          <table:table-cell office:value-type="string">
            <text:p><text:s/>L15349 </text:p>
          </table:table-cell>
          <table:table-cell/>
          <table:table-cell table:formula="of:=2*[.C33]+1" office:value-type="float" office:value="2">
            <text:p>2</text:p>
          </table:table-cell>
          <table:table-cell table:formula="of:=[.D33]/[Tabelle1.$C$17]" office:value-type="float" office:value="224021.958766818">
            <text:p>224021.958766818</text:p>
          </table:table-cell>
        </table:table-row>
        <table:table-row table:style-name="ro1">
          <table:table-cell office:value-type="string">
            <text:p>3s23p4(3P)4p </text:p>
          </table:table-cell>
          <table:table-cell office:value-type="string">
            <text:p><text:s/>4D° </text:p>
          </table:table-cell>
          <table:table-cell office:value-type="float" office:value="3.5">
            <text:p>3.5</text:p>
          </table:table-cell>
          <table:table-cell office:value-type="float" office:value="157234.0196">
            <text:p>157234.0196</text:p>
          </table:table-cell>
          <table:table-cell office:value-type="float" office:value="1.427">
            <text:p>1,427</text:p>
          </table:table-cell>
          <table:table-cell office:value-type="string">
            <text:p><text:s/>L15349 </text:p>
          </table:table-cell>
          <table:table-cell/>
          <table:table-cell table:formula="of:=2*[.C34]+1" office:value-type="float" office:value="8">
            <text:p>8</text:p>
          </table:table-cell>
          <table:table-cell table:formula="of:=[.D34]/[Tabelle1.$C$17]" office:value-type="float" office:value="226217.334608426">
            <text:p>226217.33460842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57673.4134">
            <text:p>157673.4134</text:p>
          </table:table-cell>
          <table:table-cell office:value-type="float" office:value="1.334">
            <text:p>1,334</text:p>
          </table:table-cell>
          <table:table-cell office:value-type="string">
            <text:p><text:s/>L15349 </text:p>
          </table:table-cell>
          <table:table-cell/>
          <table:table-cell table:formula="of:=2*[.C35]+1" office:value-type="float" office:value="6">
            <text:p>6</text:p>
          </table:table-cell>
          <table:table-cell table:formula="of:=[.D35]/[Tabelle1.$C$17]" office:value-type="float" office:value="226849.503744166">
            <text:p>226849.50374416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58167.7999">
            <text:p>158167.7999</text:p>
          </table:table-cell>
          <table:table-cell office:value-type="float" office:value="1.199">
            <text:p>1,199</text:p>
          </table:table-cell>
          <table:table-cell office:value-type="string">
            <text:p><text:s/>L15349 </text:p>
          </table:table-cell>
          <table:table-cell/>
          <table:table-cell table:formula="of:=2*[.C36]+1" office:value-type="float" office:value="4">
            <text:p>4</text:p>
          </table:table-cell>
          <table:table-cell table:formula="of:=[.D36]/[Tabelle1.$C$17]" office:value-type="float" office:value="227560.792538925">
            <text:p>227560.7925389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58428.1087">
            <text:p>158428.1087</text:p>
          </table:table-cell>
          <table:table-cell office:value-type="float" office:value="0">
            <text:p>0</text:p>
          </table:table-cell>
          <table:table-cell office:value-type="string">
            <text:p><text:s/>L15349 </text:p>
          </table:table-cell>
          <table:table-cell/>
          <table:table-cell table:formula="of:=2*[.C37]+1" office:value-type="float" office:value="2">
            <text:p>2</text:p>
          </table:table-cell>
          <table:table-cell table:formula="of:=[.D37]/[Tabelle1.$C$17]" office:value-type="float" office:value="227935.306674358">
            <text:p>227935.306674358</text:p>
          </table:table-cell>
        </table:table-row>
        <table:table-row table:style-name="ro1">
          <table:table-cell office:value-type="string">
            <text:p>3s23p4(3P)4p </text:p>
          </table:table-cell>
          <table:table-cell office:value-type="string">
            <text:p><text:s/>2D° </text:p>
          </table:table-cell>
          <table:table-cell office:value-type="float" office:value="2.5">
            <text:p>2.5</text:p>
          </table:table-cell>
          <table:table-cell office:value-type="float" office:value="158730.2995">
            <text:p>158730.2995</text:p>
          </table:table-cell>
          <table:table-cell office:value-type="float" office:value="1.241">
            <text:p>1,241</text:p>
          </table:table-cell>
          <table:table-cell office:value-type="string">
            <text:p><text:s/>L15349 </text:p>
          </table:table-cell>
          <table:table-cell/>
          <table:table-cell table:formula="of:=2*[.C38]+1" office:value-type="float" office:value="6">
            <text:p>6</text:p>
          </table:table-cell>
          <table:table-cell table:formula="of:=[.D38]/[Tabelle1.$C$17]" office:value-type="float" office:value="228370.077708598">
            <text:p>228370.07770859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59393.385">
            <text:p>159393.385</text:p>
          </table:table-cell>
          <table:table-cell office:value-type="float" office:value="0.918">
            <text:p>0,918</text:p>
          </table:table-cell>
          <table:table-cell office:value-type="string">
            <text:p><text:s/>L15349 </text:p>
          </table:table-cell>
          <table:table-cell/>
          <table:table-cell table:formula="of:=2*[.C39]+1" office:value-type="float" office:value="4">
            <text:p>4</text:p>
          </table:table-cell>
          <table:table-cell table:formula="of:=[.D39]/[Tabelle1.$C$17]" office:value-type="float" office:value="229324.078851665">
            <text:p>229324.078851665</text:p>
          </table:table-cell>
        </table:table-row>
        <table:table-row table:style-name="ro1">
          <table:table-cell office:value-type="string">
            <text:p>3s23p4(3P)4p </text:p>
          </table:table-cell>
          <table:table-cell office:value-type="string">
            <text:p><text:s/>2P° </text:p>
          </table:table-cell>
          <table:table-cell office:value-type="float" office:value="0.5">
            <text:p>0.5</text:p>
          </table:table-cell>
          <table:table-cell office:value-type="float" office:value="159706.5337">
            <text:p>159706.5337</text:p>
          </table:table-cell>
          <table:table-cell office:value-type="float" office:value="0.983">
            <text:p>0,983</text:p>
          </table:table-cell>
          <table:table-cell office:value-type="string">
            <text:p><text:s/>L15349 </text:p>
          </table:table-cell>
          <table:table-cell/>
          <table:table-cell table:formula="of:=2*[.C40]+1" office:value-type="float" office:value="2">
            <text:p>2</text:p>
          </table:table-cell>
          <table:table-cell table:formula="of:=[.D40]/[Tabelle1.$C$17]" office:value-type="float" office:value="229774.615347713">
            <text:p>229774.61534771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60239.428">
            <text:p>160239.428</text:p>
          </table:table-cell>
          <table:table-cell office:value-type="float" office:value="1.244">
            <text:p>1,244</text:p>
          </table:table-cell>
          <table:table-cell office:value-type="string">
            <text:p><text:s/>L15349 </text:p>
          </table:table-cell>
          <table:table-cell/>
          <table:table-cell table:formula="of:=2*[.C41]+1" office:value-type="float" office:value="4">
            <text:p>4</text:p>
          </table:table-cell>
          <table:table-cell table:formula="of:=[.D41]/[Tabelle1.$C$17]" office:value-type="float" office:value="230541.306477792">
            <text:p>230541.306477792</text:p>
          </table:table-cell>
        </table:table-row>
        <table:table-row table:style-name="ro1">
          <table:table-cell office:value-type="string">
            <text:p>3s23p4(3P)4p </text:p>
          </table:table-cell>
          <table:table-cell office:value-type="string">
            <text:p><text:s/>4S° </text:p>
          </table:table-cell>
          <table:table-cell office:value-type="float" office:value="1.5">
            <text:p>1.5</text:p>
          </table:table-cell>
          <table:table-cell office:value-type="float" office:value="161048.7411">
            <text:p>161048.7411</text:p>
          </table:table-cell>
          <table:table-cell office:value-type="float" office:value="1.987">
            <text:p>1,987</text:p>
          </table:table-cell>
          <table:table-cell office:value-type="string">
            <text:p><text:s/>L15349 </text:p>
          </table:table-cell>
          <table:table-cell/>
          <table:table-cell table:formula="of:=2*[.C42]+1" office:value-type="float" office:value="4">
            <text:p>4</text:p>
          </table:table-cell>
          <table:table-cell table:formula="of:=[.D42]/[Tabelle1.$C$17]" office:value-type="float" office:value="231705.689687046">
            <text:p>231705.689687046</text:p>
          </table:table-cell>
        </table:table-row>
        <table:table-row table:style-name="ro1">
          <table:table-cell office:value-type="string">
            <text:p>3s23p4(3P)4p </text:p>
          </table:table-cell>
          <table:table-cell office:value-type="string">
            <text:p><text:s/>2S° </text:p>
          </table:table-cell>
          <table:table-cell office:value-type="float" office:value="0.5">
            <text:p>0.5</text:p>
          </table:table-cell>
          <table:table-cell office:value-type="float" office:value="161089.3846">
            <text:p>161089.3846</text:p>
          </table:table-cell>
          <table:table-cell office:value-type="float" office:value="1.695">
            <text:p>1,695</text:p>
          </table:table-cell>
          <table:table-cell office:value-type="string">
            <text:p><text:s/>L15349 </text:p>
          </table:table-cell>
          <table:table-cell/>
          <table:table-cell table:formula="of:=2*[.C43]+1" office:value-type="float" office:value="2">
            <text:p>2</text:p>
          </table:table-cell>
          <table:table-cell table:formula="of:=[.D43]/[Tabelle1.$C$17]" office:value-type="float" office:value="231764.164718483">
            <text:p>231764.164718483</text:p>
          </table:table-cell>
        </table:table-row>
        <table:table-row table:style-name="ro1">
          <table:table-cell office:value-type="string">
            <text:p>3s23p4(1D)3d </text:p>
          </table:table-cell>
          <table:table-cell office:value-type="string">
            <text:p><text:s/>2F </text:p>
          </table:table-cell>
          <table:table-cell office:value-type="float" office:value="2.5">
            <text:p>2.5</text:p>
          </table:table-cell>
          <table:table-cell office:value-type="float" office:value="163299.5616">
            <text:p>163299.56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4]+1" office:value-type="float" office:value="6">
            <text:p>6</text:p>
          </table:table-cell>
          <table:table-cell table:formula="of:=[.D44]/[Tabelle1.$C$17]" office:value-type="float" office:value="234944.013145845">
            <text:p>234944.01314584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63506.5368">
            <text:p>163506.536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5]+1" office:value-type="float" office:value="8">
            <text:p>8</text:p>
          </table:table-cell>
          <table:table-cell table:formula="of:=[.D45]/[Tabelle1.$C$17]" office:value-type="float" office:value="235241.794619557">
            <text:p>235241.794619557</text:p>
          </table:table-cell>
        </table:table-row>
        <table:table-row table:style-name="ro1">
          <table:table-cell office:value-type="string">
            <text:p>3s23p4(1S)4s </text:p>
          </table:table-cell>
          <table:table-cell office:value-type="string">
            <text:p><text:s/>2S </text:p>
          </table:table-cell>
          <table:table-cell office:value-type="float" office:value="0.5">
            <text:p>0.5</text:p>
          </table:table-cell>
          <table:table-cell office:value-type="float" office:value="167307.9822">
            <text:p>167307.9822</text:p>
          </table:table-cell>
          <table:table-cell office:value-type="float" office:value="1.993">
            <text:p>1,993</text:p>
          </table:table-cell>
          <table:table-cell office:value-type="string">
            <text:p><text:s/>L15349 </text:p>
          </table:table-cell>
          <table:table-cell/>
          <table:table-cell table:formula="of:=2*[.C46]+1" office:value-type="float" office:value="2">
            <text:p>2</text:p>
          </table:table-cell>
          <table:table-cell table:formula="of:=[.D46]/[Tabelle1.$C$17]" office:value-type="float" office:value="240711.048971987">
            <text:p>240711.048971987</text:p>
          </table:table-cell>
        </table:table-row>
        <table:table-row table:style-name="ro1">
          <table:table-cell office:value-type="string">
            <text:p>3s23p4(1D)4p </text:p>
          </table:table-cell>
          <table:table-cell office:value-type="string">
            <text:p><text:s/>2F° </text:p>
          </table:table-cell>
          <table:table-cell office:value-type="float" office:value="2.5">
            <text:p>2.5</text:p>
          </table:table-cell>
          <table:table-cell office:value-type="float" office:value="170401.017">
            <text:p>170401.017</text:p>
          </table:table-cell>
          <table:table-cell office:value-type="float" office:value="0.857">
            <text:p>0,857</text:p>
          </table:table-cell>
          <table:table-cell office:value-type="string">
            <text:p><text:s/>L15349 </text:p>
          </table:table-cell>
          <table:table-cell/>
          <table:table-cell table:formula="of:=2*[.C47]+1" office:value-type="float" office:value="6">
            <text:p>6</text:p>
          </table:table-cell>
          <table:table-cell table:formula="of:=[.D47]/[Tabelle1.$C$17]" office:value-type="float" office:value="245161.091590545">
            <text:p>245161.09159054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70530.404">
            <text:p>170530.404</text:p>
          </table:table-cell>
          <table:table-cell office:value-type="float" office:value="1.14">
            <text:p>1,14</text:p>
          </table:table-cell>
          <table:table-cell office:value-type="string">
            <text:p><text:s/>L15349 </text:p>
          </table:table-cell>
          <table:table-cell/>
          <table:table-cell table:formula="of:=2*[.C48]+1" office:value-type="float" office:value="8">
            <text:p>8</text:p>
          </table:table-cell>
          <table:table-cell table:formula="of:=[.D48]/[Tabelle1.$C$17]" office:value-type="float" office:value="245347.244576695">
            <text:p>245347.244576695</text:p>
          </table:table-cell>
        </table:table-row>
        <table:table-row table:style-name="ro1">
          <table:table-cell office:value-type="string">
            <text:p>3s23p4(1D)4p </text:p>
          </table:table-cell>
          <table:table-cell office:value-type="string">
            <text:p><text:s/>2P° </text:p>
          </table:table-cell>
          <table:table-cell office:value-type="float" office:value="1.5">
            <text:p>1.5</text:p>
          </table:table-cell>
          <table:table-cell office:value-type="float" office:value="172213.8798">
            <text:p>172213.8798</text:p>
          </table:table-cell>
          <table:table-cell office:value-type="float" office:value="1.332">
            <text:p>1,332</text:p>
          </table:table-cell>
          <table:table-cell office:value-type="string">
            <text:p><text:s/>L15349 </text:p>
          </table:table-cell>
          <table:table-cell/>
          <table:table-cell table:formula="of:=2*[.C49]+1" office:value-type="float" office:value="4">
            <text:p>4</text:p>
          </table:table-cell>
          <table:table-cell table:formula="of:=[.D49]/[Tabelle1.$C$17]" office:value-type="float" office:value="247769.312074064">
            <text:p>247769.3120740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72816.2926">
            <text:p>172816.2926</text:p>
          </table:table-cell>
          <table:table-cell office:value-type="float" office:value="0.677">
            <text:p>0,677</text:p>
          </table:table-cell>
          <table:table-cell office:value-type="string">
            <text:p><text:s/>L15349 </text:p>
          </table:table-cell>
          <table:table-cell/>
          <table:table-cell table:formula="of:=2*[.C50]+1" office:value-type="float" office:value="2">
            <text:p>2</text:p>
          </table:table-cell>
          <table:table-cell table:formula="of:=[.D50]/[Tabelle1.$C$17]" office:value-type="float" office:value="248636.021570499">
            <text:p>248636.021570499</text:p>
          </table:table-cell>
        </table:table-row>
        <table:table-row table:style-name="ro1">
          <table:table-cell office:value-type="string">
            <text:p>3s23p4(1D)3d </text:p>
          </table:table-cell>
          <table:table-cell office:value-type="string">
            <text:p><text:s/>2D </text:p>
          </table:table-cell>
          <table:table-cell office:value-type="float" office:value="2.5">
            <text:p>2.5</text:p>
          </table:table-cell>
          <table:table-cell office:value-type="float" office:value="172335.5985">
            <text:p>172335.598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1]+1" office:value-type="float" office:value="6">
            <text:p>6</text:p>
          </table:table-cell>
          <table:table-cell table:formula="of:=[.D51]/[Tabelle1.$C$17]" office:value-type="float" office:value="247944.432445317">
            <text:p>247944.4324453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72829.6539">
            <text:p>172829.65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2]+1" office:value-type="float" office:value="4">
            <text:p>4</text:p>
          </table:table-cell>
          <table:table-cell table:formula="of:=[.D52]/[Tabelle1.$C$17]" office:value-type="float" office:value="248655.244876502">
            <text:p>248655.244876502</text:p>
          </table:table-cell>
        </table:table-row>
        <table:table-row table:style-name="ro1">
          <table:table-cell office:value-type="string">
            <text:p>3s23p4(1D)4p </text:p>
          </table:table-cell>
          <table:table-cell office:value-type="string">
            <text:p><text:s/>2D° </text:p>
          </table:table-cell>
          <table:table-cell office:value-type="float" office:value="1.5">
            <text:p>1.5</text:p>
          </table:table-cell>
          <table:table-cell office:value-type="float" office:value="173347.9158">
            <text:p>173347.9158</text:p>
          </table:table-cell>
          <table:table-cell office:value-type="float" office:value="0.804">
            <text:p>0,804</text:p>
          </table:table-cell>
          <table:table-cell office:value-type="string">
            <text:p><text:s/>L15349 </text:p>
          </table:table-cell>
          <table:table-cell/>
          <table:table-cell table:formula="of:=2*[.C53]+1" office:value-type="float" office:value="4">
            <text:p>4</text:p>
          </table:table-cell>
          <table:table-cell table:formula="of:=[.D53]/[Tabelle1.$C$17]" office:value-type="float" office:value="249400.883930604">
            <text:p>249400.88393060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73393.4658">
            <text:p>173393.4658</text:p>
          </table:table-cell>
          <table:table-cell office:value-type="float" office:value="1.202">
            <text:p>1,202</text:p>
          </table:table-cell>
          <table:table-cell office:value-type="string">
            <text:p><text:s/>L15349 </text:p>
          </table:table-cell>
          <table:table-cell/>
          <table:table-cell table:formula="of:=2*[.C54]+1" office:value-type="float" office:value="6">
            <text:p>6</text:p>
          </table:table-cell>
          <table:table-cell table:formula="of:=[.D54]/[Tabelle1.$C$17]" office:value-type="float" office:value="249466.418091834">
            <text:p>249466.418091834</text:p>
          </table:table-cell>
        </table:table-row>
        <table:table-row table:style-name="ro1">
          <table:table-cell office:value-type="string">
            <text:p>3s23p4(1D)3d </text:p>
          </table:table-cell>
          <table:table-cell office:value-type="string">
            <text:p><text:s/>2P </text:p>
          </table:table-cell>
          <table:table-cell office:value-type="float" office:value="1.5">
            <text:p>1.5</text:p>
          </table:table-cell>
          <table:table-cell office:value-type="float" office:value="174409.8916">
            <text:p>174409.89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5]+1" office:value-type="float" office:value="4">
            <text:p>4</text:p>
          </table:table-cell>
          <table:table-cell table:formula="of:=[.D55]/[Tabelle1.$C$17]" office:value-type="float" office:value="250928.780600204">
            <text:p>250928.78060020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74821.0098">
            <text:p>174821.00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6]+1" office:value-type="float" office:value="2">
            <text:p>2</text:p>
          </table:table-cell>
          <table:table-cell table:formula="of:=[.D56]/[Tabelle1.$C$17]" office:value-type="float" office:value="251520.268775915">
            <text:p>251520.268775915</text:p>
          </table:table-cell>
        </table:table-row>
        <table:table-row table:style-name="ro1">
          <table:table-cell office:value-type="string">
            <text:p>3s23p4(1S)3d </text:p>
          </table:table-cell>
          <table:table-cell office:value-type="string">
            <text:p><text:s/>2D </text:p>
          </table:table-cell>
          <table:table-cell office:value-type="float" office:value="2.5">
            <text:p>2.5</text:p>
          </table:table-cell>
          <table:table-cell office:value-type="float" office:value="179592.2248">
            <text:p>179592.224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7]+1" office:value-type="float" office:value="6">
            <text:p>6</text:p>
          </table:table-cell>
          <table:table-cell table:formula="of:=[.D57]/[Tabelle1.$C$17]" office:value-type="float" office:value="258384.759952122">
            <text:p>258384.75995212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79931.8393">
            <text:p>179931.839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58]+1" office:value-type="float" office:value="4">
            <text:p>4</text:p>
          </table:table-cell>
          <table:table-cell table:formula="of:=[.D58]/[Tabelle1.$C$17]" office:value-type="float" office:value="258873.373594258">
            <text:p>258873.373594258</text:p>
          </table:table-cell>
        </table:table-row>
        <table:table-row table:style-name="ro1">
          <table:table-cell office:value-type="string">
            <text:p>3s23p4(3P)5s </text:p>
          </table:table-cell>
          <table:table-cell office:value-type="string">
            <text:p><text:s/>4P </text:p>
          </table:table-cell>
          <table:table-cell office:value-type="float" office:value="2.5">
            <text:p>2.5</text:p>
          </table:table-cell>
          <table:table-cell office:value-type="float" office:value="181594.1404">
            <text:p>181594.1404</text:p>
          </table:table-cell>
          <table:table-cell office:value-type="float" office:value="1.603">
            <text:p>1,603</text:p>
          </table:table-cell>
          <table:table-cell office:value-type="string">
            <text:p><text:s/>L15349 </text:p>
          </table:table-cell>
          <table:table-cell/>
          <table:table-cell table:formula="of:=2*[.C59]+1" office:value-type="float" office:value="6">
            <text:p>6</text:p>
          </table:table-cell>
          <table:table-cell table:formula="of:=[.D59]/[Tabelle1.$C$17]" office:value-type="float" office:value="261264.976410972">
            <text:p>261264.97641097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82222.1209">
            <text:p>182222.1209</text:p>
          </table:table-cell>
          <table:table-cell office:value-type="float" office:value="1.609">
            <text:p>1,609</text:p>
          </table:table-cell>
          <table:table-cell office:value-type="string">
            <text:p><text:s/>L15349 </text:p>
          </table:table-cell>
          <table:table-cell/>
          <table:table-cell table:formula="of:=2*[.C60]+1" office:value-type="float" office:value="4">
            <text:p>4</text:p>
          </table:table-cell>
          <table:table-cell table:formula="of:=[.D60]/[Tabelle1.$C$17]" office:value-type="float" office:value="262168.47092989">
            <text:p>262168.4709298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82951.2609">
            <text:p>182951.2609</text:p>
          </table:table-cell>
          <table:table-cell office:value-type="float" office:value="2.55">
            <text:p>2,55</text:p>
          </table:table-cell>
          <table:table-cell office:value-type="string">
            <text:p><text:s/>L15349 </text:p>
          </table:table-cell>
          <table:table-cell/>
          <table:table-cell table:formula="of:=2*[.C61]+1" office:value-type="float" office:value="2">
            <text:p>2</text:p>
          </table:table-cell>
          <table:table-cell table:formula="of:=[.D61]/[Tabelle1.$C$17]" office:value-type="float" office:value="263217.506677854">
            <text:p>263217.506677854</text:p>
          </table:table-cell>
        </table:table-row>
        <table:table-row table:style-name="ro1">
          <table:table-cell office:value-type="string">
            <text:p>3s23p4(3P)5s </text:p>
          </table:table-cell>
          <table:table-cell office:value-type="string">
            <text:p><text:s/>2P </text:p>
          </table:table-cell>
          <table:table-cell office:value-type="float" office:value="1.5">
            <text:p>1.5</text:p>
          </table:table-cell>
          <table:table-cell office:value-type="float" office:value="183090.8927">
            <text:p>183090.8927</text:p>
          </table:table-cell>
          <table:table-cell office:value-type="float" office:value="1.445">
            <text:p>1,445</text:p>
          </table:table-cell>
          <table:table-cell office:value-type="string">
            <text:p><text:s/>L15349 </text:p>
          </table:table-cell>
          <table:table-cell/>
          <table:table-cell table:formula="of:=2*[.C62]+1" office:value-type="float" office:value="4">
            <text:p>4</text:p>
          </table:table-cell>
          <table:table-cell table:formula="of:=[.D62]/[Tabelle1.$C$17]" office:value-type="float" office:value="263418.399167297">
            <text:p>263418.39916729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83914.644">
            <text:p>183914.644</text:p>
          </table:table-cell>
          <table:table-cell office:value-type="float" office:value="0.816">
            <text:p>0,816</text:p>
          </table:table-cell>
          <table:table-cell office:value-type="string">
            <text:p><text:s/>L15349 </text:p>
          </table:table-cell>
          <table:table-cell/>
          <table:table-cell table:formula="of:=2*[.C63]+1" office:value-type="float" office:value="2">
            <text:p>2</text:p>
          </table:table-cell>
          <table:table-cell table:formula="of:=[.D63]/[Tabelle1.$C$17]" office:value-type="float" office:value="264603.555051121">
            <text:p>264603.555051121</text:p>
          </table:table-cell>
        </table:table-row>
        <table:table-row table:style-name="ro1">
          <table:table-cell office:value-type="string">
            <text:p>3s23p4(3P)4d </text:p>
          </table:table-cell>
          <table:table-cell office:value-type="string">
            <text:p><text:s/>4D </text:p>
          </table:table-cell>
          <table:table-cell office:value-type="float" office:value="3.5">
            <text:p>3.5</text:p>
          </table:table-cell>
          <table:table-cell office:value-type="float" office:value="183675.6614">
            <text:p>183675.6614</text:p>
          </table:table-cell>
          <table:table-cell office:value-type="float" office:value="1.427">
            <text:p>1,427</text:p>
          </table:table-cell>
          <table:table-cell office:value-type="string">
            <text:p><text:s/>L15349 </text:p>
          </table:table-cell>
          <table:table-cell/>
          <table:table-cell table:formula="of:=2*[.C64]+1" office:value-type="float" office:value="8">
            <text:p>8</text:p>
          </table:table-cell>
          <table:table-cell table:formula="of:=[.D64]/[Tabelle1.$C$17]" office:value-type="float" office:value="264259.72356397">
            <text:p>264259.7235639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83797.4473">
            <text:p>183797.4473</text:p>
          </table:table-cell>
          <table:table-cell office:value-type="float" office:value="1.37">
            <text:p>1,37</text:p>
          </table:table-cell>
          <table:table-cell office:value-type="string">
            <text:p><text:s/>L15349 </text:p>
          </table:table-cell>
          <table:table-cell/>
          <table:table-cell table:formula="of:=2*[.C65]+1" office:value-type="float" office:value="6">
            <text:p>6</text:p>
          </table:table-cell>
          <table:table-cell table:formula="of:=[.D65]/[Tabelle1.$C$17]" office:value-type="float" office:value="264434.940617893">
            <text:p>264434.9406178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83986.0137">
            <text:p>183986.0137</text:p>
          </table:table-cell>
          <table:table-cell office:value-type="float" office:value="1.198">
            <text:p>1,198</text:p>
          </table:table-cell>
          <table:table-cell office:value-type="string">
            <text:p><text:s/>L15349 </text:p>
          </table:table-cell>
          <table:table-cell/>
          <table:table-cell table:formula="of:=2*[.C66]+1" office:value-type="float" office:value="4">
            <text:p>4</text:p>
          </table:table-cell>
          <table:table-cell table:formula="of:=[.D66]/[Tabelle1.$C$17]" office:value-type="float" office:value="264706.236794848">
            <text:p>264706.23679484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84191.7917">
            <text:p>184191.7917</text:p>
          </table:table-cell>
          <table:table-cell office:value-type="float" office:value="0.38">
            <text:p>0,38</text:p>
          </table:table-cell>
          <table:table-cell office:value-type="string">
            <text:p><text:s/>L15349 </text:p>
          </table:table-cell>
          <table:table-cell/>
          <table:table-cell table:formula="of:=2*[.C67]+1" office:value-type="float" office:value="2">
            <text:p>2</text:p>
          </table:table-cell>
          <table:table-cell table:formula="of:=[.D67]/[Tabelle1.$C$17]" office:value-type="float" office:value="265002.295820748">
            <text:p>265002.295820748</text:p>
          </table:table-cell>
        </table:table-row>
        <table:table-row table:style-name="ro1">
          <table:table-cell office:value-type="string">
            <text:p>3s23p4(1D)3d </text:p>
          </table:table-cell>
          <table:table-cell office:value-type="string">
            <text:p><text:s/>2S </text:p>
          </table:table-cell>
          <table:table-cell office:value-type="float" office:value="0.5">
            <text:p>0.5</text:p>
          </table:table-cell>
          <table:table-cell office:value-type="float" office:value="184093.1337">
            <text:p>184093.133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68]+1" office:value-type="float" office:value="2">
            <text:p>2</text:p>
          </table:table-cell>
          <table:table-cell table:formula="of:=[.D68]/[Tabelle1.$C$17]" office:value-type="float" office:value="264860.353575332">
            <text:p>264860.353575332</text:p>
          </table:table-cell>
        </table:table-row>
        <table:table-row table:style-name="ro1">
          <table:table-cell office:value-type="string">
            <text:p>3s23p4(3P)4d </text:p>
          </table:table-cell>
          <table:table-cell office:value-type="string">
            <text:p><text:s/>4F </text:p>
          </table:table-cell>
          <table:table-cell office:value-type="float" office:value="4.5">
            <text:p>4.5</text:p>
          </table:table-cell>
          <table:table-cell office:value-type="float" office:value="185093.3298">
            <text:p>185093.3298</text:p>
          </table:table-cell>
          <table:table-cell office:value-type="float" office:value="1.33">
            <text:p>1,33</text:p>
          </table:table-cell>
          <table:table-cell office:value-type="string">
            <text:p><text:s/>L15349 </text:p>
          </table:table-cell>
          <table:table-cell/>
          <table:table-cell table:formula="of:=2*[.C69]+1" office:value-type="float" office:value="10">
            <text:p>10</text:p>
          </table:table-cell>
          <table:table-cell table:formula="of:=[.D69]/[Tabelle1.$C$17]" office:value-type="float" office:value="266299.365923953">
            <text:p>266299.36592395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85624.8282">
            <text:p>185624.8282</text:p>
          </table:table-cell>
          <table:table-cell office:value-type="float" office:value="1.217">
            <text:p>1,217</text:p>
          </table:table-cell>
          <table:table-cell office:value-type="string">
            <text:p><text:s/>L15349 </text:p>
          </table:table-cell>
          <table:table-cell/>
          <table:table-cell table:formula="of:=2*[.C70]+1" office:value-type="float" office:value="8">
            <text:p>8</text:p>
          </table:table-cell>
          <table:table-cell table:formula="of:=[.D70]/[Tabelle1.$C$17]" office:value-type="float" office:value="267064.048730527">
            <text:p>267064.04873052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86074.4375">
            <text:p>186074.4375</text:p>
          </table:table-cell>
          <table:table-cell office:value-type="float" office:value="1.045">
            <text:p>1,045</text:p>
          </table:table-cell>
          <table:table-cell office:value-type="string">
            <text:p><text:s/>L15349 </text:p>
          </table:table-cell>
          <table:table-cell/>
          <table:table-cell table:formula="of:=2*[.C71]+1" office:value-type="float" office:value="6">
            <text:p>6</text:p>
          </table:table-cell>
          <table:table-cell table:formula="of:=[.D71]/[Tabelle1.$C$17]" office:value-type="float" office:value="267710.915214764">
            <text:p>267710.9152147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86340.5616">
            <text:p>186340.5616</text:p>
          </table:table-cell>
          <table:table-cell office:value-type="float" office:value="0.612">
            <text:p>0,612</text:p>
          </table:table-cell>
          <table:table-cell office:value-type="string">
            <text:p><text:s/>L15349 </text:p>
          </table:table-cell>
          <table:table-cell/>
          <table:table-cell table:formula="of:=2*[.C72]+1" office:value-type="float" office:value="4">
            <text:p>4</text:p>
          </table:table-cell>
          <table:table-cell table:formula="of:=[.D72]/[Tabelle1.$C$17]" office:value-type="float" office:value="268093.795998008">
            <text:p>268093.795998008</text:p>
          </table:table-cell>
        </table:table-row>
        <table:table-row table:style-name="ro1">
          <table:table-cell office:value-type="string">
            <text:p>3s23p4(3P)4d </text:p>
          </table:table-cell>
          <table:table-cell office:value-type="string">
            <text:p><text:s/>4P </text:p>
          </table:table-cell>
          <table:table-cell office:value-type="float" office:value="0.5">
            <text:p>0.5</text:p>
          </table:table-cell>
          <table:table-cell office:value-type="float" office:value="186171.333">
            <text:p>186171.333</text:p>
          </table:table-cell>
          <table:table-cell office:value-type="float" office:value="2.6">
            <text:p>2,6</text:p>
          </table:table-cell>
          <table:table-cell office:value-type="string">
            <text:p><text:s/>L15349 </text:p>
          </table:table-cell>
          <table:table-cell/>
          <table:table-cell table:formula="of:=2*[.C73]+1" office:value-type="float" office:value="2">
            <text:p>2</text:p>
          </table:table-cell>
          <table:table-cell table:formula="of:=[.D73]/[Tabelle1.$C$17]" office:value-type="float" office:value="267850.321698179">
            <text:p>267850.32169817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86470.3603">
            <text:p>186470.3603</text:p>
          </table:table-cell>
          <table:table-cell office:value-type="float" office:value="1.494">
            <text:p>1,494</text:p>
          </table:table-cell>
          <table:table-cell office:value-type="string">
            <text:p><text:s/>L15349 </text:p>
          </table:table-cell>
          <table:table-cell/>
          <table:table-cell table:formula="of:=2*[.C74]+1" office:value-type="float" office:value="4">
            <text:p>4</text:p>
          </table:table-cell>
          <table:table-cell table:formula="of:=[.D74]/[Tabelle1.$C$17]" office:value-type="float" office:value="268280.541309388">
            <text:p>268280.54130938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86891.0393">
            <text:p>186891.0393</text:p>
          </table:table-cell>
          <table:table-cell office:value-type="float" office:value="1.588">
            <text:p>1,588</text:p>
          </table:table-cell>
          <table:table-cell office:value-type="string">
            <text:p><text:s/>L15349 </text:p>
          </table:table-cell>
          <table:table-cell/>
          <table:table-cell table:formula="of:=2*[.C75]+1" office:value-type="float" office:value="6">
            <text:p>6</text:p>
          </table:table-cell>
          <table:table-cell table:formula="of:=[.D75]/[Tabelle1.$C$17]" office:value-type="float" office:value="268885.784896926">
            <text:p>268885.784896926</text:p>
          </table:table-cell>
        </table:table-row>
        <table:table-row table:style-name="ro1">
          <table:table-cell office:value-type="string">
            <text:p>3s23p4(3P)4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186816.0496">
            <text:p>186816.0496</text:p>
          </table:table-cell>
          <table:table-cell office:value-type="float" office:value="1.167">
            <text:p>1,167</text:p>
          </table:table-cell>
          <table:table-cell office:value-type="string">
            <text:p><text:s/>L15349 </text:p>
          </table:table-cell>
          <table:table-cell/>
          <table:table-cell table:formula="of:=2*[.C76]+1" office:value-type="float" office:value="8">
            <text:p>8</text:p>
          </table:table-cell>
          <table:table-cell table:formula="of:=[.D76]/[Tabelle1.$C$17]" office:value-type="float" office:value="268777.894949825">
            <text:p>268777.8949498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87589.3383">
            <text:p>187589.3383</text:p>
          </table:table-cell>
          <table:table-cell office:value-type="float" office:value="0.861">
            <text:p>0,861</text:p>
          </table:table-cell>
          <table:table-cell office:value-type="string">
            <text:p><text:s/>L15349 </text:p>
          </table:table-cell>
          <table:table-cell/>
          <table:table-cell table:formula="of:=2*[.C77]+1" office:value-type="float" office:value="6">
            <text:p>6</text:p>
          </table:table-cell>
          <table:table-cell table:formula="of:=[.D77]/[Tabelle1.$C$17]" office:value-type="float" office:value="269890.448766371">
            <text:p>269890.448766371</text:p>
          </table:table-cell>
        </table:table-row>
        <table:table-row table:style-name="ro1">
          <table:table-cell office:value-type="string">
            <text:p>3s23p4(3P)5p </text:p>
          </table:table-cell>
          <table:table-cell office:value-type="string">
            <text:p><text:s/>4P° </text:p>
          </table:table-cell>
          <table:table-cell office:value-type="float" office:value="2.5">
            <text:p>2.5</text:p>
          </table:table-cell>
          <table:table-cell office:value-type="float" office:value="188766.2129">
            <text:p>188766.212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78]+1" office:value-type="float" office:value="6">
            <text:p>6</text:p>
          </table:table-cell>
          <table:table-cell table:formula="of:=[.D78]/[Tabelle1.$C$17]" office:value-type="float" office:value="271583.65381104">
            <text:p>271583.6538110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89040.9351">
            <text:p>189040.935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79]+1" office:value-type="float" office:value="4">
            <text:p>4</text:p>
          </table:table-cell>
          <table:table-cell table:formula="of:=[.D79]/[Tabelle1.$C$17]" office:value-type="float" office:value="271978.904940534">
            <text:p>271978.9049405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89437.7396">
            <text:p>189437.739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0]+1" office:value-type="float" office:value="2">
            <text:p>2</text:p>
          </table:table-cell>
          <table:table-cell table:formula="of:=[.D80]/[Tabelle1.$C$17]" office:value-type="float" office:value="272549.799563587">
            <text:p>272549.799563587</text:p>
          </table:table-cell>
        </table:table-row>
        <table:table-row table:style-name="ro1">
          <table:table-cell office:value-type="string">
            <text:p>3s23p4(3P)5p </text:p>
          </table:table-cell>
          <table:table-cell office:value-type="string">
            <text:p><text:s/>4D° </text:p>
          </table:table-cell>
          <table:table-cell office:value-type="float" office:value="3.5">
            <text:p>3.5</text:p>
          </table:table-cell>
          <table:table-cell office:value-type="float" office:value="189415.028">
            <text:p>189415.02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1]+1" office:value-type="float" office:value="8">
            <text:p>8</text:p>
          </table:table-cell>
          <table:table-cell table:formula="of:=[.D81]/[Tabelle1.$C$17]" office:value-type="float" office:value="272517.123698467">
            <text:p>272517.12369846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89654.8487">
            <text:p>189654.848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2]+1" office:value-type="float" office:value="6">
            <text:p>6</text:p>
          </table:table-cell>
          <table:table-cell table:formula="of:=[.D82]/[Tabelle1.$C$17]" office:value-type="float" office:value="272862.16098541">
            <text:p>272862.160985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0106.3">
            <text:p>190106.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3]+1" office:value-type="float" office:value="4">
            <text:p>4</text:p>
          </table:table-cell>
          <table:table-cell table:formula="of:=[.D83]/[Tabelle1.$C$17]" office:value-type="float" office:value="273511.677610701">
            <text:p>273511.67761070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90733.0156">
            <text:p>190733.015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4]+1" office:value-type="float" office:value="2">
            <text:p>2</text:p>
          </table:table-cell>
          <table:table-cell table:formula="of:=[.D84]/[Tabelle1.$C$17]" office:value-type="float" office:value="274413.352279772">
            <text:p>274413.352279772</text:p>
          </table:table-cell>
        </table:table-row>
        <table:table-row table:style-name="ro1">
          <table:table-cell office:value-type="string">
            <text:p>3s23p4(3P)4d </text:p>
          </table:table-cell>
          <table:table-cell office:value-type="string">
            <text:p><text:s/>2P </text:p>
          </table:table-cell>
          <table:table-cell office:value-type="float" office:value="0.5">
            <text:p>0.5</text:p>
          </table:table-cell>
          <table:table-cell office:value-type="float" office:value="189934.6322">
            <text:p>189934.6322</text:p>
          </table:table-cell>
          <table:table-cell office:value-type="float" office:value="0.667">
            <text:p>0,667</text:p>
          </table:table-cell>
          <table:table-cell office:value-type="string">
            <text:p><text:s/>L15349 </text:p>
          </table:table-cell>
          <table:table-cell/>
          <table:table-cell table:formula="of:=2*[.C85]+1" office:value-type="float" office:value="2">
            <text:p>2</text:p>
          </table:table-cell>
          <table:table-cell table:formula="of:=[.D85]/[Tabelle1.$C$17]" office:value-type="float" office:value="273264.693960134">
            <text:p>273264.6939601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0592.2306">
            <text:p>190592.2306</text:p>
          </table:table-cell>
          <table:table-cell office:value-type="float" office:value="1.322">
            <text:p>1,322</text:p>
          </table:table-cell>
          <table:table-cell office:value-type="string">
            <text:p><text:s/>L15349 </text:p>
          </table:table-cell>
          <table:table-cell/>
          <table:table-cell table:formula="of:=2*[.C86]+1" office:value-type="float" office:value="4">
            <text:p>4</text:p>
          </table:table-cell>
          <table:table-cell table:formula="of:=[.D86]/[Tabelle1.$C$17]" office:value-type="float" office:value="274210.800646647">
            <text:p>274210.800646647</text:p>
          </table:table-cell>
        </table:table-row>
        <table:table-row table:style-name="ro1">
          <table:table-cell office:value-type="string">
            <text:p>3s23p4(3P)5p </text:p>
          </table:table-cell>
          <table:table-cell office:value-type="string">
            <text:p><text:s/>2P° </text:p>
          </table:table-cell>
          <table:table-cell office:value-type="float" office:value="0.5">
            <text:p>0.5</text:p>
          </table:table-cell>
          <table:table-cell office:value-type="float" office:value="190196.2066">
            <text:p>190196.206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7]+1" office:value-type="float" office:value="2">
            <text:p>2</text:p>
          </table:table-cell>
          <table:table-cell table:formula="of:=[.D87]/[Tabelle1.$C$17]" office:value-type="float" office:value="273641.028952525">
            <text:p>273641.0289525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0507.4128">
            <text:p>190507.412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8]+1" office:value-type="float" office:value="4">
            <text:p>4</text:p>
          </table:table-cell>
          <table:table-cell table:formula="of:=[.D88]/[Tabelle1.$C$17]" office:value-type="float" office:value="274088.770715133">
            <text:p>274088.770715133</text:p>
          </table:table-cell>
        </table:table-row>
        <table:table-row table:style-name="ro1">
          <table:table-cell office:value-type="string">
            <text:p>3s23p4(3P)5p </text:p>
          </table:table-cell>
          <table:table-cell office:value-type="string">
            <text:p><text:s/>2D° </text:p>
          </table:table-cell>
          <table:table-cell office:value-type="float" office:value="2.5">
            <text:p>2.5</text:p>
          </table:table-cell>
          <table:table-cell office:value-type="float" office:value="190511.2674">
            <text:p>190511.267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89]+1" office:value-type="float" office:value="6">
            <text:p>6</text:p>
          </table:table-cell>
          <table:table-cell table:formula="of:=[.D89]/[Tabelle1.$C$17]" office:value-type="float" office:value="274094.316444615">
            <text:p>274094.31644461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1012.4246">
            <text:p>191012.424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90]+1" office:value-type="float" office:value="4">
            <text:p>4</text:p>
          </table:table-cell>
          <table:table-cell table:formula="of:=[.D90]/[Tabelle1.$C$17]" office:value-type="float" office:value="274815.346450031">
            <text:p>274815.346450031</text:p>
          </table:table-cell>
        </table:table-row>
        <table:table-row table:style-name="ro1">
          <table:table-cell office:value-type="string">
            <text:p>3s23p4(3P)5p </text:p>
          </table:table-cell>
          <table:table-cell office:value-type="string">
            <text:p><text:s/>2S° </text:p>
          </table:table-cell>
          <table:table-cell office:value-type="float" office:value="0.5">
            <text:p>0.5</text:p>
          </table:table-cell>
          <table:table-cell office:value-type="float" office:value="190942.722">
            <text:p>190942.72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91]+1" office:value-type="float" office:value="2">
            <text:p>2</text:p>
          </table:table-cell>
          <table:table-cell table:formula="of:=[.D91]/[Tabelle1.$C$17]" office:value-type="float" office:value="274715.063213443">
            <text:p>274715.063213443</text:p>
          </table:table-cell>
        </table:table-row>
        <table:table-row table:style-name="ro1">
          <table:table-cell office:value-type="string">
            <text:p>3s23p4(3P)5p </text:p>
          </table:table-cell>
          <table:table-cell office:value-type="string">
            <text:p><text:s/>4S° </text:p>
          </table:table-cell>
          <table:table-cell office:value-type="float" office:value="1.5">
            <text:p>1.5</text:p>
          </table:table-cell>
          <table:table-cell office:value-type="float" office:value="191169.5946">
            <text:p>191169.594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92]+1" office:value-type="float" office:value="4">
            <text:p>4</text:p>
          </table:table-cell>
          <table:table-cell table:formula="of:=[.D92]/[Tabelle1.$C$17]" office:value-type="float" office:value="275041.471677707">
            <text:p>275041.471677707</text:p>
          </table:table-cell>
        </table:table-row>
        <table:table-row table:style-name="ro1">
          <table:table-cell office:value-type="string">
            <text:p>3s23p4(1S)4p </text:p>
          </table:table-cell>
          <table:table-cell office:value-type="string">
            <text:p><text:s/>2P° </text:p>
          </table:table-cell>
          <table:table-cell office:value-type="float" office:value="1.5">
            <text:p>1.5</text:p>
          </table:table-cell>
          <table:table-cell office:value-type="float" office:value="191974.58">
            <text:p>191974.58</text:p>
          </table:table-cell>
          <table:table-cell office:value-type="float" office:value="1.332">
            <text:p>1,332</text:p>
          </table:table-cell>
          <table:table-cell office:value-type="string">
            <text:p><text:s/>L15349 </text:p>
          </table:table-cell>
          <table:table-cell/>
          <table:table-cell table:formula="of:=2*[.C93]+1" office:value-type="float" office:value="4">
            <text:p>4</text:p>
          </table:table-cell>
          <table:table-cell table:formula="of:=[.D93]/[Tabelle1.$C$17]" office:value-type="float" office:value="276199.628494215">
            <text:p>276199.62849421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192333.4986">
            <text:p>192333.4986</text:p>
          </table:table-cell>
          <table:table-cell office:value-type="float" office:value="0.76">
            <text:p>0,76</text:p>
          </table:table-cell>
          <table:table-cell office:value-type="string">
            <text:p><text:s/>L15349 </text:p>
          </table:table-cell>
          <table:table-cell/>
          <table:table-cell table:formula="of:=2*[.C94]+1" office:value-type="float" office:value="2">
            <text:p>2</text:p>
          </table:table-cell>
          <table:table-cell table:formula="of:=[.D94]/[Tabelle1.$C$17]" office:value-type="float" office:value="276716.015528267">
            <text:p>276716.015528267</text:p>
          </table:table-cell>
        </table:table-row>
        <table:table-row table:style-name="ro1">
          <table:table-cell office:value-type="string">
            <text:p>3s23p4(3P)4d </text:p>
          </table:table-cell>
          <table:table-cell office:value-type="string">
            <text:p><text:s/>2D </text:p>
          </table:table-cell>
          <table:table-cell office:value-type="float" office:value="2.5">
            <text:p>2.5</text:p>
          </table:table-cell>
          <table:table-cell office:value-type="float" office:value="192556.9179">
            <text:p>192556.9179</text:p>
          </table:table-cell>
          <table:table-cell office:value-type="float" office:value="1.198">
            <text:p>1,198</text:p>
          </table:table-cell>
          <table:table-cell office:value-type="string">
            <text:p><text:s/>L15349 </text:p>
          </table:table-cell>
          <table:table-cell/>
          <table:table-cell table:formula="of:=2*[.C95]+1" office:value-type="float" office:value="6">
            <text:p>6</text:p>
          </table:table-cell>
          <table:table-cell table:formula="of:=[.D95]/[Tabelle1.$C$17]" office:value-type="float" office:value="277037.455625484">
            <text:p>277037.4556254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2712.058">
            <text:p>192712.058</text:p>
          </table:table-cell>
          <table:table-cell office:value-type="float" office:value="0.833">
            <text:p>0,833</text:p>
          </table:table-cell>
          <table:table-cell office:value-type="string">
            <text:p><text:s/>L15349 </text:p>
          </table:table-cell>
          <table:table-cell/>
          <table:table-cell table:formula="of:=2*[.C96]+1" office:value-type="float" office:value="4">
            <text:p>4</text:p>
          </table:table-cell>
          <table:table-cell table:formula="of:=[.D96]/[Tabelle1.$C$17]" office:value-type="float" office:value="277260.660374699">
            <text:p>277260.660374699</text:p>
          </table:table-cell>
        </table:table-row>
        <table:table-row table:style-name="ro1">
          <table:table-cell office:value-type="string">
            <text:p>3s23p4(3P2)4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194800.2662">
            <text:p>194800.266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97]+1" office:value-type="float" office:value="10">
            <text:p>10</text:p>
          </table:table-cell>
          <table:table-cell table:formula="of:=[.D97]/[Tabelle1.$C$17]" office:value-type="float" office:value="280265.028604382">
            <text:p>280265.0286043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94822.1833">
            <text:p>194822.183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98]+1" office:value-type="float" office:value="8">
            <text:p>8</text:p>
          </table:table-cell>
          <table:table-cell table:formula="of:=[.D98]/[Tabelle1.$C$17]" office:value-type="float" office:value="280296.561398347">
            <text:p>280296.561398347</text:p>
          </table:table-cell>
        </table:table-row>
        <table:table-row table:style-name="ro1">
          <table:table-cell office:value-type="string">
            <text:p>3s23p4(3P2)4f </text:p>
          </table:table-cell>
          <table:table-cell office:value-type="string">
            <text:p><text:s/>2[3]° </text:p>
          </table:table-cell>
          <table:table-cell office:value-type="float" office:value="2.5">
            <text:p>2.5</text:p>
          </table:table-cell>
          <table:table-cell office:value-type="float" office:value="194861.3529">
            <text:p>194861.352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99]+1" office:value-type="float" office:value="6">
            <text:p>6</text:p>
          </table:table-cell>
          <table:table-cell table:formula="of:=[.D99]/[Tabelle1.$C$17]" office:value-type="float" office:value="280352.915885322">
            <text:p>280352.91588532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94883.0921">
            <text:p>194883.09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0]+1" office:value-type="float" office:value="8">
            <text:p>8</text:p>
          </table:table-cell>
          <table:table-cell table:formula="of:=[.D100]/[Tabelle1.$C$17]" office:value-type="float" office:value="280384.192729182">
            <text:p>280384.192729182</text:p>
          </table:table-cell>
        </table:table-row>
        <table:table-row table:style-name="ro1">
          <table:table-cell office:value-type="string">
            <text:p>3s23p4(3P2)4f </text:p>
          </table:table-cell>
          <table:table-cell office:value-type="string">
            <text:p><text:s/>2[2]° </text:p>
          </table:table-cell>
          <table:table-cell office:value-type="float" office:value="1.5">
            <text:p>1.5</text:p>
          </table:table-cell>
          <table:table-cell office:value-type="float" office:value="194996.5613">
            <text:p>194996.561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1]+1" office:value-type="float" office:value="4">
            <text:p>4</text:p>
          </table:table-cell>
          <table:table-cell table:formula="of:=[.D101]/[Tabelle1.$C$17]" office:value-type="float" office:value="280547.444295538">
            <text:p>280547.44429553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95031.2028">
            <text:p>195031.202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2]+1" office:value-type="float" office:value="6">
            <text:p>6</text:p>
          </table:table-cell>
          <table:table-cell table:formula="of:=[.D102]/[Tabelle1.$C$17]" office:value-type="float" office:value="280597.284068234">
            <text:p>280597.284068234</text:p>
          </table:table-cell>
        </table:table-row>
        <table:table-row table:style-name="ro1">
          <table:table-cell office:value-type="string">
            <text:p>3s23p4(3P2)4f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195123.6464">
            <text:p>195123.64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3]+1" office:value-type="float" office:value="12">
            <text:p>12</text:p>
          </table:table-cell>
          <table:table-cell table:formula="of:=[.D103]/[Tabelle1.$C$17]" office:value-type="float" office:value="280730.28546861">
            <text:p>280730.2854686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195128.3735">
            <text:p>195128.373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4]+1" office:value-type="float" office:value="10">
            <text:p>10</text:p>
          </table:table-cell>
          <table:table-cell table:formula="of:=[.D104]/[Tabelle1.$C$17]" office:value-type="float" office:value="280737.086490203">
            <text:p>280737.086490203</text:p>
          </table:table-cell>
        </table:table-row>
        <table:table-row table:style-name="ro1">
          <table:table-cell office:value-type="string">
            <text:p>3s23p4(3P2)4f </text:p>
          </table:table-cell>
          <table:table-cell office:value-type="string">
            <text:p><text:s/>2[1]° </text:p>
          </table:table-cell>
          <table:table-cell office:value-type="float" office:value="0.5">
            <text:p>0.5</text:p>
          </table:table-cell>
          <table:table-cell office:value-type="float" office:value="195281.4505">
            <text:p>195281.45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5]+1" office:value-type="float" office:value="2">
            <text:p>2</text:p>
          </table:table-cell>
          <table:table-cell table:formula="of:=[.D105]/[Tabelle1.$C$17]" office:value-type="float" office:value="280957.322995114">
            <text:p>280957.32299511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5297.6798">
            <text:p>195297.67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6]+1" office:value-type="float" office:value="4">
            <text:p>4</text:p>
          </table:table-cell>
          <table:table-cell table:formula="of:=[.D106]/[Tabelle1.$C$17]" office:value-type="float" office:value="280980.67257937">
            <text:p>280980.67257937</text:p>
          </table:table-cell>
        </table:table-row>
        <table:table-row table:style-name="ro1">
          <table:table-cell office:value-type="string">
            <text:p>3s23p4(1D)5s </text:p>
          </table:table-cell>
          <table:table-cell office:value-type="string">
            <text:p><text:s/>2D </text:p>
          </table:table-cell>
          <table:table-cell office:value-type="float" office:value="2.5">
            <text:p>2.5</text:p>
          </table:table-cell>
          <table:table-cell office:value-type="float" office:value="195864.7296">
            <text:p>195864.729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7]+1" office:value-type="float" office:value="6">
            <text:p>6</text:p>
          </table:table-cell>
          <table:table-cell table:formula="of:=[.D107]/[Tabelle1.$C$17]" office:value-type="float" office:value="281796.504259261">
            <text:p>281796.50425926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5866.8503">
            <text:p>195866.850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8]+1" office:value-type="float" office:value="4">
            <text:p>4</text:p>
          </table:table-cell>
          <table:table-cell table:formula="of:=[.D108]/[Tabelle1.$C$17]" office:value-type="float" office:value="281799.555374425">
            <text:p>281799.555374425</text:p>
          </table:table-cell>
        </table:table-row>
        <table:table-row table:style-name="ro1">
          <table:table-cell office:value-type="string">
            <text:p>3s23p4(3P1)4f </text:p>
          </table:table-cell>
          <table:table-cell office:value-type="string">
            <text:p><text:s/>2[2]° </text:p>
          </table:table-cell>
          <table:table-cell office:value-type="float" office:value="1.5">
            <text:p>1.5</text:p>
          </table:table-cell>
          <table:table-cell office:value-type="float" office:value="196076.4715">
            <text:p>196076.471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09]+1" office:value-type="float" office:value="4">
            <text:p>4</text:p>
          </table:table-cell>
          <table:table-cell table:formula="of:=[.D109]/[Tabelle1.$C$17]" office:value-type="float" office:value="282101.143728282">
            <text:p>282101.1437282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96089.9385">
            <text:p>196089.938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0]+1" office:value-type="float" office:value="6">
            <text:p>6</text:p>
          </table:table-cell>
          <table:table-cell table:formula="of:=[.D110]/[Tabelle1.$C$17]" office:value-type="float" office:value="282120.519108068">
            <text:p>282120.519108068</text:p>
          </table:table-cell>
        </table:table-row>
        <table:table-row table:style-name="ro1">
          <table:table-cell office:value-type="string">
            <text:p>3s23p4(3P1)4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196103.4029">
            <text:p>196103.402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1]+1" office:value-type="float" office:value="10">
            <text:p>10</text:p>
          </table:table-cell>
          <table:table-cell table:formula="of:=[.D111]/[Tabelle1.$C$17]" office:value-type="float" office:value="282139.890747157">
            <text:p>282139.89074715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196119.1021">
            <text:p>196119.10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2]+1" office:value-type="float" office:value="8">
            <text:p>8</text:p>
          </table:table-cell>
          <table:table-cell table:formula="of:=[.D112]/[Tabelle1.$C$17]" office:value-type="float" office:value="282162.477660527">
            <text:p>282162.477660527</text:p>
          </table:table-cell>
        </table:table-row>
        <table:table-row table:style-name="ro1">
          <table:table-cell office:value-type="string">
            <text:p>3s23p4(3P1)4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196305.1289">
            <text:p>196305.128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3]+1" office:value-type="float" office:value="8">
            <text:p>8</text:p>
          </table:table-cell>
          <table:table-cell table:formula="of:=[.D113]/[Tabelle1.$C$17]" office:value-type="float" office:value="282430.120038231">
            <text:p>282430.1200382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96315.5916">
            <text:p>196315.59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4]+1" office:value-type="float" office:value="6">
            <text:p>6</text:p>
          </table:table-cell>
          <table:table-cell table:formula="of:=[.D114]/[Tabelle1.$C$17]" office:value-type="float" office:value="282445.173040837">
            <text:p>282445.173040837</text:p>
          </table:table-cell>
        </table:table-row>
        <table:table-row table:style-name="ro1">
          <table:table-cell office:value-type="string">
            <text:p>3s23p4(3P0)4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196621.9658">
            <text:p>196621.965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5]+1" office:value-type="float" office:value="8">
            <text:p>8</text:p>
          </table:table-cell>
          <table:table-cell table:formula="of:=[.D115]/[Tabelle1.$C$17]" office:value-type="float" office:value="282885.962859052">
            <text:p>282885.96285905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96633.1005">
            <text:p>196633.10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6]+1" office:value-type="float" office:value="6">
            <text:p>6</text:p>
          </table:table-cell>
          <table:table-cell table:formula="of:=[.D116]/[Tabelle1.$C$17]" office:value-type="float" office:value="282901.982688362">
            <text:p>282901.982688362</text:p>
          </table:table-cell>
        </table:table-row>
        <table:table-row table:style-name="ro1">
          <table:table-cell office:value-type="string">
            <text:p>3s23p4(1D)4d </text:p>
          </table:table-cell>
          <table:table-cell office:value-type="string">
            <text:p><text:s/>2G </text:p>
          </table:table-cell>
          <table:table-cell office:value-type="float" office:value="3.5">
            <text:p>3.5</text:p>
          </table:table-cell>
          <table:table-cell office:value-type="float" office:value="198594.9984">
            <text:p>198594.998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7]+1" office:value-type="float" office:value="8">
            <text:p>8</text:p>
          </table:table-cell>
          <table:table-cell table:formula="of:=[.D117]/[Tabelle1.$C$17]" office:value-type="float" office:value="285724.624473142">
            <text:p>285724.62447314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198604.1476">
            <text:p>198604.147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8]+1" office:value-type="float" office:value="10">
            <text:p>10</text:p>
          </table:table-cell>
          <table:table-cell table:formula="of:=[.D118]/[Tabelle1.$C$17]" office:value-type="float" office:value="285737.787703613">
            <text:p>285737.787703613</text:p>
          </table:table-cell>
        </table:table-row>
        <table:table-row table:style-name="ro1">
          <table:table-cell office:value-type="string">
            <text:p>3s23p4(3P)6s </text:p>
          </table:table-cell>
          <table:table-cell office:value-type="string">
            <text:p><text:s/>4P </text:p>
          </table:table-cell>
          <table:table-cell office:value-type="float" office:value="2.5">
            <text:p>2.5</text:p>
          </table:table-cell>
          <table:table-cell office:value-type="float" office:value="198812.61">
            <text:p>198812.6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19]+1" office:value-type="float" office:value="6">
            <text:p>6</text:p>
          </table:table-cell>
          <table:table-cell table:formula="of:=[.D119]/[Tabelle1.$C$17]" office:value-type="float" office:value="286037.708856898">
            <text:p>286037.70885689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9138.5106">
            <text:p>199138.510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0]+1" office:value-type="float" office:value="4">
            <text:p>4</text:p>
          </table:table-cell>
          <table:table-cell table:formula="of:=[.D120]/[Tabelle1.$C$17]" office:value-type="float" office:value="286506.591896757">
            <text:p>286506.59189675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0110.4236">
            <text:p>200110.423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1]+1" office:value-type="float" office:value="2">
            <text:p>2</text:p>
          </table:table-cell>
          <table:table-cell table:formula="of:=[.D121]/[Tabelle1.$C$17]" office:value-type="float" office:value="287904.912494873">
            <text:p>287904.912494873</text:p>
          </table:table-cell>
        </table:table-row>
        <table:table-row table:style-name="ro1">
          <table:table-cell office:value-type="string">
            <text:p>3s23p4(1D)4d </text:p>
          </table:table-cell>
          <table:table-cell office:value-type="string">
            <text:p><text:s/>2P </text:p>
          </table:table-cell>
          <table:table-cell office:value-type="float" office:value="0.5">
            <text:p>0.5</text:p>
          </table:table-cell>
          <table:table-cell office:value-type="float" office:value="199446.6269">
            <text:p>199446.6269</text:p>
          </table:table-cell>
          <table:table-cell office:value-type="float" office:value="0.67">
            <text:p>0,67</text:p>
          </table:table-cell>
          <table:table-cell office:value-type="string">
            <text:p><text:s/>L15349 </text:p>
          </table:table-cell>
          <table:table-cell/>
          <table:table-cell table:formula="of:=2*[.C122]+1" office:value-type="float" office:value="2">
            <text:p>2</text:p>
          </table:table-cell>
          <table:table-cell table:formula="of:=[.D122]/[Tabelle1.$C$17]" office:value-type="float" office:value="286949.888126877">
            <text:p>286949.8881268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9525.2465">
            <text:p>199525.246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3]+1" office:value-type="float" office:value="4">
            <text:p>4</text:p>
          </table:table-cell>
          <table:table-cell table:formula="of:=[.D123]/[Tabelle1.$C$17]" office:value-type="float" office:value="287063.00052078">
            <text:p>287063.00052078</text:p>
          </table:table-cell>
        </table:table-row>
        <table:table-row table:style-name="ro1">
          <table:table-cell office:value-type="string">
            <text:p>3s23p4(1D)4d </text:p>
          </table:table-cell>
          <table:table-cell office:value-type="string">
            <text:p><text:s/>2D </text:p>
          </table:table-cell>
          <table:table-cell office:value-type="float" office:value="2.5">
            <text:p>2.5</text:p>
          </table:table-cell>
          <table:table-cell office:value-type="float" office:value="199679.844">
            <text:p>199679.844</text:p>
          </table:table-cell>
          <table:table-cell office:value-type="float" office:value="1.196">
            <text:p>1,196</text:p>
          </table:table-cell>
          <table:table-cell office:value-type="string">
            <text:p><text:s/>L15349 </text:p>
          </table:table-cell>
          <table:table-cell/>
          <table:table-cell table:formula="of:=2*[.C124]+1" office:value-type="float" office:value="6">
            <text:p>6</text:p>
          </table:table-cell>
          <table:table-cell table:formula="of:=[.D124]/[Tabelle1.$C$17]" office:value-type="float" office:value="287285.424614982">
            <text:p>287285.4246149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199982.0244">
            <text:p>199982.024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5]+1" office:value-type="float" office:value="4">
            <text:p>4</text:p>
          </table:table-cell>
          <table:table-cell table:formula="of:=[.D125]/[Tabelle1.$C$17]" office:value-type="float" office:value="287720.180686427">
            <text:p>287720.180686427</text:p>
          </table:table-cell>
        </table:table-row>
        <table:table-row table:style-name="ro1">
          <table:table-cell office:value-type="string">
            <text:p>3s23p4(3P)5d </text:p>
          </table:table-cell>
          <table:table-cell office:value-type="string">
            <text:p><text:s/>4D </text:p>
          </table:table-cell>
          <table:table-cell office:value-type="float" office:value="3.5">
            <text:p>3.5</text:p>
          </table:table-cell>
          <table:table-cell office:value-type="float" office:value="199879.3828">
            <text:p>199879.382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6]+1" office:value-type="float" office:value="8">
            <text:p>8</text:p>
          </table:table-cell>
          <table:table-cell table:formula="of:=[.D126]/[Tabelle1.$C$17]" office:value-type="float" office:value="287572.507115332">
            <text:p>287572.50711533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199959.6798">
            <text:p>199959.67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7]+1" office:value-type="float" office:value="6">
            <text:p>6</text:p>
          </table:table-cell>
          <table:table-cell table:formula="of:=[.D127]/[Tabelle1.$C$17]" office:value-type="float" office:value="287688.032835296">
            <text:p>287688.03283529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0151.7014">
            <text:p>200151.70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8]+1" office:value-type="float" office:value="4">
            <text:p>4</text:p>
          </table:table-cell>
          <table:table-cell table:formula="of:=[.D128]/[Tabelle1.$C$17]" office:value-type="float" office:value="287964.300112885">
            <text:p>287964.30011288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0406.4358">
            <text:p>200406.435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29]+1" office:value-type="float" office:value="2">
            <text:p>2</text:p>
          </table:table-cell>
          <table:table-cell table:formula="of:=[.D129]/[Tabelle1.$C$17]" office:value-type="float" office:value="288330.794190615">
            <text:p>288330.794190615</text:p>
          </table:table-cell>
        </table:table-row>
        <table:table-row table:style-name="ro1">
          <table:table-cell office:value-type="string">
            <text:p>3s23p4(3P)6s </text:p>
          </table:table-cell>
          <table:table-cell office:value-type="string">
            <text:p><text:s/>2P </text:p>
          </table:table-cell>
          <table:table-cell office:value-type="float" office:value="1.5">
            <text:p>1.5</text:p>
          </table:table-cell>
          <table:table-cell office:value-type="float" office:value="200032.2867">
            <text:p>200032.28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0]+1" office:value-type="float" office:value="4">
            <text:p>4</text:p>
          </table:table-cell>
          <table:table-cell table:formula="of:=[.D130]/[Tabelle1.$C$17]" office:value-type="float" office:value="287792.494576044">
            <text:p>287792.49457604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0623.7672">
            <text:p>200623.767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1]+1" office:value-type="float" office:value="2">
            <text:p>2</text:p>
          </table:table-cell>
          <table:table-cell table:formula="of:=[.D131]/[Tabelle1.$C$17]" office:value-type="float" office:value="288643.475442164">
            <text:p>288643.475442164</text:p>
          </table:table-cell>
        </table:table-row>
        <table:table-row table:style-name="ro1">
          <table:table-cell office:value-type="string">
            <text:p>3s23p4(1D)4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200138.9307">
            <text:p>200138.930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2]+1" office:value-type="float" office:value="8">
            <text:p>8</text:p>
          </table:table-cell>
          <table:table-cell table:formula="of:=[.D132]/[Tabelle1.$C$17]" office:value-type="float" office:value="287945.926520946">
            <text:p>287945.92652094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0234.9579">
            <text:p>200234.9579</text:p>
          </table:table-cell>
          <table:table-cell office:value-type="float" office:value="0.862">
            <text:p>0,862</text:p>
          </table:table-cell>
          <table:table-cell office:value-type="string">
            <text:p><text:s/>L15349 </text:p>
          </table:table-cell>
          <table:table-cell/>
          <table:table-cell table:formula="of:=2*[.C133]+1" office:value-type="float" office:value="6">
            <text:p>6</text:p>
          </table:table-cell>
          <table:table-cell table:formula="of:=[.D133]/[Tabelle1.$C$17]" office:value-type="float" office:value="288084.083754915">
            <text:p>288084.083754915</text:p>
          </table:table-cell>
        </table:table-row>
        <table:table-row table:style-name="ro1">
          <table:table-cell office:value-type="string">
            <text:p>3s23p4(3P)5d </text:p>
          </table:table-cell>
          <table:table-cell office:value-type="string">
            <text:p><text:s/>4F </text:p>
          </table:table-cell>
          <table:table-cell office:value-type="float" office:value="4.5">
            <text:p>4.5</text:p>
          </table:table-cell>
          <table:table-cell office:value-type="float" office:value="200393.1067">
            <text:p>200393.10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4]+1" office:value-type="float" office:value="10">
            <text:p>10</text:p>
          </table:table-cell>
          <table:table-cell table:formula="of:=[.D134]/[Tabelle1.$C$17]" office:value-type="float" office:value="288311.617211724">
            <text:p>288311.61721172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0880.5857">
            <text:p>200880.585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5]+1" office:value-type="float" office:value="8">
            <text:p>8</text:p>
          </table:table-cell>
          <table:table-cell table:formula="of:=[.D135]/[Tabelle1.$C$17]" office:value-type="float" office:value="289012.967977533">
            <text:p>289012.96797753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1351.6169">
            <text:p>201351.616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6]+1" office:value-type="float" office:value="6">
            <text:p>6</text:p>
          </table:table-cell>
          <table:table-cell table:formula="of:=[.D136]/[Tabelle1.$C$17]" office:value-type="float" office:value="289690.654796533">
            <text:p>289690.65479653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1720.7331">
            <text:p>201720.733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7]+1" office:value-type="float" office:value="4">
            <text:p>4</text:p>
          </table:table-cell>
          <table:table-cell table:formula="of:=[.D137]/[Tabelle1.$C$17]" office:value-type="float" office:value="290221.713425812">
            <text:p>290221.713425812</text:p>
          </table:table-cell>
        </table:table-row>
        <table:table-row table:style-name="ro1">
          <table:table-cell office:value-type="string">
            <text:p>3s23p4(3P)5d </text:p>
          </table:table-cell>
          <table:table-cell office:value-type="string">
            <text:p><text:s/>4P </text:p>
          </table:table-cell>
          <table:table-cell office:value-type="float" office:value="0.5">
            <text:p>0.5</text:p>
          </table:table-cell>
          <table:table-cell office:value-type="float" office:value="201030.3698">
            <text:p>201030.36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8]+1" office:value-type="float" office:value="2">
            <text:p>2</text:p>
          </table:table-cell>
          <table:table-cell table:formula="of:=[.D138]/[Tabelle1.$C$17]" office:value-type="float" office:value="289228.466887723">
            <text:p>289228.46688772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1345.2925">
            <text:p>201345.292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39]+1" office:value-type="float" office:value="4">
            <text:p>4</text:p>
          </table:table-cell>
          <table:table-cell table:formula="of:=[.D139]/[Tabelle1.$C$17]" office:value-type="float" office:value="289681.55569117">
            <text:p>289681.555691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1781.8583">
            <text:p>201781.858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0]+1" office:value-type="float" office:value="6">
            <text:p>6</text:p>
          </table:table-cell>
          <table:table-cell table:formula="of:=[.D140]/[Tabelle1.$C$17]" office:value-type="float" office:value="290309.656097866">
            <text:p>290309.656097866</text:p>
          </table:table-cell>
        </table:table-row>
        <table:table-row table:style-name="ro1">
          <table:table-cell office:value-type="string">
            <text:p>3s23p4(3P)5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201608.9017">
            <text:p>201608.901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1]+1" office:value-type="float" office:value="8">
            <text:p>8</text:p>
          </table:table-cell>
          <table:table-cell table:formula="of:=[.D141]/[Tabelle1.$C$17]" office:value-type="float" office:value="290060.8182118">
            <text:p>290060.81821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2155.9425">
            <text:p>202155.942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2]+1" office:value-type="float" office:value="6">
            <text:p>6</text:p>
          </table:table-cell>
          <table:table-cell table:formula="of:=[.D142]/[Tabelle1.$C$17]" office:value-type="float" office:value="290847.862338846">
            <text:p>290847.862338846</text:p>
          </table:table-cell>
        </table:table-row>
        <table:table-row table:style-name="ro1">
          <table:table-cell office:value-type="string">
            <text:p>3s23p4(3P)6p </text:p>
          </table:table-cell>
          <table:table-cell office:value-type="string">
            <text:p><text:s/>4P° </text:p>
          </table:table-cell>
          <table:table-cell office:value-type="float" office:value="2.5">
            <text:p>2.5</text:p>
          </table:table-cell>
          <table:table-cell office:value-type="float" office:value="202149.1571">
            <text:p>202149.157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3]+1" office:value-type="float" office:value="6">
            <text:p>6</text:p>
          </table:table-cell>
          <table:table-cell table:formula="of:=[.D143]/[Tabelle1.$C$17]" office:value-type="float" office:value="290838.099978855">
            <text:p>290838.09997885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2253.6552">
            <text:p>202253.655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4]+1" office:value-type="float" office:value="4">
            <text:p>4</text:p>
          </table:table-cell>
          <table:table-cell table:formula="of:=[.D144]/[Tabelle1.$C$17]" office:value-type="float" office:value="290988.444552591">
            <text:p>290988.44455259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2420.5754">
            <text:p>202420.575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5]+1" office:value-type="float" office:value="2">
            <text:p>2</text:p>
          </table:table-cell>
          <table:table-cell table:formula="of:=[.D145]/[Tabelle1.$C$17]" office:value-type="float" office:value="291228.597687596">
            <text:p>291228.597687596</text:p>
          </table:table-cell>
        </table:table-row>
        <table:table-row table:style-name="ro1">
          <table:table-cell office:value-type="string">
            <text:p>3s23p4(3P)6p </text:p>
          </table:table-cell>
          <table:table-cell office:value-type="string">
            <text:p><text:s/>4D° </text:p>
          </table:table-cell>
          <table:table-cell office:value-type="float" office:value="3.5">
            <text:p>3.5</text:p>
          </table:table-cell>
          <table:table-cell office:value-type="float" office:value="202429.8993">
            <text:p>202429.899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6]+1" office:value-type="float" office:value="8">
            <text:p>8</text:p>
          </table:table-cell>
          <table:table-cell table:formula="of:=[.D146]/[Tabelle1.$C$17]" office:value-type="float" office:value="291242.012264235">
            <text:p>291242.01226423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2467.1718">
            <text:p>202467.171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7]+1" office:value-type="float" office:value="4">
            <text:p>4</text:p>
          </table:table-cell>
          <table:table-cell table:formula="of:=[.D147]/[Tabelle1.$C$17]" office:value-type="float" office:value="291295.637336122">
            <text:p>291295.63733612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2544.405">
            <text:p>202544.4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8]+1" office:value-type="float" office:value="6">
            <text:p>6</text:p>
          </table:table-cell>
          <table:table-cell table:formula="of:=[.D148]/[Tabelle1.$C$17]" office:value-type="float" office:value="291406.755074457">
            <text:p>291406.755074457</text:p>
          </table:table-cell>
        </table:table-row>
        <table:table-row table:style-name="ro1">
          <table:table-cell office:value-type="string">
            <text:p>3s23p4(1D)5p </text:p>
          </table:table-cell>
          <table:table-cell office:value-type="string">
            <text:p><text:s/>2P° </text:p>
          </table:table-cell>
          <table:table-cell office:value-type="float" office:value="1.5">
            <text:p>1.5</text:p>
          </table:table-cell>
          <table:table-cell office:value-type="float" office:value="203007.8061">
            <text:p>203007.806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49]+1" office:value-type="float" office:value="4">
            <text:p>4</text:p>
          </table:table-cell>
          <table:table-cell table:formula="of:=[.D149]/[Tabelle1.$C$17]" office:value-type="float" office:value="292073.464238055">
            <text:p>292073.46423805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3594.3546">
            <text:p>203594.354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0]+1" office:value-type="float" office:value="2">
            <text:p>2</text:p>
          </table:table-cell>
          <table:table-cell table:formula="of:=[.D150]/[Tabelle1.$C$17]" office:value-type="float" office:value="292917.349286762">
            <text:p>292917.349286762</text:p>
          </table:table-cell>
        </table:table-row>
        <table:table-row table:style-name="ro1">
          <table:table-cell office:value-type="string">
            <text:p>3s23p4(1D)5p </text:p>
          </table:table-cell>
          <table:table-cell office:value-type="string">
            <text:p><text:s/>2F° </text:p>
          </table:table-cell>
          <table:table-cell office:value-type="float" office:value="2.5">
            <text:p>2.5</text:p>
          </table:table-cell>
          <table:table-cell office:value-type="float" office:value="203151.2627">
            <text:p>203151.262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1]+1" office:value-type="float" office:value="6">
            <text:p>6</text:p>
          </table:table-cell>
          <table:table-cell table:formula="of:=[.D151]/[Tabelle1.$C$17]" office:value-type="float" office:value="292279.859582819">
            <text:p>292279.8595828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3197.5711">
            <text:p>203197.571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2]+1" office:value-type="float" office:value="8">
            <text:p>8</text:p>
          </table:table-cell>
          <table:table-cell table:formula="of:=[.D152]/[Tabelle1.$C$17]" office:value-type="float" office:value="292346.484877044">
            <text:p>292346.484877044</text:p>
          </table:table-cell>
        </table:table-row>
        <table:table-row table:style-name="ro1">
          <table:table-cell office:value-type="string">
            <text:p>3s23p4(3P)6p </text:p>
          </table:table-cell>
          <table:table-cell office:value-type="string">
            <text:p><text:s/>2D° </text:p>
          </table:table-cell>
          <table:table-cell office:value-type="float" office:value="1.5">
            <text:p>1.5</text:p>
          </table:table-cell>
          <table:table-cell office:value-type="float" office:value="203345.0332">
            <text:p>203345.033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3]+1" office:value-type="float" office:value="4">
            <text:p>4</text:p>
          </table:table-cell>
          <table:table-cell table:formula="of:=[.D153]/[Tabelle1.$C$17]" office:value-type="float" office:value="292558.643055678">
            <text:p>292558.64305567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3501.881">
            <text:p>203501.88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4]+1" office:value-type="float" office:value="6">
            <text:p>6</text:p>
          </table:table-cell>
          <table:table-cell table:formula="of:=[.D154]/[Tabelle1.$C$17]" office:value-type="float" office:value="292784.304724479">
            <text:p>292784.304724479</text:p>
          </table:table-cell>
        </table:table-row>
        <table:table-row table:style-name="ro1">
          <table:table-cell office:value-type="string">
            <text:p>3s23p4(3P)6p </text:p>
          </table:table-cell>
          <table:table-cell office:value-type="string">
            <text:p><text:s/>2P° </text:p>
          </table:table-cell>
          <table:table-cell office:value-type="float" office:value="1.5">
            <text:p>1.5</text:p>
          </table:table-cell>
          <table:table-cell office:value-type="float" office:value="203730.9181">
            <text:p>203730.918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5]+1" office:value-type="float" office:value="4">
            <text:p>4</text:p>
          </table:table-cell>
          <table:table-cell table:formula="of:=[.D155]/[Tabelle1.$C$17]" office:value-type="float" office:value="293113.82732029">
            <text:p>293113.8273202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3786.7024">
            <text:p>203786.702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6]+1" office:value-type="float" office:value="2">
            <text:p>2</text:p>
          </table:table-cell>
          <table:table-cell table:formula="of:=[.D156]/[Tabelle1.$C$17]" office:value-type="float" office:value="293194.085878146">
            <text:p>293194.085878146</text:p>
          </table:table-cell>
        </table:table-row>
        <table:table-row table:style-name="ro1">
          <table:table-cell office:value-type="string">
            <text:p>3s23p4(3P)6p </text:p>
          </table:table-cell>
          <table:table-cell office:value-type="string">
            <text:p><text:s/>4S° </text:p>
          </table:table-cell>
          <table:table-cell office:value-type="float" office:value="1.5">
            <text:p>1.5</text:p>
          </table:table-cell>
          <table:table-cell office:value-type="float" office:value="203918.1752">
            <text:p>203918.175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7]+1" office:value-type="float" office:value="4">
            <text:p>4</text:p>
          </table:table-cell>
          <table:table-cell table:formula="of:=[.D157]/[Tabelle1.$C$17]" office:value-type="float" office:value="293383.239767776">
            <text:p>293383.239767776</text:p>
          </table:table-cell>
        </table:table-row>
        <table:table-row table:style-name="ro1">
          <table:table-cell office:value-type="string">
            <text:p>3s23p4(1D)5p </text:p>
          </table:table-cell>
          <table:table-cell office:value-type="string">
            <text:p><text:s/>2D° </text:p>
          </table:table-cell>
          <table:table-cell office:value-type="float" office:value="1.5">
            <text:p>1.5</text:p>
          </table:table-cell>
          <table:table-cell office:value-type="float" office:value="204113.7598">
            <text:p>204113.75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8]+1" office:value-type="float" office:value="4">
            <text:p>4</text:p>
          </table:table-cell>
          <table:table-cell table:formula="of:=[.D158]/[Tabelle1.$C$17]" office:value-type="float" office:value="293664.633241116">
            <text:p>293664.63324111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4134.0653">
            <text:p>204134.06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59]+1" office:value-type="float" office:value="6">
            <text:p>6</text:p>
          </table:table-cell>
          <table:table-cell table:formula="of:=[.D159]/[Tabelle1.$C$17]" office:value-type="float" office:value="293693.847377469">
            <text:p>293693.847377469</text:p>
          </table:table-cell>
        </table:table-row>
        <table:table-row table:style-name="ro1">
          <table:table-cell office:value-type="string">
            <text:p>3s23p4(3P)5d </text:p>
          </table:table-cell>
          <table:table-cell office:value-type="string">
            <text:p><text:s/>2D </text:p>
          </table:table-cell>
          <table:table-cell office:value-type="float" office:value="1.5">
            <text:p>1.5</text:p>
          </table:table-cell>
          <table:table-cell office:value-type="float" office:value="204417.2985">
            <text:p>204417.298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0]+1" office:value-type="float" office:value="4">
            <text:p>4</text:p>
          </table:table-cell>
          <table:table-cell table:formula="of:=[.D160]/[Tabelle1.$C$17]" office:value-type="float" office:value="294101.343539811">
            <text:p>294101.3435398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4585.664">
            <text:p>204585.6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1]+1" office:value-type="float" office:value="6">
            <text:p>6</text:p>
          </table:table-cell>
          <table:table-cell table:formula="of:=[.D161]/[Tabelle1.$C$17]" office:value-type="float" office:value="294343.576071594">
            <text:p>294343.576071594</text:p>
          </table:table-cell>
        </table:table-row>
        <table:table-row table:style-name="ro1">
          <table:table-cell office:value-type="string">
            <text:p>3s23p4(3P)5d </text:p>
          </table:table-cell>
          <table:table-cell office:value-type="string">
            <text:p><text:s/>2P </text:p>
          </table:table-cell>
          <table:table-cell office:value-type="float" office:value="0.5">
            <text:p>0.5</text:p>
          </table:table-cell>
          <table:table-cell office:value-type="float" office:value="204515.05">
            <text:p>204515.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2]+1" office:value-type="float" office:value="2">
            <text:p>2</text:p>
          </table:table-cell>
          <table:table-cell table:formula="of:=[.D162]/[Tabelle1.$C$17]" office:value-type="float" office:value="294241.981576289">
            <text:p>294241.98157628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5221.512">
            <text:p>205221.51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3]+1" office:value-type="float" office:value="4">
            <text:p>4</text:p>
          </table:table-cell>
          <table:table-cell table:formula="of:=[.D163]/[Tabelle1.$C$17]" office:value-type="float" office:value="295258.389800467">
            <text:p>295258.389800467</text:p>
          </table:table-cell>
        </table:table-row>
        <table:table-row table:style-name="ro1">
          <table:table-cell office:value-type="string">
            <text:p>3s23p4(3P)6p </text:p>
          </table:table-cell>
          <table:table-cell office:value-type="string">
            <text:p><text:s/>2S° </text:p>
          </table:table-cell>
          <table:table-cell office:value-type="float" office:value="0.5">
            <text:p>0.5</text:p>
          </table:table-cell>
          <table:table-cell office:value-type="float" office:value="204929.4477">
            <text:p>204929.44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4]+1" office:value-type="float" office:value="2">
            <text:p>2</text:p>
          </table:table-cell>
          <table:table-cell table:formula="of:=[.D164]/[Tabelle1.$C$17]" office:value-type="float" office:value="294838.188067736">
            <text:p>294838.188067736</text:p>
          </table:table-cell>
        </table:table-row>
        <table:table-row table:style-name="ro1">
          <table:table-cell office:value-type="string">
            <text:p>3s23p4(3P2)5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04937.8473">
            <text:p>204937.847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5]+1" office:value-type="float" office:value="10">
            <text:p>10</text:p>
          </table:table-cell>
          <table:table-cell table:formula="of:=[.D165]/[Tabelle1.$C$17]" office:value-type="float" office:value="294850.272826038">
            <text:p>294850.27282603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4951.1273">
            <text:p>204951.127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6]+1" office:value-type="float" office:value="8">
            <text:p>8</text:p>
          </table:table-cell>
          <table:table-cell table:formula="of:=[.D166]/[Tabelle1.$C$17]" office:value-type="float" office:value="294869.379163275">
            <text:p>294869.379163275</text:p>
          </table:table-cell>
        </table:table-row>
        <table:table-row table:style-name="ro1">
          <table:table-cell office:value-type="string">
            <text:p>3s23p4(3P2)5f </text:p>
          </table:table-cell>
          <table:table-cell office:value-type="string">
            <text:p><text:s/>2[3]° </text:p>
          </table:table-cell>
          <table:table-cell office:value-type="float" office:value="2.5">
            <text:p>2.5</text:p>
          </table:table-cell>
          <table:table-cell office:value-type="float" office:value="204977.6464">
            <text:p>204977.64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7]+1" office:value-type="float" office:value="6">
            <text:p>6</text:p>
          </table:table-cell>
          <table:table-cell table:formula="of:=[.D167]/[Tabelle1.$C$17]" office:value-type="float" office:value="294907.532993683">
            <text:p>294907.53299368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4996.1739">
            <text:p>204996.17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8]+1" office:value-type="float" office:value="8">
            <text:p>8</text:p>
          </table:table-cell>
          <table:table-cell table:formula="of:=[.D168]/[Tabelle1.$C$17]" office:value-type="float" office:value="294934.189067716">
            <text:p>294934.189067716</text:p>
          </table:table-cell>
        </table:table-row>
        <table:table-row table:style-name="ro1">
          <table:table-cell office:value-type="string">
            <text:p>3s23p4(3P2)5f </text:p>
          </table:table-cell>
          <table:table-cell office:value-type="string">
            <text:p><text:s/>2[2]° </text:p>
          </table:table-cell>
          <table:table-cell office:value-type="float" office:value="1.5">
            <text:p>1.5</text:p>
          </table:table-cell>
          <table:table-cell office:value-type="float" office:value="205056.3109">
            <text:p>205056.31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69]+1" office:value-type="float" office:value="4">
            <text:p>4</text:p>
          </table:table-cell>
          <table:table-cell table:formula="of:=[.D169]/[Tabelle1.$C$17]" office:value-type="float" office:value="295020.709986573">
            <text:p>295020.70998657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5079.1331">
            <text:p>205079.133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0]+1" office:value-type="float" office:value="6">
            <text:p>6</text:p>
          </table:table-cell>
          <table:table-cell table:formula="of:=[.D170]/[Tabelle1.$C$17]" office:value-type="float" office:value="295053.544975255">
            <text:p>295053.544975255</text:p>
          </table:table-cell>
        </table:table-row>
        <table:table-row table:style-name="ro1">
          <table:table-cell office:value-type="string">
            <text:p>3s23p4(3P2)5f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05100.5847">
            <text:p>205100.584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1]+1" office:value-type="float" office:value="12">
            <text:p>12</text:p>
          </table:table-cell>
          <table:table-cell table:formula="of:=[.D171]/[Tabelle1.$C$17]" office:value-type="float" office:value="295084.408040305">
            <text:p>295084.40804030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5104.4297">
            <text:p>205104.429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2]+1" office:value-type="float" office:value="10">
            <text:p>10</text:p>
          </table:table-cell>
          <table:table-cell table:formula="of:=[.D172]/[Tabelle1.$C$17]" office:value-type="float" office:value="295089.939957977">
            <text:p>295089.939957977</text:p>
          </table:table-cell>
        </table:table-row>
        <table:table-row table:style-name="ro1">
          <table:table-cell office:value-type="string">
            <text:p>3s23p4(3P2)5f </text:p>
          </table:table-cell>
          <table:table-cell office:value-type="string">
            <text:p><text:s/>2[1]° </text:p>
          </table:table-cell>
          <table:table-cell office:value-type="float" office:value="0.5">
            <text:p>0.5</text:p>
          </table:table-cell>
          <table:table-cell office:value-type="float" office:value="205180.4124">
            <text:p>205180.412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3]+1" office:value-type="float" office:value="2">
            <text:p>2</text:p>
          </table:table-cell>
          <table:table-cell table:formula="of:=[.D173]/[Tabelle1.$C$17]" office:value-type="float" office:value="295199.258564179">
            <text:p>295199.25856417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5194.0978">
            <text:p>205194.097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4]+1" office:value-type="float" office:value="4">
            <text:p>4</text:p>
          </table:table-cell>
          <table:table-cell table:formula="of:=[.D174]/[Tabelle1.$C$17]" office:value-type="float" office:value="295218.948162645">
            <text:p>295218.948162645</text:p>
          </table:table-cell>
        </table:table-row>
        <table:table-row table:style-name="ro1">
          <table:table-cell office:value-type="string">
            <text:p>3s23p4(3P2)5g </text:p>
          </table:table-cell>
          <table:table-cell office:value-type="string">
            <text:p><text:s/>2[5] </text:p>
          </table:table-cell>
          <table:table-cell office:value-type="float" office:value="4.5">
            <text:p>4.5</text:p>
          </table:table-cell>
          <table:table-cell office:value-type="float" office:value="205211.9886">
            <text:p>205211.988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5]+1" office:value-type="float" office:value="10">
            <text:p>10</text:p>
          </table:table-cell>
          <table:table-cell table:formula="of:=[.D175]/[Tabelle1.$C$17]" office:value-type="float" office:value="295244.688197151">
            <text:p>295244.68819715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5212.1106">
            <text:p>205212.110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6]+1" office:value-type="float" office:value="10">
            <text:p>10</text:p>
          </table:table-cell>
          <table:table-cell table:formula="of:=[.D176]/[Tabelle1.$C$17]" office:value-type="float" office:value="295244.863722237">
            <text:p>295244.863722237</text:p>
          </table:table-cell>
        </table:table-row>
        <table:table-row table:style-name="ro1">
          <table:table-cell office:value-type="string">
            <text:p>3s23p4(3P2)5g </text:p>
          </table:table-cell>
          <table:table-cell office:value-type="string">
            <text:p><text:s/>2[4] </text:p>
          </table:table-cell>
          <table:table-cell office:value-type="float" office:value="3.5">
            <text:p>3.5</text:p>
          </table:table-cell>
          <table:table-cell office:value-type="float" office:value="205214.7991">
            <text:p>205214.799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7]+1" office:value-type="float" office:value="8">
            <text:p>8</text:p>
          </table:table-cell>
          <table:table-cell table:formula="of:=[.D177]/[Tabelle1.$C$17]" office:value-type="float" office:value="295248.731748416">
            <text:p>295248.73174841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5214.8014">
            <text:p>205214.80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78]+1" office:value-type="float" office:value="10">
            <text:p>10</text:p>
          </table:table-cell>
          <table:table-cell table:formula="of:=[.D178]/[Tabelle1.$C$17]" office:value-type="float" office:value="295248.735057496">
            <text:p>295248.735057496</text:p>
          </table:table-cell>
        </table:table-row>
        <table:table-row table:style-name="ro1">
          <table:table-cell office:value-type="string">
            <text:p>3s23p4(1D)4d </text:p>
          </table:table-cell>
          <table:table-cell office:value-type="string">
            <text:p><text:s/>2S </text:p>
          </table:table-cell>
          <table:table-cell office:value-type="float" office:value="0.5">
            <text:p>0.5</text:p>
          </table:table-cell>
          <table:table-cell office:value-type="float" office:value="205243.0497">
            <text:p>205243.0497</text:p>
          </table:table-cell>
          <table:table-cell office:value-type="float" office:value="2.004">
            <text:p>2,004</text:p>
          </table:table-cell>
          <table:table-cell office:value-type="string">
            <text:p><text:s/>L15349 </text:p>
          </table:table-cell>
          <table:table-cell/>
          <table:table-cell table:formula="of:=2*[.C179]+1" office:value-type="float" office:value="2">
            <text:p>2</text:p>
          </table:table-cell>
          <table:table-cell table:formula="of:=[.D179]/[Tabelle1.$C$17]" office:value-type="float" office:value="295289.376740189">
            <text:p>295289.376740189</text:p>
          </table:table-cell>
        </table:table-row>
        <table:table-row table:style-name="ro1">
          <table:table-cell office:value-type="string">
            <text:p>3s23p4(3P2)5g </text:p>
          </table:table-cell>
          <table:table-cell office:value-type="string">
            <text:p><text:s/>2[3] </text:p>
          </table:table-cell>
          <table:table-cell office:value-type="float" office:value="2.5">
            <text:p>2.5</text:p>
          </table:table-cell>
          <table:table-cell office:value-type="float" office:value="205250.0179">
            <text:p>205250.017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0]+1" office:value-type="float" office:value="6">
            <text:p>6</text:p>
          </table:table-cell>
          <table:table-cell table:formula="of:=[.D180]/[Tabelle1.$C$17]" office:value-type="float" office:value="295299.402100064">
            <text:p>295299.4021000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205250.1293">
            <text:p>205250.129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1]+1" office:value-type="float" office:value="9">
            <text:p>9</text:p>
          </table:table-cell>
          <table:table-cell table:formula="of:=[.D181]/[Tabelle1.$C$17]" office:value-type="float" office:value="295299.56237461">
            <text:p>295299.56237461</text:p>
          </table:table-cell>
        </table:table-row>
        <table:table-row table:style-name="ro1">
          <table:table-cell office:value-type="string">
            <text:p>3s23p4(3P2)5g </text:p>
          </table:table-cell>
          <table:table-cell office:value-type="string">
            <text:p><text:s/>2[6] </text:p>
          </table:table-cell>
          <table:table-cell office:value-type="float" office:value="5.5">
            <text:p>5.5</text:p>
          </table:table-cell>
          <table:table-cell office:value-type="float" office:value="205273.6921">
            <text:p>205273.69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2]+1" office:value-type="float" office:value="12">
            <text:p>12</text:p>
          </table:table-cell>
          <table:table-cell table:formula="of:=[.D182]/[Tabelle1.$C$17]" office:value-type="float" office:value="295333.462886887">
            <text:p>295333.46288688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05273.706">
            <text:p>205273.70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3]+1" office:value-type="float" office:value="14">
            <text:p>14</text:p>
          </table:table-cell>
          <table:table-cell table:formula="of:=[.D183]/[Tabelle1.$C$17]" office:value-type="float" office:value="295333.482885238">
            <text:p>295333.482885238</text:p>
          </table:table-cell>
        </table:table-row>
        <table:table-row table:style-name="ro1">
          <table:table-cell office:value-type="string">
            <text:p>3s23p4(3P2)5g </text:p>
          </table:table-cell>
          <table:table-cell office:value-type="string">
            <text:p><text:s/>2[2] </text:p>
          </table:table-cell>
          <table:table-cell office:value-type="float" office:value="1.5">
            <text:p>1.5</text:p>
          </table:table-cell>
          <table:table-cell office:value-type="float" office:value="205300.9264">
            <text:p>205300.92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4]+1" office:value-type="float" office:value="4">
            <text:p>4</text:p>
          </table:table-cell>
          <table:table-cell table:formula="of:=[.D184]/[Tabelle1.$C$17]" office:value-type="float" office:value="295372.645697144">
            <text:p>295372.64569714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5301.0773">
            <text:p>205301.077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5]+1" office:value-type="float" office:value="6">
            <text:p>6</text:p>
          </table:table-cell>
          <table:table-cell table:formula="of:=[.D185]/[Tabelle1.$C$17]" office:value-type="float" office:value="295372.862801534">
            <text:p>295372.862801534</text:p>
          </table:table-cell>
        </table:table-row>
        <table:table-row table:style-name="ro1">
          <table:table-cell office:value-type="string">
            <text:p>3s23p4(3P1)5f </text:p>
          </table:table-cell>
          <table:table-cell office:value-type="string">
            <text:p><text:s/>2[2]° </text:p>
          </table:table-cell>
          <table:table-cell office:value-type="float" office:value="1.5">
            <text:p>1.5</text:p>
          </table:table-cell>
          <table:table-cell office:value-type="float" office:value="206103.4749">
            <text:p>206103.474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6]+1" office:value-type="float" office:value="4">
            <text:p>4</text:p>
          </table:table-cell>
          <table:table-cell table:formula="of:=[.D186]/[Tabelle1.$C$17]" office:value-type="float" office:value="296527.296471995">
            <text:p>296527.29647199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6120.3769">
            <text:p>206120.376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7]+1" office:value-type="float" office:value="6">
            <text:p>6</text:p>
          </table:table-cell>
          <table:table-cell table:formula="of:=[.D187]/[Tabelle1.$C$17]" office:value-type="float" office:value="296551.613890066">
            <text:p>296551.613890066</text:p>
          </table:table-cell>
        </table:table-row>
        <table:table-row table:style-name="ro1">
          <table:table-cell office:value-type="string">
            <text:p>3s23p4(3P1)5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06132.7924">
            <text:p>206132.792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8]+1" office:value-type="float" office:value="10">
            <text:p>10</text:p>
          </table:table-cell>
          <table:table-cell table:formula="of:=[.D188]/[Tabelle1.$C$17]" office:value-type="float" office:value="296569.476445033">
            <text:p>296569.47644503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6149.0242">
            <text:p>206149.024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89]+1" office:value-type="float" office:value="8">
            <text:p>8</text:p>
          </table:table-cell>
          <table:table-cell table:formula="of:=[.D189]/[Tabelle1.$C$17]" office:value-type="float" office:value="296592.829626114">
            <text:p>296592.829626114</text:p>
          </table:table-cell>
        </table:table-row>
        <table:table-row table:style-name="ro1">
          <table:table-cell office:value-type="string">
            <text:p>3s23p4(3P1)5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06245.639">
            <text:p>206245.6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0]+1" office:value-type="float" office:value="8">
            <text:p>8</text:p>
          </table:table-cell>
          <table:table-cell table:formula="of:=[.D190]/[Tabelle1.$C$17]" office:value-type="float" office:value="296731.832257958">
            <text:p>296731.83225795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6255.2684">
            <text:p>206255.268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1]+1" office:value-type="float" office:value="6">
            <text:p>6</text:p>
          </table:table-cell>
          <table:table-cell table:formula="of:=[.D191]/[Tabelle1.$C$17]" office:value-type="float" office:value="296745.686366677">
            <text:p>296745.686366677</text:p>
          </table:table-cell>
        </table:table-row>
        <table:table-row table:style-name="ro1">
          <table:table-cell office:value-type="string">
            <text:p>3s23p4(3P1)5g </text:p>
          </table:table-cell>
          <table:table-cell office:value-type="string">
            <text:p><text:s/>2[3] </text:p>
          </table:table-cell>
          <table:table-cell office:value-type="float" office:value="2.5">
            <text:p>2.5</text:p>
          </table:table-cell>
          <table:table-cell office:value-type="float" office:value="206336.9566">
            <text:p>206336.956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2]+1" office:value-type="float" office:value="6">
            <text:p>6</text:p>
          </table:table-cell>
          <table:table-cell table:formula="of:=[.D192]/[Tabelle1.$C$17]" office:value-type="float" office:value="296863.213648114">
            <text:p>296863.21364811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6337.0822">
            <text:p>206337.082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3]+1" office:value-type="float" office:value="8">
            <text:p>8</text:p>
          </table:table-cell>
          <table:table-cell table:formula="of:=[.D193]/[Tabelle1.$C$17]" office:value-type="float" office:value="296863.394352629">
            <text:p>296863.394352629</text:p>
          </table:table-cell>
        </table:table-row>
        <table:table-row table:style-name="ro1">
          <table:table-cell office:value-type="string">
            <text:p>3s23p4(3P1)5g </text:p>
          </table:table-cell>
          <table:table-cell office:value-type="string">
            <text:p><text:s/>2[5] </text:p>
          </table:table-cell>
          <table:table-cell office:value-type="float" office:value="5.5">
            <text:p>5.5</text:p>
          </table:table-cell>
          <table:table-cell office:value-type="float" office:value="206347.9267">
            <text:p>206347.92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4]+1" office:value-type="float" office:value="12">
            <text:p>12</text:p>
          </table:table-cell>
          <table:table-cell table:formula="of:=[.D194]/[Tabelle1.$C$17]" office:value-type="float" office:value="296878.99666243">
            <text:p>296878.9966624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6347.9756">
            <text:p>206347.975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5]+1" office:value-type="float" office:value="10">
            <text:p>10</text:p>
          </table:table-cell>
          <table:table-cell table:formula="of:=[.D195]/[Tabelle1.$C$17]" office:value-type="float" office:value="296879.067016338">
            <text:p>296879.067016338</text:p>
          </table:table-cell>
        </table:table-row>
        <table:table-row table:style-name="ro1">
          <table:table-cell office:value-type="string">
            <text:p>3s23p4(3P1)5g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06397.3699">
            <text:p>206397.369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6]+1" office:value-type="float" office:value="10">
            <text:p>10</text:p>
          </table:table-cell>
          <table:table-cell table:formula="of:=[.D196]/[Tabelle1.$C$17]" office:value-type="float" office:value="296950.132088129">
            <text:p>296950.13208812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06397.3813">
            <text:p>206397.381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7]+1" office:value-type="float" office:value="8">
            <text:p>8</text:p>
          </table:table-cell>
          <table:table-cell table:formula="of:=[.D197]/[Tabelle1.$C$17]" office:value-type="float" office:value="296950.148489653">
            <text:p>296950.148489653</text:p>
          </table:table-cell>
        </table:table-row>
        <table:table-row table:style-name="ro1">
          <table:table-cell office:value-type="string">
            <text:p>3s23p4(3P0)5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06623.9138">
            <text:p>206623.913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8]+1" office:value-type="float" office:value="8">
            <text:p>8</text:p>
          </table:table-cell>
          <table:table-cell table:formula="of:=[.D198]/[Tabelle1.$C$17]" office:value-type="float" office:value="297276.067641771">
            <text:p>297276.06764177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6631.7185">
            <text:p>206631.718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199]+1" office:value-type="float" office:value="6">
            <text:p>6</text:p>
          </table:table-cell>
          <table:table-cell table:formula="of:=[.D199]/[Tabelle1.$C$17]" office:value-type="float" office:value="297287.29649947">
            <text:p>297287.29649947</text:p>
          </table:table-cell>
        </table:table-row>
        <table:table-row table:style-name="ro1">
          <table:table-cell office:value-type="string">
            <text:p>3s23p4(3P0)5g </text:p>
          </table:table-cell>
          <table:table-cell office:value-type="string">
            <text:p><text:s/>2[4] </text:p>
          </table:table-cell>
          <table:table-cell office:value-type="float" office:value="3.5">
            <text:p>3.5</text:p>
          </table:table-cell>
          <table:table-cell office:value-type="float" office:value="206819.407">
            <text:p>206819.40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0]+1" office:value-type="float" office:value="8">
            <text:p>8</text:p>
          </table:table-cell>
          <table:table-cell table:formula="of:=[.D200]/[Tabelle1.$C$17]" office:value-type="float" office:value="297557.32961517">
            <text:p>297557.329615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6819.4106">
            <text:p>206819.410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1]+1" office:value-type="float" office:value="10">
            <text:p>10</text:p>
          </table:table-cell>
          <table:table-cell table:formula="of:=[.D201]/[Tabelle1.$C$17]" office:value-type="float" office:value="297557.334794599">
            <text:p>297557.334794599</text:p>
          </table:table-cell>
        </table:table-row>
        <table:table-row table:style-name="ro1">
          <table:table-cell office:value-type="string">
            <text:p>3s23p4(3P)7s </text:p>
          </table:table-cell>
          <table:table-cell office:value-type="string">
            <text:p><text:s/>4P </text:p>
          </table:table-cell>
          <table:table-cell office:value-type="float" office:value="2.5">
            <text:p>2.5</text:p>
          </table:table-cell>
          <table:table-cell office:value-type="float" office:value="207095.2846">
            <text:p>207095.284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2]+1" office:value-type="float" office:value="6">
            <text:p>6</text:p>
          </table:table-cell>
          <table:table-cell table:formula="of:=[.D202]/[Tabelle1.$C$17]" office:value-type="float" office:value="297954.243053553">
            <text:p>297954.24305355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7277.3869">
            <text:p>207277.386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3]+1" office:value-type="float" office:value="4">
            <text:p>4</text:p>
          </table:table-cell>
          <table:table-cell table:formula="of:=[.D203]/[Tabelle1.$C$17]" office:value-type="float" office:value="298216.239134533">
            <text:p>298216.23913453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8329.1101">
            <text:p>208329.110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4]+1" office:value-type="float" office:value="2">
            <text:p>2</text:p>
          </table:table-cell>
          <table:table-cell table:formula="of:=[.D204]/[Tabelle1.$C$17]" office:value-type="float" office:value="299729.385078745">
            <text:p>299729.385078745</text:p>
          </table:table-cell>
        </table:table-row>
        <table:table-row table:style-name="ro1">
          <table:table-cell office:value-type="string">
            <text:p>3s23p4(3P)6d </text:p>
          </table:table-cell>
          <table:table-cell office:value-type="string">
            <text:p><text:s/>4D </text:p>
          </table:table-cell>
          <table:table-cell office:value-type="float" office:value="3.5">
            <text:p>3.5</text:p>
          </table:table-cell>
          <table:table-cell office:value-type="float" office:value="207694.4965">
            <text:p>207694.496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5]+1" office:value-type="float" office:value="8">
            <text:p>8</text:p>
          </table:table-cell>
          <table:table-cell table:formula="of:=[.D205]/[Tabelle1.$C$17]" office:value-type="float" office:value="298816.347318447">
            <text:p>298816.34731844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7746.4757">
            <text:p>207746.475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6]+1" office:value-type="float" office:value="6">
            <text:p>6</text:p>
          </table:table-cell>
          <table:table-cell table:formula="of:=[.D206]/[Tabelle1.$C$17]" office:value-type="float" office:value="298891.131363967">
            <text:p>298891.13136396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8011.8628">
            <text:p>208011.862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7]+1" office:value-type="float" office:value="4">
            <text:p>4</text:p>
          </table:table-cell>
          <table:table-cell table:formula="of:=[.D207]/[Tabelle1.$C$17]" office:value-type="float" office:value="299272.951803044">
            <text:p>299272.951803044</text:p>
          </table:table-cell>
        </table:table-row>
        <table:table-row table:style-name="ro1">
          <table:table-cell office:value-type="string">
            <text:p>3s23p4(3P)6d </text:p>
          </table:table-cell>
          <table:table-cell office:value-type="string">
            <text:p><text:s/>4F </text:p>
          </table:table-cell>
          <table:table-cell office:value-type="float" office:value="4.5">
            <text:p>4.5</text:p>
          </table:table-cell>
          <table:table-cell office:value-type="float" office:value="207936.9137">
            <text:p>207936.913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8]+1" office:value-type="float" office:value="10">
            <text:p>10</text:p>
          </table:table-cell>
          <table:table-cell table:formula="of:=[.D208]/[Tabelle1.$C$17]" office:value-type="float" office:value="299165.12026839">
            <text:p>299165.1202683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8143.0731">
            <text:p>208143.073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09]+1" office:value-type="float" office:value="6">
            <text:p>6</text:p>
          </table:table-cell>
          <table:table-cell table:formula="of:=[.D209]/[Tabelle1.$C$17]" office:value-type="float" office:value="299461.728025993">
            <text:p>299461.7280259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8673.3904">
            <text:p>208673.390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0]+1" office:value-type="float" office:value="6">
            <text:p>6</text:p>
          </table:table-cell>
          <table:table-cell table:formula="of:=[.D210]/[Tabelle1.$C$17]" office:value-type="float" office:value="300224.711548311">
            <text:p>300224.7115483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9268.3541">
            <text:p>209268.354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1]+1" office:value-type="float" office:value="4">
            <text:p>4</text:p>
          </table:table-cell>
          <table:table-cell table:formula="of:=[.D211]/[Tabelle1.$C$17]" office:value-type="float" office:value="301080.703799512">
            <text:p>301080.703799512</text:p>
          </table:table-cell>
        </table:table-row>
        <table:table-row table:style-name="ro1">
          <table:table-cell office:value-type="string">
            <text:p>3s23p4(3P)7s </text:p>
          </table:table-cell>
          <table:table-cell office:value-type="string">
            <text:p><text:s/>2P </text:p>
          </table:table-cell>
          <table:table-cell office:value-type="float" office:value="1.5">
            <text:p>1.5</text:p>
          </table:table-cell>
          <table:table-cell office:value-type="float" office:value="208249.7978">
            <text:p>208249.797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2]+1" office:value-type="float" office:value="4">
            <text:p>4</text:p>
          </table:table-cell>
          <table:table-cell table:formula="of:=[.D212]/[Tabelle1.$C$17]" office:value-type="float" office:value="299615.276076423">
            <text:p>299615.27607642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208765.8367">
            <text:p>208765.83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3]+1" office:value-type="float" office:value="2">
            <text:p>2</text:p>
          </table:table-cell>
          <table:table-cell table:formula="of:=[.D213]/[Tabelle1.$C$17]" office:value-type="float" office:value="300357.716833259">
            <text:p>300357.716833259</text:p>
          </table:table-cell>
        </table:table-row>
        <table:table-row table:style-name="ro1">
          <table:table-cell office:value-type="string">
            <text:p>3s23p4(3P)6d </text:p>
          </table:table-cell>
          <table:table-cell office:value-type="string">
            <text:p><text:s/>4P </text:p>
          </table:table-cell>
          <table:table-cell office:value-type="float" office:value="0.5">
            <text:p>0.5</text:p>
          </table:table-cell>
          <table:table-cell office:value-type="float" office:value="208481.7065">
            <text:p>208481.706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4]+1" office:value-type="float" office:value="2">
            <text:p>2</text:p>
          </table:table-cell>
          <table:table-cell table:formula="of:=[.D214]/[Tabelle1.$C$17]" office:value-type="float" office:value="299948.930129916">
            <text:p>299948.93012991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8695.1309">
            <text:p>208695.13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5]+1" office:value-type="float" office:value="4">
            <text:p>4</text:p>
          </table:table-cell>
          <table:table-cell table:formula="of:=[.D215]/[Tabelle1.$C$17]" office:value-type="float" office:value="300255.990262521">
            <text:p>300255.99026252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9198.6869">
            <text:p>209198.686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6]+1" office:value-type="float" office:value="6">
            <text:p>6</text:p>
          </table:table-cell>
          <table:table-cell table:formula="of:=[.D216]/[Tabelle1.$C$17]" office:value-type="float" office:value="300980.471493974">
            <text:p>300980.471493974</text:p>
          </table:table-cell>
        </table:table-row>
        <table:table-row table:style-name="ro1">
          <table:table-cell office:value-type="string">
            <text:p>3s23p4(1D2)4f </text:p>
          </table:table-cell>
          <table:table-cell office:value-type="string">
            <text:p><text:s/>2[1]° </text:p>
          </table:table-cell>
          <table:table-cell office:value-type="float" office:value="0.5">
            <text:p>0.5</text:p>
          </table:table-cell>
          <table:table-cell office:value-type="float" office:value="208591.8039">
            <text:p>208591.80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7]+1" office:value-type="float" office:value="2">
            <text:p>2</text:p>
          </table:table-cell>
          <table:table-cell table:formula="of:=[.D217]/[Tabelle1.$C$17]" office:value-type="float" office:value="300107.330585737">
            <text:p>300107.3305857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8592.2016">
            <text:p>208592.20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8]+1" office:value-type="float" office:value="4">
            <text:p>4</text:p>
          </table:table-cell>
          <table:table-cell table:formula="of:=[.D218]/[Tabelle1.$C$17]" office:value-type="float" office:value="300107.902768743">
            <text:p>300107.902768743</text:p>
          </table:table-cell>
        </table:table-row>
        <table:table-row table:style-name="ro1">
          <table:table-cell office:value-type="string">
            <text:p>3s23p4(1D2)4f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08803.3311">
            <text:p>208803.331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19]+1" office:value-type="float" office:value="12">
            <text:p>12</text:p>
          </table:table-cell>
          <table:table-cell table:formula="of:=[.D219]/[Tabelle1.$C$17]" office:value-type="float" office:value="300411.661159381">
            <text:p>300411.66115938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8803.3348">
            <text:p>208803.334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0]+1" office:value-type="float" office:value="10">
            <text:p>10</text:p>
          </table:table-cell>
          <table:table-cell table:formula="of:=[.D220]/[Tabelle1.$C$17]" office:value-type="float" office:value="300411.666482683">
            <text:p>300411.666482683</text:p>
          </table:table-cell>
        </table:table-row>
        <table:table-row table:style-name="ro1">
          <table:table-cell office:value-type="string">
            <text:p>3s23p4(3P2)7p </text:p>
          </table:table-cell>
          <table:table-cell office:value-type="string">
            <text:p><text:s/>2[2]° </text:p>
          </table:table-cell>
          <table:table-cell office:value-type="float" office:value="2.5">
            <text:p>2.5</text:p>
          </table:table-cell>
          <table:table-cell office:value-type="float" office:value="208914.333">
            <text:p>208914.33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1]+1" office:value-type="float" office:value="6">
            <text:p>6</text:p>
          </table:table-cell>
          <table:table-cell table:formula="of:=[.D221]/[Tabelle1.$C$17]" office:value-type="float" office:value="300571.362946681">
            <text:p>300571.362946681</text:p>
          </table:table-cell>
        </table:table-row>
        <table:table-row table:style-name="ro1">
          <table:table-cell office:value-type="string">
            <text:p>3s23p4(1D2)4f </text:p>
          </table:table-cell>
          <table:table-cell office:value-type="string">
            <text:p><text:s/>2[2]° </text:p>
          </table:table-cell>
          <table:table-cell office:value-type="float" office:value="2.5">
            <text:p>2.5</text:p>
          </table:table-cell>
          <table:table-cell office:value-type="float" office:value="208921.2645">
            <text:p>208921.264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2]+1" office:value-type="float" office:value="6">
            <text:p>6</text:p>
          </table:table-cell>
          <table:table-cell table:formula="of:=[.D222]/[Tabelle1.$C$17]" office:value-type="float" office:value="300581.335505157">
            <text:p>300581.33550515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8923.4846">
            <text:p>208923.484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3]+1" office:value-type="float" office:value="4">
            <text:p>4</text:p>
          </table:table-cell>
          <table:table-cell table:formula="of:=[.D223]/[Tabelle1.$C$17]" office:value-type="float" office:value="300584.529630104">
            <text:p>300584.529630104</text:p>
          </table:table-cell>
        </table:table-row>
        <table:table-row table:style-name="ro1">
          <table:table-cell office:value-type="string">
            <text:p>3s23p4(3P)6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209015.709">
            <text:p>209015.7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4]+1" office:value-type="float" office:value="8">
            <text:p>8</text:p>
          </table:table-cell>
          <table:table-cell table:formula="of:=[.D224]/[Tabelle1.$C$17]" office:value-type="float" office:value="300717.215660818">
            <text:p>300717.2156608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9377.2099">
            <text:p>209377.209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5]+1" office:value-type="float" office:value="6">
            <text:p>6</text:p>
          </table:table-cell>
          <table:table-cell table:formula="of:=[.D225]/[Tabelle1.$C$17]" office:value-type="float" office:value="301237.317927901">
            <text:p>301237.317927901</text:p>
          </table:table-cell>
        </table:table-row>
        <table:table-row table:style-name="ro1">
          <table:table-cell office:value-type="string">
            <text:p>3s23p4(1D2)4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09248.6316">
            <text:p>209248.63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6]+1" office:value-type="float" office:value="8">
            <text:p>8</text:p>
          </table:table-cell>
          <table:table-cell table:formula="of:=[.D226]/[Tabelle1.$C$17]" office:value-type="float" office:value="301052.328442874">
            <text:p>301052.32844287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09251.5031">
            <text:p>209251.503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7]+1" office:value-type="float" office:value="6">
            <text:p>6</text:p>
          </table:table-cell>
          <table:table-cell table:formula="of:=[.D227]/[Tabelle1.$C$17]" office:value-type="float" office:value="301056.459756682">
            <text:p>301056.459756682</text:p>
          </table:table-cell>
        </table:table-row>
        <table:table-row table:style-name="ro1">
          <table:table-cell office:value-type="string">
            <text:p>3s23p4(1D2)4f </text:p>
          </table:table-cell>
          <table:table-cell office:value-type="string">
            <text:p><text:s/>2[4]° </text:p>
          </table:table-cell>
          <table:table-cell office:value-type="float" office:value="3.5">
            <text:p>3.5</text:p>
          </table:table-cell>
          <table:table-cell office:value-type="float" office:value="209337.9564">
            <text:p>209337.95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8]+1" office:value-type="float" office:value="8">
            <text:p>8</text:p>
          </table:table-cell>
          <table:table-cell table:formula="of:=[.D228]/[Tabelle1.$C$17]" office:value-type="float" office:value="301180.84273146">
            <text:p>301180.8427314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09338.2903">
            <text:p>209338.290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29]+1" office:value-type="float" office:value="10">
            <text:p>10</text:p>
          </table:table-cell>
          <table:table-cell table:formula="of:=[.D229]/[Tabelle1.$C$17]" office:value-type="float" office:value="301181.323123478">
            <text:p>301181.323123478</text:p>
          </table:table-cell>
        </table:table-row>
        <table:table-row table:style-name="ro1">
          <table:table-cell office:value-type="string">
            <text:p>3s23p4(3P)7p </text:p>
          </table:table-cell>
          <table:table-cell office:value-type="string">
            <text:p><text:s/>1° </text:p>
          </table:table-cell>
          <table:table-cell office:value-type="float" office:value="2.5">
            <text:p>2.5</text:p>
          </table:table-cell>
          <table:table-cell office:value-type="float" office:value="209397.76">
            <text:p>209397.7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0]+1" office:value-type="float" office:value="6">
            <text:p>6</text:p>
          </table:table-cell>
          <table:table-cell table:formula="of:=[.D230]/[Tabelle1.$C$17]" office:value-type="float" office:value="301266.883977664">
            <text:p>301266.8839776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09397.84">
            <text:p>209397.8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1]+1" office:value-type="float" office:value="4">
            <text:p>4</text:p>
          </table:table-cell>
          <table:table-cell table:formula="of:=[.D231]/[Tabelle1.$C$17]" office:value-type="float" office:value="301266.999076081">
            <text:p>301266.999076081</text:p>
          </table:table-cell>
        </table:table-row>
        <table:table-row table:style-name="ro1">
          <table:table-cell office:value-type="string">
            <text:p>3s23p4(3P)6d </text:p>
          </table:table-cell>
          <table:table-cell office:value-type="string">
            <text:p><text:s/>2D </text:p>
          </table:table-cell>
          <table:table-cell office:value-type="float" office:value="1.5">
            <text:p>1.5</text:p>
          </table:table-cell>
          <table:table-cell office:value-type="float" office:value="209413.5184">
            <text:p>209413.518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2]+1" office:value-type="float" office:value="4">
            <text:p>4</text:p>
          </table:table-cell>
          <table:table-cell table:formula="of:=[.D232]/[Tabelle1.$C$17]" office:value-type="float" office:value="301289.556063862">
            <text:p>301289.55606386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0125.7255">
            <text:p>210125.725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3]+1" office:value-type="float" office:value="6">
            <text:p>6</text:p>
          </table:table-cell>
          <table:table-cell table:formula="of:=[.D233]/[Tabelle1.$C$17]" office:value-type="float" office:value="302314.229936991">
            <text:p>302314.229936991</text:p>
          </table:table-cell>
        </table:table-row>
        <table:table-row table:style-name="ro1">
          <table:table-cell office:value-type="string">
            <text:p>3s23p4(3P)6d </text:p>
          </table:table-cell>
          <table:table-cell office:value-type="string">
            <text:p><text:s/>2P </text:p>
          </table:table-cell>
          <table:table-cell office:value-type="float" office:value="1.5">
            <text:p>1.5</text:p>
          </table:table-cell>
          <table:table-cell office:value-type="float" office:value="209597.4982">
            <text:p>209597.498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4]+1" office:value-type="float" office:value="4">
            <text:p>4</text:p>
          </table:table-cell>
          <table:table-cell table:formula="of:=[.D234]/[Tabelle1.$C$17]" office:value-type="float" office:value="301554.253360819">
            <text:p>301554.253360819</text:p>
          </table:table-cell>
        </table:table-row>
        <table:table-row table:style-name="ro1">
          <table:table-cell office:value-type="string">
            <text:p>3s23p4(3P2)6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10438.859">
            <text:p>210438.85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5]+1" office:value-type="float" office:value="10">
            <text:p>10</text:p>
          </table:table-cell>
          <table:table-cell table:formula="of:=[.D235]/[Tabelle1.$C$17]" office:value-type="float" office:value="302764.74456434">
            <text:p>302764.744564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0447.114">
            <text:p>210447.1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6]+1" office:value-type="float" office:value="8">
            <text:p>8</text:p>
          </table:table-cell>
          <table:table-cell table:formula="of:=[.D236]/[Tabelle1.$C$17]" office:value-type="float" office:value="302776.621282253">
            <text:p>302776.621282253</text:p>
          </table:table-cell>
        </table:table-row>
        <table:table-row table:style-name="ro1">
          <table:table-cell office:value-type="string">
            <text:p>3s23p4(3P2)6f </text:p>
          </table:table-cell>
          <table:table-cell office:value-type="string">
            <text:p><text:s/>2[3]° </text:p>
          </table:table-cell>
          <table:table-cell office:value-type="float" office:value="2.5">
            <text:p>2.5</text:p>
          </table:table-cell>
          <table:table-cell office:value-type="float" office:value="210464.709">
            <text:p>210464.7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7]+1" office:value-type="float" office:value="6">
            <text:p>6</text:p>
          </table:table-cell>
          <table:table-cell table:formula="of:=[.D237]/[Tabelle1.$C$17]" office:value-type="float" office:value="302801.935740362">
            <text:p>302801.93574036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0477.822">
            <text:p>210477.82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8]+1" office:value-type="float" office:value="8">
            <text:p>8</text:p>
          </table:table-cell>
          <table:table-cell table:formula="of:=[.D238]/[Tabelle1.$C$17]" office:value-type="float" office:value="302820.801809653">
            <text:p>302820.801809653</text:p>
          </table:table-cell>
        </table:table-row>
        <table:table-row table:style-name="ro1">
          <table:table-cell office:value-type="string">
            <text:p>3s23p4(3P2)6f </text:p>
          </table:table-cell>
          <table:table-cell office:value-type="string">
            <text:p><text:s/>2[2]° </text:p>
          </table:table-cell>
          <table:table-cell office:value-type="float" office:value="1.5">
            <text:p>1.5</text:p>
          </table:table-cell>
          <table:table-cell office:value-type="float" office:value="210513.03">
            <text:p>210513.0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39]+1" office:value-type="float" office:value="4">
            <text:p>4</text:p>
          </table:table-cell>
          <table:table-cell table:formula="of:=[.D239]/[Tabelle1.$C$17]" office:value-type="float" office:value="302871.456623015">
            <text:p>302871.45662301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0527.119">
            <text:p>210527.11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0]+1" office:value-type="float" office:value="6">
            <text:p>6</text:p>
          </table:table-cell>
          <table:table-cell table:formula="of:=[.D240]/[Tabelle1.$C$17]" office:value-type="float" office:value="302891.726892995">
            <text:p>302891.726892995</text:p>
          </table:table-cell>
        </table:table-row>
        <table:table-row table:style-name="ro1">
          <table:table-cell office:value-type="string">
            <text:p>3s23p4(3P2)6f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0531.77">
            <text:p>210531.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1]+1" office:value-type="float" office:value="12">
            <text:p>12</text:p>
          </table:table-cell>
          <table:table-cell table:formula="of:=[.D241]/[Tabelle1.$C$17]" office:value-type="float" office:value="302898.418427218">
            <text:p>302898.4184272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0534.939">
            <text:p>210534.9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2]+1" office:value-type="float" office:value="10">
            <text:p>10</text:p>
          </table:table-cell>
          <table:table-cell table:formula="of:=[.D242]/[Tabelle1.$C$17]" office:value-type="float" office:value="302902.977763265">
            <text:p>302902.977763265</text:p>
          </table:table-cell>
        </table:table-row>
        <table:table-row table:style-name="ro1">
          <table:table-cell office:value-type="string">
            <text:p>3s23p4(3P2)6f </text:p>
          </table:table-cell>
          <table:table-cell office:value-type="string">
            <text:p><text:s/>2[1]° </text:p>
          </table:table-cell>
          <table:table-cell office:value-type="float" office:value="1.5">
            <text:p>1.5</text:p>
          </table:table-cell>
          <table:table-cell office:value-type="float" office:value="210584.91">
            <text:p>210584.9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3]+1" office:value-type="float" office:value="4">
            <text:p>4</text:p>
          </table:table-cell>
          <table:table-cell table:formula="of:=[.D243]/[Tabelle1.$C$17]" office:value-type="float" office:value="302974.87255077">
            <text:p>302974.87255077</text:p>
          </table:table-cell>
        </table:table-row>
        <table:table-row table:style-name="ro1">
          <table:table-cell office:value-type="string">
            <text:p>3s23p4(3P2)6g </text:p>
          </table:table-cell>
          <table:table-cell office:value-type="string">
            <text:p><text:s/>2[5] </text:p>
          </table:table-cell>
          <table:table-cell office:value-type="float" office:value="5.5">
            <text:p>5.5</text:p>
          </table:table-cell>
          <table:table-cell office:value-type="float" office:value="210607.6278">
            <text:p>210607.627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4]+1" office:value-type="float" office:value="12">
            <text:p>12</text:p>
          </table:table-cell>
          <table:table-cell table:formula="of:=[.D244]/[Tabelle1.$C$17]" office:value-type="float" office:value="303007.557336017">
            <text:p>303007.5573360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0607.7571">
            <text:p>210607.757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5]+1" office:value-type="float" office:value="10">
            <text:p>10</text:p>
          </table:table-cell>
          <table:table-cell table:formula="of:=[.D245]/[Tabelle1.$C$17]" office:value-type="float" office:value="303007.743363834">
            <text:p>303007.743363834</text:p>
          </table:table-cell>
        </table:table-row>
        <table:table-row table:style-name="ro1">
          <table:table-cell office:value-type="string">
            <text:p>3s23p4(3P2)6g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10609.378">
            <text:p>210609.37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6]+1" office:value-type="float" office:value="10">
            <text:p>10</text:p>
          </table:table-cell>
          <table:table-cell table:formula="of:=[.D246]/[Tabelle1.$C$17]" office:value-type="float" office:value="303010.075401637">
            <text:p>303010.0754016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0609.4258">
            <text:p>210609.425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7]+1" office:value-type="float" office:value="8">
            <text:p>8</text:p>
          </table:table-cell>
          <table:table-cell table:formula="of:=[.D247]/[Tabelle1.$C$17]" office:value-type="float" office:value="303010.144172941">
            <text:p>303010.144172941</text:p>
          </table:table-cell>
        </table:table-row>
        <table:table-row table:style-name="ro1">
          <table:table-cell office:value-type="string">
            <text:p>3s23p4(3P2)6g </text:p>
          </table:table-cell>
          <table:table-cell office:value-type="string">
            <text:p><text:s/>2[3] </text:p>
          </table:table-cell>
          <table:table-cell office:value-type="float" office:value="2.5">
            <text:p>2.5</text:p>
          </table:table-cell>
          <table:table-cell office:value-type="float" office:value="210630.117">
            <text:p>210630.11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8]+1" office:value-type="float" office:value="6">
            <text:p>6</text:p>
          </table:table-cell>
          <table:table-cell table:formula="of:=[.D248]/[Tabelle1.$C$17]" office:value-type="float" office:value="303039.913227538">
            <text:p>303039.91322753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0630.181">
            <text:p>210630.18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49]+1" office:value-type="float" office:value="8">
            <text:p>8</text:p>
          </table:table-cell>
          <table:table-cell table:formula="of:=[.D249]/[Tabelle1.$C$17]" office:value-type="float" office:value="303040.005306271">
            <text:p>303040.005306271</text:p>
          </table:table-cell>
        </table:table-row>
        <table:table-row table:style-name="ro1">
          <table:table-cell office:value-type="string">
            <text:p>3s23p4(3P2)6h </text:p>
          </table:table-cell>
          <table:table-cell office:value-type="string">
            <text:p><text:s/>2[5]° </text:p>
          </table:table-cell>
          <table:table-cell office:value-type="float" office:value="4.5">
            <text:p>4.5</text:p>
          </table:table-cell>
          <table:table-cell office:value-type="float" office:value="210636.7387">
            <text:p>210636.738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0]+1" office:value-type="float" office:value="10">
            <text:p>10</text:p>
          </table:table-cell>
          <table:table-cell table:formula="of:=[.D250]/[Tabelle1.$C$17]" office:value-type="float" office:value="303049.440067393">
            <text:p>303049.4400673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0636.7414">
            <text:p>210636.74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1]+1" office:value-type="float" office:value="12">
            <text:p>12</text:p>
          </table:table-cell>
          <table:table-cell table:formula="of:=[.D251]/[Tabelle1.$C$17]" office:value-type="float" office:value="303049.443951965">
            <text:p>303049.443951965</text:p>
          </table:table-cell>
        </table:table-row>
        <table:table-row table:style-name="ro1">
          <table:table-cell office:value-type="string">
            <text:p>3s23p4(3P2)6h </text:p>
          </table:table-cell>
          <table:table-cell office:value-type="string">
            <text:p><text:s/>2[6]° </text:p>
          </table:table-cell>
          <table:table-cell office:value-type="float" office:value="5.5">
            <text:p>5.5</text:p>
          </table:table-cell>
          <table:table-cell office:value-type="float" office:value="210637.211">
            <text:p>210637.21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2]+1" office:value-type="float" office:value="12">
            <text:p>12</text:p>
          </table:table-cell>
          <table:table-cell table:formula="of:=[.D252]/[Tabelle1.$C$17]" office:value-type="float" office:value="303050.119579673">
            <text:p>303050.11957967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0637.2198">
            <text:p>210637.21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3]+1" office:value-type="float" office:value="14">
            <text:p>14</text:p>
          </table:table-cell>
          <table:table-cell table:formula="of:=[.D253]/[Tabelle1.$C$17]" office:value-type="float" office:value="303050.132240499">
            <text:p>303050.132240499</text:p>
          </table:table-cell>
        </table:table-row>
        <table:table-row table:style-name="ro1">
          <table:table-cell office:value-type="string">
            <text:p>3s23p4(3P2)6g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0642.4469">
            <text:p>210642.446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4]+1" office:value-type="float" office:value="14">
            <text:p>14</text:p>
          </table:table-cell>
          <table:table-cell table:formula="of:=[.D254]/[Tabelle1.$C$17]" office:value-type="float" office:value="303057.652627199">
            <text:p>303057.65262719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0642.7273">
            <text:p>210642.727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5]+1" office:value-type="float" office:value="12">
            <text:p>12</text:p>
          </table:table-cell>
          <table:table-cell table:formula="of:=[.D255]/[Tabelle1.$C$17]" office:value-type="float" office:value="303058.05604715">
            <text:p>303058.05604715</text:p>
          </table:table-cell>
        </table:table-row>
        <table:table-row table:style-name="ro1">
          <table:table-cell office:value-type="string">
            <text:p>3s23p4(3P2)6h </text:p>
          </table:table-cell>
          <table:table-cell office:value-type="string">
            <text:p><text:s/>2[4]° </text:p>
          </table:table-cell>
          <table:table-cell office:value-type="float" office:value="3.5">
            <text:p>3.5</text:p>
          </table:table-cell>
          <table:table-cell office:value-type="float" office:value="210646.9667">
            <text:p>210646.96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6]+1" office:value-type="float" office:value="8">
            <text:p>8</text:p>
          </table:table-cell>
          <table:table-cell table:formula="of:=[.D256]/[Tabelle1.$C$17]" office:value-type="float" office:value="303064.155400018">
            <text:p>303064.1554000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0646.9752">
            <text:p>210646.975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7]+1" office:value-type="float" office:value="10">
            <text:p>10</text:p>
          </table:table-cell>
          <table:table-cell table:formula="of:=[.D257]/[Tabelle1.$C$17]" office:value-type="float" office:value="303064.167629225">
            <text:p>303064.167629225</text:p>
          </table:table-cell>
        </table:table-row>
        <table:table-row table:style-name="ro1">
          <table:table-cell office:value-type="string">
            <text:p>3s23p4(3P2)6h </text:p>
          </table:table-cell>
          <table:table-cell office:value-type="string">
            <text:p><text:s/>2[7]° </text:p>
          </table:table-cell>
          <table:table-cell office:value-type="float" office:value="6.6">
            <text:p>6.6</text:p>
          </table:table-cell>
          <table:table-cell office:value-type="float" office:value="210655.8214">
            <text:p>210655.82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8]+1" office:value-type="float" office:value="14.2">
            <text:p>14.2</text:p>
          </table:table-cell>
          <table:table-cell table:formula="of:=[.D258]/[Tabelle1.$C$17]" office:value-type="float" office:value="303076.894924441">
            <text:p>303076.8949244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7.5">
            <text:p>7.5</text:p>
          </table:table-cell>
          <table:table-cell office:value-type="float" office:value="210655.8353">
            <text:p>210655.83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59]+1" office:value-type="float" office:value="16">
            <text:p>16</text:p>
          </table:table-cell>
          <table:table-cell table:formula="of:=[.D259]/[Tabelle1.$C$17]" office:value-type="float" office:value="303076.914922791">
            <text:p>303076.914922791</text:p>
          </table:table-cell>
        </table:table-row>
        <table:table-row table:style-name="ro1">
          <table:table-cell office:value-type="string">
            <text:p>3s23p4(3P2)6g </text:p>
          </table:table-cell>
          <table:table-cell office:value-type="string">
            <text:p><text:s/>2[2] </text:p>
          </table:table-cell>
          <table:table-cell office:value-type="float" office:value="1.5">
            <text:p>1.5</text:p>
          </table:table-cell>
          <table:table-cell office:value-type="float" office:value="210658.602">
            <text:p>210658.60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0]+1" office:value-type="float" office:value="4">
            <text:p>4</text:p>
          </table:table-cell>
          <table:table-cell table:formula="of:=[.D260]/[Tabelle1.$C$17]" office:value-type="float" office:value="303080.895457673">
            <text:p>303080.89545767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0658.7338">
            <text:p>210658.733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1]+1" office:value-type="float" office:value="6">
            <text:p>6</text:p>
          </table:table-cell>
          <table:table-cell table:formula="of:=[.D261]/[Tabelle1.$C$17]" office:value-type="float" office:value="303081.085082315">
            <text:p>303081.085082315</text:p>
          </table:table-cell>
        </table:table-row>
        <table:table-row table:style-name="ro1">
          <table:table-cell office:value-type="string">
            <text:p>3s23p4(3P2)6h </text:p>
          </table:table-cell>
          <table:table-cell office:value-type="string">
            <text:p><text:s/>2[3]° </text:p>
          </table:table-cell>
          <table:table-cell office:value-type="float" office:value="2.5">
            <text:p>2.5</text:p>
          </table:table-cell>
          <table:table-cell office:value-type="float" office:value="210662.605">
            <text:p>210662.6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2]+1" office:value-type="float" office:value="6">
            <text:p>6</text:p>
          </table:table-cell>
          <table:table-cell table:formula="of:=[.D262]/[Tabelle1.$C$17]" office:value-type="float" office:value="303086.654694718">
            <text:p>303086.6546947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0662.6177">
            <text:p>210662.61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3]+1" office:value-type="float" office:value="8">
            <text:p>8</text:p>
          </table:table-cell>
          <table:table-cell table:formula="of:=[.D263]/[Tabelle1.$C$17]" office:value-type="float" office:value="303086.672966592">
            <text:p>303086.672966592</text:p>
          </table:table-cell>
        </table:table-row>
        <table:table-row table:style-name="ro1">
          <table:table-cell office:value-type="string">
            <text:p>3s23p4(3P1)6f </text:p>
          </table:table-cell>
          <table:table-cell office:value-type="string">
            <text:p><text:s/>2[2]° </text:p>
          </table:table-cell>
          <table:table-cell office:value-type="float" office:value="1.5">
            <text:p>1.5</text:p>
          </table:table-cell>
          <table:table-cell office:value-type="float" office:value="211572.2917">
            <text:p>211572.291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4]+1" office:value-type="float" office:value="4">
            <text:p>4</text:p>
          </table:table-cell>
          <table:table-cell table:formula="of:=[.D264]/[Tabelle1.$C$17]" office:value-type="float" office:value="304395.448434942">
            <text:p>304395.44843494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1586.148">
            <text:p>211586.14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5]+1" office:value-type="float" office:value="6">
            <text:p>6</text:p>
          </table:table-cell>
          <table:table-cell table:formula="of:=[.D265]/[Tabelle1.$C$17]" office:value-type="float" office:value="304415.383912401">
            <text:p>304415.383912401</text:p>
          </table:table-cell>
        </table:table-row>
        <table:table-row table:style-name="ro1">
          <table:table-cell office:value-type="string">
            <text:p>3s23p4(3P1)6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11593.5615">
            <text:p>211593.561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6]+1" office:value-type="float" office:value="10">
            <text:p>10</text:p>
          </table:table-cell>
          <table:table-cell table:formula="of:=[.D266]/[Tabelle1.$C$17]" office:value-type="float" office:value="304426.04993884">
            <text:p>304426.049938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1606.542">
            <text:p>211606.54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7]+1" office:value-type="float" office:value="8">
            <text:p>8</text:p>
          </table:table-cell>
          <table:table-cell table:formula="of:=[.D267]/[Tabelle1.$C$17]" office:value-type="float" office:value="304444.725376378">
            <text:p>304444.725376378</text:p>
          </table:table-cell>
        </table:table-row>
        <table:table-row table:style-name="ro1">
          <table:table-cell office:value-type="string">
            <text:p>3s23p4(3P1)6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11662.06">
            <text:p>211662.0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8]+1" office:value-type="float" office:value="8">
            <text:p>8</text:p>
          </table:table-cell>
          <table:table-cell table:formula="of:=[.D268]/[Tabelle1.$C$17]" office:value-type="float" office:value="304524.600800378">
            <text:p>304524.60080037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1669.17">
            <text:p>211669.1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69]+1" office:value-type="float" office:value="6">
            <text:p>6</text:p>
          </table:table-cell>
          <table:table-cell table:formula="of:=[.D269]/[Tabelle1.$C$17]" office:value-type="float" office:value="304534.830172197">
            <text:p>304534.830172197</text:p>
          </table:table-cell>
        </table:table-row>
        <table:table-row table:style-name="ro1">
          <table:table-cell office:value-type="string">
            <text:p>3s23p4(3P1)6g </text:p>
          </table:table-cell>
          <table:table-cell office:value-type="string">
            <text:p><text:s/>2[3] </text:p>
          </table:table-cell>
          <table:table-cell office:value-type="float" office:value="2.5">
            <text:p>2.5</text:p>
          </table:table-cell>
          <table:table-cell office:value-type="float" office:value="211725.66">
            <text:p>211725.6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0]+1" office:value-type="float" office:value="6">
            <text:p>6</text:p>
          </table:table-cell>
          <table:table-cell table:formula="of:=[.D270]/[Tabelle1.$C$17]" office:value-type="float" office:value="304616.104041964">
            <text:p>304616.1040419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1725.7661">
            <text:p>211725.766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1]+1" office:value-type="float" office:value="8">
            <text:p>8</text:p>
          </table:table-cell>
          <table:table-cell table:formula="of:=[.D271]/[Tabelle1.$C$17]" office:value-type="float" office:value="304616.25669124">
            <text:p>304616.25669124</text:p>
          </table:table-cell>
        </table:table-row>
        <table:table-row table:style-name="ro1">
          <table:table-cell office:value-type="string">
            <text:p>3s23p4(3P1)6g </text:p>
          </table:table-cell>
          <table:table-cell office:value-type="string">
            <text:p><text:s/>2[5] </text:p>
          </table:table-cell>
          <table:table-cell office:value-type="float" office:value="5.5">
            <text:p>5.5</text:p>
          </table:table-cell>
          <table:table-cell office:value-type="float" office:value="211732.3605">
            <text:p>211732.36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2]+1" office:value-type="float" office:value="12">
            <text:p>12</text:p>
          </table:table-cell>
          <table:table-cell table:formula="of:=[.D272]/[Tabelle1.$C$17]" office:value-type="float" office:value="304625.744253761">
            <text:p>304625.74425376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1732.432">
            <text:p>211732.43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3]+1" office:value-type="float" office:value="10">
            <text:p>10</text:p>
          </table:table-cell>
          <table:table-cell table:formula="of:=[.D273]/[Tabelle1.$C$17]" office:value-type="float" office:value="304625.847122971">
            <text:p>304625.847122971</text:p>
          </table:table-cell>
        </table:table-row>
        <table:table-row table:style-name="ro1">
          <table:table-cell office:value-type="string">
            <text:p>3s23p4(3P1)6h </text:p>
          </table:table-cell>
          <table:table-cell office:value-type="string">
            <text:p><text:s/>2[4]° </text:p>
          </table:table-cell>
          <table:table-cell office:value-type="float" office:value="3.5">
            <text:p>3.5</text:p>
          </table:table-cell>
          <table:table-cell office:value-type="float" office:value="211751.9642">
            <text:p>211751.964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4]+1" office:value-type="float" office:value="8">
            <text:p>8</text:p>
          </table:table-cell>
          <table:table-cell table:formula="of:=[.D274]/[Tabelle1.$C$17]" office:value-type="float" office:value="304653.94868925">
            <text:p>304653.9486892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1751.9752">
            <text:p>211751.975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5]+1" office:value-type="float" office:value="10">
            <text:p>10</text:p>
          </table:table-cell>
          <table:table-cell table:formula="of:=[.D275]/[Tabelle1.$C$17]" office:value-type="float" office:value="304653.964515282">
            <text:p>304653.964515282</text:p>
          </table:table-cell>
        </table:table-row>
        <table:table-row table:style-name="ro1">
          <table:table-cell office:value-type="string">
            <text:p>3s23p4(3P1)6h </text:p>
          </table:table-cell>
          <table:table-cell office:value-type="string">
            <text:p><text:s/>2[6]° </text:p>
          </table:table-cell>
          <table:table-cell office:value-type="float" office:value="5.5">
            <text:p>5.5</text:p>
          </table:table-cell>
          <table:table-cell office:value-type="float" office:value="211754.9832">
            <text:p>211754.983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6]+1" office:value-type="float" office:value="12">
            <text:p>12</text:p>
          </table:table-cell>
          <table:table-cell table:formula="of:=[.D276]/[Tabelle1.$C$17]" office:value-type="float" office:value="304658.292215765">
            <text:p>304658.2922157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1754.9991">
            <text:p>211754.999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7]+1" office:value-type="float" office:value="14">
            <text:p>14</text:p>
          </table:table-cell>
          <table:table-cell table:formula="of:=[.D277]/[Tabelle1.$C$17]" office:value-type="float" office:value="304658.315091575">
            <text:p>304658.315091575</text:p>
          </table:table-cell>
        </table:table-row>
        <table:table-row table:style-name="ro1">
          <table:table-cell office:value-type="string">
            <text:p>3s23p4(3P1)6g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11761.469">
            <text:p>211761.46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8]+1" office:value-type="float" office:value="10">
            <text:p>10</text:p>
          </table:table-cell>
          <table:table-cell table:formula="of:=[.D278]/[Tabelle1.$C$17]" office:value-type="float" office:value="304667.623532184">
            <text:p>304667.6235321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1761.47">
            <text:p>211761.4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79]+1" office:value-type="float" office:value="8">
            <text:p>8</text:p>
          </table:table-cell>
          <table:table-cell table:formula="of:=[.D279]/[Tabelle1.$C$17]" office:value-type="float" office:value="304667.624970914">
            <text:p>304667.624970914</text:p>
          </table:table-cell>
        </table:table-row>
        <table:table-row table:style-name="ro1">
          <table:table-cell office:value-type="string">
            <text:p>3s23p4(3P1)6h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1770.9564">
            <text:p>211770.95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0]+1" office:value-type="float" office:value="12">
            <text:p>12</text:p>
          </table:table-cell>
          <table:table-cell table:formula="of:=[.D280]/[Tabelle1.$C$17]" office:value-type="float" office:value="304681.273341213">
            <text:p>304681.27334121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1770.9679">
            <text:p>211770.967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1]+1" office:value-type="float" office:value="10">
            <text:p>10</text:p>
          </table:table-cell>
          <table:table-cell table:formula="of:=[.D281]/[Tabelle1.$C$17]" office:value-type="float" office:value="304681.28988661">
            <text:p>304681.28988661</text:p>
          </table:table-cell>
        </table:table-row>
        <table:table-row table:style-name="ro1">
          <table:table-cell office:value-type="string">
            <text:p>3s23p4(3P0)6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12071.3657">
            <text:p>212071.365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2]+1" office:value-type="float" office:value="8">
            <text:p>8</text:p>
          </table:table-cell>
          <table:table-cell table:formula="of:=[.D282]/[Tabelle1.$C$17]" office:value-type="float" office:value="305113.481277577">
            <text:p>305113.4812775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2077.0827">
            <text:p>212077.082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3]+1" office:value-type="float" office:value="8">
            <text:p>8</text:p>
          </table:table-cell>
          <table:table-cell table:formula="of:=[.D283]/[Tabelle1.$C$17]" office:value-type="float" office:value="305121.706498209">
            <text:p>305121.706498209</text:p>
          </table:table-cell>
        </table:table-row>
        <table:table-row table:style-name="ro1">
          <table:table-cell office:value-type="string">
            <text:p>3s23p4(3P)7d </text:p>
          </table:table-cell>
          <table:table-cell office:value-type="string">
            <text:p><text:s/>4D </text:p>
          </table:table-cell>
          <table:table-cell office:value-type="float" office:value="3.5">
            <text:p>3.5</text:p>
          </table:table-cell>
          <table:table-cell office:value-type="float" office:value="212089.487">
            <text:p>212089.48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4]+1" office:value-type="float" office:value="8">
            <text:p>8</text:p>
          </table:table-cell>
          <table:table-cell table:formula="of:=[.D284]/[Tabelle1.$C$17]" office:value-type="float" office:value="305139.552939397">
            <text:p>305139.552939397</text:p>
          </table:table-cell>
        </table:table-row>
        <table:table-row table:style-name="ro1">
          <table:table-cell office:value-type="string">
            <text:p>3s23p4(3P0)6g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12197.934">
            <text:p>212197.93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5]+1" office:value-type="float" office:value="10">
            <text:p>10</text:p>
          </table:table-cell>
          <table:table-cell table:formula="of:=[.D285]/[Tabelle1.$C$17]" office:value-type="float" office:value="305295.578914875">
            <text:p>305295.57891487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2198.0935">
            <text:p>212198.093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6]+1" office:value-type="float" office:value="8">
            <text:p>8</text:p>
          </table:table-cell>
          <table:table-cell table:formula="of:=[.D286]/[Tabelle1.$C$17]" office:value-type="float" office:value="305295.808392344">
            <text:p>305295.808392344</text:p>
          </table:table-cell>
        </table:table-row>
        <table:table-row table:style-name="ro1">
          <table:table-cell office:value-type="string">
            <text:p>3s23p4(3P0)6h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2217.4944">
            <text:p>212217.494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7]+1" office:value-type="float" office:value="12">
            <text:p>12</text:p>
          </table:table-cell>
          <table:table-cell table:formula="of:=[.D287]/[Tabelle1.$C$17]" office:value-type="float" office:value="305323.721053345">
            <text:p>305323.72105334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2217.5053">
            <text:p>212217.50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8]+1" office:value-type="float" office:value="10">
            <text:p>10</text:p>
          </table:table-cell>
          <table:table-cell table:formula="of:=[.D288]/[Tabelle1.$C$17]" office:value-type="float" office:value="305323.736735504">
            <text:p>305323.736735504</text:p>
          </table:table-cell>
        </table:table-row>
        <table:table-row table:style-name="ro1">
          <table:table-cell office:value-type="string">
            <text:p>3s23p4(3P)7d </text:p>
          </table:table-cell>
          <table:table-cell office:value-type="string">
            <text:p><text:s/>4F </text:p>
          </table:table-cell>
          <table:table-cell office:value-type="float" office:value="4.5">
            <text:p>4.5</text:p>
          </table:table-cell>
          <table:table-cell office:value-type="float" office:value="212224.389">
            <text:p>212224.38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89]+1" office:value-type="float" office:value="10">
            <text:p>10</text:p>
          </table:table-cell>
          <table:table-cell table:formula="of:=[.D289]/[Tabelle1.$C$17]" office:value-type="float" office:value="305333.640522676">
            <text:p>305333.64052267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2342.38">
            <text:p>212342.3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0]+1" office:value-type="float" office:value="8">
            <text:p>8</text:p>
          </table:table-cell>
          <table:table-cell table:formula="of:=[.D290]/[Tabelle1.$C$17]" office:value-type="float" office:value="305503.397739312">
            <text:p>305503.397739312</text:p>
          </table:table-cell>
        </table:table-row>
        <table:table-row table:style-name="ro1">
          <table:table-cell office:value-type="string">
            <text:p>3s23p4(1D)6s </text:p>
          </table:table-cell>
          <table:table-cell office:value-type="string">
            <text:p><text:s/>2D </text:p>
          </table:table-cell>
          <table:table-cell office:value-type="float" office:value="1.5">
            <text:p>1.5</text:p>
          </table:table-cell>
          <table:table-cell office:value-type="float" office:value="212932.3602">
            <text:p>212932.360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1]+1" office:value-type="float" office:value="4">
            <text:p>4</text:p>
          </table:table-cell>
          <table:table-cell table:formula="of:=[.D291]/[Tabelle1.$C$17]" office:value-type="float" office:value="306352.220078493">
            <text:p>306352.22007849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2933.6439">
            <text:p>212933.643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2]+1" office:value-type="float" office:value="6">
            <text:p>6</text:p>
          </table:table-cell>
          <table:table-cell table:formula="of:=[.D292]/[Tabelle1.$C$17]" office:value-type="float" office:value="306354.066976468">
            <text:p>306354.066976468</text:p>
          </table:table-cell>
        </table:table-row>
        <table:table-row table:style-name="ro1">
          <table:table-cell office:value-type="string">
            <text:p>3s23p4(3P)7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213299.665">
            <text:p>213299.66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3]+1" office:value-type="float" office:value="8">
            <text:p>8</text:p>
          </table:table-cell>
          <table:table-cell table:formula="of:=[.D293]/[Tabelle1.$C$17]" office:value-type="float" office:value="306880.672591863">
            <text:p>306880.672591863</text:p>
          </table:table-cell>
        </table:table-row>
        <table:table-row table:style-name="ro1">
          <table:table-cell office:value-type="string">
            <text:p>3s23p4(3P2)7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13749.18">
            <text:p>213749.1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4]+1" office:value-type="float" office:value="10">
            <text:p>10</text:p>
          </table:table-cell>
          <table:table-cell table:formula="of:=[.D294]/[Tabelle1.$C$17]" office:value-type="float" office:value="307527.403403841">
            <text:p>307527.4034038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3754.75">
            <text:p>213754.7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5]+1" office:value-type="float" office:value="8">
            <text:p>8</text:p>
          </table:table-cell>
          <table:table-cell table:formula="of:=[.D295]/[Tabelle1.$C$17]" office:value-type="float" office:value="307535.417131131">
            <text:p>307535.417131131</text:p>
          </table:table-cell>
        </table:table-row>
        <table:table-row table:style-name="ro1">
          <table:table-cell office:value-type="string">
            <text:p>3s23p4(3P2)7f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3807.62">
            <text:p>213807.6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6]+1" office:value-type="float" office:value="12">
            <text:p>12</text:p>
          </table:table-cell>
          <table:table-cell table:formula="of:=[.D296]/[Tabelle1.$C$17]" office:value-type="float" office:value="307611.482797526">
            <text:p>307611.48279752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3809.49">
            <text:p>213809.4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7]+1" office:value-type="float" office:value="10">
            <text:p>10</text:p>
          </table:table-cell>
          <table:table-cell table:formula="of:=[.D297]/[Tabelle1.$C$17]" office:value-type="float" office:value="307614.173223025">
            <text:p>307614.173223025</text:p>
          </table:table-cell>
        </table:table-row>
        <table:table-row table:style-name="ro1">
          <table:table-cell office:value-type="string">
            <text:p>3s23p4(3P2)7g </text:p>
          </table:table-cell>
          <table:table-cell office:value-type="string">
            <text:p><text:s/>2[5] </text:p>
          </table:table-cell>
          <table:table-cell office:value-type="float" office:value="5.5">
            <text:p>5.5</text:p>
          </table:table-cell>
          <table:table-cell office:value-type="float" office:value="213859.364">
            <text:p>213859.3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8]+1" office:value-type="float" office:value="12">
            <text:p>12</text:p>
          </table:table-cell>
          <table:table-cell table:formula="of:=[.D298]/[Tabelle1.$C$17]" office:value-type="float" office:value="307685.9284537">
            <text:p>307685.92845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3859.416">
            <text:p>213859.4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299]+1" office:value-type="float" office:value="10">
            <text:p>10</text:p>
          </table:table-cell>
          <table:table-cell table:formula="of:=[.D299]/[Tabelle1.$C$17]" office:value-type="float" office:value="307686.003267671">
            <text:p>307686.003267671</text:p>
          </table:table-cell>
        </table:table-row>
        <table:table-row table:style-name="ro1">
          <table:table-cell office:value-type="string">
            <text:p>3s23p4(3P2)7g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13860.492">
            <text:p>213860.49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0]+1" office:value-type="float" office:value="10">
            <text:p>10</text:p>
          </table:table-cell>
          <table:table-cell table:formula="of:=[.D300]/[Tabelle1.$C$17]" office:value-type="float" office:value="307687.551341381">
            <text:p>307687.55134138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3860.614">
            <text:p>213860.6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1]+1" office:value-type="float" office:value="8">
            <text:p>8</text:p>
          </table:table-cell>
          <table:table-cell table:formula="of:=[.D301]/[Tabelle1.$C$17]" office:value-type="float" office:value="307687.726866467">
            <text:p>307687.726866467</text:p>
          </table:table-cell>
        </table:table-row>
        <table:table-row table:style-name="ro1">
          <table:table-cell office:value-type="string">
            <text:p>3s23p4(3P2)7g </text:p>
          </table:table-cell>
          <table:table-cell office:value-type="string">
            <text:p><text:s/>2[3] </text:p>
          </table:table-cell>
          <table:table-cell office:value-type="float" office:value="3.5">
            <text:p>3.5</text:p>
          </table:table-cell>
          <table:table-cell office:value-type="float" office:value="213873.677">
            <text:p>213873.6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2]+1" office:value-type="float" office:value="8">
            <text:p>8</text:p>
          </table:table-cell>
          <table:table-cell table:formula="of:=[.D302]/[Tabelle1.$C$17]" office:value-type="float" office:value="307706.520999247">
            <text:p>307706.52099924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3873.8">
            <text:p>213873.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3]+1" office:value-type="float" office:value="6">
            <text:p>6</text:p>
          </table:table-cell>
          <table:table-cell table:formula="of:=[.D303]/[Tabelle1.$C$17]" office:value-type="float" office:value="307706.697963063">
            <text:p>307706.697963063</text:p>
          </table:table-cell>
        </table:table-row>
        <table:table-row table:style-name="ro1">
          <table:table-cell office:value-type="string">
            <text:p>3s23p4(3P2)7h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3878.149">
            <text:p>213878.14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4]+1" office:value-type="float" office:value="12">
            <text:p>12</text:p>
          </table:table-cell>
          <table:table-cell table:formula="of:=[.D304]/[Tabelle1.$C$17]" office:value-type="float" office:value="307712.955000763">
            <text:p>307712.95500076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3878.197">
            <text:p>213878.19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5]+1" office:value-type="float" office:value="10">
            <text:p>10</text:p>
          </table:table-cell>
          <table:table-cell table:formula="of:=[.D305]/[Tabelle1.$C$17]" office:value-type="float" office:value="307713.024059813">
            <text:p>307713.024059813</text:p>
          </table:table-cell>
        </table:table-row>
        <table:table-row table:style-name="ro1">
          <table:table-cell office:value-type="string">
            <text:p>3s23p4(3P2)7h </text:p>
          </table:table-cell>
          <table:table-cell office:value-type="string">
            <text:p><text:s/>2[6]° </text:p>
          </table:table-cell>
          <table:table-cell office:value-type="float" office:value="5.5">
            <text:p>5.5</text:p>
          </table:table-cell>
          <table:table-cell office:value-type="float" office:value="213878.438">
            <text:p>213878.43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6]+1" office:value-type="float" office:value="12">
            <text:p>12</text:p>
          </table:table-cell>
          <table:table-cell table:formula="of:=[.D306]/[Tabelle1.$C$17]" office:value-type="float" office:value="307713.370793794">
            <text:p>307713.37079379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3878.449">
            <text:p>213878.44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7]+1" office:value-type="float" office:value="14">
            <text:p>14</text:p>
          </table:table-cell>
          <table:table-cell table:formula="of:=[.D307]/[Tabelle1.$C$17]" office:value-type="float" office:value="307713.386619827">
            <text:p>307713.386619827</text:p>
          </table:table-cell>
        </table:table-row>
        <table:table-row table:style-name="ro1">
          <table:table-cell office:value-type="string">
            <text:p>3s23p4(3P2)7g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3881.214">
            <text:p>213881.2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8]+1" office:value-type="float" office:value="14">
            <text:p>14</text:p>
          </table:table-cell>
          <table:table-cell table:formula="of:=[.D308]/[Tabelle1.$C$17]" office:value-type="float" office:value="307717.364708867">
            <text:p>307717.36470886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3881.217">
            <text:p>213881.21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09]+1" office:value-type="float" office:value="12">
            <text:p>12</text:p>
          </table:table-cell>
          <table:table-cell table:formula="of:=[.D309]/[Tabelle1.$C$17]" office:value-type="float" office:value="307717.369025058">
            <text:p>307717.369025058</text:p>
          </table:table-cell>
        </table:table-row>
        <table:table-row table:style-name="ro1">
          <table:table-cell office:value-type="string">
            <text:p>3s23p4(3P2)7i </text:p>
          </table:table-cell>
          <table:table-cell office:value-type="string">
            <text:p><text:s/>2[6] </text:p>
          </table:table-cell>
          <table:table-cell office:value-type="float" office:value="5.5">
            <text:p>5.5</text:p>
          </table:table-cell>
          <table:table-cell office:value-type="float" office:value="213884.353">
            <text:p>213884.3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0]+1" office:value-type="float" office:value="12">
            <text:p>12</text:p>
          </table:table-cell>
          <table:table-cell table:formula="of:=[.D310]/[Tabelle1.$C$17]" office:value-type="float" office:value="307721.880883008">
            <text:p>307721.88088300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3884.356">
            <text:p>213884.35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1]+1" office:value-type="float" office:value="14">
            <text:p>14</text:p>
          </table:table-cell>
          <table:table-cell table:formula="of:=[.D311]/[Tabelle1.$C$17]" office:value-type="float" office:value="307721.885199199">
            <text:p>307721.885199199</text:p>
          </table:table-cell>
        </table:table-row>
        <table:table-row table:style-name="ro1">
          <table:table-cell office:value-type="string">
            <text:p>3s23p4(3P2)7h </text:p>
          </table:table-cell>
          <table:table-cell office:value-type="string">
            <text:p><text:s/>2[4]° </text:p>
          </table:table-cell>
          <table:table-cell office:value-type="float" office:value="3.5">
            <text:p>3.5</text:p>
          </table:table-cell>
          <table:table-cell office:value-type="float" office:value="213884.608">
            <text:p>213884.60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2]+1" office:value-type="float" office:value="8">
            <text:p>8</text:p>
          </table:table-cell>
          <table:table-cell table:formula="of:=[.D312]/[Tabelle1.$C$17]" office:value-type="float" office:value="307722.247759212">
            <text:p>307722.24775921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3884.621">
            <text:p>213884.6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3]+1" office:value-type="float" office:value="10">
            <text:p>10</text:p>
          </table:table-cell>
          <table:table-cell table:formula="of:=[.D313]/[Tabelle1.$C$17]" office:value-type="float" office:value="307722.266462705">
            <text:p>307722.266462705</text:p>
          </table:table-cell>
        </table:table-row>
        <table:table-row table:style-name="ro1">
          <table:table-cell office:value-type="string">
            <text:p>3s23p4(3P2)7i </text:p>
          </table:table-cell>
          <table:table-cell office:value-type="string">
            <text:p><text:s/>2[7] </text:p>
          </table:table-cell>
          <table:table-cell office:value-type="float" office:value="6.5">
            <text:p>6.5</text:p>
          </table:table-cell>
          <table:table-cell office:value-type="float" office:value="213884.837">
            <text:p>213884.83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4]+1" office:value-type="float" office:value="14">
            <text:p>14</text:p>
          </table:table-cell>
          <table:table-cell table:formula="of:=[.D314]/[Tabelle1.$C$17]" office:value-type="float" office:value="307722.577228431">
            <text:p>307722.57722843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7.5">
            <text:p>7.5</text:p>
          </table:table-cell>
          <table:table-cell office:value-type="float" office:value="213884.843">
            <text:p>213884.84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5]+1" office:value-type="float" office:value="16">
            <text:p>16</text:p>
          </table:table-cell>
          <table:table-cell table:formula="of:=[.D315]/[Tabelle1.$C$17]" office:value-type="float" office:value="307722.585860813">
            <text:p>307722.585860813</text:p>
          </table:table-cell>
        </table:table-row>
        <table:table-row table:style-name="ro1">
          <table:table-cell office:value-type="string">
            <text:p>3s23p4(3P2)7i </text:p>
          </table:table-cell>
          <table:table-cell office:value-type="string">
            <text:p><text:s/>2[5] </text:p>
          </table:table-cell>
          <table:table-cell office:value-type="float" office:value="4.5">
            <text:p>4.5</text:p>
          </table:table-cell>
          <table:table-cell office:value-type="float" office:value="213887.9656">
            <text:p>213887.965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6]+1" office:value-type="float" office:value="10">
            <text:p>10</text:p>
          </table:table-cell>
          <table:table-cell table:formula="of:=[.D316]/[Tabelle1.$C$17]" office:value-type="float" office:value="307727.078439778">
            <text:p>307727.07843977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3887.9736">
            <text:p>213887.973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7]+1" office:value-type="float" office:value="12">
            <text:p>12</text:p>
          </table:table-cell>
          <table:table-cell table:formula="of:=[.D317]/[Tabelle1.$C$17]" office:value-type="float" office:value="307727.089949619">
            <text:p>307727.089949619</text:p>
          </table:table-cell>
        </table:table-row>
        <table:table-row table:style-name="ro1">
          <table:table-cell office:value-type="string">
            <text:p>3s23p4(3P2)7h </text:p>
          </table:table-cell>
          <table:table-cell office:value-type="string">
            <text:p><text:s/>2[7]° </text:p>
          </table:table-cell>
          <table:table-cell office:value-type="float" office:value="7.5">
            <text:p>7.5</text:p>
          </table:table-cell>
          <table:table-cell office:value-type="float" office:value="213890.067">
            <text:p>213890.0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8]+1" office:value-type="float" office:value="16">
            <text:p>16</text:p>
          </table:table-cell>
          <table:table-cell table:formula="of:=[.D318]/[Tabelle1.$C$17]" office:value-type="float" office:value="307730.101787449">
            <text:p>307730.10178744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3890.067">
            <text:p>213890.0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19]+1" office:value-type="float" office:value="14">
            <text:p>14</text:p>
          </table:table-cell>
          <table:table-cell table:formula="of:=[.D319]/[Tabelle1.$C$17]" office:value-type="float" office:value="307730.101787449">
            <text:p>307730.101787449</text:p>
          </table:table-cell>
        </table:table-row>
        <table:table-row table:style-name="ro1">
          <table:table-cell office:value-type="string">
            <text:p>3s23p4(3P2)7g </text:p>
          </table:table-cell>
          <table:table-cell office:value-type="string">
            <text:p><text:s/>2[2] </text:p>
          </table:table-cell>
          <table:table-cell office:value-type="float" office:value="1.5">
            <text:p>1.5</text:p>
          </table:table-cell>
          <table:table-cell office:value-type="float" office:value="213891.3">
            <text:p>213891.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0]+1" office:value-type="float" office:value="4">
            <text:p>4</text:p>
          </table:table-cell>
          <table:table-cell table:formula="of:=[.D320]/[Tabelle1.$C$17]" office:value-type="float" office:value="307731.875741802">
            <text:p>307731.87574180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3891.504">
            <text:p>213891.50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1]+1" office:value-type="float" office:value="6">
            <text:p>6</text:p>
          </table:table-cell>
          <table:table-cell table:formula="of:=[.D321]/[Tabelle1.$C$17]" office:value-type="float" office:value="307732.169242766">
            <text:p>307732.169242766</text:p>
          </table:table-cell>
        </table:table-row>
        <table:table-row table:style-name="ro1">
          <table:table-cell office:value-type="string">
            <text:p>3s23p4(3P2)7i </text:p>
          </table:table-cell>
          <table:table-cell office:value-type="string">
            <text:p><text:s/>2[8] </text:p>
          </table:table-cell>
          <table:table-cell office:value-type="float" office:value="7.5">
            <text:p>7.5</text:p>
          </table:table-cell>
          <table:table-cell office:value-type="float" office:value="213891.8093">
            <text:p>213891.809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2]+1" office:value-type="float" office:value="16">
            <text:p>16</text:p>
          </table:table-cell>
          <table:table-cell table:formula="of:=[.D322]/[Tabelle1.$C$17]" office:value-type="float" office:value="307732.6084871">
            <text:p>307732.608487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8.5">
            <text:p>8.5</text:p>
          </table:table-cell>
          <table:table-cell office:value-type="float" office:value="213891.8233">
            <text:p>213891.823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3]+1" office:value-type="float" office:value="18">
            <text:p>18</text:p>
          </table:table-cell>
          <table:table-cell table:formula="of:=[.D323]/[Tabelle1.$C$17]" office:value-type="float" office:value="307732.628629323">
            <text:p>307732.628629323</text:p>
          </table:table-cell>
        </table:table-row>
        <table:table-row table:style-name="ro1">
          <table:table-cell office:value-type="string">
            <text:p>3s23p4(3P2)7i </text:p>
          </table:table-cell>
          <table:table-cell office:value-type="string">
            <text:p><text:s/>2[4] </text:p>
          </table:table-cell>
          <table:table-cell office:value-type="float" office:value="3.5">
            <text:p>3.5</text:p>
          </table:table-cell>
          <table:table-cell office:value-type="float" office:value="213893.9">
            <text:p>213893.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4]+1" office:value-type="float" office:value="8">
            <text:p>8</text:p>
          </table:table-cell>
          <table:table-cell table:formula="of:=[.D324]/[Tabelle1.$C$17]" office:value-type="float" office:value="307735.616440357">
            <text:p>307735.61644035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3893.914">
            <text:p>213893.91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5]+1" office:value-type="float" office:value="10">
            <text:p>10</text:p>
          </table:table-cell>
          <table:table-cell table:formula="of:=[.D325]/[Tabelle1.$C$17]" office:value-type="float" office:value="307735.63658258">
            <text:p>307735.63658258</text:p>
          </table:table-cell>
        </table:table-row>
        <table:table-row table:style-name="ro1">
          <table:table-cell office:value-type="string">
            <text:p>3s23p4(3P2)7h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13894.433">
            <text:p>213894.43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6]+1" office:value-type="float" office:value="8">
            <text:p>8</text:p>
          </table:table-cell>
          <table:table-cell table:formula="of:=[.D326]/[Tabelle1.$C$17]" office:value-type="float" office:value="307736.383283561">
            <text:p>307736.38328356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3894.433">
            <text:p>213894.43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7]+1" office:value-type="float" office:value="6">
            <text:p>6</text:p>
          </table:table-cell>
          <table:table-cell table:formula="of:=[.D327]/[Tabelle1.$C$17]" office:value-type="float" office:value="307736.383283561">
            <text:p>307736.383283561</text:p>
          </table:table-cell>
        </table:table-row>
        <table:table-row table:style-name="ro1">
          <table:table-cell office:value-type="string">
            <text:p>3s23p4(1D)5d </text:p>
          </table:table-cell>
          <table:table-cell office:value-type="string">
            <text:p><text:s/>2G </text:p>
          </table:table-cell>
          <table:table-cell office:value-type="float" office:value="3.5">
            <text:p>3.5</text:p>
          </table:table-cell>
          <table:table-cell office:value-type="float" office:value="214184.8519">
            <text:p>214184.851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8]+1" office:value-type="float" office:value="8">
            <text:p>8</text:p>
          </table:table-cell>
          <table:table-cell table:formula="of:=[.D328]/[Tabelle1.$C$17]" office:value-type="float" office:value="308154.217729599">
            <text:p>308154.21772959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4189.4823">
            <text:p>214189.482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29]+1" office:value-type="float" office:value="10">
            <text:p>10</text:p>
          </table:table-cell>
          <table:table-cell table:formula="of:=[.D329]/[Tabelle1.$C$17]" office:value-type="float" office:value="308160.879625981">
            <text:p>308160.879625981</text:p>
          </table:table-cell>
        </table:table-row>
        <table:table-row table:style-name="ro1">
          <table:table-cell office:value-type="string">
            <text:p>3s23p4(1D)5d </text:p>
          </table:table-cell>
          <table:table-cell office:value-type="string">
            <text:p><text:s/>2D </text:p>
          </table:table-cell>
          <table:table-cell office:value-type="float" office:value="2.5">
            <text:p>2.5</text:p>
          </table:table-cell>
          <table:table-cell office:value-type="float" office:value="214667.52">
            <text:p>214667.5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0]+1" office:value-type="float" office:value="6">
            <text:p>6</text:p>
          </table:table-cell>
          <table:table-cell table:formula="of:=[.D330]/[Tabelle1.$C$17]" office:value-type="float" office:value="308848.646908223">
            <text:p>308848.646908223</text:p>
          </table:table-cell>
        </table:table-row>
        <table:table-row table:style-name="ro1">
          <table:table-cell office:value-type="string">
            <text:p>3s23p4(3P)8d </text:p>
          </table:table-cell>
          <table:table-cell office:value-type="string">
            <text:p><text:s/>4D </text:p>
          </table:table-cell>
          <table:table-cell office:value-type="float" office:value="3.5">
            <text:p>3.5</text:p>
          </table:table-cell>
          <table:table-cell office:value-type="float" office:value="214812.44">
            <text:p>214812.4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1]+1" office:value-type="float" office:value="8">
            <text:p>8</text:p>
          </table:table-cell>
          <table:table-cell table:formula="of:=[.D331]/[Tabelle1.$C$17]" office:value-type="float" office:value="309057.147690782">
            <text:p>309057.147690782</text:p>
          </table:table-cell>
        </table:table-row>
        <table:table-row table:style-name="ro1">
          <table:table-cell office:value-type="string">
            <text:p>3s23p4(1D)5d </text:p>
          </table:table-cell>
          <table:table-cell office:value-type="string">
            <text:p><text:s/>2F </text:p>
          </table:table-cell>
          <table:table-cell office:value-type="float" office:value="3.5">
            <text:p>3.5</text:p>
          </table:table-cell>
          <table:table-cell office:value-type="float" office:value="214832.2625">
            <text:p>214832.262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2]+1" office:value-type="float" office:value="8">
            <text:p>8</text:p>
          </table:table-cell>
          <table:table-cell table:formula="of:=[.D332]/[Tabelle1.$C$17]" office:value-type="float" office:value="309085.666920441">
            <text:p>309085.6669204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4911.3656">
            <text:p>214911.365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3]+1" office:value-type="float" office:value="6">
            <text:p>6</text:p>
          </table:table-cell>
          <table:table-cell table:formula="of:=[.D333]/[Tabelle1.$C$17]" office:value-type="float" office:value="309199.474940403">
            <text:p>309199.474940403</text:p>
          </table:table-cell>
        </table:table-row>
        <table:table-row table:style-name="ro1">
          <table:table-cell office:value-type="string">
            <text:p>3s23p4(3P1)7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14885.64">
            <text:p>214885.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4]+1" office:value-type="float" office:value="10">
            <text:p>10</text:p>
          </table:table-cell>
          <table:table-cell table:formula="of:=[.D334]/[Tabelle1.$C$17]" office:value-type="float" office:value="309162.462742419">
            <text:p>309162.46274241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4895.52">
            <text:p>214895.5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5]+1" office:value-type="float" office:value="10">
            <text:p>10</text:p>
          </table:table-cell>
          <table:table-cell table:formula="of:=[.D335]/[Tabelle1.$C$17]" office:value-type="float" office:value="309176.67739693">
            <text:p>309176.67739693</text:p>
          </table:table-cell>
        </table:table-row>
        <table:table-row table:style-name="ro1">
          <table:table-cell office:value-type="string">
            <text:p>3s23p4(3P)8d </text:p>
          </table:table-cell>
          <table:table-cell office:value-type="string">
            <text:p><text:s/>4F </text:p>
          </table:table-cell>
          <table:table-cell office:value-type="float" office:value="4.5">
            <text:p>4.5</text:p>
          </table:table-cell>
          <table:table-cell office:value-type="float" office:value="214894.9">
            <text:p>214894.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6]+1" office:value-type="float" office:value="10">
            <text:p>10</text:p>
          </table:table-cell>
          <table:table-cell table:formula="of:=[.D336]/[Tabelle1.$C$17]" office:value-type="float" office:value="309175.785384197">
            <text:p>309175.785384197</text:p>
          </table:table-cell>
        </table:table-row>
        <table:table-row table:style-name="ro1">
          <table:table-cell office:value-type="string">
            <text:p>3s23p4(3P1)7g </text:p>
          </table:table-cell>
          <table:table-cell office:value-type="string">
            <text:p><text:s/>2[3] </text:p>
          </table:table-cell>
          <table:table-cell office:value-type="float" office:value="2.5">
            <text:p>2.5</text:p>
          </table:table-cell>
          <table:table-cell office:value-type="float" office:value="214974.607">
            <text:p>214974.60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7]+1" office:value-type="float" office:value="6">
            <text:p>6</text:p>
          </table:table-cell>
          <table:table-cell table:formula="of:=[.D337]/[Tabelle1.$C$17]" office:value-type="float" office:value="309290.462253335">
            <text:p>309290.46225333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4974.651">
            <text:p>214974.65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8]+1" office:value-type="float" office:value="6">
            <text:p>6</text:p>
          </table:table-cell>
          <table:table-cell table:formula="of:=[.D338]/[Tabelle1.$C$17]" office:value-type="float" office:value="309290.525557464">
            <text:p>309290.525557464</text:p>
          </table:table-cell>
        </table:table-row>
        <table:table-row table:style-name="ro1">
          <table:table-cell office:value-type="string">
            <text:p>3s23p4(3P1)7g </text:p>
          </table:table-cell>
          <table:table-cell office:value-type="string">
            <text:p><text:s/>2[5] </text:p>
          </table:table-cell>
          <table:table-cell office:value-type="float" office:value="5.5">
            <text:p>5.5</text:p>
          </table:table-cell>
          <table:table-cell office:value-type="float" office:value="214978.941">
            <text:p>214978.94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39]+1" office:value-type="float" office:value="12">
            <text:p>12</text:p>
          </table:table-cell>
          <table:table-cell table:formula="of:=[.D339]/[Tabelle1.$C$17]" office:value-type="float" office:value="309296.697710081">
            <text:p>309296.69771008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4979.02">
            <text:p>214979.0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0]+1" office:value-type="float" office:value="10">
            <text:p>10</text:p>
          </table:table-cell>
          <table:table-cell table:formula="of:=[.D340]/[Tabelle1.$C$17]" office:value-type="float" office:value="309296.811369768">
            <text:p>309296.811369768</text:p>
          </table:table-cell>
        </table:table-row>
        <table:table-row table:style-name="ro1">
          <table:table-cell office:value-type="string">
            <text:p>3s23p4(3P1)7h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14992.067">
            <text:p>214992.0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1]+1" office:value-type="float" office:value="10">
            <text:p>10</text:p>
          </table:table-cell>
          <table:table-cell table:formula="of:=[.D341]/[Tabelle1.$C$17]" office:value-type="float" office:value="309315.582482865">
            <text:p>309315.5824828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4992.067">
            <text:p>214992.0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2]+1" office:value-type="float" office:value="8">
            <text:p>8</text:p>
          </table:table-cell>
          <table:table-cell table:formula="of:=[.D342]/[Tabelle1.$C$17]" office:value-type="float" office:value="309315.582482865">
            <text:p>309315.582482865</text:p>
          </table:table-cell>
        </table:table-row>
        <table:table-row table:style-name="ro1">
          <table:table-cell office:value-type="string">
            <text:p>3s23p4(3P1)7h </text:p>
          </table:table-cell>
          <table:table-cell office:value-type="string">
            <text:p><text:s/>2[6]° </text:p>
          </table:table-cell>
          <table:table-cell office:value-type="float" office:value="5.5">
            <text:p>5.5</text:p>
          </table:table-cell>
          <table:table-cell office:value-type="float" office:value="214994.001">
            <text:p>214994.00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3]+1" office:value-type="float" office:value="12">
            <text:p>12</text:p>
          </table:table-cell>
          <table:table-cell table:formula="of:=[.D343]/[Tabelle1.$C$17]" office:value-type="float" office:value="309318.364987098">
            <text:p>309318.36498709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4994.011">
            <text:p>214994.01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4]+1" office:value-type="float" office:value="14">
            <text:p>14</text:p>
          </table:table-cell>
          <table:table-cell table:formula="of:=[.D344]/[Tabelle1.$C$17]" office:value-type="float" office:value="309318.3793744">
            <text:p>309318.3793744</text:p>
          </table:table-cell>
        </table:table-row>
        <table:table-row table:style-name="ro1">
          <table:table-cell office:value-type="string">
            <text:p>3s23p4(3P1)7g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14996.98">
            <text:p>214996.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5]+1" office:value-type="float" office:value="10">
            <text:p>10</text:p>
          </table:table-cell>
          <table:table-cell table:formula="of:=[.D345]/[Tabelle1.$C$17]" office:value-type="float" office:value="309322.650964404">
            <text:p>309322.65096440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4997.588">
            <text:p>214997.58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6]+1" office:value-type="float" office:value="10">
            <text:p>10</text:p>
          </table:table-cell>
          <table:table-cell table:formula="of:=[.D346]/[Tabelle1.$C$17]" office:value-type="float" office:value="309323.525712374">
            <text:p>309323.525712374</text:p>
          </table:table-cell>
        </table:table-row>
        <table:table-row table:style-name="ro1">
          <table:table-cell office:value-type="string">
            <text:p>3s23p4(3P1)7i </text:p>
          </table:table-cell>
          <table:table-cell office:value-type="string">
            <text:p><text:s/>2[5] </text:p>
          </table:table-cell>
          <table:table-cell office:value-type="float" office:value="4.5">
            <text:p>4.5</text:p>
          </table:table-cell>
          <table:table-cell office:value-type="float" office:value="214997.8138">
            <text:p>214997.813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7]+1" office:value-type="float" office:value="10">
            <text:p>10</text:p>
          </table:table-cell>
          <table:table-cell table:formula="of:=[.D347]/[Tabelle1.$C$17]" office:value-type="float" office:value="309323.850577656">
            <text:p>309323.85057765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4997.8247">
            <text:p>214997.824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8]+1" office:value-type="float" office:value="12">
            <text:p>12</text:p>
          </table:table-cell>
          <table:table-cell table:formula="of:=[.D348]/[Tabelle1.$C$17]" office:value-type="float" office:value="309323.866259816">
            <text:p>309323.866259816</text:p>
          </table:table-cell>
        </table:table-row>
        <table:table-row table:style-name="ro1">
          <table:table-cell office:value-type="string">
            <text:p>3s23p4(3P1)7i </text:p>
          </table:table-cell>
          <table:table-cell office:value-type="string">
            <text:p><text:s/>2[7] </text:p>
          </table:table-cell>
          <table:table-cell office:value-type="float" office:value="6.5">
            <text:p>6.5</text:p>
          </table:table-cell>
          <table:table-cell office:value-type="float" office:value="214998.7987">
            <text:p>214998.798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49]+1" office:value-type="float" office:value="14">
            <text:p>14</text:p>
          </table:table-cell>
          <table:table-cell table:formula="of:=[.D349]/[Tabelle1.$C$17]" office:value-type="float" office:value="309325.267583044">
            <text:p>309325.26758304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7.5">
            <text:p>7.5</text:p>
          </table:table-cell>
          <table:table-cell office:value-type="float" office:value="214998.8146">
            <text:p>214998.814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0]+1" office:value-type="float" office:value="16">
            <text:p>16</text:p>
          </table:table-cell>
          <table:table-cell table:formula="of:=[.D350]/[Tabelle1.$C$17]" office:value-type="float" office:value="309325.290458854">
            <text:p>309325.290458854</text:p>
          </table:table-cell>
        </table:table-row>
        <table:table-row table:style-name="ro1">
          <table:table-cell office:value-type="string">
            <text:p>3s23p4(3P1)7h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5004.098">
            <text:p>215004.0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1]+1" office:value-type="float" office:value="12">
            <text:p>12</text:p>
          </table:table-cell>
          <table:table-cell table:formula="of:=[.D351]/[Tabelle1.$C$17]" office:value-type="float" office:value="309332.891846065">
            <text:p>309332.89184606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5004.099">
            <text:p>215004.09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2]+1" office:value-type="float" office:value="10">
            <text:p>10</text:p>
          </table:table-cell>
          <table:table-cell table:formula="of:=[.D352]/[Tabelle1.$C$17]" office:value-type="float" office:value="309332.893284795">
            <text:p>309332.893284795</text:p>
          </table:table-cell>
        </table:table-row>
        <table:table-row table:style-name="ro1">
          <table:table-cell office:value-type="string">
            <text:p>3s23p4(3P1)7i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5004.9574">
            <text:p>215004.957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3]+1" office:value-type="float" office:value="14">
            <text:p>14</text:p>
          </table:table-cell>
          <table:table-cell table:formula="of:=[.D353]/[Tabelle1.$C$17]" office:value-type="float" office:value="309334.12829081">
            <text:p>309334.1282908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5004.9688">
            <text:p>215004.968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4]+1" office:value-type="float" office:value="12">
            <text:p>12</text:p>
          </table:table-cell>
          <table:table-cell table:formula="of:=[.D354]/[Tabelle1.$C$17]" office:value-type="float" office:value="309334.144692335">
            <text:p>309334.144692335</text:p>
          </table:table-cell>
        </table:table-row>
        <table:table-row table:style-name="ro1">
          <table:table-cell office:value-type="string">
            <text:p>3s23p4(1S)5s </text:p>
          </table:table-cell>
          <table:table-cell office:value-type="string">
            <text:p><text:s/>2S </text:p>
          </table:table-cell>
          <table:table-cell office:value-type="float" office:value="0.5">
            <text:p>0.5</text:p>
          </table:table-cell>
          <table:table-cell office:value-type="float" office:value="215065.7716">
            <text:p>215065.771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5]+1" office:value-type="float" office:value="2">
            <text:p>2</text:p>
          </table:table-cell>
          <table:table-cell table:formula="of:=[.D355]/[Tabelle1.$C$17]" office:value-type="float" office:value="309421.623517768">
            <text:p>309421.623517768</text:p>
          </table:table-cell>
        </table:table-row>
        <table:table-row table:style-name="ro1">
          <table:table-cell office:value-type="string">
            <text:p>3s23p4(3P0)7g </text:p>
          </table:table-cell>
          <table:table-cell office:value-type="string">
            <text:p><text:s/>2[4] </text:p>
          </table:table-cell>
          <table:table-cell office:value-type="float" office:value="3.5">
            <text:p>3.5</text:p>
          </table:table-cell>
          <table:table-cell office:value-type="float" office:value="215441.755">
            <text:p>215441.75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6]+1" office:value-type="float" office:value="8">
            <text:p>8</text:p>
          </table:table-cell>
          <table:table-cell table:formula="of:=[.D356]/[Tabelle1.$C$17]" office:value-type="float" office:value="309962.56219517">
            <text:p>309962.5621951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5442.096">
            <text:p>215442.09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7]+1" office:value-type="float" office:value="10">
            <text:p>10</text:p>
          </table:table-cell>
          <table:table-cell table:formula="of:=[.D357]/[Tabelle1.$C$17]" office:value-type="float" office:value="309963.052802173">
            <text:p>309963.052802173</text:p>
          </table:table-cell>
        </table:table-row>
        <table:table-row table:style-name="ro1">
          <table:table-cell office:value-type="string">
            <text:p>3s23p4(3P0)7h </text:p>
          </table:table-cell>
          <table:table-cell office:value-type="string">
            <text:p><text:s/>2[5]° </text:p>
          </table:table-cell>
          <table:table-cell office:value-type="float" office:value="4.5">
            <text:p>4.5</text:p>
          </table:table-cell>
          <table:table-cell office:value-type="float" office:value="215454.811">
            <text:p>215454.81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8]+1" office:value-type="float" office:value="10">
            <text:p>10</text:p>
          </table:table-cell>
          <table:table-cell table:formula="of:=[.D358]/[Tabelle1.$C$17]" office:value-type="float" office:value="309981.346256839">
            <text:p>309981.34625683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5454.821">
            <text:p>215454.8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59]+1" office:value-type="float" office:value="12">
            <text:p>12</text:p>
          </table:table-cell>
          <table:table-cell table:formula="of:=[.D359]/[Tabelle1.$C$17]" office:value-type="float" office:value="309981.360644141">
            <text:p>309981.360644141</text:p>
          </table:table-cell>
        </table:table-row>
        <table:table-row table:style-name="ro1">
          <table:table-cell office:value-type="string">
            <text:p>3s23p4(3P0)7i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5458.621">
            <text:p>215458.6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0]+1" office:value-type="float" office:value="14">
            <text:p>14</text:p>
          </table:table-cell>
          <table:table-cell table:formula="of:=[.D360]/[Tabelle1.$C$17]" office:value-type="float" office:value="309986.827818953">
            <text:p>309986.82781895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5458.6209">
            <text:p>215458.62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1]+1" office:value-type="float" office:value="12">
            <text:p>12</text:p>
          </table:table-cell>
          <table:table-cell table:formula="of:=[.D361]/[Tabelle1.$C$17]" office:value-type="float" office:value="309986.82767508">
            <text:p>309986.82767508</text:p>
          </table:table-cell>
        </table:table-row>
        <table:table-row table:style-name="ro1">
          <table:table-cell office:value-type="string">
            <text:p>3s23p4(3P2)8f </text:p>
          </table:table-cell>
          <table:table-cell office:value-type="string">
            <text:p><text:s/>2[4]° </text:p>
          </table:table-cell>
          <table:table-cell office:value-type="float" office:value="4.5">
            <text:p>4.5</text:p>
          </table:table-cell>
          <table:table-cell office:value-type="float" office:value="215893.68">
            <text:p>215893.6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2]+1" office:value-type="float" office:value="10">
            <text:p>10</text:p>
          </table:table-cell>
          <table:table-cell table:formula="of:=[.D362]/[Tabelle1.$C$17]" office:value-type="float" office:value="310612.760346963">
            <text:p>310612.760346963</text:p>
          </table:table-cell>
        </table:table-row>
        <table:table-row table:style-name="ro1">
          <table:table-cell office:value-type="string">
            <text:p>3s23p4(3P2)8f </text:p>
          </table:table-cell>
          <table:table-cell office:value-type="string">
            <text:p><text:s/>2[5]° </text:p>
          </table:table-cell>
          <table:table-cell office:value-type="float" office:value="5.5">
            <text:p>5.5</text:p>
          </table:table-cell>
          <table:table-cell office:value-type="float" office:value="215932.37">
            <text:p>215932.3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3]+1" office:value-type="float" office:value="12">
            <text:p>12</text:p>
          </table:table-cell>
          <table:table-cell table:formula="of:=[.D363]/[Tabelle1.$C$17]" office:value-type="float" office:value="310668.424818928">
            <text:p>310668.42481892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5933.64">
            <text:p>215933.6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4]+1" office:value-type="float" office:value="10">
            <text:p>10</text:p>
          </table:table-cell>
          <table:table-cell table:formula="of:=[.D364]/[Tabelle1.$C$17]" office:value-type="float" office:value="310670.2520063">
            <text:p>310670.2520063</text:p>
          </table:table-cell>
        </table:table-row>
        <table:table-row table:style-name="ro1">
          <table:table-cell office:value-type="string">
            <text:p>3s23p4(3P2)8g </text:p>
          </table:table-cell>
          <table:table-cell office:value-type="string">
            <text:p><text:s/>2[6] </text:p>
          </table:table-cell>
          <table:table-cell office:value-type="float" office:value="5.5">
            <text:p>5.5</text:p>
          </table:table-cell>
          <table:table-cell office:value-type="float" office:value="215983.21">
            <text:p>215983.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5]+1" office:value-type="float" office:value="12">
            <text:p>12</text:p>
          </table:table-cell>
          <table:table-cell table:formula="of:=[.D365]/[Tabelle1.$C$17]" office:value-type="float" office:value="310741.569862989">
            <text:p>310741.56986298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5983.36">
            <text:p>215983.3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6]+1" office:value-type="float" office:value="14">
            <text:p>14</text:p>
          </table:table-cell>
          <table:table-cell table:formula="of:=[.D366]/[Tabelle1.$C$17]" office:value-type="float" office:value="310741.785672521">
            <text:p>310741.785672521</text:p>
          </table:table-cell>
        </table:table-row>
        <table:table-row table:style-name="ro1">
          <table:table-cell office:value-type="string">
            <text:p>3s23p4(3P2)8i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5985.13">
            <text:p>215985.1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7]+1" office:value-type="float" office:value="14">
            <text:p>14</text:p>
          </table:table-cell>
          <table:table-cell table:formula="of:=[.D367]/[Tabelle1.$C$17]" office:value-type="float" office:value="310744.332224999">
            <text:p>310744.332224999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5985.18">
            <text:p>215985.1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8]+1" office:value-type="float" office:value="12">
            <text:p>12</text:p>
          </table:table-cell>
          <table:table-cell table:formula="of:=[.D368]/[Tabelle1.$C$17]" office:value-type="float" office:value="310744.40416151">
            <text:p>310744.40416151</text:p>
          </table:table-cell>
        </table:table-row>
        <table:table-row table:style-name="ro1">
          <table:table-cell office:value-type="string">
            <text:p>3s23p4(3P2)8i </text:p>
          </table:table-cell>
          <table:table-cell office:value-type="string">
            <text:p><text:s/>2[7] </text:p>
          </table:table-cell>
          <table:table-cell office:value-type="float" office:value="6.5">
            <text:p>6.5</text:p>
          </table:table-cell>
          <table:table-cell office:value-type="float" office:value="215985.434">
            <text:p>215985.43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69]+1" office:value-type="float" office:value="14">
            <text:p>14</text:p>
          </table:table-cell>
          <table:table-cell table:formula="of:=[.D369]/[Tabelle1.$C$17]" office:value-type="float" office:value="310744.769598984">
            <text:p>310744.76959898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7.5">
            <text:p>7.5</text:p>
          </table:table-cell>
          <table:table-cell office:value-type="float" office:value="215985.445">
            <text:p>215985.44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0]+1" office:value-type="float" office:value="16">
            <text:p>16</text:p>
          </table:table-cell>
          <table:table-cell table:formula="of:=[.D370]/[Tabelle1.$C$17]" office:value-type="float" office:value="310744.785425016">
            <text:p>310744.785425016</text:p>
          </table:table-cell>
        </table:table-row>
        <table:table-row table:style-name="ro1">
          <table:table-cell office:value-type="string">
            <text:p>3s23p4(3P2)8i </text:p>
          </table:table-cell>
          <table:table-cell office:value-type="string">
            <text:p><text:s/>2[5] </text:p>
          </table:table-cell>
          <table:table-cell office:value-type="float" office:value="4.5">
            <text:p>4.5</text:p>
          </table:table-cell>
          <table:table-cell office:value-type="float" office:value="215987.293">
            <text:p>215987.29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1]+1" office:value-type="float" office:value="10">
            <text:p>10</text:p>
          </table:table-cell>
          <table:table-cell table:formula="of:=[.D371]/[Tabelle1.$C$17]" office:value-type="float" office:value="310747.444198451">
            <text:p>310747.44419845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5987.306">
            <text:p>215987.30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2]+1" office:value-type="float" office:value="12">
            <text:p>12</text:p>
          </table:table-cell>
          <table:table-cell table:formula="of:=[.D372]/[Tabelle1.$C$17]" office:value-type="float" office:value="310747.462901944">
            <text:p>310747.462901944</text:p>
          </table:table-cell>
        </table:table-row>
        <table:table-row table:style-name="ro1">
          <table:table-cell office:value-type="string">
            <text:p>3s23p4(3P2)8k </text:p>
          </table:table-cell>
          <table:table-cell office:value-type="string">
            <text:p><text:s/>2[7]° </text:p>
          </table:table-cell>
          <table:table-cell office:value-type="float" office:value="6.5">
            <text:p>6.5</text:p>
          </table:table-cell>
          <table:table-cell office:value-type="float" office:value="215987.718">
            <text:p>215987.71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3]+1" office:value-type="float" office:value="14">
            <text:p>14</text:p>
          </table:table-cell>
          <table:table-cell table:formula="of:=[.D373]/[Tabelle1.$C$17]" office:value-type="float" office:value="310748.055658792">
            <text:p>310748.05565879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7.5">
            <text:p>7.5</text:p>
          </table:table-cell>
          <table:table-cell office:value-type="float" office:value="215987.721">
            <text:p>215987.7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4]+1" office:value-type="float" office:value="16">
            <text:p>16</text:p>
          </table:table-cell>
          <table:table-cell table:formula="of:=[.D374]/[Tabelle1.$C$17]" office:value-type="float" office:value="310748.059974983">
            <text:p>310748.059974983</text:p>
          </table:table-cell>
        </table:table-row>
        <table:table-row table:style-name="ro1">
          <table:table-cell office:value-type="string">
            <text:p>3s23p4(3P2)8k </text:p>
          </table:table-cell>
          <table:table-cell office:value-type="string">
            <text:p><text:s/>2[8]° </text:p>
          </table:table-cell>
          <table:table-cell office:value-type="float" office:value="7.5">
            <text:p>7.5</text:p>
          </table:table-cell>
          <table:table-cell office:value-type="float" office:value="215988.002">
            <text:p>215988.00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5]+1" office:value-type="float" office:value="16">
            <text:p>16</text:p>
          </table:table-cell>
          <table:table-cell table:formula="of:=[.D375]/[Tabelle1.$C$17]" office:value-type="float" office:value="310748.464258173">
            <text:p>310748.46425817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8.5">
            <text:p>8.5</text:p>
          </table:table-cell>
          <table:table-cell office:value-type="float" office:value="215988.008">
            <text:p>215988.00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6]+1" office:value-type="float" office:value="18">
            <text:p>18</text:p>
          </table:table-cell>
          <table:table-cell table:formula="of:=[.D376]/[Tabelle1.$C$17]" office:value-type="float" office:value="310748.472890554">
            <text:p>310748.472890554</text:p>
          </table:table-cell>
        </table:table-row>
        <table:table-row table:style-name="ro1">
          <table:table-cell office:value-type="string">
            <text:p>3s23p4(3P2)8i </text:p>
          </table:table-cell>
          <table:table-cell office:value-type="string">
            <text:p><text:s/>2[8] </text:p>
          </table:table-cell>
          <table:table-cell office:value-type="float" office:value="7.5">
            <text:p>7.5</text:p>
          </table:table-cell>
          <table:table-cell office:value-type="float" office:value="215988.883">
            <text:p>215988.88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7]+1" office:value-type="float" office:value="16">
            <text:p>16</text:p>
          </table:table-cell>
          <table:table-cell table:formula="of:=[.D377]/[Tabelle1.$C$17]" office:value-type="float" office:value="310749.731779491">
            <text:p>310749.73177949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8.5">
            <text:p>8.5</text:p>
          </table:table-cell>
          <table:table-cell office:value-type="float" office:value="215988.886">
            <text:p>215988.88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8]+1" office:value-type="float" office:value="18">
            <text:p>18</text:p>
          </table:table-cell>
          <table:table-cell table:formula="of:=[.D378]/[Tabelle1.$C$17]" office:value-type="float" office:value="310749.736095681">
            <text:p>310749.736095681</text:p>
          </table:table-cell>
        </table:table-row>
        <table:table-row table:style-name="ro1">
          <table:table-cell office:value-type="string">
            <text:p>3s23p4(3P2)8k </text:p>
          </table:table-cell>
          <table:table-cell office:value-type="string">
            <text:p><text:s/>2[6]° </text:p>
          </table:table-cell>
          <table:table-cell office:value-type="float" office:value="5.5">
            <text:p>5.5</text:p>
          </table:table-cell>
          <table:table-cell office:value-type="float" office:value="215989.165">
            <text:p>215989.16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79]+1" office:value-type="float" office:value="12">
            <text:p>12</text:p>
          </table:table-cell>
          <table:table-cell table:formula="of:=[.D379]/[Tabelle1.$C$17]" office:value-type="float" office:value="310750.137501411">
            <text:p>310750.1375014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5989.173">
            <text:p>215989.17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0]+1" office:value-type="float" office:value="14">
            <text:p>14</text:p>
          </table:table-cell>
          <table:table-cell table:formula="of:=[.D380]/[Tabelle1.$C$17]" office:value-type="float" office:value="310750.149011253">
            <text:p>310750.149011253</text:p>
          </table:table-cell>
        </table:table-row>
        <table:table-row table:style-name="ro1">
          <table:table-cell office:value-type="string">
            <text:p>3s23p4(3P2)8i </text:p>
          </table:table-cell>
          <table:table-cell office:value-type="string">
            <text:p><text:s/>2[4] </text:p>
          </table:table-cell>
          <table:table-cell office:value-type="float" office:value="4.5">
            <text:p>4.5</text:p>
          </table:table-cell>
          <table:table-cell office:value-type="float" office:value="215990.53">
            <text:p>215990.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1]+1" office:value-type="float" office:value="10">
            <text:p>10</text:p>
          </table:table-cell>
          <table:table-cell table:formula="of:=[.D381]/[Tabelle1.$C$17]" office:value-type="float" office:value="310752.101368153">
            <text:p>310752.10136815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3.5">
            <text:p>3.5</text:p>
          </table:table-cell>
          <table:table-cell office:value-type="float" office:value="215990.53">
            <text:p>215990.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2]+1" office:value-type="float" office:value="8">
            <text:p>8</text:p>
          </table:table-cell>
          <table:table-cell table:formula="of:=[.D382]/[Tabelle1.$C$17]" office:value-type="float" office:value="310752.101368153">
            <text:p>310752.101368153</text:p>
          </table:table-cell>
        </table:table-row>
        <table:table-row table:style-name="ro1">
          <table:table-cell office:value-type="string">
            <text:p>3s23p4(3P2)8k </text:p>
          </table:table-cell>
          <table:table-cell office:value-type="string">
            <text:p><text:s/>2[9]° </text:p>
          </table:table-cell>
          <table:table-cell office:value-type="float" office:value="8.5">
            <text:p>8.5</text:p>
          </table:table-cell>
          <table:table-cell office:value-type="float" office:value="215991.036">
            <text:p>215991.03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3]+1" office:value-type="float" office:value="18">
            <text:p>18</text:p>
          </table:table-cell>
          <table:table-cell table:formula="of:=[.D383]/[Tabelle1.$C$17]" office:value-type="float" office:value="310752.829365641">
            <text:p>310752.82936564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9.5">
            <text:p>9.5</text:p>
          </table:table-cell>
          <table:table-cell office:value-type="float" office:value="215991.05">
            <text:p>215991.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4]+1" office:value-type="float" office:value="20">
            <text:p>20</text:p>
          </table:table-cell>
          <table:table-cell table:formula="of:=[.D384]/[Tabelle1.$C$17]" office:value-type="float" office:value="310752.849507864">
            <text:p>310752.849507864</text:p>
          </table:table-cell>
        </table:table-row>
        <table:table-row table:style-name="ro1">
          <table:table-cell office:value-type="string">
            <text:p>3s23p4(3P2)8k </text:p>
          </table:table-cell>
          <table:table-cell office:value-type="string">
            <text:p><text:s/>2[5]° </text:p>
          </table:table-cell>
          <table:table-cell office:value-type="float" office:value="4.5">
            <text:p>4.5</text:p>
          </table:table-cell>
          <table:table-cell office:value-type="float" office:value="215991.723">
            <text:p>215991.72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5]+1" office:value-type="float" office:value="10">
            <text:p>10</text:p>
          </table:table-cell>
          <table:table-cell table:formula="of:=[.D385]/[Tabelle1.$C$17]" office:value-type="float" office:value="310753.817773298">
            <text:p>310753.81777329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5991.736">
            <text:p>215991.73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6]+1" office:value-type="float" office:value="12">
            <text:p>12</text:p>
          </table:table-cell>
          <table:table-cell table:formula="of:=[.D386]/[Tabelle1.$C$17]" office:value-type="float" office:value="310753.83647679">
            <text:p>310753.83647679</text:p>
          </table:table-cell>
        </table:table-row>
        <table:table-row table:style-name="ro1">
          <table:table-cell office:value-type="string">
            <text:p>3s23p4(1D)5d </text:p>
          </table:table-cell>
          <table:table-cell office:value-type="string">
            <text:p><text:s/>2S </text:p>
          </table:table-cell>
          <table:table-cell office:value-type="float" office:value="0.5">
            <text:p>0.5</text:p>
          </table:table-cell>
          <table:table-cell office:value-type="float" office:value="216882.15">
            <text:p>216882.1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7]+1" office:value-type="float" office:value="2">
            <text:p>2</text:p>
          </table:table-cell>
          <table:table-cell table:formula="of:=[.D387]/[Tabelle1.$C$17]" office:value-type="float" office:value="312034.902001226">
            <text:p>312034.902001226</text:p>
          </table:table-cell>
        </table:table-row>
        <table:table-row table:style-name="ro1">
          <table:table-cell office:value-type="string">
            <text:p>3s23p4(3P1)8i </text:p>
          </table:table-cell>
          <table:table-cell office:value-type="string">
            <text:p><text:s/>2[7] </text:p>
          </table:table-cell>
          <table:table-cell office:value-type="float" office:value="6.5">
            <text:p>6.5</text:p>
          </table:table-cell>
          <table:table-cell office:value-type="float" office:value="217097.366">
            <text:p>217097.36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8]+1" office:value-type="float" office:value="14">
            <text:p>14</text:p>
          </table:table-cell>
          <table:table-cell table:formula="of:=[.D388]/[Tabelle1.$C$17]" office:value-type="float" office:value="312344.539762882">
            <text:p>312344.53976288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7.5">
            <text:p>7.5</text:p>
          </table:table-cell>
          <table:table-cell office:value-type="float" office:value="217097.376">
            <text:p>217097.37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89]+1" office:value-type="float" office:value="16">
            <text:p>16</text:p>
          </table:table-cell>
          <table:table-cell table:formula="of:=[.D389]/[Tabelle1.$C$17]" office:value-type="float" office:value="312344.554150184">
            <text:p>312344.554150184</text:p>
          </table:table-cell>
        </table:table-row>
        <table:table-row table:style-name="ro1">
          <table:table-cell office:value-type="string">
            <text:p>3s23p4(3P1)8i </text:p>
          </table:table-cell>
          <table:table-cell office:value-type="string">
            <text:p><text:s/>2[5] </text:p>
          </table:table-cell>
          <table:table-cell office:value-type="float" office:value="5.5">
            <text:p>5.5</text:p>
          </table:table-cell>
          <table:table-cell office:value-type="float" office:value="217097.563">
            <text:p>217097.56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0]+1" office:value-type="float" office:value="12">
            <text:p>12</text:p>
          </table:table-cell>
          <table:table-cell table:formula="of:=[.D390]/[Tabelle1.$C$17]" office:value-type="float" office:value="312344.823192734">
            <text:p>312344.82319273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7097.563">
            <text:p>217097.56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1]+1" office:value-type="float" office:value="10">
            <text:p>10</text:p>
          </table:table-cell>
          <table:table-cell table:formula="of:=[.D391]/[Tabelle1.$C$17]" office:value-type="float" office:value="312344.823192734">
            <text:p>312344.823192734</text:p>
          </table:table-cell>
        </table:table-row>
        <table:table-row table:style-name="ro1">
          <table:table-cell office:value-type="string">
            <text:p>3s23p4(3P1)8k </text:p>
          </table:table-cell>
          <table:table-cell office:value-type="string">
            <text:p><text:s/>2[6]° </text:p>
          </table:table-cell>
          <table:table-cell office:value-type="float" office:value="5.5">
            <text:p>5.5</text:p>
          </table:table-cell>
          <table:table-cell office:value-type="float" office:value="217100.498">
            <text:p>217100.498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2]+1" office:value-type="float" office:value="12">
            <text:p>12</text:p>
          </table:table-cell>
          <table:table-cell table:formula="of:=[.D392]/[Tabelle1.$C$17]" office:value-type="float" office:value="312349.045865911">
            <text:p>312349.04586591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7100.509">
            <text:p>217100.5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3]+1" office:value-type="float" office:value="14">
            <text:p>14</text:p>
          </table:table-cell>
          <table:table-cell table:formula="of:=[.D393]/[Tabelle1.$C$17]" office:value-type="float" office:value="312349.061691943">
            <text:p>312349.061691943</text:p>
          </table:table-cell>
        </table:table-row>
        <table:table-row table:style-name="ro1">
          <table:table-cell office:value-type="string">
            <text:p>3s23p4(3P1)8k </text:p>
          </table:table-cell>
          <table:table-cell office:value-type="string">
            <text:p><text:s/>2[8]° </text:p>
          </table:table-cell>
          <table:table-cell office:value-type="float" office:value="7.5">
            <text:p>7.5</text:p>
          </table:table-cell>
          <table:table-cell office:value-type="float" office:value="217100.877">
            <text:p>217100.87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4]+1" office:value-type="float" office:value="16">
            <text:p>16</text:p>
          </table:table-cell>
          <table:table-cell table:formula="of:=[.D394]/[Tabelle1.$C$17]" office:value-type="float" office:value="312349.591144662">
            <text:p>312349.59114466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8.6">
            <text:p>8.6</text:p>
          </table:table-cell>
          <table:table-cell office:value-type="float" office:value="217100.893">
            <text:p>217100.89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5]+1" office:value-type="float" office:value="18.2">
            <text:p>18.2</text:p>
          </table:table-cell>
          <table:table-cell table:formula="of:=[.D395]/[Tabelle1.$C$17]" office:value-type="float" office:value="312349.614164345">
            <text:p>312349.614164345</text:p>
          </table:table-cell>
        </table:table-row>
        <table:table-row table:style-name="ro1">
          <table:table-cell office:value-type="string">
            <text:p>3s23p4(3P1)8i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7101.921">
            <text:p>217101.9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6]+1" office:value-type="float" office:value="14">
            <text:p>14</text:p>
          </table:table-cell>
          <table:table-cell table:formula="of:=[.D396]/[Tabelle1.$C$17]" office:value-type="float" office:value="312351.093179005">
            <text:p>312351.093179005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7101.921">
            <text:p>217101.92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7]+1" office:value-type="float" office:value="12">
            <text:p>12</text:p>
          </table:table-cell>
          <table:table-cell table:formula="of:=[.D397]/[Tabelle1.$C$17]" office:value-type="float" office:value="312351.093179005">
            <text:p>312351.093179005</text:p>
          </table:table-cell>
        </table:table-row>
        <table:table-row table:style-name="ro1">
          <table:table-cell office:value-type="string">
            <text:p>3s23p4(3P1)8k </text:p>
          </table:table-cell>
          <table:table-cell office:value-type="string">
            <text:p><text:s/>2[7]° </text:p>
          </table:table-cell>
          <table:table-cell office:value-type="float" office:value="7.5">
            <text:p>7.5</text:p>
          </table:table-cell>
          <table:table-cell office:value-type="float" office:value="217103.774">
            <text:p>217103.77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8]+1" office:value-type="float" office:value="16">
            <text:p>16</text:p>
          </table:table-cell>
          <table:table-cell table:formula="of:=[.D398]/[Tabelle1.$C$17]" office:value-type="float" office:value="312353.759146091">
            <text:p>312353.759146091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7103.785">
            <text:p>217103.78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399]+1" office:value-type="float" office:value="14">
            <text:p>14</text:p>
          </table:table-cell>
          <table:table-cell table:formula="of:=[.D399]/[Tabelle1.$C$17]" office:value-type="float" office:value="312353.774972123">
            <text:p>312353.774972123</text:p>
          </table:table-cell>
        </table:table-row>
        <table:table-row table:style-name="ro1">
          <table:table-cell office:value-type="string">
            <text:p>3s23p4(3P0)8i </text:p>
          </table:table-cell>
          <table:table-cell office:value-type="string">
            <text:p><text:s/>2[6] </text:p>
          </table:table-cell>
          <table:table-cell office:value-type="float" office:value="5.5">
            <text:p>5.5</text:p>
          </table:table-cell>
          <table:table-cell office:value-type="float" office:value="217557.496">
            <text:p>217557.49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0]+1" office:value-type="float" office:value="12">
            <text:p>12</text:p>
          </table:table-cell>
          <table:table-cell table:formula="of:=[.D400]/[Tabelle1.$C$17]" office:value-type="float" office:value="313006.542696078">
            <text:p>313006.54269607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7557.505">
            <text:p>217557.50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1]+1" office:value-type="float" office:value="14">
            <text:p>14</text:p>
          </table:table-cell>
          <table:table-cell table:formula="of:=[.D401]/[Tabelle1.$C$17]" office:value-type="float" office:value="313006.55564465">
            <text:p>313006.55564465</text:p>
          </table:table-cell>
        </table:table-row>
        <table:table-row table:style-name="ro1">
          <table:table-cell office:value-type="string">
            <text:p>3s23p4(3P0)8k </text:p>
          </table:table-cell>
          <table:table-cell office:value-type="string">
            <text:p><text:s/>2[7]° </text:p>
          </table:table-cell>
          <table:table-cell office:value-type="float" office:value="7.5">
            <text:p>7.5</text:p>
          </table:table-cell>
          <table:table-cell office:value-type="float" office:value="217559.809">
            <text:p>217559.80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2]+1" office:value-type="float" office:value="16">
            <text:p>16</text:p>
          </table:table-cell>
          <table:table-cell table:formula="of:=[.D402]/[Tabelle1.$C$17]" office:value-type="float" office:value="313009.870479062">
            <text:p>313009.870479062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6.5">
            <text:p>6.5</text:p>
          </table:table-cell>
          <table:table-cell office:value-type="float" office:value="217559.82">
            <text:p>217559.8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3]+1" office:value-type="float" office:value="14">
            <text:p>14</text:p>
          </table:table-cell>
          <table:table-cell table:formula="of:=[.D403]/[Tabelle1.$C$17]" office:value-type="float" office:value="313009.886305094">
            <text:p>313009.886305094</text:p>
          </table:table-cell>
        </table:table-row>
        <table:table-row table:style-name="ro1">
          <table:table-cell office:value-type="string">
            <text:p>3s23p4(1D2)5f </text:p>
          </table:table-cell>
          <table:table-cell office:value-type="string">
            <text:p><text:s/>2[5]° </text:p>
          </table:table-cell>
          <table:table-cell office:value-type="float" office:value="4.5">
            <text:p>4.5</text:p>
          </table:table-cell>
          <table:table-cell office:value-type="float" office:value="218940.8933">
            <text:p>218940.893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4]+1" office:value-type="float" office:value="10">
            <text:p>10</text:p>
          </table:table-cell>
          <table:table-cell table:formula="of:=[.D404]/[Tabelle1.$C$17]" office:value-type="float" office:value="314996.878189037">
            <text:p>314996.87818903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8940.91">
            <text:p>218940.9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5]+1" office:value-type="float" office:value="12">
            <text:p>12</text:p>
          </table:table-cell>
          <table:table-cell table:formula="of:=[.D405]/[Tabelle1.$C$17]" office:value-type="float" office:value="314996.902215831">
            <text:p>314996.902215831</text:p>
          </table:table-cell>
        </table:table-row>
        <table:table-row table:style-name="ro1">
          <table:table-cell office:value-type="string">
            <text:p>3s23p4(1D2)5f </text:p>
          </table:table-cell>
          <table:table-cell office:value-type="string">
            <text:p><text:s/>2[2]° </text:p>
          </table:table-cell>
          <table:table-cell office:value-type="float" office:value="2.5">
            <text:p>2.5</text:p>
          </table:table-cell>
          <table:table-cell office:value-type="float" office:value="219001.9">
            <text:p>219001.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6]+1" office:value-type="float" office:value="6">
            <text:p>6</text:p>
          </table:table-cell>
          <table:table-cell table:formula="of:=[.D406]/[Tabelle1.$C$17]" office:value-type="float" office:value="315084.65037156">
            <text:p>315084.65037156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1.5">
            <text:p>1.5</text:p>
          </table:table-cell>
          <table:table-cell office:value-type="float" office:value="219003.76">
            <text:p>219003.76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7]+1" office:value-type="float" office:value="4">
            <text:p>4</text:p>
          </table:table-cell>
          <table:table-cell table:formula="of:=[.D407]/[Tabelle1.$C$17]" office:value-type="float" office:value="315087.326409758">
            <text:p>315087.326409758</text:p>
          </table:table-cell>
        </table:table-row>
        <table:table-row table:style-name="ro1">
          <table:table-cell office:value-type="string">
            <text:p>3s23p4(1D2)5g </text:p>
          </table:table-cell>
          <table:table-cell office:value-type="string">
            <text:p><text:s/>2[2] </text:p>
          </table:table-cell>
          <table:table-cell office:value-type="float" office:value="2.5">
            <text:p>2.5</text:p>
          </table:table-cell>
          <table:table-cell office:value-type="float" office:value="219152.53">
            <text:p>219152.53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8]+1" office:value-type="float" office:value="6">
            <text:p>6</text:p>
          </table:table-cell>
          <table:table-cell table:formula="of:=[.D408]/[Tabelle1.$C$17]" office:value-type="float" office:value="315301.366303639">
            <text:p>315301.366303639</text:p>
          </table:table-cell>
        </table:table-row>
        <table:table-row table:style-name="ro1">
          <table:table-cell office:value-type="string">
            <text:p>3s23p4(1D2)5f </text:p>
          </table:table-cell>
          <table:table-cell office:value-type="string">
            <text:p><text:s/>2[3]° </text:p>
          </table:table-cell>
          <table:table-cell office:value-type="float" office:value="3.5">
            <text:p>3.5</text:p>
          </table:table-cell>
          <table:table-cell office:value-type="float" office:value="219160.67">
            <text:p>219160.6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09]+1" office:value-type="float" office:value="8">
            <text:p>8</text:p>
          </table:table-cell>
          <table:table-cell table:formula="of:=[.D409]/[Tabelle1.$C$17]" office:value-type="float" office:value="315313.077567578">
            <text:p>315313.077567578</text:p>
          </table:table-cell>
        </table:table-row>
        <table:table-row table:style-name="ro1">
          <table:table-cell office:value-type="string">
            <text:p>3s23p4(1D2)5g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19203.591">
            <text:p>219203.591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0]+1" office:value-type="float" office:value="14">
            <text:p>14</text:p>
          </table:table-cell>
          <table:table-cell table:formula="of:=[.D410]/[Tabelle1.$C$17]" office:value-type="float" office:value="315374.829307077">
            <text:p>315374.829307077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9203.595">
            <text:p>219203.59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1]+1" office:value-type="float" office:value="10">
            <text:p>10</text:p>
          </table:table-cell>
          <table:table-cell table:formula="of:=[.D411]/[Tabelle1.$C$17]" office:value-type="float" office:value="315374.835061998">
            <text:p>315374.835061998</text:p>
          </table:table-cell>
        </table:table-row>
        <table:table-row table:style-name="ro1">
          <table:table-cell office:value-type="string">
            <text:p>3s23p4(1D2)5g </text:p>
          </table:table-cell>
          <table:table-cell office:value-type="string">
            <text:p><text:s/>2[3] </text:p>
          </table:table-cell>
          <table:table-cell office:value-type="float" office:value="3.5">
            <text:p>3.5</text:p>
          </table:table-cell>
          <table:table-cell office:value-type="float" office:value="219246.644">
            <text:p>219246.644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2]+1" office:value-type="float" office:value="8">
            <text:p>8</text:p>
          </table:table-cell>
          <table:table-cell table:formula="of:=[.D412]/[Tabelle1.$C$17]" office:value-type="float" office:value="315436.770958964">
            <text:p>315436.770958964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2.5">
            <text:p>2.5</text:p>
          </table:table-cell>
          <table:table-cell office:value-type="float" office:value="219246.79">
            <text:p>219246.79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3]+1" office:value-type="float" office:value="6">
            <text:p>6</text:p>
          </table:table-cell>
          <table:table-cell table:formula="of:=[.D413]/[Tabelle1.$C$17]" office:value-type="float" office:value="315436.981013575">
            <text:p>315436.981013575</text:p>
          </table:table-cell>
        </table:table-row>
        <table:table-row table:style-name="ro1">
          <table:table-cell office:value-type="string">
            <text:p>3s23p4(1D2)5g </text:p>
          </table:table-cell>
          <table:table-cell office:value-type="string">
            <text:p><text:s/>2[4] </text:p>
          </table:table-cell>
          <table:table-cell office:value-type="float" office:value="3.5">
            <text:p>3.5</text:p>
          </table:table-cell>
          <table:table-cell office:value-type="float" office:value="219317.5345">
            <text:p>219317.534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4]+1" office:value-type="float" office:value="8">
            <text:p>8</text:p>
          </table:table-cell>
          <table:table-cell table:formula="of:=[.D414]/[Tabelle1.$C$17]" office:value-type="float" office:value="315538.763263173">
            <text:p>315538.763263173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4.5">
            <text:p>4.5</text:p>
          </table:table-cell>
          <table:table-cell office:value-type="float" office:value="219317.5482">
            <text:p>219317.548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5]+1" office:value-type="float" office:value="10">
            <text:p>10</text:p>
          </table:table-cell>
          <table:table-cell table:formula="of:=[.D415]/[Tabelle1.$C$17]" office:value-type="float" office:value="315538.782973777">
            <text:p>315538.782973777</text:p>
          </table:table-cell>
        </table:table-row>
        <table:table-row table:style-name="ro1">
          <table:table-cell office:value-type="string">
            <text:p>3s23p4(1D2)5g </text:p>
          </table:table-cell>
          <table:table-cell office:value-type="string">
            <text:p><text:s/>2[5] </text:p>
          </table:table-cell>
          <table:table-cell office:value-type="float" office:value="4.5">
            <text:p>4.5</text:p>
          </table:table-cell>
          <table:table-cell office:value-type="float" office:value="219322.1402">
            <text:p>219322.1402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6]+1" office:value-type="float" office:value="10">
            <text:p>10</text:p>
          </table:table-cell>
          <table:table-cell table:formula="of:=[.D416]/[Tabelle1.$C$17]" office:value-type="float" office:value="315545.389622918">
            <text:p>315545.389622918</text:p>
          </table:table-cell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19322.17">
            <text:p>219322.1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/>
          <table:table-cell table:formula="of:=2*[.C417]+1" office:value-type="float" office:value="12">
            <text:p>12</text:p>
          </table:table-cell>
          <table:table-cell table:formula="of:=[.D417]/[Tabelle1.$C$17]" office:value-type="float" office:value="315545.432497079">
            <text:p>315545.432497079</text:p>
          </table:table-cell>
        </table:table-row>
        <table:table-row table:style-name="ro1">
          <table:table-cell office:value-type="string">
            <text:p>Ar III (3p4 3P2) </text:p>
          </table:table-cell>
          <table:table-cell office:value-type="string">
            <text:p><text:s/>Limit </text:p>
          </table:table-cell>
          <table:table-cell office:value-type="string">
            <text:p><text:s/>--- </text:p>
          </table:table-cell>
          <table:table-cell office:value-type="float" office:value="222848.3">
            <text:p>222848.3</text:p>
          </table:table-cell>
          <table:table-cell office:value-type="string">
            <text:p><text:s/></text:p>
          </table:table-cell>
          <table:table-cell office:value-type="string">
            <text:p><text:s/>L8844 </text:p>
          </table:table-cell>
          <table:table-cell table:number-columns-repeated="2"/>
          <table:table-cell table:formula="of:=[.D418]/[Tabelle1.$C$17]" office:value-type="float" office:value="320618.582265253">
            <text:p>320618.582265253</text:p>
          </table:table-cell>
        </table:table-row>
        <table:table-row table:style-name="ro1">
          <table:table-cell office:value-type="string">
            <text:p>3s23p4(1D2)6g </text:p>
          </table:table-cell>
          <table:table-cell office:value-type="string">
            <text:p><text:s/>2[6] </text:p>
          </table:table-cell>
          <table:table-cell office:value-type="float" office:value="6.5">
            <text:p>6.5</text:p>
          </table:table-cell>
          <table:table-cell office:value-type="float" office:value="224606.447">
            <text:p>224606.447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<text:s/></text:p>
          </table:table-cell>
          <table:table-cell office:value-type="float" office:value="5.5">
            <text:p>5.5</text:p>
          </table:table-cell>
          <table:table-cell office:value-type="float" office:value="224606.45">
            <text:p>224606.45</text:p>
          </table:table-cell>
          <table:table-cell office:value-type="string">
            <text:p><text:s/></text:p>
          </table:table-cell>
          <table:table-cell office:value-type="string">
            <text:p><text:s/>L15349 </text:p>
          </table:table-cell>
          <table:table-cell table:number-columns-repeated="3"/>
        </table:table-row>
        <table:table-row table:style-name="ro1" table:number-rows-repeated="10481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'argon level 1'.H1:'argon level 1'.I4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 style:data-style-name="N2" text:time-value="0000-00-00T09:20: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10:53:36</meta:creation-date>
    <dc:date>2013-03-26T13:57:00</dc:date>
    <meta:editing-duration>PT1H53M3S</meta:editing-duration>
    <meta:editing-cycles>106</meta:editing-cycles>
    <meta:generator>LibreOffice/4.0.2.2$Linux_X86_64 LibreOffice_project/400m0$Build-2</meta:generator>
    <meta:document-statistic meta:table-count="3" meta:cell-count="6816" meta:object-count="0"/>
  </office:meta>
</office:document-meta>
</file>